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0.804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0.776cm"/>
    </style:style>
    <style:style style:name="co13" style:family="table-column">
      <style:table-column-properties fo:break-before="auto" style:column-width="0.859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3.039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1.266cm"/>
    </style:style>
    <style:style style:name="co18" style:family="table-column">
      <style:table-column-properties fo:break-before="auto" style:column-width="1.575cm"/>
    </style:style>
    <style:style style:name="co19" style:family="table-column">
      <style:table-column-properties fo:break-before="auto" style:column-width="1.012cm"/>
    </style:style>
    <style:style style:name="co20" style:family="table-column">
      <style:table-column-properties fo:break-before="auto" style:column-width="1.801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2.33cm"/>
    </style:style>
    <style:style style:name="co23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4.246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3.861cm"/>
    </style:style>
    <style:style style:name="co28" style:family="table-column">
      <style:table-column-properties fo:break-before="auto" style:column-width="5.249cm"/>
    </style:style>
    <style:style style:name="co29" style:family="table-column">
      <style:table-column-properties fo:break-before="auto" style:column-width="2.5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4"/>
    <style:style style:name="ce3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4" style:family="table-cell" style:parent-style-name="Default">
      <style:map style:condition="cell-content()&gt;[.$R1]" style:apply-style-name="Opti" style:base-cell-address="M1.M1"/>
    </style:style>
    <style:style style:name="ce5" style:family="table-cell" style:parent-style-name="Default">
      <style:map style:condition="cell-content()&gt;[.$X1]" style:apply-style-name="Opti" style:base-cell-address="M1.Q1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8" style:family="table-cell" style:parent-style-name="Default">
      <style:map style:condition="cell-content()&gt;[.$R1]" style:apply-style-name="Opti" style:base-cell-address="M5.M1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13" style:family="table-cell" style:parent-style-name="Default">
      <style:map style:condition="cell-content()&gt;[.$R1]" style:apply-style-name="Opti" style:base-cell-address="M2.M1"/>
    </style:style>
    <style:style style:name="ce14" style:family="table-cell" style:parent-style-name="Default">
      <style:map style:condition="cell-content()&gt;[.$X1]" style:apply-style-name="Opti" style:base-cell-address="M1.Q1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16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17" style:family="table-cell" style:parent-style-name="Default">
      <style:map style:condition="cell-content()&gt;[.$R1]" style:apply-style-name="Opti" style:base-cell-address="M1.M1"/>
    </style:style>
    <style:style style:name="ce18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19" style:family="table-cell" style:parent-style-name="Default">
      <style:map style:condition="cell-content()&gt;[.$R1]" style:apply-style-name="Opti" style:base-cell-address="M5.M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23" style:family="table-cell" style:parent-style-name="Default">
      <style:map style:condition="cell-content()&gt;[.$R1]" style:apply-style-name="Opti" style:base-cell-address="M5.M1"/>
    </style:style>
    <style:style style:name="ce24" style:family="table-cell" style:parent-style-name="Default">
      <style:map style:condition="cell-content()&gt;[.$X1]" style:apply-style-name="Opti" style:base-cell-address="M1.Q1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27" style:family="table-cell" style:parent-style-name="Default">
      <style:map style:condition="cell-content()&gt;[.$R1]" style:apply-style-name="Opti" style:base-cell-address="M1.M1"/>
    </style:style>
    <style:style style:name="ce28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32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33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35" style:family="table-cell" style:parent-style-name="Default" style:data-style-name="N4">
      <style:map style:condition="cell-content()&gt;[.$X1]" style:apply-style-name="Opti" style:base-cell-address="M1.Q1"/>
    </style:style>
    <style:style style:name="ce36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37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text-properties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  <style:map style:condition="cell-content()&gt;[.$X1]" style:apply-style-name="Opti" style:base-cell-address="M1.Q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ce4"/>
        <table:table-column table:style-name="co5" table:number-columns-repeated="2" table:default-cell-style-name="ce4"/>
        <table:table-column table:style-name="co5" table:number-columns-repeated="3" table:default-cell-style-name="Default"/>
        <table:table-column table:style-name="co5" table:number-columns-repeated="3" table:default-cell-style-name="ce4"/>
        <table:table-column table:style-name="co5" table:number-columns-repeated="3" table:default-cell-style-name="Default"/>
        <table:table-column table:style-name="co5" table:number-columns-repeated="3" table:default-cell-style-name="ce4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row table:style-name="ro3">
          <table:table-cell table:style-name="ce1" office:value-type="string">
            <text:p>M1Mp05</text:p>
          </table:table-cell>
          <table:table-cell table:style-name="ce1" table:number-columns-repeated="3"/>
          <table:table-cell table:style-name="ce3" table:number-columns-repeated="3"/>
          <table:table-cell table:style-name="ce1" table:number-columns-repeated="2"/>
          <table:table-cell table:style-name="ce9"/>
          <table:table-cell table:style-name="ce3" office:value-type="string">
            <text:p>M1Mp1</text:p>
          </table:table-cell>
          <table:table-cell table:style-name="ce3" table:number-columns-repeated="2"/>
          <table:table-cell table:style-name="ce1" table:number-columns-repeated="2"/>
          <table:table-cell table:style-name="ce9"/>
          <table:table-cell table:style-name="ce10" office:value-type="string">
            <text:p>M1Mp2</text:p>
          </table:table-cell>
          <table:table-cell table:style-name="ce10" table:number-columns-repeated="2"/>
          <table:table-cell table:style-name="ce11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3" office:value-type="string">
            <text:p>Borne Inf/opti</text:p>
          </table:table-cell>
          <table:table-cell table:style-name="ce3" office:value-type="string">
            <text:p>objU</text:p>
          </table:table-cell>
          <table:table-cell table:style-name="ce3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3" office:value-type="string">
            <text:p>Borne Inf/opti</text:p>
          </table:table-cell>
          <table:table-cell table:style-name="ce3" table:number-columns-repeated="2"/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3" office:value-type="string">
            <text:p>Borne Inf/opti</text:p>
          </table:table-cell>
          <table:table-cell table:style-name="ce3" office:value-type="string">
            <text:p>objU</text:p>
          </table:table-cell>
          <table:table-cell table:style-name="ce3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927700.00000001">
            <text:p>5927700,00000001</text:p>
          </table:table-cell>
          <table:table-cell office:value-type="float" office:value="8167700">
            <text:p>8167700</text:p>
          </table:table-cell>
          <table:table-cell/>
          <table:table-cell office:value-type="string">
            <text:p><text:s/></text:p>
          </table:table-cell>
          <table:table-cell office:value-type="float" office:value="0.67">
            <text:p>0,67</text:p>
          </table:table-cell>
          <table:table-cell/>
          <table:table-cell office:value-type="float" office:value="5927700.00000001">
            <text:p>5927700,00000001</text:p>
          </table:table-cell>
          <table:table-cell office:value-type="float" office:value="8167700">
            <text:p>8167700</text:p>
          </table:table-cell>
          <table:table-cell/>
          <table:table-cell office:value-type="string">
            <text:p><text:s/></text:p>
          </table:table-cell>
          <table:table-cell office:value-type="float" office:value="0.32">
            <text:p>0,32</text:p>
          </table:table-cell>
          <table:table-cell/>
          <table:table-cell office:value-type="float" office:value="5927700.00000001">
            <text:p>5927700,00000001</text:p>
          </table:table-cell>
          <table:table-cell office:value-type="float" office:value="8167700">
            <text:p>81677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table:style-name="ce1" table:formula="of:=MAXA([.Q3];[.K3];[.E3];[M5.E3];[M5.K3];[M5.Q3];[M2.E3];[M2.K3];[M2.Q3])" office:value-type="float" office:value="6205000">
            <text:p>6205000</text:p>
          </table:table-cell>
          <table:table-cell table:style-name="ce1" table:formula="of:=[.W3]-1" office:value-type="float" office:value="6204999">
            <text:p>6204999</text:p>
          </table:table-cell>
          <table:table-cell table:formula="of:=AND([.E3]&gt;[.X3];[.E3]&gt;0;NOT([.E3]=&quot;infeasible&quot;))" office:value-type="boolean" office:boolean-value="false">
            <text:p>FAUX</text:p>
          </table:table-cell>
          <table:table-cell table:formula="of:=AND([.K3]&gt;[.X3];[.K3]&gt;0;NOT([.K3]=&quot;infeasible&quot;))" office:value-type="boolean" office:boolean-value="false">
            <text:p>FAUX</text:p>
          </table:table-cell>
          <table:table-cell table:formula="of:=AND([.Q3]&gt;[.X3];[.Q3]&gt;0;NOT([.Q3]=&quot;infeasible&quot;))" office:value-type="boolean" office:boolean-value="false">
            <text:p>FAUX</text:p>
          </table:table-cell>
          <table:table-cell table:formula="of:=[.E3]+([.H3]*[.E3])&lt;[.X3]" office:value-type="boolean" office:boolean-value="true">
            <text:p>VRAI</text:p>
          </table:table-cell>
          <table:table-cell table:style-name="ce1" table:formula="of:=[.K3]+([.N3]*[.K3])&lt;[.X3]" office:value-type="boolean" office:boolean-value="true">
            <text:p>VRAI</text:p>
          </table:table-cell>
          <table:table-cell table:style-name="ce1" table:formula="of:=[.Q3]+([.Q3]*[.T3])&lt;[.X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781800">
            <text:p>5781800</text:p>
          </table:table-cell>
          <table:table-cell office:value-type="float" office:value="8631800">
            <text:p>863180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5781800">
            <text:p>5781800</text:p>
          </table:table-cell>
          <table:table-cell office:value-type="float" office:value="8631800">
            <text:p>863180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office:value-type="float" office:value="5781800">
            <text:p>5781800</text:p>
          </table:table-cell>
          <table:table-cell office:value-type="float" office:value="8631800">
            <text:p>8631800</text:p>
          </table:table-cell>
          <table:table-cell/>
          <table:table-cell office:value-type="string">
            <text:p><text:s/></text:p>
          </table:table-cell>
          <table:table-cell office:value-type="float" office:value="0.26">
            <text:p>0,26</text:p>
          </table:table-cell>
          <table:table-cell/>
          <table:table-cell table:style-name="ce1" table:formula="of:=MAXA([.Q4];[.K4];[.E4];[M5.E4];[M5.K4];[M5.Q4];[M2.E4];[M2.K4];[M2.Q4])" office:value-type="float" office:value="5806000">
            <text:p>5806000</text:p>
          </table:table-cell>
          <table:table-cell table:style-name="ce1" table:formula="of:=[.W4]-1" office:value-type="float" office:value="5805999">
            <text:p>5805999</text:p>
          </table:table-cell>
          <table:table-cell table:formula="of:=AND([.E4]&gt;[.X4];[.E4]&gt;0;NOT([.E4]=&quot;infeasible&quot;))" office:value-type="boolean" office:boolean-value="false">
            <text:p>FAUX</text:p>
          </table:table-cell>
          <table:table-cell table:formula="of:=AND([.K4]&gt;[.X4];[.K4]&gt;0;NOT([.K4]=&quot;infeasible&quot;))" office:value-type="boolean" office:boolean-value="false">
            <text:p>FAUX</text:p>
          </table:table-cell>
          <table:table-cell table:formula="of:=AND([.Q4]&gt;[.X4];[.Q4]&gt;0;NOT([.Q4]=&quot;infeasible&quot;))" office:value-type="boolean" office:boolean-value="false">
            <text:p>FAUX</text:p>
          </table:table-cell>
          <table:table-cell table:formula="of:=[.E4]+([.H4]*[.E4])&lt;[.X4]" office:value-type="boolean" office:boolean-value="true">
            <text:p>VRAI</text:p>
          </table:table-cell>
          <table:table-cell table:style-name="ce1" table:formula="of:=[.K4]+([.N4]*[.K4])&lt;[.X4]" office:value-type="boolean" office:boolean-value="true">
            <text:p>VRAI</text:p>
          </table:table-cell>
          <table:table-cell table:style-name="ce1" table:formula="of:=[.Q4]+([.Q4]*[.T4])&lt;[.X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409000">
            <text:p>8409000</text:p>
          </table:table-cell>
          <table:table-cell office:value-type="float" office:value="11669000">
            <text:p>11669000</text:p>
          </table:table-cell>
          <table:table-cell/>
          <table:table-cell office:value-type="string">
            <text:p><text:s/></text:p>
          </table:table-cell>
          <table:table-cell office:value-type="float" office:value="0.27">
            <text:p>0,27</text:p>
          </table:table-cell>
          <table:table-cell/>
          <table:table-cell office:value-type="float" office:value="8409000">
            <text:p>8409000</text:p>
          </table:table-cell>
          <table:table-cell office:value-type="float" office:value="11669000">
            <text:p>11669000</text:p>
          </table:table-cell>
          <table:table-cell/>
          <table:table-cell office:value-type="string">
            <text:p><text:s/></text:p>
          </table:table-cell>
          <table:table-cell office:value-type="float" office:value="0.2">
            <text:p>0,2</text:p>
          </table:table-cell>
          <table:table-cell/>
          <table:table-cell office:value-type="float" office:value="8409000">
            <text:p>8409000</text:p>
          </table:table-cell>
          <table:table-cell office:value-type="float" office:value="11669000">
            <text:p>11669000</text:p>
          </table:table-cell>
          <table:table-cell/>
          <table:table-cell office:value-type="string">
            <text:p><text:s/></text:p>
          </table:table-cell>
          <table:table-cell office:value-type="float" office:value="0.23">
            <text:p>0,23</text:p>
          </table:table-cell>
          <table:table-cell/>
          <table:table-cell table:style-name="ce1" table:formula="of:=MAXA([.Q5];[.K5];[.E5];[M5.E5];[M5.K5];[M5.Q5];[M2.E5];[M2.K5];[M2.Q5])" office:value-type="float" office:value="8515000">
            <text:p>8515000</text:p>
          </table:table-cell>
          <table:table-cell table:style-name="ce1" table:formula="of:=[.W5]-1" office:value-type="float" office:value="8514999">
            <text:p>8514999</text:p>
          </table:table-cell>
          <table:table-cell table:formula="of:=AND([.E5]&gt;[.X5];[.E5]&gt;0;NOT([.E5]=&quot;infeasible&quot;))" office:value-type="boolean" office:boolean-value="false">
            <text:p>FAUX</text:p>
          </table:table-cell>
          <table:table-cell table:formula="of:=AND([.K5]&gt;[.X5];[.K5]&gt;0;NOT([.K5]=&quot;infeasible&quot;))" office:value-type="boolean" office:boolean-value="false">
            <text:p>FAUX</text:p>
          </table:table-cell>
          <table:table-cell table:formula="of:=AND([.Q5]&gt;[.X5];[.Q5]&gt;0;NOT([.Q5]=&quot;infeasible&quot;))" office:value-type="boolean" office:boolean-value="false">
            <text:p>FAUX</text:p>
          </table:table-cell>
          <table:table-cell table:formula="of:=[.E5]+([.H5]*[.E5])&lt;[.X5]" office:value-type="boolean" office:boolean-value="true">
            <text:p>VRAI</text:p>
          </table:table-cell>
          <table:table-cell table:style-name="ce1" table:formula="of:=[.K5]+([.N5]*[.K5])&lt;[.X5]" office:value-type="boolean" office:boolean-value="true">
            <text:p>VRAI</text:p>
          </table:table-cell>
          <table:table-cell table:style-name="ce1" table:formula="of:=[.Q5]+([.Q5]*[.T5])&lt;[.X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2890966.6666667">
            <text:p>12890966,6666667</text:p>
          </table:table-cell>
          <table:table-cell office:value-type="float" office:value="18611020">
            <text:p>1861102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office:value-type="float" office:value="12890966.6666667">
            <text:p>12890966,6666667</text:p>
          </table:table-cell>
          <table:table-cell office:value-type="float" office:value="18611020">
            <text:p>1861102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12890966.6666667">
            <text:p>12890966,6666667</text:p>
          </table:table-cell>
          <table:table-cell office:value-type="float" office:value="18611020">
            <text:p>18611020</text:p>
          </table:table-cell>
          <table:table-cell/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/>
          <table:table-cell table:style-name="ce1" table:formula="of:=MAXA([.Q6];[.K6];[.E6];[M5.E6];[M5.K6];[M5.Q6];[M2.E6];[M2.K6];[M2.Q6])" office:value-type="float" office:value="15494166.6666667">
            <text:p>15494166,6666667</text:p>
          </table:table-cell>
          <table:table-cell table:style-name="ce1" table:formula="of:=[.W6]-1" office:value-type="float" office:value="15494165.6666667">
            <text:p>15494165,6666667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9021500">
            <text:p>19021500</text:p>
          </table:table-cell>
          <table:table-cell office:value-type="float" office:value="28061500">
            <text:p>280615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19021500">
            <text:p>19021500</text:p>
          </table:table-cell>
          <table:table-cell office:value-type="float" office:value="28061500">
            <text:p>280615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19021500">
            <text:p>19021500</text:p>
          </table:table-cell>
          <table:table-cell office:value-type="float" office:value="28061500">
            <text:p>280615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table:style-name="ce1" table:formula="of:=MAXA([.Q7];[.K7];[.E7];[M5.E7];[M5.K7];[M5.Q7];[M2.E7];[M2.K7];[M2.Q7])" office:value-type="float" office:value="19091000">
            <text:p>19091000</text:p>
          </table:table-cell>
          <table:table-cell table:style-name="ce1" table:formula="of:=[.W7]-1" office:value-type="float" office:value="19090999">
            <text:p>19090999</text:p>
          </table:table-cell>
          <table:table-cell table:formula="of:=AND([.E7]&gt;[.X7];[.E7]&gt;0;NOT([.E7]=&quot;infeasible&quot;))" office:value-type="boolean" office:boolean-value="false">
            <text:p>FAUX</text:p>
          </table:table-cell>
          <table:table-cell table:formula="of:=AND([.K7]&gt;[.X7];[.K7]&gt;0;NOT([.K7]=&quot;infeasible&quot;))" office:value-type="boolean" office:boolean-value="false">
            <text:p>FAUX</text:p>
          </table:table-cell>
          <table:table-cell table:formula="of:=AND([.Q7]&gt;[.X7];[.Q7]&gt;0;NOT([.Q7]=&quot;infeasible&quot;))" office:value-type="boolean" office:boolean-value="false">
            <text:p>FAUX</text:p>
          </table:table-cell>
          <table:table-cell table:formula="of:=[.E7]+([.H7]*[.E7])&lt;[.X7]" office:value-type="boolean" office:boolean-value="true">
            <text:p>VRAI</text:p>
          </table:table-cell>
          <table:table-cell table:style-name="ce1" table:formula="of:=[.K7]+([.N7]*[.K7])&lt;[.X7]" office:value-type="boolean" office:boolean-value="true">
            <text:p>VRAI</text:p>
          </table:table-cell>
          <table:table-cell table:style-name="ce1" table:formula="of:=[.Q7]+([.Q7]*[.T7])&lt;[.X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935000">
            <text:p>10935000</text:p>
          </table:table-cell>
          <table:table-cell office:value-type="float" office:value="14905000">
            <text:p>1490500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10935000">
            <text:p>10935000</text:p>
          </table:table-cell>
          <table:table-cell office:value-type="float" office:value="14905000">
            <text:p>14905000</text:p>
          </table:table-cell>
          <table:table-cell/>
          <table:table-cell office:value-type="string">
            <text:p><text:s/></text:p>
          </table:table-cell>
          <table:table-cell office:value-type="float" office:value="0.29">
            <text:p>0,29</text:p>
          </table:table-cell>
          <table:table-cell/>
          <table:table-cell office:value-type="float" office:value="10935000">
            <text:p>10935000</text:p>
          </table:table-cell>
          <table:table-cell office:value-type="float" office:value="14905000">
            <text:p>149050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8];[.K8];[.E8];[M5.E8];[M5.K8];[M5.Q8];[M2.E8];[M2.K8];[M2.Q8])" office:value-type="float" office:value="11640000">
            <text:p>11640000</text:p>
          </table:table-cell>
          <table:table-cell table:style-name="ce1" table:formula="of:=[.W8]-1" office:value-type="float" office:value="11639999">
            <text:p>11639999</text:p>
          </table:table-cell>
          <table:table-cell table:formula="of:=AND([.E8]&gt;[.X8];[.E8]&gt;0;NOT([.E8]=&quot;infeasible&quot;))" office:value-type="boolean" office:boolean-value="false">
            <text:p>FAUX</text:p>
          </table:table-cell>
          <table:table-cell table:formula="of:=AND([.K8]&gt;[.X8];[.K8]&gt;0;NOT([.K8]=&quot;infeasible&quot;))" office:value-type="boolean" office:boolean-value="false">
            <text:p>FAUX</text:p>
          </table:table-cell>
          <table:table-cell table:formula="of:=AND([.Q8]&gt;[.X8];[.Q8]&gt;0;NOT([.Q8]=&quot;infeasible&quot;))" office:value-type="boolean" office:boolean-value="false">
            <text:p>FAUX</text:p>
          </table:table-cell>
          <table:table-cell table:formula="of:=[.E8]+([.H8]*[.E8])&lt;[.X8]" office:value-type="boolean" office:boolean-value="true">
            <text:p>VRAI</text:p>
          </table:table-cell>
          <table:table-cell table:style-name="ce1" table:formula="of:=[.K8]+([.N8]*[.K8])&lt;[.X8]" office:value-type="boolean" office:boolean-value="true">
            <text:p>VRAI</text:p>
          </table:table-cell>
          <table:table-cell table:style-name="ce1" table:formula="of:=[.Q8]+([.Q8]*[.T8])&lt;[.X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5086900">
            <text:p>25086900</text:p>
          </table:table-cell>
          <table:table-cell office:value-type="float" office:value="33836900">
            <text:p>33836900</text:p>
          </table:table-cell>
          <table:table-cell/>
          <table:table-cell office:value-type="string">
            <text:p><text:s/></text:p>
          </table:table-cell>
          <table:table-cell office:value-type="float" office:value="1.28">
            <text:p>1,28</text:p>
          </table:table-cell>
          <table:table-cell/>
          <table:table-cell office:value-type="float" office:value="25086900">
            <text:p>25086900</text:p>
          </table:table-cell>
          <table:table-cell office:value-type="float" office:value="33836900">
            <text:p>33836900</text:p>
          </table:table-cell>
          <table:table-cell/>
          <table:table-cell office:value-type="string">
            <text:p><text:s/></text:p>
          </table:table-cell>
          <table:table-cell office:value-type="float" office:value="0.88">
            <text:p>0,88</text:p>
          </table:table-cell>
          <table:table-cell/>
          <table:table-cell office:value-type="float" office:value="25086900">
            <text:p>25086900</text:p>
          </table:table-cell>
          <table:table-cell office:value-type="float" office:value="33836900">
            <text:p>338369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table:style-name="ce1" table:formula="of:=MAXA([.Q9];[.K9];[.E9];[M5.E9];[M5.K9];[M5.Q9];[M2.E9];[M2.K9];[M2.Q9])" office:value-type="float" office:value="26881500">
            <text:p>26881500</text:p>
          </table:table-cell>
          <table:table-cell table:style-name="ce1" table:formula="of:=[.W9]-1" office:value-type="float" office:value="26881499">
            <text:p>26881499</text:p>
          </table:table-cell>
          <table:table-cell table:formula="of:=AND([.E9]&gt;[.X9];[.E9]&gt;0;NOT([.E9]=&quot;infeasible&quot;))" office:value-type="boolean" office:boolean-value="false">
            <text:p>FAUX</text:p>
          </table:table-cell>
          <table:table-cell table:formula="of:=AND([.K9]&gt;[.X9];[.K9]&gt;0;NOT([.K9]=&quot;infeasible&quot;))" office:value-type="boolean" office:boolean-value="false">
            <text:p>FAUX</text:p>
          </table:table-cell>
          <table:table-cell table:formula="of:=AND([.Q9]&gt;[.X9];[.Q9]&gt;0;NOT([.Q9]=&quot;infeasible&quot;))" office:value-type="boolean" office:boolean-value="false">
            <text:p>FAUX</text:p>
          </table:table-cell>
          <table:table-cell table:formula="of:=[.E9]+([.H9]*[.E9])&lt;[.X9]" office:value-type="boolean" office:boolean-value="true">
            <text:p>VRAI</text:p>
          </table:table-cell>
          <table:table-cell table:style-name="ce1" table:formula="of:=[.K9]+([.N9]*[.K9])&lt;[.X9]" office:value-type="boolean" office:boolean-value="true">
            <text:p>VRAI</text:p>
          </table:table-cell>
          <table:table-cell table:style-name="ce1" table:formula="of:=[.Q9]+([.Q9]*[.T9])&lt;[.X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348500">
            <text:p>24348500</text:p>
          </table:table-cell>
          <table:table-cell office:value-type="float" office:value="36268530">
            <text:p>36268530</text:p>
          </table:table-cell>
          <table:table-cell/>
          <table:table-cell office:value-type="string">
            <text:p><text:s/></text:p>
          </table:table-cell>
          <table:table-cell office:value-type="float" office:value="0.72">
            <text:p>0,72</text:p>
          </table:table-cell>
          <table:table-cell/>
          <table:table-cell office:value-type="float" office:value="24346500">
            <text:p>24346500</text:p>
          </table:table-cell>
          <table:table-cell office:value-type="float" office:value="36268530">
            <text:p>3626853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24346500">
            <text:p>24346500</text:p>
          </table:table-cell>
          <table:table-cell office:value-type="float" office:value="36268530">
            <text:p>36268530</text:p>
          </table:table-cell>
          <table:table-cell/>
          <table:table-cell office:value-type="string">
            <text:p><text:s/></text:p>
          </table:table-cell>
          <table:table-cell office:value-type="float" office:value="0.67">
            <text:p>0,67</text:p>
          </table:table-cell>
          <table:table-cell/>
          <table:table-cell table:style-name="ce1" table:formula="of:=MAXA([.Q10];[.K10];[.E10];[M5.E10];[M5.K10];[M5.Q10];[M2.E10];[M2.K10];[M2.Q10])" office:value-type="float" office:value="25387500">
            <text:p>25387500</text:p>
          </table:table-cell>
          <table:table-cell table:style-name="ce1" table:formula="of:=[.W10]-1" office:value-type="float" office:value="25387499">
            <text:p>25387499</text:p>
          </table:table-cell>
          <table:table-cell table:formula="of:=AND([.E10]&gt;[.X10];[.E10]&gt;0;NOT([.E10]=&quot;infeasible&quot;))" office:value-type="boolean" office:boolean-value="false">
            <text:p>FAUX</text:p>
          </table:table-cell>
          <table:table-cell table:formula="of:=AND([.K10]&gt;[.X10];[.K10]&gt;0;NOT([.K10]=&quot;infeasible&quot;))" office:value-type="boolean" office:boolean-value="false">
            <text:p>FAUX</text:p>
          </table:table-cell>
          <table:table-cell table:formula="of:=AND([.Q10]&gt;[.X10];[.Q10]&gt;0;NOT([.Q10]=&quot;infeasible&quot;))" office:value-type="boolean" office:boolean-value="false">
            <text:p>FAUX</text:p>
          </table:table-cell>
          <table:table-cell table:formula="of:=[.E10]+([.H10]*[.E10])&lt;[.X10]" office:value-type="boolean" office:boolean-value="true">
            <text:p>VRAI</text:p>
          </table:table-cell>
          <table:table-cell table:style-name="ce1" table:formula="of:=[.K10]+([.N10]*[.K10])&lt;[.X10]" office:value-type="boolean" office:boolean-value="true">
            <text:p>VRAI</text:p>
          </table:table-cell>
          <table:table-cell table:style-name="ce1" table:formula="of:=[.Q10]+([.Q10]*[.T10])&lt;[.X1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8061100">
            <text:p>28061100</text:p>
          </table:table-cell>
          <table:table-cell office:value-type="float" office:value="43201100">
            <text:p>43201100</text:p>
          </table:table-cell>
          <table:table-cell/>
          <table:table-cell office:value-type="string">
            <text:p><text:s/></text:p>
          </table:table-cell>
          <table:table-cell office:value-type="float" office:value="1.16">
            <text:p>1,16</text:p>
          </table:table-cell>
          <table:table-cell/>
          <table:table-cell office:value-type="float" office:value="28061100">
            <text:p>28061100</text:p>
          </table:table-cell>
          <table:table-cell office:value-type="float" office:value="43201100">
            <text:p>43201100</text:p>
          </table:table-cell>
          <table:table-cell/>
          <table:table-cell office:value-type="string">
            <text:p><text:s/></text:p>
          </table:table-cell>
          <table:table-cell office:value-type="float" office:value="1.08">
            <text:p>1,08</text:p>
          </table:table-cell>
          <table:table-cell/>
          <table:table-cell office:value-type="float" office:value="28061100">
            <text:p>28061100</text:p>
          </table:table-cell>
          <table:table-cell office:value-type="float" office:value="43201100">
            <text:p>43201100</text:p>
          </table:table-cell>
          <table:table-cell/>
          <table:table-cell office:value-type="string">
            <text:p><text:s/></text:p>
          </table:table-cell>
          <table:table-cell office:value-type="float" office:value="1.1">
            <text:p>1,1</text:p>
          </table:table-cell>
          <table:table-cell/>
          <table:table-cell table:style-name="ce1" table:formula="of:=MAXA([.Q11];[.K11];[.E11];[M5.E11];[M5.K11];[M5.Q11];[M2.E11];[M2.K11];[M2.Q11])" office:value-type="float" office:value="28562500">
            <text:p>28562500</text:p>
          </table:table-cell>
          <table:table-cell table:style-name="ce1" table:formula="of:=[.W11]-1" office:value-type="float" office:value="28562499">
            <text:p>28562499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false">
            <text:p>FAUX</text:p>
          </table:table-cell>
          <table:table-cell table:formula="of:=AND([.Q11]&gt;[.X11];[.Q11]&gt;0;NOT([.Q11]=&quot;infeasible&quot;))" office:value-type="boolean" office:boolean-value="false">
            <text:p>FAUX</text:p>
          </table:table-cell>
          <table:table-cell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true">
            <text:p>VRAI</text:p>
          </table:table-cell>
          <table:table-cell table:style-name="ce1" table:formula="of:=[.Q11]+([.Q11]*[.T11])&lt;[.X1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61">
            <text:p>0,61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75">
            <text:p>0,75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79">
            <text:p>0,79</text:p>
          </table:table-cell>
          <table:table-cell/>
          <table:table-cell table:style-name="ce1" table:formula="of:=MAXA([.Q12];[.K12];[.E12];[M5.E12];[M5.K12];[M5.Q12];[M2.E12];[M2.K12];[M2.Q12])" office:value-type="float" office:value="5602000">
            <text:p>5602000</text:p>
          </table:table-cell>
          <table:table-cell table:style-name="ce1" table:formula="of:=[.W12]-1" office:value-type="float" office:value="5601999">
            <text:p>5601999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717900">
            <text:p>5717900</text:p>
          </table:table-cell>
          <table:table-cell office:value-type="float" office:value="8347900">
            <text:p>8347900</text:p>
          </table:table-cell>
          <table:table-cell/>
          <table:table-cell office:value-type="string">
            <text:p><text:s/></text:p>
          </table:table-cell>
          <table:table-cell office:value-type="float" office:value="0.48">
            <text:p>0,48</text:p>
          </table:table-cell>
          <table:table-cell/>
          <table:table-cell office:value-type="float" office:value="5717900">
            <text:p>5717900</text:p>
          </table:table-cell>
          <table:table-cell office:value-type="float" office:value="8347900">
            <text:p>8347900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office:value-type="float" office:value="5717900">
            <text:p>5717900</text:p>
          </table:table-cell>
          <table:table-cell office:value-type="float" office:value="8347900">
            <text:p>83479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table:style-name="ce1" table:formula="of:=MAXA([.Q13];[.K13];[.E13];[M5.E13];[M5.K13];[M5.Q13];[M2.E13];[M2.K13];[M2.Q13])" office:value-type="float" office:value="5982000">
            <text:p>5982000</text:p>
          </table:table-cell>
          <table:table-cell table:style-name="ce1" table:formula="of:=[.W13]-1" office:value-type="float" office:value="5981999">
            <text:p>5981999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156466.66666667">
            <text:p>8156466,66666667</text:p>
          </table:table-cell>
          <table:table-cell office:value-type="float" office:value="12046510">
            <text:p>1204651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8156466.66666667">
            <text:p>8156466,66666667</text:p>
          </table:table-cell>
          <table:table-cell office:value-type="float" office:value="12046510">
            <text:p>12046510</text:p>
          </table:table-cell>
          <table:table-cell/>
          <table:table-cell office:value-type="string">
            <text:p><text:s/></text:p>
          </table:table-cell>
          <table:table-cell office:value-type="float" office:value="0.26">
            <text:p>0,26</text:p>
          </table:table-cell>
          <table:table-cell/>
          <table:table-cell office:value-type="float" office:value="8156466.66666667">
            <text:p>8156466,66666667</text:p>
          </table:table-cell>
          <table:table-cell office:value-type="float" office:value="12046510">
            <text:p>1204651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table:style-name="ce1" table:formula="of:=MAXA([.Q14];[.K14];[.E14];[M5.E14];[M5.K14];[M5.Q14];[M2.E14];[M2.K14];[M2.Q14])" office:value-type="float" office:value="8330500">
            <text:p>8330500</text:p>
          </table:table-cell>
          <table:table-cell table:style-name="ce1" table:formula="of:=[.W14]-1" office:value-type="float" office:value="8330499">
            <text:p>8330499</text:p>
          </table:table-cell>
          <table:table-cell table:formula="of:=AND([.E14]&gt;[.X14];[.E14]&gt;0;NOT([.E14]=&quot;infeasible&quot;))" office:value-type="boolean" office:boolean-value="false">
            <text:p>FAUX</text:p>
          </table:table-cell>
          <table:table-cell table:formula="of:=AND([.K14]&gt;[.X14];[.K14]&gt;0;NOT([.K14]=&quot;infeasible&quot;))" office:value-type="boolean" office:boolean-value="false">
            <text:p>FAUX</text:p>
          </table:table-cell>
          <table:table-cell table:formula="of:=AND([.Q14]&gt;[.X14];[.Q14]&gt;0;NOT([.Q14]=&quot;infeasible&quot;))" office:value-type="boolean" office:boolean-value="false">
            <text:p>FAUX</text:p>
          </table:table-cell>
          <table:table-cell table:formula="of:=[.E14]+([.H14]*[.E14])&lt;[.X14]" office:value-type="boolean" office:boolean-value="true">
            <text:p>VRAI</text:p>
          </table:table-cell>
          <table:table-cell table:style-name="ce1" table:formula="of:=[.K14]+([.N14]*[.K14])&lt;[.X14]" office:value-type="boolean" office:boolean-value="true">
            <text:p>VRAI</text:p>
          </table:table-cell>
          <table:table-cell table:style-name="ce1" table:formula="of:=[.Q14]+([.Q14]*[.T14])&lt;[.X1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8621200">
            <text:p>18621200</text:p>
          </table:table-cell>
          <table:table-cell office:value-type="float" office:value="26751200">
            <text:p>267512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office:value-type="float" office:value="18621200">
            <text:p>18621200</text:p>
          </table:table-cell>
          <table:table-cell office:value-type="float" office:value="26751200">
            <text:p>267512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18621200">
            <text:p>18621200</text:p>
          </table:table-cell>
          <table:table-cell office:value-type="float" office:value="26751200">
            <text:p>2675120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table:style-name="ce1" table:formula="of:=MAXA([.Q15];[.K15];[.E15];[M5.E15];[M5.K15];[M5.Q15];[M2.E15];[M2.K15];[M2.Q15])" office:value-type="float" office:value="18833000">
            <text:p>18833000</text:p>
          </table:table-cell>
          <table:table-cell table:style-name="ce1" table:formula="of:=[.W15]-1" office:value-type="float" office:value="18832999">
            <text:p>18832999</text:p>
          </table:table-cell>
          <table:table-cell table:formula="of:=AND([.E15]&gt;[.X15];[.E15]&gt;0;NOT([.E15]=&quot;infeasible&quot;))" office:value-type="boolean" office:boolean-value="false">
            <text:p>FAUX</text:p>
          </table:table-cell>
          <table:table-cell table:formula="of:=AND([.K15]&gt;[.X15];[.K15]&gt;0;NOT([.K15]=&quot;infeasible&quot;))" office:value-type="boolean" office:boolean-value="false">
            <text:p>FAUX</text:p>
          </table:table-cell>
          <table:table-cell table:formula="of:=AND([.Q15]&gt;[.X15];[.Q15]&gt;0;NOT([.Q15]=&quot;infeasible&quot;))" office:value-type="boolean" office:boolean-value="false">
            <text:p>FAUX</text:p>
          </table:table-cell>
          <table:table-cell table:formula="of:=[.E15]+([.H15]*[.E15])&lt;[.X15]" office:value-type="boolean" office:boolean-value="true">
            <text:p>VRAI</text:p>
          </table:table-cell>
          <table:table-cell table:style-name="ce1" table:formula="of:=[.K15]+([.N15]*[.K15])&lt;[.X15]" office:value-type="boolean" office:boolean-value="true">
            <text:p>VRAI</text:p>
          </table:table-cell>
          <table:table-cell table:style-name="ce1" table:formula="of:=[.Q15]+([.Q15]*[.T15])&lt;[.X1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130300">
            <text:p>11130300</text:p>
          </table:table-cell>
          <table:table-cell office:value-type="float" office:value="16190300">
            <text:p>16190300</text:p>
          </table:table-cell>
          <table:table-cell/>
          <table:table-cell office:value-type="string">
            <text:p><text:s/></text:p>
          </table:table-cell>
          <table:table-cell office:value-type="float" office:value="0.61">
            <text:p>0,61</text:p>
          </table:table-cell>
          <table:table-cell/>
          <table:table-cell office:value-type="float" office:value="11130300">
            <text:p>11130300</text:p>
          </table:table-cell>
          <table:table-cell office:value-type="float" office:value="16190300">
            <text:p>161903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1130300">
            <text:p>11130300</text:p>
          </table:table-cell>
          <table:table-cell office:value-type="float" office:value="16190300">
            <text:p>161903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table:style-name="ce1" table:formula="of:=MAXA([.Q16];[.K16];[.E16];[M5.E16];[M5.K16];[M5.Q16];[M2.E16];[M2.K16];[M2.Q16])" office:value-type="float" office:value="11160500">
            <text:p>11160500</text:p>
          </table:table-cell>
          <table:table-cell table:style-name="ce1" table:formula="of:=[.W16]-1" office:value-type="float" office:value="11160499">
            <text:p>11160499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5913600">
            <text:p>15913600</text:p>
          </table:table-cell>
          <table:table-cell office:value-type="float" office:value="23043600">
            <text:p>230436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15913600">
            <text:p>15913600</text:p>
          </table:table-cell>
          <table:table-cell office:value-type="float" office:value="23043600">
            <text:p>230436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15913600">
            <text:p>15913600</text:p>
          </table:table-cell>
          <table:table-cell office:value-type="float" office:value="23043600">
            <text:p>23043600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table:style-name="ce1" table:formula="of:=MAXA([.Q17];[.K17];[.E17];[M5.E17];[M5.K17];[M5.Q17];[M2.E17];[M2.K17];[M2.Q17])" office:value-type="float" office:value="16441000">
            <text:p>16441000</text:p>
          </table:table-cell>
          <table:table-cell table:style-name="ce1" table:formula="of:=[.W17]-1" office:value-type="float" office:value="16440999">
            <text:p>16440999</text:p>
          </table:table-cell>
          <table:table-cell table:formula="of:=AND([.E17]&gt;[.X17];[.E17]&gt;0;NOT([.E17]=&quot;infeasible&quot;))" office:value-type="boolean" office:boolean-value="false">
            <text:p>FAUX</text:p>
          </table:table-cell>
          <table:table-cell table:formula="of:=AND([.K17]&gt;[.X17];[.K17]&gt;0;NOT([.K17]=&quot;infeasible&quot;))" office:value-type="boolean" office:boolean-value="false">
            <text:p>FAUX</text:p>
          </table:table-cell>
          <table:table-cell table:formula="of:=AND([.Q17]&gt;[.X17];[.Q17]&gt;0;NOT([.Q17]=&quot;infeasible&quot;))" office:value-type="boolean" office:boolean-value="false">
            <text:p>FAUX</text:p>
          </table:table-cell>
          <table:table-cell table:formula="of:=[.E17]+([.H17]*[.E17])&lt;[.X17]" office:value-type="boolean" office:boolean-value="true">
            <text:p>VRAI</text:p>
          </table:table-cell>
          <table:table-cell table:style-name="ce1" table:formula="of:=[.K17]+([.N17]*[.K17])&lt;[.X17]" office:value-type="boolean" office:boolean-value="true">
            <text:p>VRAI</text:p>
          </table:table-cell>
          <table:table-cell table:style-name="ce1" table:formula="of:=[.Q17]+([.Q17]*[.T17])&lt;[.X1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0869300">
            <text:p>20869300</text:p>
          </table:table-cell>
          <table:table-cell office:value-type="float" office:value="30439300">
            <text:p>304393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20869300">
            <text:p>20869300</text:p>
          </table:table-cell>
          <table:table-cell office:value-type="float" office:value="30439300">
            <text:p>30439300</text:p>
          </table:table-cell>
          <table:table-cell/>
          <table:table-cell office:value-type="string">
            <text:p><text:s/></text:p>
          </table:table-cell>
          <table:table-cell office:value-type="float" office:value="1.04">
            <text:p>1,04</text:p>
          </table:table-cell>
          <table:table-cell/>
          <table:table-cell office:value-type="float" office:value="20869300">
            <text:p>20869300</text:p>
          </table:table-cell>
          <table:table-cell office:value-type="float" office:value="30439300">
            <text:p>30439300</text:p>
          </table:table-cell>
          <table:table-cell/>
          <table:table-cell office:value-type="string">
            <text:p><text:s/></text:p>
          </table:table-cell>
          <table:table-cell office:value-type="float" office:value="1.11">
            <text:p>1,11</text:p>
          </table:table-cell>
          <table:table-cell/>
          <table:table-cell table:style-name="ce1" table:formula="of:=MAXA([.Q18];[.K18];[.E18];[M5.E18];[M5.K18];[M5.Q18];[M2.E18];[M2.K18];[M2.Q18])" office:value-type="float" office:value="22384000">
            <text:p>22384000</text:p>
          </table:table-cell>
          <table:table-cell table:style-name="ce1" table:formula="of:=[.W18]-1" office:value-type="float" office:value="22383999">
            <text:p>22383999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false">
            <text:p>FAUX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true">
            <text:p>VRAI</text:p>
          </table:table-cell>
          <table:table-cell table:style-name="ce1" table:formula="of:=[.K18]+([.N18]*[.K18])&lt;[.X18]" office:value-type="boolean" office:boolean-value="true">
            <text:p>VRAI</text:p>
          </table:table-cell>
          <table:table-cell table:style-name="ce1" table:formula="of:=[.Q18]+([.Q18]*[.T18])&lt;[.X1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172600">
            <text:p>24172600</text:p>
          </table:table-cell>
          <table:table-cell office:value-type="float" office:value="33902600">
            <text:p>33902600</text:p>
          </table:table-cell>
          <table:table-cell/>
          <table:table-cell office:value-type="string">
            <text:p><text:s/></text:p>
          </table:table-cell>
          <table:table-cell office:value-type="float" office:value="2.64">
            <text:p>2,64</text:p>
          </table:table-cell>
          <table:table-cell/>
          <table:table-cell office:value-type="float" office:value="24172600">
            <text:p>24172600</text:p>
          </table:table-cell>
          <table:table-cell office:value-type="float" office:value="33902600">
            <text:p>33902600</text:p>
          </table:table-cell>
          <table:table-cell/>
          <table:table-cell office:value-type="string">
            <text:p><text:s/></text:p>
          </table:table-cell>
          <table:table-cell office:value-type="float" office:value="2.06">
            <text:p>2,06</text:p>
          </table:table-cell>
          <table:table-cell/>
          <table:table-cell office:value-type="float" office:value="24171600">
            <text:p>24171600</text:p>
          </table:table-cell>
          <table:table-cell office:value-type="float" office:value="33902600">
            <text:p>33902600</text:p>
          </table:table-cell>
          <table:table-cell/>
          <table:table-cell office:value-type="string">
            <text:p><text:s/></text:p>
          </table:table-cell>
          <table:table-cell office:value-type="float" office:value="1.98">
            <text:p>1,98</text:p>
          </table:table-cell>
          <table:table-cell/>
          <table:table-cell table:style-name="ce1" table:formula="of:=MAXA([.Q19];[.K19];[.E19];[M5.E19];[M5.K19];[M5.Q19];[M2.E19];[M2.K19];[M2.Q19])" office:value-type="float" office:value="25997500">
            <text:p>25997500</text:p>
          </table:table-cell>
          <table:table-cell table:style-name="ce1" table:formula="of:=[.W19]-1" office:value-type="float" office:value="25997499">
            <text:p>25997499</text:p>
          </table:table-cell>
          <table:table-cell table:formula="of:=AND([.E19]&gt;[.X19];[.E19]&gt;0;NOT([.E19]=&quot;infeasible&quot;))" office:value-type="boolean" office:boolean-value="false">
            <text:p>FAUX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true">
            <text:p>VRAI</text:p>
          </table:table-cell>
          <table:table-cell table:style-name="ce1" table:formula="of:=[.K19]+([.N19]*[.K19])&lt;[.X19]" office:value-type="boolean" office:boolean-value="true">
            <text:p>VRAI</text:p>
          </table:table-cell>
          <table:table-cell table:style-name="ce1" table:formula="of:=[.Q19]+([.Q19]*[.T19])&lt;[.X1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368716.6666667">
            <text:p>24368716,6666667</text:p>
          </table:table-cell>
          <table:table-cell office:value-type="float" office:value="36198703">
            <text:p>36198703</text:p>
          </table:table-cell>
          <table:table-cell/>
          <table:table-cell office:value-type="string">
            <text:p><text:s/></text:p>
          </table:table-cell>
          <table:table-cell office:value-type="float" office:value="1.65">
            <text:p>1,65</text:p>
          </table:table-cell>
          <table:table-cell/>
          <table:table-cell office:value-type="float" office:value="24368716.6666667">
            <text:p>24368716,6666667</text:p>
          </table:table-cell>
          <table:table-cell office:value-type="float" office:value="36198703">
            <text:p>36198703</text:p>
          </table:table-cell>
          <table:table-cell/>
          <table:table-cell office:value-type="string">
            <text:p><text:s/></text:p>
          </table:table-cell>
          <table:table-cell office:value-type="float" office:value="1.18">
            <text:p>1,18</text:p>
          </table:table-cell>
          <table:table-cell/>
          <table:table-cell office:value-type="float" office:value="24368716.6666667">
            <text:p>24368716,6666667</text:p>
          </table:table-cell>
          <table:table-cell office:value-type="float" office:value="36198703">
            <text:p>36198703</text:p>
          </table:table-cell>
          <table:table-cell/>
          <table:table-cell office:value-type="string">
            <text:p><text:s/></text:p>
          </table:table-cell>
          <table:table-cell office:value-type="float" office:value="1.11">
            <text:p>1,11</text:p>
          </table:table-cell>
          <table:table-cell/>
          <table:table-cell table:style-name="ce1" table:formula="of:=MAXA([.Q20];[.K20];[.E20];[M5.E20];[M5.K20];[M5.Q20];[M2.E20];[M2.K20];[M2.Q20])" office:value-type="float" office:value="24377266.6666667">
            <text:p>24377266,6666667</text:p>
          </table:table-cell>
          <table:table-cell table:style-name="ce1" table:formula="of:=[.W20]-1" office:value-type="float" office:value="24377265.6666667">
            <text:p>24377265,6666667</text:p>
          </table:table-cell>
          <table:table-cell table:formula="of:=AND([.E20]&gt;[.X20];[.E20]&gt;0;NOT([.E20]=&quot;infeasible&quot;))" office:value-type="boolean" office:boolean-value="false">
            <text:p>FAUX</text:p>
          </table:table-cell>
          <table:table-cell table:formula="of:=AND([.K20]&gt;[.X20];[.K20]&gt;0;NOT([.K20]=&quot;infeasible&quot;))" office:value-type="boolean" office:boolean-value="false">
            <text:p>FAUX</text:p>
          </table:table-cell>
          <table:table-cell table:formula="of:=AND([.Q20]&gt;[.X20];[.Q20]&gt;0;NOT([.Q20]=&quot;infeasible&quot;))" office:value-type="boolean" office:boolean-value="false">
            <text:p>FAUX</text:p>
          </table:table-cell>
          <table:table-cell table:formula="of:=[.E20]+([.H20]*[.E20])&lt;[.X20]" office:value-type="boolean" office:boolean-value="true">
            <text:p>VRAI</text:p>
          </table:table-cell>
          <table:table-cell table:style-name="ce1" table:formula="of:=[.K20]+([.N20]*[.K20])&lt;[.X20]" office:value-type="boolean" office:boolean-value="true">
            <text:p>VRAI</text:p>
          </table:table-cell>
          <table:table-cell table:style-name="ce1" table:formula="of:=[.Q20]+([.Q20]*[.T20])&lt;[.X2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10044000">
            <text:p>10044000</text:p>
          </table:table-cell>
          <table:table-cell office:value-type="float" office:value="12874000">
            <text:p>128740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office:value-type="float" office:value="10044000">
            <text:p>10044000</text:p>
          </table:table-cell>
          <table:table-cell office:value-type="float" office:value="12874000">
            <text:p>128740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10044000">
            <text:p>10044000</text:p>
          </table:table-cell>
          <table:table-cell office:value-type="float" office:value="12874000">
            <text:p>12874000</text:p>
          </table:table-cell>
          <table:table-cell/>
          <table:table-cell office:value-type="string">
            <text:p><text:s/></text:p>
          </table:table-cell>
          <table:table-cell office:value-type="float" office:value="0.32">
            <text:p>0,32</text:p>
          </table:table-cell>
          <table:table-cell/>
          <table:table-cell table:style-name="ce1" table:formula="of:=MAXA([.Q21];[.K21];[.E21];[M5.E21];[M5.K21];[M5.Q21];[M2.E21];[M2.K21];[M2.Q21])" office:value-type="float" office:value="13851000">
            <text:p>13851000</text:p>
          </table:table-cell>
          <table:table-cell table:style-name="ce1" table:formula="of:=[.W21]-1" office:value-type="float" office:value="13850999">
            <text:p>1385099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34950">
            <text:p>5434950</text:p>
          </table:table-cell>
          <table:table-cell office:value-type="float" office:value="7854950">
            <text:p>7854950</text:p>
          </table:table-cell>
          <table:table-cell/>
          <table:table-cell office:value-type="string">
            <text:p><text:s/></text:p>
          </table:table-cell>
          <table:table-cell office:value-type="float" office:value="0.26">
            <text:p>0,26</text:p>
          </table:table-cell>
          <table:table-cell/>
          <table:table-cell office:value-type="float" office:value="5434950">
            <text:p>5434950</text:p>
          </table:table-cell>
          <table:table-cell office:value-type="float" office:value="7854950">
            <text:p>785495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office:value-type="float" office:value="5434950">
            <text:p>5434950</text:p>
          </table:table-cell>
          <table:table-cell office:value-type="float" office:value="7854950">
            <text:p>7854950</text:p>
          </table:table-cell>
          <table:table-cell/>
          <table:table-cell office:value-type="string">
            <text:p><text:s/></text:p>
          </table:table-cell>
          <table:table-cell office:value-type="float" office:value="0.52">
            <text:p>0,52</text:p>
          </table:table-cell>
          <table:table-cell/>
          <table:table-cell table:style-name="ce1" table:formula="of:=MAXA([.Q22];[.K22];[.E22];[M5.E22];[M5.K22];[M5.Q22];[M2.E22];[M2.K22];[M2.Q22])" office:value-type="float" office:value="5532250">
            <text:p>5532250</text:p>
          </table:table-cell>
          <table:table-cell table:style-name="ce1" table:formula="of:=[.W22]-1" office:value-type="float" office:value="5532249">
            <text:p>5532249</text:p>
          </table:table-cell>
          <table:table-cell table:formula="of:=AND([.E22]&gt;[.X22];[.E22]&gt;0;NOT([.E22]=&quot;infeasible&quot;))" office:value-type="boolean" office:boolean-value="false">
            <text:p>FAUX</text:p>
          </table:table-cell>
          <table:table-cell table:formula="of:=AND([.K22]&gt;[.X22];[.K22]&gt;0;NOT([.K22]=&quot;infeasible&quot;))" office:value-type="boolean" office:boolean-value="false">
            <text:p>FAUX</text:p>
          </table:table-cell>
          <table:table-cell table:formula="of:=AND([.Q22]&gt;[.X22];[.Q22]&gt;0;NOT([.Q22]=&quot;infeasible&quot;))" office:value-type="boolean" office:boolean-value="false">
            <text:p>FAUX</text:p>
          </table:table-cell>
          <table:table-cell table:formula="of:=[.E22]+([.H22]*[.E22])&lt;[.X22]" office:value-type="boolean" office:boolean-value="true">
            <text:p>VRAI</text:p>
          </table:table-cell>
          <table:table-cell table:style-name="ce1" table:formula="of:=[.K22]+([.N22]*[.K22])&lt;[.X22]" office:value-type="boolean" office:boolean-value="true">
            <text:p>VRAI</text:p>
          </table:table-cell>
          <table:table-cell table:style-name="ce1" table:formula="of:=[.Q22]+([.Q22]*[.T22])&lt;[.X2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17400">
            <text:p>5417400</text:p>
          </table:table-cell>
          <table:table-cell office:value-type="float" office:value="7717400">
            <text:p>7717400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office:value-type="float" office:value="5417400">
            <text:p>5417400</text:p>
          </table:table-cell>
          <table:table-cell office:value-type="float" office:value="7717400">
            <text:p>77174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5417400">
            <text:p>5417400</text:p>
          </table:table-cell>
          <table:table-cell office:value-type="float" office:value="7717400">
            <text:p>77174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table:style-name="ce1" table:formula="of:=MAXA([.Q23];[.K23];[.E23];[M5.E23];[M5.K23];[M5.Q23];[M2.E23];[M2.K23];[M2.Q23])" office:value-type="float" office:value="5598500">
            <text:p>5598500</text:p>
          </table:table-cell>
          <table:table-cell table:style-name="ce1" table:formula="of:=[.W23]-1" office:value-type="float" office:value="5598499">
            <text:p>5598499</text:p>
          </table:table-cell>
          <table:table-cell table:formula="of:=AND([.E23]&gt;[.X23];[.E23]&gt;0;NOT([.E23]=&quot;infeasible&quot;))" office:value-type="boolean" office:boolean-value="false">
            <text:p>FAUX</text:p>
          </table:table-cell>
          <table:table-cell table:formula="of:=AND([.K23]&gt;[.X23];[.K23]&gt;0;NOT([.K23]=&quot;infeasible&quot;))" office:value-type="boolean" office:boolean-value="false">
            <text:p>FAUX</text:p>
          </table:table-cell>
          <table:table-cell table:formula="of:=AND([.Q23]&gt;[.X23];[.Q23]&gt;0;NOT([.Q23]=&quot;infeasible&quot;))" office:value-type="boolean" office:boolean-value="false">
            <text:p>FAUX</text:p>
          </table:table-cell>
          <table:table-cell table:formula="of:=[.E23]+([.H23]*[.E23])&lt;[.X23]" office:value-type="boolean" office:boolean-value="true">
            <text:p>VRAI</text:p>
          </table:table-cell>
          <table:table-cell table:style-name="ce1" table:formula="of:=[.K23]+([.N23]*[.K23])&lt;[.X23]" office:value-type="boolean" office:boolean-value="true">
            <text:p>VRAI</text:p>
          </table:table-cell>
          <table:table-cell table:style-name="ce1" table:formula="of:=[.Q23]+([.Q23]*[.T23])&lt;[.X2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3015300">
            <text:p>13015300</text:p>
          </table:table-cell>
          <table:table-cell office:value-type="float" office:value="17925300">
            <text:p>17925300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office:value-type="float" office:value="13015300">
            <text:p>13015300</text:p>
          </table:table-cell>
          <table:table-cell office:value-type="float" office:value="17925300">
            <text:p>179253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3015300">
            <text:p>13015300</text:p>
          </table:table-cell>
          <table:table-cell office:value-type="float" office:value="17925300">
            <text:p>1792530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table:style-name="ce1" table:formula="of:=MAXA([.Q24];[.K24];[.E24];[M5.E24];[M5.K24];[M5.Q24];[M2.E24];[M2.K24];[M2.Q24])" office:value-type="float" office:value="13952500">
            <text:p>13952500</text:p>
          </table:table-cell>
          <table:table-cell table:style-name="ce1" table:formula="of:=[.W24]-1" office:value-type="float" office:value="13952499">
            <text:p>13952499</text:p>
          </table:table-cell>
          <table:table-cell table:formula="of:=AND([.E24]&gt;[.X24];[.E24]&gt;0;NOT([.E24]=&quot;infeasible&quot;))" office:value-type="boolean" office:boolean-value="false">
            <text:p>FAUX</text:p>
          </table:table-cell>
          <table:table-cell table:formula="of:=AND([.K24]&gt;[.X24];[.K24]&gt;0;NOT([.K24]=&quot;infeasible&quot;))" office:value-type="boolean" office:boolean-value="false">
            <text:p>FAUX</text:p>
          </table:table-cell>
          <table:table-cell table:formula="of:=AND([.Q24]&gt;[.X24];[.Q24]&gt;0;NOT([.Q24]=&quot;infeasible&quot;))" office:value-type="boolean" office:boolean-value="false">
            <text:p>FAUX</text:p>
          </table:table-cell>
          <table:table-cell table:formula="of:=[.E24]+([.H24]*[.E24])&lt;[.X24]" office:value-type="boolean" office:boolean-value="true">
            <text:p>VRAI</text:p>
          </table:table-cell>
          <table:table-cell table:style-name="ce1" table:formula="of:=[.K24]+([.N24]*[.K24])&lt;[.X24]" office:value-type="boolean" office:boolean-value="true">
            <text:p>VRAI</text:p>
          </table:table-cell>
          <table:table-cell table:style-name="ce1" table:formula="of:=[.Q24]+([.Q24]*[.T24])&lt;[.X2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388600">
            <text:p>16388600</text:p>
          </table:table-cell>
          <table:table-cell office:value-type="float" office:value="23768600">
            <text:p>237686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16388600">
            <text:p>16388600</text:p>
          </table:table-cell>
          <table:table-cell office:value-type="float" office:value="23768600">
            <text:p>23768600</text:p>
          </table:table-cell>
          <table:table-cell/>
          <table:table-cell office:value-type="string">
            <text:p><text:s/></text:p>
          </table:table-cell>
          <table:table-cell office:value-type="float" office:value="0.54">
            <text:p>0,54</text:p>
          </table:table-cell>
          <table:table-cell/>
          <table:table-cell office:value-type="float" office:value="16388600">
            <text:p>16388600</text:p>
          </table:table-cell>
          <table:table-cell office:value-type="float" office:value="23768600">
            <text:p>237686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table:style-name="ce1" table:formula="of:=MAXA([.Q25];[.K25];[.E25];[M5.E25];[M5.K25];[M5.Q25];[M2.E25];[M2.K25];[M2.Q25])" office:value-type="float" office:value="16778500">
            <text:p>16778500</text:p>
          </table:table-cell>
          <table:table-cell table:style-name="ce1" table:formula="of:=[.W25]-1" office:value-type="float" office:value="16778499">
            <text:p>16778499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true">
            <text:p>VRAI</text:p>
          </table:table-cell>
          <table:table-cell table:style-name="ce1" table:formula="of:=[.K25]+([.N25]*[.K25])&lt;[.X25]" office:value-type="boolean" office:boolean-value="true">
            <text:p>VRAI</text:p>
          </table:table-cell>
          <table:table-cell table:style-name="ce1" table:formula="of:=[.Q25]+([.Q25]*[.T25])&lt;[.X2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259966.6666667">
            <text:p>10259966,6666667</text:p>
          </table:table-cell>
          <table:table-cell office:value-type="float" office:value="14839958">
            <text:p>14839958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0259966.6666667">
            <text:p>10259966,6666667</text:p>
          </table:table-cell>
          <table:table-cell office:value-type="float" office:value="14839958">
            <text:p>14839958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0259966.6666667">
            <text:p>10259966,6666667</text:p>
          </table:table-cell>
          <table:table-cell office:value-type="float" office:value="14839958">
            <text:p>14839958</text:p>
          </table:table-cell>
          <table:table-cell/>
          <table:table-cell office:value-type="string">
            <text:p><text:s/></text:p>
          </table:table-cell>
          <table:table-cell office:value-type="float" office:value="0.45">
            <text:p>0,45</text:p>
          </table:table-cell>
          <table:table-cell/>
          <table:table-cell table:style-name="ce1" table:formula="of:=MAXA([.Q26];[.K26];[.E26];[M5.E26];[M5.K26];[M5.Q26];[M2.E26];[M2.K26];[M2.Q26])" office:value-type="float" office:value="10326333.3333333">
            <text:p>10326333,3333333</text:p>
          </table:table-cell>
          <table:table-cell table:style-name="ce1" table:formula="of:=[.W26]-1" office:value-type="float" office:value="10326332.3333333">
            <text:p>10326332,3333333</text:p>
          </table:table-cell>
          <table:table-cell table:formula="of:=AND([.E26]&gt;[.X26];[.E26]&gt;0;NOT([.E26]=&quot;infeasible&quot;))" office:value-type="boolean" office:boolean-value="false">
            <text:p>FAUX</text:p>
          </table:table-cell>
          <table:table-cell table:formula="of:=AND([.K26]&gt;[.X26];[.K26]&gt;0;NOT([.K26]=&quot;infeasible&quot;))" office:value-type="boolean" office:boolean-value="false">
            <text:p>FAUX</text:p>
          </table:table-cell>
          <table:table-cell table:formula="of:=AND([.Q26]&gt;[.X26];[.Q26]&gt;0;NOT([.Q26]=&quot;infeasible&quot;))" office:value-type="boolean" office:boolean-value="false">
            <text:p>FAUX</text:p>
          </table:table-cell>
          <table:table-cell table:formula="of:=[.E26]+([.H26]*[.E26])&lt;[.X26]" office:value-type="boolean" office:boolean-value="true">
            <text:p>VRAI</text:p>
          </table:table-cell>
          <table:table-cell table:style-name="ce1" table:formula="of:=[.K26]+([.N26]*[.K26])&lt;[.X26]" office:value-type="boolean" office:boolean-value="true">
            <text:p>VRAI</text:p>
          </table:table-cell>
          <table:table-cell table:style-name="ce1" table:formula="of:=[.Q26]+([.Q26]*[.T26])&lt;[.X2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767900">
            <text:p>21767900</text:p>
          </table:table-cell>
          <table:table-cell office:value-type="float" office:value="31507900">
            <text:p>31507900</text:p>
          </table:table-cell>
          <table:table-cell/>
          <table:table-cell office:value-type="string">
            <text:p><text:s/></text:p>
          </table:table-cell>
          <table:table-cell office:value-type="float" office:value="2.1">
            <text:p>2,1</text:p>
          </table:table-cell>
          <table:table-cell/>
          <table:table-cell office:value-type="float" office:value="21767900">
            <text:p>21767900</text:p>
          </table:table-cell>
          <table:table-cell office:value-type="float" office:value="31507900">
            <text:p>31507900</text:p>
          </table:table-cell>
          <table:table-cell/>
          <table:table-cell office:value-type="string">
            <text:p><text:s/></text:p>
          </table:table-cell>
          <table:table-cell office:value-type="float" office:value="2.09">
            <text:p>2,09</text:p>
          </table:table-cell>
          <table:table-cell/>
          <table:table-cell office:value-type="float" office:value="21767900">
            <text:p>21767900</text:p>
          </table:table-cell>
          <table:table-cell office:value-type="float" office:value="31507900">
            <text:p>31507900</text:p>
          </table:table-cell>
          <table:table-cell/>
          <table:table-cell office:value-type="string">
            <text:p><text:s/></text:p>
          </table:table-cell>
          <table:table-cell office:value-type="float" office:value="1.92">
            <text:p>1,92</text:p>
          </table:table-cell>
          <table:table-cell/>
          <table:table-cell table:style-name="ce1" table:formula="of:=MAXA([.Q27];[.K27];[.E27];[M5.E27];[M5.K27];[M5.Q27];[M2.E27];[M2.K27];[M2.Q27])" office:value-type="float" office:value="21915000">
            <text:p>21915000</text:p>
          </table:table-cell>
          <table:table-cell table:style-name="ce1" table:formula="of:=[.W27]-1" office:value-type="float" office:value="21914999">
            <text:p>21914999</text:p>
          </table:table-cell>
          <table:table-cell table:formula="of:=AND([.E27]&gt;[.X27];[.E27]&gt;0;NOT([.E27]=&quot;infeasible&quot;))" office:value-type="boolean" office:boolean-value="false">
            <text:p>FAUX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true">
            <text:p>VRAI</text:p>
          </table:table-cell>
          <table:table-cell table:style-name="ce1" table:formula="of:=[.K27]+([.N27]*[.K27])&lt;[.X27]" office:value-type="boolean" office:boolean-value="true">
            <text:p>VRAI</text:p>
          </table:table-cell>
          <table:table-cell table:style-name="ce1" table:formula="of:=[.Q27]+([.Q27]*[.T27])&lt;[.X2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2.56">
            <text:p>2,56</text:p>
          </table:table-cell>
          <table:table-cell/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1.74">
            <text:p>1,74</text:p>
          </table:table-cell>
          <table:table-cell/>
          <table:table-cell office:value-type="float" office:value="22008166.6666667">
            <text:p>220081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1.86">
            <text:p>1,86</text:p>
          </table:table-cell>
          <table:table-cell/>
          <table:table-cell table:style-name="ce1" table:formula="of:=MAXA([.Q28];[.K28];[.E28];[M5.E28];[M5.K28];[M5.Q28];[M2.E28];[M2.K28];[M2.Q28])" office:value-type="float" office:value="22008666.6666667">
            <text:p>22008666,6666667</text:p>
          </table:table-cell>
          <table:table-cell table:style-name="ce1" table:formula="of:=[.W28]-1" office:value-type="float" office:value="22008665.6666667">
            <text:p>22008665,6666667</text:p>
          </table:table-cell>
          <table:table-cell table:formula="of:=AND([.E28]&gt;[.X28];[.E28]&gt;0;NOT([.E28]=&quot;infeasible&quot;))" office:value-type="boolean" office:boolean-value="true">
            <text:p>VRAI</text:p>
          </table:table-cell>
          <table:table-cell table:formula="of:=AND([.K28]&gt;[.X28];[.K28]&gt;0;NOT([.K28]=&quot;infeasible&quot;))" office:value-type="boolean" office:boolean-value="true">
            <text:p>VRAI</text:p>
          </table:table-cell>
          <table:table-cell table:formula="of:=AND([.Q28]&gt;[.X28];[.Q28]&gt;0;NOT([.Q28]=&quot;infeasible&quot;))" office:value-type="boolean" office:boolean-value="false">
            <text:p>FAUX</text:p>
          </table:table-cell>
          <table:table-cell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30655200">
            <text:p>30655200</text:p>
          </table:table-cell>
          <table:table-cell office:value-type="float" office:value="43505200">
            <text:p>435052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office:value-type="float" office:value="30655200">
            <text:p>30655200</text:p>
          </table:table-cell>
          <table:table-cell office:value-type="float" office:value="43505200">
            <text:p>43505200</text:p>
          </table:table-cell>
          <table:table-cell/>
          <table:table-cell office:value-type="string">
            <text:p><text:s/></text:p>
          </table:table-cell>
          <table:table-cell office:value-type="float" office:value="1.16">
            <text:p>1,16</text:p>
          </table:table-cell>
          <table:table-cell/>
          <table:table-cell office:value-type="float" office:value="30656700">
            <text:p>30656700</text:p>
          </table:table-cell>
          <table:table-cell office:value-type="float" office:value="43505200">
            <text:p>43505200</text:p>
          </table:table-cell>
          <table:table-cell/>
          <table:table-cell office:value-type="string">
            <text:p><text:s/></text:p>
          </table:table-cell>
          <table:table-cell office:value-type="float" office:value="1.28">
            <text:p>1,28</text:p>
          </table:table-cell>
          <table:table-cell/>
          <table:table-cell table:style-name="ce1" table:formula="of:=MAXA([.Q29];[.K29];[.E29];[M5.E29];[M5.K29];[M5.Q29];[M2.E29];[M2.K29];[M2.Q29])" office:value-type="float" office:value="32747100">
            <text:p>32747100</text:p>
          </table:table-cell>
          <table:table-cell table:style-name="ce1" table:formula="of:=[.W29]-1" office:value-type="float" office:value="32747099">
            <text:p>32747099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true">
            <text:p>VRAI</text:p>
          </table:table-cell>
          <table:table-cell table:style-name="ce1" table:formula="of:=[.K29]+([.N29]*[.K29])&lt;[.X29]" office:value-type="boolean" office:boolean-value="true">
            <text:p>VRAI</text:p>
          </table:table-cell>
          <table:table-cell table:style-name="ce1" table:formula="of:=[.Q29]+([.Q29]*[.T29])&lt;[.X2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729800">
            <text:p>8729800</text:p>
          </table:table-cell>
          <table:table-cell office:value-type="float" office:value="12099800">
            <text:p>12099800</text:p>
          </table:table-cell>
          <table:table-cell/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/>
          <table:table-cell office:value-type="float" office:value="8729800">
            <text:p>8729800</text:p>
          </table:table-cell>
          <table:table-cell office:value-type="float" office:value="12099800">
            <text:p>1209980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8729800">
            <text:p>8729800</text:p>
          </table:table-cell>
          <table:table-cell office:value-type="float" office:value="12099800">
            <text:p>12099800</text:p>
          </table:table-cell>
          <table:table-cell/>
          <table:table-cell office:value-type="string">
            <text:p><text:s/></text:p>
          </table:table-cell>
          <table:table-cell office:value-type="float" office:value="0.31">
            <text:p>0,31</text:p>
          </table:table-cell>
          <table:table-cell/>
          <table:table-cell table:style-name="ce1" table:formula="of:=MAXA([.Q30];[.K30];[.E30];[M5.E30];[M5.K30];[M5.Q30];[M2.E30];[M2.K30];[M2.Q30])" office:value-type="float" office:value="9688000">
            <text:p>9688000</text:p>
          </table:table-cell>
          <table:table-cell table:style-name="ce1" table:formula="of:=[.W30]-1" office:value-type="float" office:value="9687999">
            <text:p>9687999</text:p>
          </table:table-cell>
          <table:table-cell table:formula="of:=AND([.E30]&gt;[.X30];[.E30]&gt;0;NOT([.E30]=&quot;infeasible&quot;))" office:value-type="boolean" office:boolean-value="false">
            <text:p>FAUX</text:p>
          </table:table-cell>
          <table:table-cell table:formula="of:=AND([.K30]&gt;[.X30];[.K30]&gt;0;NOT([.K30]=&quot;infeasible&quot;))" office:value-type="boolean" office:boolean-value="false">
            <text:p>FAUX</text:p>
          </table:table-cell>
          <table:table-cell table:formula="of:=AND([.Q30]&gt;[.X30];[.Q30]&gt;0;NOT([.Q30]=&quot;infeasible&quot;))" office:value-type="boolean" office:boolean-value="false">
            <text:p>FAUX</text:p>
          </table:table-cell>
          <table:table-cell table:formula="of:=[.E30]+([.H30]*[.E30])&lt;[.X30]" office:value-type="boolean" office:boolean-value="true">
            <text:p>VRAI</text:p>
          </table:table-cell>
          <table:table-cell table:style-name="ce1" table:formula="of:=[.K30]+([.N30]*[.K30])&lt;[.X30]" office:value-type="boolean" office:boolean-value="true">
            <text:p>VRAI</text:p>
          </table:table-cell>
          <table:table-cell table:style-name="ce1" table:formula="of:=[.Q30]+([.Q30]*[.T30])&lt;[.X3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2528142.8571429">
            <text:p>12528142,8571429</text:p>
          </table:table-cell>
          <table:table-cell office:value-type="float" office:value="19518088">
            <text:p>19518088</text:p>
          </table:table-cell>
          <table:table-cell/>
          <table:table-cell office:value-type="string">
            <text:p><text:s/></text:p>
          </table:table-cell>
          <table:table-cell office:value-type="float" office:value="0.51">
            <text:p>0,51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88">
            <text:p>19518088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88">
            <text:p>19518088</text:p>
          </table:table-cell>
          <table:table-cell/>
          <table:table-cell office:value-type="string">
            <text:p><text:s/></text:p>
          </table:table-cell>
          <table:table-cell office:value-type="float" office:value="0.27">
            <text:p>0,27</text:p>
          </table:table-cell>
          <table:table-cell/>
          <table:table-cell table:style-name="ce1" table:formula="of:=MAXA([.Q31];[.K31];[.E31];[M5.E31];[M5.K31];[M5.Q31];[M2.E31];[M2.K31];[M2.Q31])" office:value-type="float" office:value="12528142.8571429">
            <text:p>12528142,8571429</text:p>
          </table:table-cell>
          <table:table-cell table:style-name="ce1" table:formula="of:=[.W31]-1" office:value-type="float" office:value="12528141.8571429">
            <text:p>12528141,8571429</text:p>
          </table:table-cell>
          <table:table-cell table:formula="of:=AND([.E31]&gt;[.X31];[.E31]&gt;0;NOT([.E31]=&quot;infeasible&quot;))" office:value-type="boolean" office:boolean-value="true">
            <text:p>VRAI</text:p>
          </table:table-cell>
          <table:table-cell table:formula="of:=AND([.K31]&gt;[.X31];[.K31]&gt;0;NOT([.K31]=&quot;infeasible&quot;))" office:value-type="boolean" office:boolean-value="true">
            <text:p>VRAI</text:p>
          </table:table-cell>
          <table:table-cell table:formula="of:=AND([.Q31]&gt;[.X31];[.Q31]&gt;0;NOT([.Q31]=&quot;infeasible&quot;))" office:value-type="boolean" office:boolean-value="true">
            <text:p>VRAI</text:p>
          </table:table-cell>
          <table:table-cell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268880">
            <text:p>8268880</text:p>
          </table:table-cell>
          <table:table-cell office:value-type="float" office:value="10888880">
            <text:p>1088888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8268880">
            <text:p>8268880</text:p>
          </table:table-cell>
          <table:table-cell office:value-type="float" office:value="10888880">
            <text:p>1088888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office:value-type="float" office:value="8268880">
            <text:p>8268880</text:p>
          </table:table-cell>
          <table:table-cell office:value-type="float" office:value="10888880">
            <text:p>1088888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table:style-name="ce1" table:formula="of:=MAXA([.Q32];[.K32];[.E32];[M5.E32];[M5.K32];[M5.Q32];[M2.E32];[M2.K32];[M2.Q32])" office:value-type="float" office:value="10059500">
            <text:p>10059500</text:p>
          </table:table-cell>
          <table:table-cell table:style-name="ce1" table:formula="of:=[.W32]-1" office:value-type="float" office:value="10059499">
            <text:p>10059499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252366.6666667">
            <text:p>14252366,6666667</text:p>
          </table:table-cell>
          <table:table-cell office:value-type="float" office:value="20662377">
            <text:p>20662377</text:p>
          </table:table-cell>
          <table:table-cell/>
          <table:table-cell office:value-type="string">
            <text:p><text:s/></text:p>
          </table:table-cell>
          <table:table-cell office:value-type="float" office:value="1.46">
            <text:p>1,46</text:p>
          </table:table-cell>
          <table:table-cell/>
          <table:table-cell office:value-type="float" office:value="14252366.6666667">
            <text:p>14252366,6666667</text:p>
          </table:table-cell>
          <table:table-cell office:value-type="float" office:value="20662377">
            <text:p>20662377</text:p>
          </table:table-cell>
          <table:table-cell/>
          <table:table-cell office:value-type="string">
            <text:p><text:s/></text:p>
          </table:table-cell>
          <table:table-cell office:value-type="float" office:value="1.32">
            <text:p>1,32</text:p>
          </table:table-cell>
          <table:table-cell/>
          <table:table-cell office:value-type="float" office:value="14252366.6666667">
            <text:p>14252366,6666667</text:p>
          </table:table-cell>
          <table:table-cell office:value-type="float" office:value="20662377">
            <text:p>20662377</text:p>
          </table:table-cell>
          <table:table-cell/>
          <table:table-cell office:value-type="string">
            <text:p><text:s/></text:p>
          </table:table-cell>
          <table:table-cell office:value-type="float" office:value="1.43">
            <text:p>1,43</text:p>
          </table:table-cell>
          <table:table-cell/>
          <table:table-cell table:style-name="ce1" table:formula="of:=MAXA([.Q33];[.K33];[.E33];[M5.E33];[M5.K33];[M5.Q33];[M2.E33];[M2.K33];[M2.Q33])" office:value-type="float" office:value="14935466.6666667">
            <text:p>14935466,6666667</text:p>
          </table:table-cell>
          <table:table-cell table:style-name="ce1" table:formula="of:=[.W33]-1" office:value-type="float" office:value="14935465.6666667">
            <text:p>14935465,6666667</text:p>
          </table:table-cell>
          <table:table-cell table:formula="of:=AND([.E33]&gt;[.X33];[.E33]&gt;0;NOT([.E33]=&quot;infeasible&quot;))" office:value-type="boolean" office:boolean-value="false">
            <text:p>FAUX</text:p>
          </table:table-cell>
          <table:table-cell table:formula="of:=AND([.K33]&gt;[.X33];[.K33]&gt;0;NOT([.K33]=&quot;infeasible&quot;))" office:value-type="boolean" office:boolean-value="false">
            <text:p>FAUX</text:p>
          </table:table-cell>
          <table:table-cell table:formula="of:=AND([.Q33]&gt;[.X33];[.Q33]&gt;0;NOT([.Q33]=&quot;infeasible&quot;))" office:value-type="boolean" office:boolean-value="false">
            <text:p>FAUX</text:p>
          </table:table-cell>
          <table:table-cell table:formula="of:=[.E33]+([.H33]*[.E33])&lt;[.X33]" office:value-type="boolean" office:boolean-value="true">
            <text:p>VRAI</text:p>
          </table:table-cell>
          <table:table-cell table:style-name="ce1" table:formula="of:=[.K33]+([.N33]*[.K33])&lt;[.X33]" office:value-type="boolean" office:boolean-value="true">
            <text:p>VRAI</text:p>
          </table:table-cell>
          <table:table-cell table:style-name="ce1" table:formula="of:=[.Q33]+([.Q33]*[.T33])&lt;[.X3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4800500">
            <text:p>24800500</text:p>
          </table:table-cell>
          <table:table-cell office:value-type="float" office:value="36010500">
            <text:p>36010500</text:p>
          </table:table-cell>
          <table:table-cell/>
          <table:table-cell office:value-type="string">
            <text:p><text:s/></text:p>
          </table:table-cell>
          <table:table-cell office:value-type="float" office:value="0.85">
            <text:p>0,85</text:p>
          </table:table-cell>
          <table:table-cell/>
          <table:table-cell office:value-type="float" office:value="24800500">
            <text:p>24800500</text:p>
          </table:table-cell>
          <table:table-cell office:value-type="float" office:value="36010500">
            <text:p>36010500</text:p>
          </table:table-cell>
          <table:table-cell/>
          <table:table-cell office:value-type="string">
            <text:p><text:s/></text:p>
          </table:table-cell>
          <table:table-cell office:value-type="float" office:value="0.54">
            <text:p>0,54</text:p>
          </table:table-cell>
          <table:table-cell/>
          <table:table-cell office:value-type="float" office:value="24800500">
            <text:p>24800500</text:p>
          </table:table-cell>
          <table:table-cell office:value-type="float" office:value="36010500">
            <text:p>36010500</text:p>
          </table:table-cell>
          <table:table-cell/>
          <table:table-cell office:value-type="string">
            <text:p><text:s/></text:p>
          </table:table-cell>
          <table:table-cell office:value-type="float" office:value="0.72">
            <text:p>0,72</text:p>
          </table:table-cell>
          <table:table-cell/>
          <table:table-cell table:style-name="ce1" table:formula="of:=MAXA([.Q34];[.K34];[.E34];[M5.E34];[M5.K34];[M5.Q34];[M2.E34];[M2.K34];[M2.Q34])" office:value-type="float" office:value="25105500">
            <text:p>25105500</text:p>
          </table:table-cell>
          <table:table-cell table:style-name="ce1" table:formula="of:=[.W34]-1" office:value-type="float" office:value="25105499">
            <text:p>25105499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6931100">
            <text:p>16931100</text:p>
          </table:table-cell>
          <table:table-cell office:value-type="float" office:value="24081090">
            <text:p>24081090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office:value-type="float" office:value="16931100">
            <text:p>16931100</text:p>
          </table:table-cell>
          <table:table-cell office:value-type="float" office:value="24081090">
            <text:p>24081090</text:p>
          </table:table-cell>
          <table:table-cell/>
          <table:table-cell office:value-type="string">
            <text:p><text:s/></text:p>
          </table:table-cell>
          <table:table-cell office:value-type="float" office:value="0.67">
            <text:p>0,67</text:p>
          </table:table-cell>
          <table:table-cell/>
          <table:table-cell office:value-type="float" office:value="16931100">
            <text:p>16931100</text:p>
          </table:table-cell>
          <table:table-cell office:value-type="float" office:value="24081090">
            <text:p>24081090</text:p>
          </table:table-cell>
          <table:table-cell/>
          <table:table-cell office:value-type="string">
            <text:p><text:s/></text:p>
          </table:table-cell>
          <table:table-cell office:value-type="float" office:value="0.72">
            <text:p>0,72</text:p>
          </table:table-cell>
          <table:table-cell/>
          <table:table-cell table:style-name="ce1" table:formula="of:=MAXA([.Q35];[.K35];[.E35];[M5.E35];[M5.K35];[M5.Q35];[M2.E35];[M2.K35];[M2.Q35])" office:value-type="float" office:value="18734000">
            <text:p>18734000</text:p>
          </table:table-cell>
          <table:table-cell table:style-name="ce1" table:formula="of:=[.W35]-1" office:value-type="float" office:value="18733999">
            <text:p>18733999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4115000">
            <text:p>24115000</text:p>
          </table:table-cell>
          <table:table-cell office:value-type="float" office:value="34665000">
            <text:p>34665000</text:p>
          </table:table-cell>
          <table:table-cell/>
          <table:table-cell office:value-type="string">
            <text:p><text:s/></text:p>
          </table:table-cell>
          <table:table-cell office:value-type="float" office:value="2.26">
            <text:p>2,26</text:p>
          </table:table-cell>
          <table:table-cell/>
          <table:table-cell office:value-type="float" office:value="24115000">
            <text:p>24115000</text:p>
          </table:table-cell>
          <table:table-cell office:value-type="float" office:value="34665000">
            <text:p>34665000</text:p>
          </table:table-cell>
          <table:table-cell/>
          <table:table-cell office:value-type="string">
            <text:p><text:s/></text:p>
          </table:table-cell>
          <table:table-cell office:value-type="float" office:value="3.91">
            <text:p>3,91</text:p>
          </table:table-cell>
          <table:table-cell/>
          <table:table-cell office:value-type="float" office:value="24115000">
            <text:p>24115000</text:p>
          </table:table-cell>
          <table:table-cell office:value-type="float" office:value="34665000">
            <text:p>346650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table:style-name="ce1" table:formula="of:=MAXA([.Q36];[.K36];[.E36];[M5.E36];[M5.K36];[M5.Q36];[M2.E36];[M2.K36];[M2.Q36])" office:value-type="float" office:value="25965500">
            <text:p>25965500</text:p>
          </table:table-cell>
          <table:table-cell table:style-name="ce1" table:formula="of:=[.W36]-1" office:value-type="float" office:value="25965499">
            <text:p>25965499</text:p>
          </table:table-cell>
          <table:table-cell table:formula="of:=AND([.E36]&gt;[.X36];[.E36]&gt;0;NOT([.E36]=&quot;infeasible&quot;))" office:value-type="boolean" office:boolean-value="false">
            <text:p>FAUX</text:p>
          </table:table-cell>
          <table:table-cell table:formula="of:=AND([.K36]&gt;[.X36];[.K36]&gt;0;NOT([.K36]=&quot;infeasible&quot;))" office:value-type="boolean" office:boolean-value="false">
            <text:p>FAUX</text:p>
          </table:table-cell>
          <table:table-cell table:formula="of:=AND([.Q36]&gt;[.X36];[.Q36]&gt;0;NOT([.Q36]=&quot;infeasible&quot;))" office:value-type="boolean" office:boolean-value="false">
            <text:p>FAUX</text:p>
          </table:table-cell>
          <table:table-cell table:formula="of:=[.E36]+([.H36]*[.E36])&lt;[.X36]" office:value-type="boolean" office:boolean-value="true">
            <text:p>VRAI</text:p>
          </table:table-cell>
          <table:table-cell table:style-name="ce1" table:formula="of:=[.K36]+([.N36]*[.K36])&lt;[.X36]" office:value-type="boolean" office:boolean-value="true">
            <text:p>VRAI</text:p>
          </table:table-cell>
          <table:table-cell table:style-name="ce1" table:formula="of:=[.Q36]+([.Q36]*[.T36])&lt;[.X3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7614400">
            <text:p>27614400</text:p>
          </table:table-cell>
          <table:table-cell office:value-type="float" office:value="41404400">
            <text:p>41404400</text:p>
          </table:table-cell>
          <table:table-cell/>
          <table:table-cell office:value-type="string">
            <text:p><text:s/></text:p>
          </table:table-cell>
          <table:table-cell office:value-type="float" office:value="4.15">
            <text:p>4,15</text:p>
          </table:table-cell>
          <table:table-cell/>
          <table:table-cell office:value-type="float" office:value="27614400">
            <text:p>27614400</text:p>
          </table:table-cell>
          <table:table-cell office:value-type="float" office:value="41404400">
            <text:p>41404400</text:p>
          </table:table-cell>
          <table:table-cell/>
          <table:table-cell office:value-type="string">
            <text:p><text:s/></text:p>
          </table:table-cell>
          <table:table-cell office:value-type="float" office:value="4.61">
            <text:p>4,61</text:p>
          </table:table-cell>
          <table:table-cell/>
          <table:table-cell office:value-type="float" office:value="27614400">
            <text:p>27614400</text:p>
          </table:table-cell>
          <table:table-cell office:value-type="float" office:value="41404400">
            <text:p>41404400</text:p>
          </table:table-cell>
          <table:table-cell/>
          <table:table-cell office:value-type="string">
            <text:p><text:s/></text:p>
          </table:table-cell>
          <table:table-cell office:value-type="float" office:value="4.06">
            <text:p>4,06</text:p>
          </table:table-cell>
          <table:table-cell/>
          <table:table-cell table:style-name="ce1" table:formula="of:=MAXA([.Q37];[.K37];[.E37];[M5.E37];[M5.K37];[M5.Q37];[M2.E37];[M2.K37];[M2.Q37])" office:value-type="float" office:value="29037000">
            <text:p>29037000</text:p>
          </table:table-cell>
          <table:table-cell table:style-name="ce1" table:formula="of:=[.W37]-1" office:value-type="float" office:value="29036999">
            <text:p>29036999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formula="of:=[.E37]+([.H37]*[.E37])&lt;[.X37]" office:value-type="boolean" office:boolean-value="true">
            <text:p>VRAI</text:p>
          </table:table-cell>
          <table:table-cell table:style-name="ce1" table:formula="of:=[.K37]+([.N37]*[.K37])&lt;[.X37]" office:value-type="boolean" office:boolean-value="true">
            <text:p>VRAI</text:p>
          </table:table-cell>
          <table:table-cell table:style-name="ce1" table:formula="of:=[.Q37]+([.Q37]*[.T37])&lt;[.X3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4876600">
            <text:p>24876600</text:p>
          </table:table-cell>
          <table:table-cell office:value-type="float" office:value="35636600">
            <text:p>35636600</text:p>
          </table:table-cell>
          <table:table-cell/>
          <table:table-cell office:value-type="string">
            <text:p><text:s/></text:p>
          </table:table-cell>
          <table:table-cell office:value-type="float" office:value="3.84">
            <text:p>3,84</text:p>
          </table:table-cell>
          <table:table-cell/>
          <table:table-cell office:value-type="float" office:value="24876600">
            <text:p>24876600</text:p>
          </table:table-cell>
          <table:table-cell office:value-type="float" office:value="35636600">
            <text:p>35636600</text:p>
          </table:table-cell>
          <table:table-cell/>
          <table:table-cell office:value-type="string">
            <text:p><text:s/></text:p>
          </table:table-cell>
          <table:table-cell office:value-type="float" office:value="3.75">
            <text:p>3,75</text:p>
          </table:table-cell>
          <table:table-cell/>
          <table:table-cell office:value-type="float" office:value="24876600">
            <text:p>24876600</text:p>
          </table:table-cell>
          <table:table-cell office:value-type="float" office:value="35636600">
            <text:p>35636600</text:p>
          </table:table-cell>
          <table:table-cell/>
          <table:table-cell office:value-type="string">
            <text:p><text:s/></text:p>
          </table:table-cell>
          <table:table-cell office:value-type="float" office:value="3.52">
            <text:p>3,52</text:p>
          </table:table-cell>
          <table:table-cell/>
          <table:table-cell table:style-name="ce1" table:formula="of:=MAXA([.Q38];[.K38];[.E38];[M5.E38];[M5.K38];[M5.Q38];[M2.E38];[M2.K38];[M2.Q38])" office:value-type="float" office:value="25294000">
            <text:p>25294000</text:p>
          </table:table-cell>
          <table:table-cell table:style-name="ce1" table:formula="of:=[.W38]-1" office:value-type="float" office:value="25293999">
            <text:p>25293999</text:p>
          </table:table-cell>
          <table:table-cell table:formula="of:=AND([.E38]&gt;[.X38];[.E38]&gt;0;NOT([.E38]=&quot;infeasible&quot;))" office:value-type="boolean" office:boolean-value="false">
            <text:p>FAUX</text:p>
          </table:table-cell>
          <table:table-cell table:formula="of:=AND([.K38]&gt;[.X38];[.K38]&gt;0;NOT([.K38]=&quot;infeasible&quot;))" office:value-type="boolean" office:boolean-value="false">
            <text:p>FAUX</text:p>
          </table:table-cell>
          <table:table-cell table:formula="of:=AND([.Q38]&gt;[.X38];[.Q38]&gt;0;NOT([.Q38]=&quot;infeasible&quot;))" office:value-type="boolean" office:boolean-value="false">
            <text:p>FAUX</text:p>
          </table:table-cell>
          <table:table-cell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true">
            <text:p>VRAI</text:p>
          </table:table-cell>
          <table:table-cell table:style-name="ce1" table:formula="of:=[.Q38]+([.Q38]*[.T38])&lt;[.X3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7327375">
            <text:p>17327375</text:p>
          </table:table-cell>
          <table:table-cell office:value-type="float" office:value="23827390">
            <text:p>23827390</text:p>
          </table:table-cell>
          <table:table-cell/>
          <table:table-cell office:value-type="string">
            <text:p><text:s/></text:p>
          </table:table-cell>
          <table:table-cell office:value-type="float" office:value="0.23">
            <text:p>0,23</text:p>
          </table:table-cell>
          <table:table-cell/>
          <table:table-cell office:value-type="float" office:value="17327375">
            <text:p>17327375</text:p>
          </table:table-cell>
          <table:table-cell office:value-type="float" office:value="23827390">
            <text:p>2382739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17327375">
            <text:p>17327375</text:p>
          </table:table-cell>
          <table:table-cell office:value-type="float" office:value="23827390">
            <text:p>23827390</text:p>
          </table:table-cell>
          <table:table-cell/>
          <table:table-cell office:value-type="string">
            <text:p><text:s/></text:p>
          </table:table-cell>
          <table:table-cell office:value-type="float" office:value="0.56">
            <text:p>0,56</text:p>
          </table:table-cell>
          <table:table-cell/>
          <table:table-cell table:style-name="ce1" table:formula="of:=MAXA([.Q39];[.K39];[.E39];[M5.E39];[M5.K39];[M5.Q39];[M2.E39];[M2.K39];[M2.Q39])" office:value-type="float" office:value="18507000">
            <text:p>18507000</text:p>
          </table:table-cell>
          <table:table-cell table:style-name="ce1" table:formula="of:=[.W39]-1" office:value-type="float" office:value="18506999">
            <text:p>18506999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true">
            <text:p>VRAI</text:p>
          </table:table-cell>
          <table:table-cell table:style-name="ce1" table:formula="of:=[.K39]+([.N39]*[.K39])&lt;[.X39]" office:value-type="boolean" office:boolean-value="true">
            <text:p>VRAI</text:p>
          </table:table-cell>
          <table:table-cell table:style-name="ce1" table:formula="of:=[.Q39]+([.Q39]*[.T39])&lt;[.X3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224500">
            <text:p>7224500</text:p>
          </table:table-cell>
          <table:table-cell office:value-type="float" office:value="9854500">
            <text:p>9854500</text:p>
          </table:table-cell>
          <table:table-cell/>
          <table:table-cell office:value-type="string">
            <text:p><text:s/></text:p>
          </table:table-cell>
          <table:table-cell office:value-type="float" office:value="0.99">
            <text:p>0,99</text:p>
          </table:table-cell>
          <table:table-cell/>
          <table:table-cell office:value-type="float" office:value="7224500">
            <text:p>7224500</text:p>
          </table:table-cell>
          <table:table-cell office:value-type="float" office:value="9854500">
            <text:p>9854500</text:p>
          </table:table-cell>
          <table:table-cell/>
          <table:table-cell office:value-type="string">
            <text:p><text:s/></text:p>
          </table:table-cell>
          <table:table-cell office:value-type="float" office:value="1.03">
            <text:p>1,03</text:p>
          </table:table-cell>
          <table:table-cell/>
          <table:table-cell office:value-type="float" office:value="7224500">
            <text:p>7224500</text:p>
          </table:table-cell>
          <table:table-cell office:value-type="float" office:value="9854500">
            <text:p>9854500</text:p>
          </table:table-cell>
          <table:table-cell/>
          <table:table-cell office:value-type="string">
            <text:p><text:s/></text:p>
          </table:table-cell>
          <table:table-cell office:value-type="float" office:value="0.95">
            <text:p>0,95</text:p>
          </table:table-cell>
          <table:table-cell/>
          <table:table-cell table:style-name="ce1" table:formula="of:=MAXA([.Q40];[.K40];[.E40];[M5.E40];[M5.K40];[M5.Q40];[M2.E40];[M2.K40];[M2.Q40])" office:value-type="float" office:value="7701000.00000001">
            <text:p>7701000,00000001</text:p>
          </table:table-cell>
          <table:table-cell table:style-name="ce1" table:formula="of:=[.W40]-1" office:value-type="float" office:value="7700999.00000001">
            <text:p>7700999,00000001</text:p>
          </table:table-cell>
          <table:table-cell table:formula="of:=AND([.E40]&gt;[.X40];[.E40]&gt;0;NOT([.E40]=&quot;infeasible&quot;))" office:value-type="boolean" office:boolean-value="false">
            <text:p>FAUX</text:p>
          </table:table-cell>
          <table:table-cell table:formula="of:=AND([.K40]&gt;[.X40];[.K40]&gt;0;NOT([.K40]=&quot;infeasible&quot;))" office:value-type="boolean" office:boolean-value="false">
            <text:p>FAUX</text:p>
          </table:table-cell>
          <table:table-cell table:formula="of:=AND([.Q40]&gt;[.X40];[.Q40]&gt;0;NOT([.Q40]=&quot;infeasible&quot;))" office:value-type="boolean" office:boolean-value="false">
            <text:p>FAUX</text:p>
          </table:table-cell>
          <table:table-cell table:formula="of:=[.E40]+([.H40]*[.E40])&lt;[.X40]" office:value-type="boolean" office:boolean-value="true">
            <text:p>VRAI</text:p>
          </table:table-cell>
          <table:table-cell table:style-name="ce1" table:formula="of:=[.K40]+([.N40]*[.K40])&lt;[.X40]" office:value-type="boolean" office:boolean-value="true">
            <text:p>VRAI</text:p>
          </table:table-cell>
          <table:table-cell table:style-name="ce1" table:formula="of:=[.Q40]+([.Q40]*[.T40])&lt;[.X4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660800">
            <text:p>7660800</text:p>
          </table:table-cell>
          <table:table-cell office:value-type="float" office:value="10640800">
            <text:p>10640800</text:p>
          </table:table-cell>
          <table:table-cell/>
          <table:table-cell office:value-type="string">
            <text:p><text:s/></text:p>
          </table:table-cell>
          <table:table-cell office:value-type="float" office:value="0.29">
            <text:p>0,29</text:p>
          </table:table-cell>
          <table:table-cell/>
          <table:table-cell office:value-type="float" office:value="7660800">
            <text:p>7660800</text:p>
          </table:table-cell>
          <table:table-cell office:value-type="float" office:value="10640800">
            <text:p>1064080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7660800">
            <text:p>7660800</text:p>
          </table:table-cell>
          <table:table-cell office:value-type="float" office:value="10640800">
            <text:p>106408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table:style-name="ce1" table:formula="of:=MAXA([.Q41];[.K41];[.E41];[M5.E41];[M5.K41];[M5.Q41];[M2.E41];[M2.K41];[M2.Q41])" office:value-type="float" office:value="8983066.66666667">
            <text:p>8983066,66666667</text:p>
          </table:table-cell>
          <table:table-cell table:style-name="ce1" table:formula="of:=[.W41]-1" office:value-type="float" office:value="8983065.66666667">
            <text:p>8983065,66666667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1884100">
            <text:p>21884100</text:p>
          </table:table-cell>
          <table:table-cell office:value-type="float" office:value="32134100">
            <text:p>32134100</text:p>
          </table:table-cell>
          <table:table-cell/>
          <table:table-cell office:value-type="string">
            <text:p><text:s/></text:p>
          </table:table-cell>
          <table:table-cell office:value-type="float" office:value="0.71">
            <text:p>0,71</text:p>
          </table:table-cell>
          <table:table-cell/>
          <table:table-cell office:value-type="float" office:value="21884100">
            <text:p>21884100</text:p>
          </table:table-cell>
          <table:table-cell office:value-type="float" office:value="32134100">
            <text:p>32134100</text:p>
          </table:table-cell>
          <table:table-cell/>
          <table:table-cell office:value-type="string">
            <text:p><text:s/></text:p>
          </table:table-cell>
          <table:table-cell office:value-type="float" office:value="0.92">
            <text:p>0,92</text:p>
          </table:table-cell>
          <table:table-cell/>
          <table:table-cell office:value-type="float" office:value="21883200">
            <text:p>21883200</text:p>
          </table:table-cell>
          <table:table-cell office:value-type="float" office:value="32134100">
            <text:p>32134100</text:p>
          </table:table-cell>
          <table:table-cell/>
          <table:table-cell office:value-type="string">
            <text:p><text:s/></text:p>
          </table:table-cell>
          <table:table-cell office:value-type="float" office:value="1.12">
            <text:p>1,12</text:p>
          </table:table-cell>
          <table:table-cell/>
          <table:table-cell table:style-name="ce1" table:formula="of:=MAXA([.Q42];[.K42];[.E42];[M5.E42];[M5.K42];[M5.Q42];[M2.E42];[M2.K42];[M2.Q42])" office:value-type="float" office:value="22820500">
            <text:p>22820500</text:p>
          </table:table-cell>
          <table:table-cell table:style-name="ce1" table:formula="of:=[.W42]-1" office:value-type="float" office:value="22820499">
            <text:p>22820499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true">
            <text:p>VRAI</text:p>
          </table:table-cell>
          <table:table-cell table:style-name="ce1" table:formula="of:=[.K42]+([.N42]*[.K42])&lt;[.X42]" office:value-type="boolean" office:boolean-value="true">
            <text:p>VRAI</text:p>
          </table:table-cell>
          <table:table-cell table:style-name="ce1" table:formula="of:=[.Q42]+([.Q42]*[.T42])&lt;[.X4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7878190">
            <text:p>17878190</text:p>
          </table:table-cell>
          <table:table-cell office:value-type="float" office:value="26328190">
            <text:p>26328190</text:p>
          </table:table-cell>
          <table:table-cell/>
          <table:table-cell office:value-type="string">
            <text:p><text:s/></text:p>
          </table:table-cell>
          <table:table-cell office:value-type="float" office:value="0.78">
            <text:p>0,78</text:p>
          </table:table-cell>
          <table:table-cell/>
          <table:table-cell office:value-type="float" office:value="17878190">
            <text:p>17878190</text:p>
          </table:table-cell>
          <table:table-cell office:value-type="float" office:value="26328190">
            <text:p>2632819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office:value-type="float" office:value="17878190">
            <text:p>17878190</text:p>
          </table:table-cell>
          <table:table-cell office:value-type="float" office:value="26328190">
            <text:p>26328190</text:p>
          </table:table-cell>
          <table:table-cell/>
          <table:table-cell office:value-type="string">
            <text:p><text:s/></text:p>
          </table:table-cell>
          <table:table-cell office:value-type="float" office:value="0.89">
            <text:p>0,89</text:p>
          </table:table-cell>
          <table:table-cell/>
          <table:table-cell table:style-name="ce1" table:formula="of:=MAXA([.Q43];[.K43];[.E43];[M5.E43];[M5.K43];[M5.Q43];[M2.E43];[M2.K43];[M2.Q43])" office:value-type="float" office:value="18798550">
            <text:p>18798550</text:p>
          </table:table-cell>
          <table:table-cell table:style-name="ce1" table:formula="of:=[.W43]-1" office:value-type="float" office:value="18798549">
            <text:p>18798549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true">
            <text:p>VRAI</text:p>
          </table:table-cell>
          <table:table-cell table:style-name="ce1" table:formula="of:=[.K43]+([.N43]*[.K43])&lt;[.X43]" office:value-type="boolean" office:boolean-value="true">
            <text:p>VRAI</text:p>
          </table:table-cell>
          <table:table-cell table:style-name="ce1" table:formula="of:=[.Q43]+([.Q43]*[.T43])&lt;[.X4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3642290">
            <text:p>13642290</text:p>
          </table:table-cell>
          <table:table-cell office:value-type="float" office:value="18572290">
            <text:p>18572290</text:p>
          </table:table-cell>
          <table:table-cell/>
          <table:table-cell office:value-type="string">
            <text:p><text:s/></text:p>
          </table:table-cell>
          <table:table-cell office:value-type="float" office:value="0.62">
            <text:p>0,62</text:p>
          </table:table-cell>
          <table:table-cell/>
          <table:table-cell office:value-type="float" office:value="13642290">
            <text:p>13642290</text:p>
          </table:table-cell>
          <table:table-cell office:value-type="float" office:value="18572290">
            <text:p>1857229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office:value-type="float" office:value="13642290">
            <text:p>13642290</text:p>
          </table:table-cell>
          <table:table-cell office:value-type="float" office:value="18572290">
            <text:p>1857229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table:style-name="ce1" table:formula="of:=MAXA([.Q44];[.K44];[.E44];[M5.E44];[M5.K44];[M5.Q44];[M2.E44];[M2.K44];[M2.Q44])" office:value-type="float" office:value="14777100">
            <text:p>14777100</text:p>
          </table:table-cell>
          <table:table-cell table:style-name="ce1" table:formula="of:=[.W44]-1" office:value-type="float" office:value="14777099">
            <text:p>14777099</text:p>
          </table:table-cell>
          <table:table-cell table:formula="of:=AND([.E44]&gt;[.X44];[.E44]&gt;0;NOT([.E44]=&quot;infeasible&quot;))" office:value-type="boolean" office:boolean-value="false">
            <text:p>FAUX</text:p>
          </table:table-cell>
          <table:table-cell table:formula="of:=AND([.K44]&gt;[.X44];[.K44]&gt;0;NOT([.K44]=&quot;infeasible&quot;))" office:value-type="boolean" office:boolean-value="false">
            <text:p>FAUX</text:p>
          </table:table-cell>
          <table:table-cell table:formula="of:=AND([.Q44]&gt;[.X44];[.Q44]&gt;0;NOT([.Q44]=&quot;infeasible&quot;))" office:value-type="boolean" office:boolean-value="false">
            <text:p>FAUX</text:p>
          </table:table-cell>
          <table:table-cell table:formula="of:=[.E44]+([.H44]*[.E44])&lt;[.X44]" office:value-type="boolean" office:boolean-value="true">
            <text:p>VRAI</text:p>
          </table:table-cell>
          <table:table-cell table:style-name="ce1" table:formula="of:=[.K44]+([.N44]*[.K44])&lt;[.X44]" office:value-type="boolean" office:boolean-value="true">
            <text:p>VRAI</text:p>
          </table:table-cell>
          <table:table-cell table:style-name="ce1" table:formula="of:=[.Q44]+([.Q44]*[.T44])&lt;[.X4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5916900">
            <text:p>35916900</text:p>
          </table:table-cell>
          <table:table-cell office:value-type="float" office:value="53396940">
            <text:p>53396940</text:p>
          </table:table-cell>
          <table:table-cell/>
          <table:table-cell office:value-type="string">
            <text:p><text:s/></text:p>
          </table:table-cell>
          <table:table-cell office:value-type="float" office:value="3.98">
            <text:p>3,98</text:p>
          </table:table-cell>
          <table:table-cell/>
          <table:table-cell office:value-type="float" office:value="35916900">
            <text:p>35916900</text:p>
          </table:table-cell>
          <table:table-cell office:value-type="float" office:value="53396940">
            <text:p>53396940</text:p>
          </table:table-cell>
          <table:table-cell/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/>
          <table:table-cell office:value-type="float" office:value="35916900">
            <text:p>35916900</text:p>
          </table:table-cell>
          <table:table-cell office:value-type="float" office:value="53396940">
            <text:p>53396940</text:p>
          </table:table-cell>
          <table:table-cell/>
          <table:table-cell office:value-type="string">
            <text:p><text:s/></text:p>
          </table:table-cell>
          <table:table-cell office:value-type="float" office:value="4.22">
            <text:p>4,22</text:p>
          </table:table-cell>
          <table:table-cell/>
          <table:table-cell table:style-name="ce1" table:formula="of:=MAXA([.Q45];[.K45];[.E45];[M5.E45];[M5.K45];[M5.Q45];[M2.E45];[M2.K45];[M2.Q45])" office:value-type="float" office:value="37214166.6666667">
            <text:p>37214166,6666667</text:p>
          </table:table-cell>
          <table:table-cell table:style-name="ce1" table:formula="of:=[.W45]-1" office:value-type="float" office:value="37214165.6666667">
            <text:p>37214165,6666667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formula="of:=[.E45]+([.H45]*[.E45])&lt;[.X45]" office:value-type="boolean" office:boolean-value="true">
            <text:p>VRAI</text:p>
          </table:table-cell>
          <table:table-cell table:style-name="ce1" table:formula="of:=[.K45]+([.N45]*[.K45])&lt;[.X45]" office:value-type="boolean" office:boolean-value="true">
            <text:p>VRAI</text:p>
          </table:table-cell>
          <table:table-cell table:style-name="ce1" table:formula="of:=[.Q45]+([.Q45]*[.T45])&lt;[.X4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4788000">
            <text:p>34788000</text:p>
          </table:table-cell>
          <table:table-cell office:value-type="float" office:value="47828000">
            <text:p>47828000</text:p>
          </table:table-cell>
          <table:table-cell/>
          <table:table-cell office:value-type="string">
            <text:p><text:s/></text:p>
          </table:table-cell>
          <table:table-cell office:value-type="float" office:value="1.23">
            <text:p>1,23</text:p>
          </table:table-cell>
          <table:table-cell/>
          <table:table-cell office:value-type="float" office:value="34788000">
            <text:p>34788000</text:p>
          </table:table-cell>
          <table:table-cell office:value-type="float" office:value="47828000">
            <text:p>47828000</text:p>
          </table:table-cell>
          <table:table-cell/>
          <table:table-cell office:value-type="string">
            <text:p><text:s/></text:p>
          </table:table-cell>
          <table:table-cell office:value-type="float" office:value="1.55">
            <text:p>1,55</text:p>
          </table:table-cell>
          <table:table-cell/>
          <table:table-cell office:value-type="float" office:value="34788000">
            <text:p>34788000</text:p>
          </table:table-cell>
          <table:table-cell office:value-type="float" office:value="47828000">
            <text:p>47828000</text:p>
          </table:table-cell>
          <table:table-cell/>
          <table:table-cell office:value-type="string">
            <text:p><text:s/></text:p>
          </table:table-cell>
          <table:table-cell office:value-type="float" office:value="1.31">
            <text:p>1,31</text:p>
          </table:table-cell>
          <table:table-cell/>
          <table:table-cell table:style-name="ce1" table:formula="of:=MAXA([.Q46];[.K46];[.E46];[M5.E46];[M5.K46];[M5.Q46];[M2.E46];[M2.K46];[M2.Q46])" office:value-type="float" office:value="37673333.3333333">
            <text:p>37673333,3333333</text:p>
          </table:table-cell>
          <table:table-cell table:style-name="ce1" table:formula="of:=[.W46]-1" office:value-type="float" office:value="37673332.3333333">
            <text:p>37673332,3333333</text:p>
          </table:table-cell>
          <table:table-cell table:formula="of:=AND([.E46]&gt;[.X46];[.E46]&gt;0;NOT([.E46]=&quot;infeasible&quot;))" office:value-type="boolean" office:boolean-value="false">
            <text:p>FAUX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false">
            <text:p>FAUX</text:p>
          </table:table-cell>
          <table:table-cell table:formula="of:=[.E46]+([.H46]*[.E46])&lt;[.X46]" office:value-type="boolean" office:boolean-value="true">
            <text:p>VRAI</text:p>
          </table:table-cell>
          <table:table-cell table:style-name="ce1" table:formula="of:=[.K46]+([.N46]*[.K46])&lt;[.X46]" office:value-type="boolean" office:boolean-value="true">
            <text:p>VRAI</text:p>
          </table:table-cell>
          <table:table-cell table:style-name="ce1" table:formula="of:=[.Q46]+([.Q46]*[.T46])&lt;[.X4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124600">
            <text:p>28124600</text:p>
          </table:table-cell>
          <table:table-cell office:value-type="float" office:value="40174600">
            <text:p>40174600</text:p>
          </table:table-cell>
          <table:table-cell/>
          <table:table-cell office:value-type="string">
            <text:p><text:s/></text:p>
          </table:table-cell>
          <table:table-cell office:value-type="float" office:value="2.44">
            <text:p>2,44</text:p>
          </table:table-cell>
          <table:table-cell/>
          <table:table-cell office:value-type="float" office:value="28124600">
            <text:p>28124600</text:p>
          </table:table-cell>
          <table:table-cell office:value-type="float" office:value="40174600">
            <text:p>40174600</text:p>
          </table:table-cell>
          <table:table-cell/>
          <table:table-cell office:value-type="string">
            <text:p><text:s/></text:p>
          </table:table-cell>
          <table:table-cell office:value-type="float" office:value="2.29">
            <text:p>2,29</text:p>
          </table:table-cell>
          <table:table-cell/>
          <table:table-cell office:value-type="float" office:value="28124600">
            <text:p>28124600</text:p>
          </table:table-cell>
          <table:table-cell office:value-type="float" office:value="40174600">
            <text:p>40174600</text:p>
          </table:table-cell>
          <table:table-cell/>
          <table:table-cell office:value-type="string">
            <text:p><text:s/></text:p>
          </table:table-cell>
          <table:table-cell office:value-type="float" office:value="1.35">
            <text:p>1,35</text:p>
          </table:table-cell>
          <table:table-cell/>
          <table:table-cell table:style-name="ce1" table:formula="of:=MAXA([.Q47];[.K47];[.E47];[M5.E47];[M5.K47];[M5.Q47];[M2.E47];[M2.K47];[M2.Q47])" office:value-type="float" office:value="28379500">
            <text:p>28379500</text:p>
          </table:table-cell>
          <table:table-cell table:style-name="ce1" table:formula="of:=[.W47]-1" office:value-type="float" office:value="28379499">
            <text:p>28379499</text:p>
          </table:table-cell>
          <table:table-cell table:formula="of:=AND([.E47]&gt;[.X47];[.E47]&gt;0;NOT([.E47]=&quot;infeasible&quot;))" office:value-type="boolean" office:boolean-value="false">
            <text:p>FAUX</text:p>
          </table:table-cell>
          <table:table-cell table:formula="of:=AND([.K47]&gt;[.X47];[.K47]&gt;0;NOT([.K47]=&quot;infeasible&quot;))" office:value-type="boolean" office:boolean-value="false">
            <text:p>FAUX</text:p>
          </table:table-cell>
          <table:table-cell table:formula="of:=AND([.Q47]&gt;[.X47];[.Q47]&gt;0;NOT([.Q47]=&quot;infeasible&quot;))" office:value-type="boolean" office:boolean-value="false">
            <text:p>FAUX</text:p>
          </table:table-cell>
          <table:table-cell table:formula="of:=[.E47]+([.H47]*[.E47])&lt;[.X47]" office:value-type="boolean" office:boolean-value="true">
            <text:p>VRAI</text:p>
          </table:table-cell>
          <table:table-cell table:style-name="ce1" table:formula="of:=[.K47]+([.N47]*[.K47])&lt;[.X47]" office:value-type="boolean" office:boolean-value="true">
            <text:p>VRAI</text:p>
          </table:table-cell>
          <table:table-cell table:style-name="ce1" table:formula="of:=[.Q47]+([.Q47]*[.T47])&lt;[.X4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711800">
            <text:p>9711800</text:p>
          </table:table-cell>
          <table:table-cell office:value-type="float" office:value="12831800">
            <text:p>12831800</text:p>
          </table:table-cell>
          <table:table-cell/>
          <table:table-cell office:value-type="string">
            <text:p><text:s/></text:p>
          </table:table-cell>
          <table:table-cell office:value-type="float" office:value="0.36">
            <text:p>0,36</text:p>
          </table:table-cell>
          <table:table-cell/>
          <table:table-cell office:value-type="float" office:value="9711800">
            <text:p>9711800</text:p>
          </table:table-cell>
          <table:table-cell office:value-type="float" office:value="12831800">
            <text:p>12831800</text:p>
          </table:table-cell>
          <table:table-cell/>
          <table:table-cell office:value-type="string">
            <text:p><text:s/></text:p>
          </table:table-cell>
          <table:table-cell office:value-type="float" office:value="0.66">
            <text:p>0,66</text:p>
          </table:table-cell>
          <table:table-cell/>
          <table:table-cell office:value-type="float" office:value="9711800">
            <text:p>9711800</text:p>
          </table:table-cell>
          <table:table-cell office:value-type="float" office:value="12831800">
            <text:p>1283180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table:style-name="ce1" table:formula="of:=MAXA([.Q48];[.K48];[.E48];[M5.E48];[M5.K48];[M5.Q48];[M2.E48];[M2.K48];[M2.Q48])" office:value-type="float" office:value="11519500">
            <text:p>11519500</text:p>
          </table:table-cell>
          <table:table-cell table:style-name="ce1" table:formula="of:=[.W48]-1" office:value-type="float" office:value="11519499">
            <text:p>11519499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035100">
            <text:p>6035100</text:p>
          </table:table-cell>
          <table:table-cell office:value-type="float" office:value="7605100">
            <text:p>76051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6035100">
            <text:p>6035100</text:p>
          </table:table-cell>
          <table:table-cell office:value-type="float" office:value="7605100">
            <text:p>7605100</text:p>
          </table:table-cell>
          <table:table-cell/>
          <table:table-cell office:value-type="string">
            <text:p><text:s/></text:p>
          </table:table-cell>
          <table:table-cell office:value-type="float" office:value="0.73">
            <text:p>0,73</text:p>
          </table:table-cell>
          <table:table-cell/>
          <table:table-cell office:value-type="float" office:value="6035100">
            <text:p>6035100</text:p>
          </table:table-cell>
          <table:table-cell office:value-type="float" office:value="7605100">
            <text:p>7605100</text:p>
          </table:table-cell>
          <table:table-cell/>
          <table:table-cell office:value-type="string">
            <text:p><text:s/></text:p>
          </table:table-cell>
          <table:table-cell office:value-type="float" office:value="0.37">
            <text:p>0,37</text:p>
          </table:table-cell>
          <table:table-cell/>
          <table:table-cell table:style-name="ce1" table:formula="of:=MAXA([.Q49];[.K49];[.E49];[M5.E49];[M5.K49];[M5.Q49];[M2.E49];[M2.K49];[M2.Q49])" office:value-type="float" office:value="6340100">
            <text:p>6340100</text:p>
          </table:table-cell>
          <table:table-cell table:style-name="ce1" table:formula="of:=[.W49]-1" office:value-type="float" office:value="6340099">
            <text:p>6340099</text:p>
          </table:table-cell>
          <table:table-cell table:formula="of:=AND([.E49]&gt;[.X49];[.E49]&gt;0;NOT([.E49]=&quot;infeasible&quot;))" office:value-type="boolean" office:boolean-value="false">
            <text:p>FAUX</text:p>
          </table:table-cell>
          <table:table-cell table:formula="of:=AND([.K49]&gt;[.X49];[.K49]&gt;0;NOT([.K49]=&quot;infeasible&quot;))" office:value-type="boolean" office:boolean-value="false">
            <text:p>FAUX</text:p>
          </table:table-cell>
          <table:table-cell table:formula="of:=AND([.Q49]&gt;[.X49];[.Q49]&gt;0;NOT([.Q49]=&quot;infeasible&quot;))" office:value-type="boolean" office:boolean-value="false">
            <text:p>FAUX</text:p>
          </table:table-cell>
          <table:table-cell table:formula="of:=[.E49]+([.H49]*[.E49])&lt;[.X49]" office:value-type="boolean" office:boolean-value="true">
            <text:p>VRAI</text:p>
          </table:table-cell>
          <table:table-cell table:style-name="ce1" table:formula="of:=[.K49]+([.N49]*[.K49])&lt;[.X49]" office:value-type="boolean" office:boolean-value="true">
            <text:p>VRAI</text:p>
          </table:table-cell>
          <table:table-cell table:style-name="ce1" table:formula="of:=[.Q49]+([.Q49]*[.T49])&lt;[.X4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907750">
            <text:p>8907750</text:p>
          </table:table-cell>
          <table:table-cell office:value-type="float" office:value="12497750">
            <text:p>1249775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8907750">
            <text:p>8907750</text:p>
          </table:table-cell>
          <table:table-cell office:value-type="float" office:value="12497750">
            <text:p>1249775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8907750">
            <text:p>8907750</text:p>
          </table:table-cell>
          <table:table-cell office:value-type="float" office:value="12497750">
            <text:p>1249775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50];[.K50];[.E50];[M5.E50];[M5.K50];[M5.Q50];[M2.E50];[M2.K50];[M2.Q50])" office:value-type="float" office:value="9990500">
            <text:p>9990500</text:p>
          </table:table-cell>
          <table:table-cell table:style-name="ce1" table:formula="of:=[.W50]-1" office:value-type="float" office:value="9990499">
            <text:p>9990499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2145200">
            <text:p>22145200</text:p>
          </table:table-cell>
          <table:table-cell office:value-type="float" office:value="30815200">
            <text:p>308152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22145200">
            <text:p>22145200</text:p>
          </table:table-cell>
          <table:table-cell office:value-type="float" office:value="30815200">
            <text:p>308152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22145200">
            <text:p>22145200</text:p>
          </table:table-cell>
          <table:table-cell office:value-type="float" office:value="30815200">
            <text:p>30815200</text:p>
          </table:table-cell>
          <table:table-cell/>
          <table:table-cell office:value-type="string">
            <text:p><text:s/></text:p>
          </table:table-cell>
          <table:table-cell office:value-type="float" office:value="0.63">
            <text:p>0,63</text:p>
          </table:table-cell>
          <table:table-cell/>
          <table:table-cell table:style-name="ce1" table:formula="of:=MAXA([.Q51];[.K51];[.E51];[M5.E51];[M5.K51];[M5.Q51];[M2.E51];[M2.K51];[M2.Q51])" office:value-type="float" office:value="23109100">
            <text:p>23109100</text:p>
          </table:table-cell>
          <table:table-cell table:style-name="ce1" table:formula="of:=[.W51]-1" office:value-type="float" office:value="23109099">
            <text:p>23109099</text:p>
          </table:table-cell>
          <table:table-cell table:formula="of:=AND([.E51]&gt;[.X51];[.E51]&gt;0;NOT([.E51]=&quot;infeasible&quot;))" office:value-type="boolean" office:boolean-value="false">
            <text:p>FAUX</text:p>
          </table:table-cell>
          <table:table-cell table:formula="of:=AND([.K51]&gt;[.X51];[.K51]&gt;0;NOT([.K51]=&quot;infeasible&quot;))" office:value-type="boolean" office:boolean-value="false">
            <text:p>FAUX</text:p>
          </table:table-cell>
          <table:table-cell table:formula="of:=AND([.Q51]&gt;[.X51];[.Q51]&gt;0;NOT([.Q51]=&quot;infeasible&quot;))" office:value-type="boolean" office:boolean-value="false">
            <text:p>FAUX</text:p>
          </table:table-cell>
          <table:table-cell table:formula="of:=[.E51]+([.H51]*[.E51])&lt;[.X51]" office:value-type="boolean" office:boolean-value="true">
            <text:p>VRAI</text:p>
          </table:table-cell>
          <table:table-cell table:style-name="ce1" table:formula="of:=[.K51]+([.N51]*[.K51])&lt;[.X51]" office:value-type="boolean" office:boolean-value="true">
            <text:p>VRAI</text:p>
          </table:table-cell>
          <table:table-cell table:style-name="ce1" table:formula="of:=[.Q51]+([.Q51]*[.T51])&lt;[.X5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2966580">
            <text:p>22966580</text:p>
          </table:table-cell>
          <table:table-cell office:value-type="float" office:value="31186580">
            <text:p>3118658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office:value-type="float" office:value="22966580">
            <text:p>22966580</text:p>
          </table:table-cell>
          <table:table-cell office:value-type="float" office:value="31186580">
            <text:p>31186580</text:p>
          </table:table-cell>
          <table:table-cell/>
          <table:table-cell office:value-type="string">
            <text:p><text:s/></text:p>
          </table:table-cell>
          <table:table-cell office:value-type="float" office:value="0.54">
            <text:p>0,54</text:p>
          </table:table-cell>
          <table:table-cell/>
          <table:table-cell office:value-type="float" office:value="22966580">
            <text:p>22966580</text:p>
          </table:table-cell>
          <table:table-cell office:value-type="float" office:value="31186580">
            <text:p>3118658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table:style-name="ce1" table:formula="of:=MAXA([.Q52];[.K52];[.E52];[M5.E52];[M5.K52];[M5.Q52];[M2.E52];[M2.K52];[M2.Q52])" office:value-type="float" office:value="25429833.3333333">
            <text:p>25429833,3333333</text:p>
          </table:table-cell>
          <table:table-cell table:style-name="ce1" table:formula="of:=[.W52]-1" office:value-type="float" office:value="25429832.3333333">
            <text:p>25429832,3333333</text:p>
          </table:table-cell>
          <table:table-cell table:formula="of:=AND([.E52]&gt;[.X52];[.E52]&gt;0;NOT([.E52]=&quot;infeasible&quot;))" office:value-type="boolean" office:boolean-value="false">
            <text:p>FAUX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true">
            <text:p>VRAI</text:p>
          </table:table-cell>
          <table:table-cell table:style-name="ce1" table:formula="of:=[.K52]+([.N52]*[.K52])&lt;[.X52]" office:value-type="boolean" office:boolean-value="true">
            <text:p>VRAI</text:p>
          </table:table-cell>
          <table:table-cell table:style-name="ce1" table:formula="of:=[.Q52]+([.Q52]*[.T52])&lt;[.X5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6106530.3030303">
            <text:p>16106530,3030303</text:p>
          </table:table-cell>
          <table:table-cell office:value-type="float" office:value="24036469">
            <text:p>24036469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16106530.3030303">
            <text:p>16106530,3030303</text:p>
          </table:table-cell>
          <table:table-cell office:value-type="float" office:value="24036469">
            <text:p>24036469</text:p>
          </table:table-cell>
          <table:table-cell/>
          <table:table-cell office:value-type="string">
            <text:p><text:s/></text:p>
          </table:table-cell>
          <table:table-cell office:value-type="float" office:value="0.56">
            <text:p>0,56</text:p>
          </table:table-cell>
          <table:table-cell/>
          <table:table-cell office:value-type="float" office:value="16106530.3030303">
            <text:p>16106530,3030303</text:p>
          </table:table-cell>
          <table:table-cell office:value-type="float" office:value="24036469">
            <text:p>24036469</text:p>
          </table:table-cell>
          <table:table-cell/>
          <table:table-cell office:value-type="string">
            <text:p><text:s/></text:p>
          </table:table-cell>
          <table:table-cell office:value-type="float" office:value="0.64">
            <text:p>0,64</text:p>
          </table:table-cell>
          <table:table-cell/>
          <table:table-cell table:style-name="ce1" table:formula="of:=MAXA([.Q53];[.K53];[.E53];[M5.E53];[M5.K53];[M5.Q53];[M2.E53];[M2.K53];[M2.Q53])" office:value-type="float" office:value="18336000">
            <text:p>18336000</text:p>
          </table:table-cell>
          <table:table-cell table:style-name="ce1" table:formula="of:=[.W53]-1" office:value-type="float" office:value="18335999">
            <text:p>18335999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true">
            <text:p>VRAI</text:p>
          </table:table-cell>
          <table:table-cell table:style-name="ce1" table:formula="of:=[.K53]+([.N53]*[.K53])&lt;[.X53]" office:value-type="boolean" office:boolean-value="true">
            <text:p>VRAI</text:p>
          </table:table-cell>
          <table:table-cell table:style-name="ce1" table:formula="of:=[.Q53]+([.Q53]*[.T53])&lt;[.X5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2035400">
            <text:p>32035400</text:p>
          </table:table-cell>
          <table:table-cell office:value-type="float" office:value="45555400">
            <text:p>45555400</text:p>
          </table:table-cell>
          <table:table-cell/>
          <table:table-cell office:value-type="string">
            <text:p><text:s/></text:p>
          </table:table-cell>
          <table:table-cell office:value-type="float" office:value="5.43">
            <text:p>5,43</text:p>
          </table:table-cell>
          <table:table-cell/>
          <table:table-cell office:value-type="float" office:value="32035400">
            <text:p>32035400</text:p>
          </table:table-cell>
          <table:table-cell office:value-type="float" office:value="45555400">
            <text:p>45555400</text:p>
          </table:table-cell>
          <table:table-cell/>
          <table:table-cell office:value-type="string">
            <text:p><text:s/></text:p>
          </table:table-cell>
          <table:table-cell office:value-type="float" office:value="3.78">
            <text:p>3,78</text:p>
          </table:table-cell>
          <table:table-cell/>
          <table:table-cell office:value-type="float" office:value="32035400">
            <text:p>32035400</text:p>
          </table:table-cell>
          <table:table-cell office:value-type="float" office:value="45555400">
            <text:p>45555400</text:p>
          </table:table-cell>
          <table:table-cell/>
          <table:table-cell office:value-type="string">
            <text:p><text:s/></text:p>
          </table:table-cell>
          <table:table-cell office:value-type="float" office:value="5.02">
            <text:p>5,02</text:p>
          </table:table-cell>
          <table:table-cell/>
          <table:table-cell table:style-name="ce1" table:formula="of:=MAXA([.Q54];[.K54];[.E54];[M5.E54];[M5.K54];[M5.Q54];[M2.E54];[M2.K54];[M2.Q54])" office:value-type="float" office:value="33566216.6666667">
            <text:p>33566216,6666667</text:p>
          </table:table-cell>
          <table:table-cell table:style-name="ce1" table:formula="of:=[.W54]-1" office:value-type="float" office:value="33566215.6666667">
            <text:p>33566215,6666667</text:p>
          </table:table-cell>
          <table:table-cell table:formula="of:=AND([.E54]&gt;[.X54];[.E54]&gt;0;NOT([.E54]=&quot;infeasible&quot;))" office:value-type="boolean" office:boolean-value="false">
            <text:p>FAUX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true">
            <text:p>VRAI</text:p>
          </table:table-cell>
          <table:table-cell table:style-name="ce1" table:formula="of:=[.K54]+([.N54]*[.K54])&lt;[.X54]" office:value-type="boolean" office:boolean-value="true">
            <text:p>VRAI</text:p>
          </table:table-cell>
          <table:table-cell table:style-name="ce1" table:formula="of:=[.Q54]+([.Q54]*[.T54])&lt;[.X5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2518650">
            <text:p>32518650</text:p>
          </table:table-cell>
          <table:table-cell office:value-type="float" office:value="47248586">
            <text:p>47248586</text:p>
          </table:table-cell>
          <table:table-cell/>
          <table:table-cell office:value-type="string">
            <text:p><text:s/></text:p>
          </table:table-cell>
          <table:table-cell office:value-type="float" office:value="2.85">
            <text:p>2,85</text:p>
          </table:table-cell>
          <table:table-cell/>
          <table:table-cell office:value-type="float" office:value="32518650">
            <text:p>32518650</text:p>
          </table:table-cell>
          <table:table-cell office:value-type="float" office:value="47248586">
            <text:p>47248586</text:p>
          </table:table-cell>
          <table:table-cell/>
          <table:table-cell office:value-type="string">
            <text:p><text:s/></text:p>
          </table:table-cell>
          <table:table-cell office:value-type="float" office:value="2.71">
            <text:p>2,71</text:p>
          </table:table-cell>
          <table:table-cell/>
          <table:table-cell office:value-type="float" office:value="32518650">
            <text:p>32518650</text:p>
          </table:table-cell>
          <table:table-cell office:value-type="float" office:value="47248586">
            <text:p>47248586</text:p>
          </table:table-cell>
          <table:table-cell/>
          <table:table-cell office:value-type="string">
            <text:p><text:s/></text:p>
          </table:table-cell>
          <table:table-cell office:value-type="float" office:value="3.75">
            <text:p>3,75</text:p>
          </table:table-cell>
          <table:table-cell/>
          <table:table-cell table:style-name="ce1" table:formula="of:=MAXA([.Q55];[.K55];[.E55];[M5.E55];[M5.K55];[M5.Q55];[M2.E55];[M2.K55];[M2.Q55])" office:value-type="float" office:value="32783250">
            <text:p>32783250</text:p>
          </table:table-cell>
          <table:table-cell table:style-name="ce1" table:formula="of:=[.W55]-1" office:value-type="float" office:value="32783249">
            <text:p>32783249</text:p>
          </table:table-cell>
          <table:table-cell table:formula="of:=AND([.E55]&gt;[.X55];[.E55]&gt;0;NOT([.E55]=&quot;infeasible&quot;))" office:value-type="boolean" office:boolean-value="false">
            <text:p>FAUX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true">
            <text:p>VRAI</text:p>
          </table:table-cell>
          <table:table-cell table:style-name="ce1" table:formula="of:=[.K55]+([.N55]*[.K55])&lt;[.X55]" office:value-type="boolean" office:boolean-value="true">
            <text:p>VRAI</text:p>
          </table:table-cell>
          <table:table-cell table:style-name="ce1" table:formula="of:=[.Q55]+([.Q55]*[.T55])&lt;[.X5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1789800">
            <text:p>31789800</text:p>
          </table:table-cell>
          <table:table-cell office:value-type="float" office:value="47199873">
            <text:p>47199873</text:p>
          </table:table-cell>
          <table:table-cell/>
          <table:table-cell office:value-type="string">
            <text:p><text:s/></text:p>
          </table:table-cell>
          <table:table-cell office:value-type="float" office:value="1.19">
            <text:p>1,19</text:p>
          </table:table-cell>
          <table:table-cell/>
          <table:table-cell office:value-type="float" office:value="31789800">
            <text:p>31789800</text:p>
          </table:table-cell>
          <table:table-cell office:value-type="float" office:value="47199873">
            <text:p>47199873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office:value-type="float" office:value="31789800">
            <text:p>31789800</text:p>
          </table:table-cell>
          <table:table-cell office:value-type="float" office:value="47199873">
            <text:p>47199873</text:p>
          </table:table-cell>
          <table:table-cell/>
          <table:table-cell office:value-type="string">
            <text:p><text:s/></text:p>
          </table:table-cell>
          <table:table-cell office:value-type="float" office:value="1.27">
            <text:p>1,27</text:p>
          </table:table-cell>
          <table:table-cell/>
          <table:table-cell table:style-name="ce1" table:formula="of:=MAXA([.Q56];[.K56];[.E56];[M5.E56];[M5.K56];[M5.Q56];[M2.E56];[M2.K56];[M2.Q56])" office:value-type="float" office:value="35252000">
            <text:p>35252000</text:p>
          </table:table-cell>
          <table:table-cell table:style-name="ce1" table:formula="of:=[.W56]-1" office:value-type="float" office:value="35251999">
            <text:p>35251999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true">
            <text:p>VRAI</text:p>
          </table:table-cell>
          <table:table-cell table:style-name="ce1" table:formula="of:=[.K56]+([.N56]*[.K56])&lt;[.X56]" office:value-type="boolean" office:boolean-value="true">
            <text:p>VRAI</text:p>
          </table:table-cell>
          <table:table-cell table:style-name="ce1" table:formula="of:=[.Q56]+([.Q56]*[.T56])&lt;[.X56]" office:value-type="boolean" office:boolean-value="true">
            <text:p>VRAI</text:p>
          </table:table-cell>
        </table:table-row>
        <table:table-row table:style-name="ro4">
          <table:table-cell table:number-columns-repeated="30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style-name="ce5" table:formula="of:=AVERAGE([.E3:.E56])" office:value-type="float" office:value="17384942.3733365">
            <text:p>17384942,3733365</text:p>
          </table:table-cell>
          <table:table-cell table:style-name="ce5" table:formula="of:=AVERAGE([.F3:.F56])" office:value-type="float" office:value="24944941">
            <text:p>24944941</text:p>
          </table:table-cell>
          <table:table-cell table:style-name="ce5" table:formula="of:=AVERAGE([.G3:.G56])" office:value-type="float" office:value="0">
            <text:p>#DIV/0 !</text:p>
          </table:table-cell>
          <table:table-cell table:style-name="ce4" table:number-columns-repeated="3"/>
          <table:table-cell table:style-name="ce5" table:formula="of:=AVERAGE([.K3:.K56])" office:value-type="float" office:value="17384905.3362995">
            <text:p>17384905,3362995</text:p>
          </table:table-cell>
          <table:table-cell table:style-name="ce5" table:formula="of:=AVERAGE([.L3:.L56])" office:value-type="float" office:value="24944941">
            <text:p>24944941</text:p>
          </table:table-cell>
          <table:table-cell table:style-name="ce5" table:formula="of:=AVERAGE([.M3:.M56])" office:value-type="float" office:value="0">
            <text:p>#DIV/0 !</text:p>
          </table:table-cell>
          <table:table-cell table:style-name="ce4" table:number-columns-repeated="3"/>
          <table:table-cell table:style-name="ce5" table:formula="of:=AVERAGE([.Q3:.Q56])" office:value-type="float" office:value="17384888.6696328">
            <text:p>17384888,6696328</text:p>
          </table:table-cell>
          <table:table-cell table:style-name="ce5" table:formula="of:=AVERAGE([.R3:.R56])" office:value-type="float" office:value="24944941">
            <text:p>24944941</text:p>
          </table:table-cell>
          <table:table-cell table:style-name="ce5" table:formula="of:=AVERAGE([.S3:.S56])" office:value-type="float" office:value="0">
            <text:p>#DIV/0 !</text:p>
          </table:table-cell>
          <table:table-cell table:style-name="ce11" table:number-columns-repeated="3"/>
          <table:table-cell table:style-name="ce1" table:formula="of:=AVERAGE([.W3:.W56])" office:value-type="float" office:value="18369039.0652557">
            <text:p>18369039,0652557</text:p>
          </table:table-cell>
          <table:table-cell table:number-columns-repeated="7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style-name="ce5" table:formula="of:=([.$W58]-[.E58])/[.E58]*100" office:value-type="float" office:value="5.66062671239283">
            <text:p>5,6606267124</text:p>
          </table:table-cell>
          <table:table-cell table:number-columns-repeated="2"/>
          <table:table-cell table:style-name="ce4" table:number-columns-repeated="3"/>
          <table:table-cell table:style-name="ce5" table:formula="of:=([.$W58]-[.K58])/[.K58]*100" office:value-type="float" office:value="5.66085181321848">
            <text:p>5,6608518132</text:p>
          </table:table-cell>
          <table:table-cell table:number-columns-repeated="2"/>
          <table:table-cell table:style-name="ce4" table:number-columns-repeated="3"/>
          <table:table-cell table:style-name="ce5" table:formula="of:=([.$W58]-[.Q58])/[.Q58]*100" office:value-type="float" office:value="5.66095310890294">
            <text:p>5,6609531089</text:p>
          </table:table-cell>
          <table:table-cell table:number-columns-repeated="2"/>
          <table:table-cell table:style-name="ce11" table:number-columns-repeated="3"/>
          <table:table-cell table:style-name="ce1"/>
          <table:table-cell table:number-columns-repeated="7"/>
        </table:table-row>
        <table:table-row table:style-name="ro5">
          <table:table-cell office:value-type="string">
            <text:p>Opti local</text:p>
          </table:table-cell>
          <table:table-cell table:number-columns-repeated="3"/>
          <table:table-cell table:style-name="ce5" table:formula="of:=SUMPRODUCT([.H3:.H56]=&quot; &quot;;[.E3:.E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5" table:formula="of:=SUMPRODUCT([.N3:.N56]=&quot; &quot;;[.K3:.K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5" table:formula="of:=SUMPRODUCT([.T3:.T56]=&quot; &quot;;[.Q3:.Q56]&gt;0)" office:value-type="float" office:value="54">
            <text:p>54</text:p>
          </table:table-cell>
          <table:table-cell table:style-name="Default" table:number-columns-repeated="2"/>
          <table:table-cell table:number-columns-repeated="11"/>
        </table:table-row>
        <table:table-row table:style-name="ro5">
          <table:table-cell office:value-type="string">
            <text:p>Opti Global</text:p>
          </table:table-cell>
          <table:table-cell table:number-columns-repeated="3"/>
          <table:table-cell table:style-name="ce5" table:formula="of:=COUNTIF([.Y3:.Y56];&quot;Vrai&quot;)" office:value-type="float" office:value="3">
            <text:p>3</text:p>
          </table:table-cell>
          <table:table-cell table:style-name="Default" table:number-columns-repeated="2"/>
          <table:table-cell table:number-columns-repeated="3"/>
          <table:table-cell table:style-name="ce5" table:formula="of:=COUNTIF([.Z3:.Z56];&quot;Vrai&quot;)" office:value-type="float" office:value="3">
            <text:p>3</text:p>
          </table:table-cell>
          <table:table-cell table:style-name="Default" table:number-columns-repeated="2"/>
          <table:table-cell table:number-columns-repeated="3"/>
          <table:table-cell table:style-name="ce5" table:formula="of:=COUNTIF([.AA3:.AA56];&quot;Vrai&quot;)" office:value-type="float" office:value="2">
            <text:p>2</text:p>
          </table:table-cell>
          <table:table-cell table:style-name="Default" table:number-columns-repeated="2"/>
          <table:table-cell table:number-columns-repeated="11"/>
        </table:table-row>
        <table:table-row table:style-name="ro5">
          <table:table-cell office:value-type="string">
            <text:p>Nb Opti cut</text:p>
          </table:table-cell>
          <table:table-cell table:number-columns-repeated="3"/>
          <table:table-cell table:style-name="ce5" table:formula="of:=COUNTIF([.AB3:.AB56];&quot;vrai&quot;)+[.E63]" office:value-type="float" office:value="51">
            <text:p>51</text:p>
          </table:table-cell>
          <table:table-cell table:style-name="Default" table:number-columns-repeated="2"/>
          <table:table-cell table:number-columns-repeated="3"/>
          <table:table-cell table:style-name="ce5" table:formula="of:=COUNTIF([.AC3:.AC56];&quot;vrai&quot;)+[.K63]" office:value-type="float" office:value="51">
            <text:p>51</text:p>
          </table:table-cell>
          <table:table-cell table:style-name="Default" table:number-columns-repeated="2"/>
          <table:table-cell table:number-columns-repeated="3"/>
          <table:table-cell table:style-name="ce5" table:formula="of:=COUNTIF([.AD3:.AD56];&quot;vrai&quot;)+[.Q63]" office:value-type="float" office:value="52">
            <text:p>52</text:p>
          </table:table-cell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6" table:formula="of:=COUNTIF([.E3:.E56];&quot;infeasible&quot;)" office:value-type="float" office:value="0">
            <text:p>0</text:p>
          </table:table-cell>
          <table:table-cell table:style-name="ce7" table:number-columns-repeated="5"/>
          <table:table-cell table:style-name="ce6" table:formula="of:=COUNTIF([.K3:.K56];&quot;infeasible&quot;)" office:value-type="float" office:value="0">
            <text:p>0</text:p>
          </table:table-cell>
          <table:table-cell table:style-name="ce7" table:number-columns-repeated="5"/>
          <table:table-cell table:style-name="ce6" table:formula="of:=COUNTIF([.Q3:.Q56];&quot;infeasible&quot;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6" table:formula="of:=COUNTIF([.E3:.E56];0)" office:value-type="float" office:value="0">
            <text:p>0</text:p>
          </table:table-cell>
          <table:table-cell table:style-name="ce7" table:number-columns-repeated="5"/>
          <table:table-cell table:style-name="ce6" table:formula="of:=COUNTIF([.K3:.K56];0)" office:value-type="float" office:value="0">
            <text:p>0</text:p>
          </table:table-cell>
          <table:table-cell table:style-name="ce7" table:number-columns-repeated="5"/>
          <table:table-cell table:style-name="ce6" table:formula="of:=COUNTIF([.Q3:.Q56];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table:number-columns-repeated="4"/>
          <table:table-cell table:style-name="ce6" office:value-type="string">
            <text:p>Infeasible</text:p>
          </table:table-cell>
          <table:table-cell table:style-name="ce7" table:number-columns-repeated="5"/>
          <table:table-cell table:style-name="ce6" office:value-type="string">
            <text:p>Infeasible</text:p>
          </table:table-cell>
          <table:table-cell table:style-name="ce7" table:number-columns-repeated="5"/>
          <table:table-cell table:style-name="ce6" office:value-type="string">
            <text:p>Infeasible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6" table:formula="of:=SUMPRODUCT([.E$3:.E$56]=&quot;infeasible&quot;;[.$C$3:.$C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C$3:.$C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C$3:.$C$56]=25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6" table:formula="of:=SUMPRODUCT([.E$3:.E$56]=&quot;infeasible&quot;;[.$C$3:.$C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C$3:.$C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C$3:.$C$56]=5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6" table:formula="of:=SUMPRODUCT([.E$3:.E$56]=&quot;infeasible&quot;;[.$C$3:.$C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C$3:.$C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C$3:.$C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6" table:formula="of:=SUMPRODUCT([.E$3:.E$56]=&quot;infeasible&quot;;[.$B$3:.$B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B$3:.$B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B$3:.$B$56]=25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6" table:formula="of:=SUMPRODUCT([.E$3:.E$56]=&quot;infeasible&quot;;[.$B$3:.$B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B$3:.$B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B$3:.$B$56]=5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6" table:formula="of:=SUMPRODUCT([.E$3:.E$56]=&quot;infeasible&quot;;[.$B$3:.$B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B$3:.$B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B$3:.$B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6" table:formula="of:=SUMPRODUCT([.E$3:.E$56]=&quot;infeasible&quot;;[.$D$3:.$D$56]=8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D$3:.$D$56]=8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D$3:.$D$56]=8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6" table:formula="of:=SUMPRODUCT([.E$3:.E$56]=&quot;infeasible&quot;;[.$D$3:.$D$56]=12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&quot;infeasible&quot;;[.$D$3:.$D$56]=12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&quot;infeasible&quot;;[.$D$3:.$D$56]=12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table:number-columns-repeated="4"/>
          <table:table-cell table:style-name="ce6" office:value-type="string">
            <text:p>No sol</text:p>
          </table:table-cell>
          <table:table-cell table:style-name="ce7" table:number-columns-repeated="5"/>
          <table:table-cell table:style-name="ce6" office:value-type="string">
            <text:p>No sol</text:p>
          </table:table-cell>
          <table:table-cell table:style-name="ce7" table:number-columns-repeated="5"/>
          <table:table-cell table:style-name="ce6" office:value-type="string">
            <text:p>No sol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6" table:formula="of:=SUMPRODUCT([.E$3:.E$56]=0;[.$C$3:.$C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C$3:.$C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C$3:.$C$56]=25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6" table:formula="of:=SUMPRODUCT([.E$3:.E$56]=0;[.$C$3:.$C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C$3:.$C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C$3:.$C$56]=5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6" table:formula="of:=SUMPRODUCT([.E$3:.E$56]=0;[.$C$3:.$C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C$3:.$C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C$3:.$C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6" table:formula="of:=SUMPRODUCT([.E$3:.E$56]=0;[.$B$3:.$B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B$3:.$B$56]=25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B$3:.$B$56]=25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6" table:formula="of:=SUMPRODUCT([.E$3:.E$56]=0;[.$B$3:.$B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B$3:.$B$56]=5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B$3:.$B$56]=5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6" table:formula="of:=SUMPRODUCT([.E$3:.E$56]=0;[.$B$3:.$B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B$3:.$B$56]=100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B$3:.$B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6" table:formula="of:=SUMPRODUCT([.E$3:.E$56]=0;[.$D$3:.$D$56]=8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D$3:.$D$56]=8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D$3:.$D$56]=8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6" table:formula="of:=SUMPRODUCT([.E$3:.E$56]=0;[.$D$3:.$D$56]=12)" office:value-type="float" office:value="0">
            <text:p>0</text:p>
          </table:table-cell>
          <table:table-cell table:style-name="ce7" table:number-columns-repeated="5"/>
          <table:table-cell table:style-name="ce6" table:formula="of:=SUMPRODUCT([.K$3:.K$56]=0;[.$D$3:.$D$56]=12)" office:value-type="float" office:value="0">
            <text:p>0</text:p>
          </table:table-cell>
          <table:table-cell table:style-name="ce7" table:number-columns-repeated="5"/>
          <table:table-cell table:style-name="ce6" table:formula="of:=SUMPRODUCT([.Q$3:.Q$56]=0;[.$D$3:.$D$56]=12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table:number-columns-repeated="4"/>
          <table:table-cell table:style-name="ce6" office:value-type="string">
            <text:p>Value</text:p>
          </table:table-cell>
          <table:table-cell table:style-name="ce8" office:value-type="string">
            <text:p>ObjU</text:p>
          </table:table-cell>
          <table:table-cell table:style-name="ce8" office:value-type="string">
            <text:p>ObjS</text:p>
          </table:table-cell>
          <table:table-cell table:number-columns-repeated="3"/>
          <table:table-cell table:style-name="ce6" office:value-type="string">
            <text:p>Value</text:p>
          </table:table-cell>
          <table:table-cell table:style-name="ce8" office:value-type="string">
            <text:p>ObjU</text:p>
          </table:table-cell>
          <table:table-cell table:style-name="ce8" office:value-type="string">
            <text:p>ObjS</text:p>
          </table:table-cell>
          <table:table-cell table:number-columns-repeated="3"/>
          <table:table-cell table:style-name="ce6" office:value-type="string">
            <text:p>Value</text:p>
          </table:table-cell>
          <table:table-cell table:style-name="ce8" office:value-type="string">
            <text:p>ObjU</text:p>
          </table:table-cell>
          <table:table-cell table:style-name="ce8" office:value-type="string">
            <text:p>ObjS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6" table:formula="of:=SUMPRODUCT([.E$3:.E$56];[.$C$3:.$C$56]=25)" office:value-type="float" office:value="146885364.52381">
            <text:p>146885364,52381</text:p>
          </table:table-cell>
          <table:table-cell table:style-name="ce6" table:formula="of:=SUMPRODUCT([.F$3:.F$56];[.$C$3:.$C$56]=25)" office:value-type="float" office:value="205265368">
            <text:p>205265368</text:p>
          </table:table-cell>
          <table:table-cell table:style-name="ce6" table:formula="of:=SUMPRODUCT([.G$3:.G$56];[.$C$3:.$C$56]=25)" office:value-type="float" office:value="0">
            <text:p>0</text:p>
          </table:table-cell>
          <table:table-cell table:number-columns-repeated="3"/>
          <table:table-cell table:style-name="ce6" table:formula="of:=SUMPRODUCT([.K$3:.K$56];[.$C$3:.$C$56]=25)" office:value-type="float" office:value="146885364.52381">
            <text:p>146885364,52381</text:p>
          </table:table-cell>
          <table:table-cell table:style-name="ce6" table:formula="of:=SUMPRODUCT([.L$3:.L$56];[.$C$3:.$C$56]=25)" office:value-type="float" office:value="205265368">
            <text:p>205265368</text:p>
          </table:table-cell>
          <table:table-cell table:style-name="ce6" table:formula="of:=SUMPRODUCT([.M$3:.M$56];[.$C$3:.$C$56]=25)" office:value-type="float" office:value="0">
            <text:p>0</text:p>
          </table:table-cell>
          <table:table-cell table:number-columns-repeated="3"/>
          <table:table-cell table:style-name="ce6" table:formula="of:=SUMPRODUCT([.Q$3:.Q$56];[.$C$3:.$C$56]=25)" office:value-type="float" office:value="146885364.52381">
            <text:p>146885364,52381</text:p>
          </table:table-cell>
          <table:table-cell table:style-name="ce6" table:formula="of:=SUMPRODUCT([.R$3:.R$56];[.$C$3:.$C$56]=25)" office:value-type="float" office:value="205265368">
            <text:p>205265368</text:p>
          </table:table-cell>
          <table:table-cell table:style-name="ce6" table:formula="of:=SUMPRODUCT([.S$3:.S$56];[.$C$3:.$C$56]=25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6" table:formula="of:=SUMPRODUCT([.E$3:.E$56];[.$C$3:.$C$56]=50)" office:value-type="float" office:value="298783290.30303">
            <text:p>298783290,30303</text:p>
          </table:table-cell>
          <table:table-cell table:style-name="ce6" table:formula="of:=SUMPRODUCT([.F$3:.F$56];[.$C$3:.$C$56]=50)" office:value-type="float" office:value="427923274">
            <text:p>427923274</text:p>
          </table:table-cell>
          <table:table-cell table:style-name="ce6" table:formula="of:=SUMPRODUCT([.G$3:.G$56];[.$C$3:.$C$56]=50)" office:value-type="float" office:value="0">
            <text:p>0</text:p>
          </table:table-cell>
          <table:table-cell table:number-columns-repeated="3"/>
          <table:table-cell table:style-name="ce6" table:formula="of:=SUMPRODUCT([.K$3:.K$56];[.$C$3:.$C$56]=50)" office:value-type="float" office:value="298783290.30303">
            <text:p>298783290,30303</text:p>
          </table:table-cell>
          <table:table-cell table:style-name="ce6" table:formula="of:=SUMPRODUCT([.L$3:.L$56];[.$C$3:.$C$56]=50)" office:value-type="float" office:value="427923274">
            <text:p>427923274</text:p>
          </table:table-cell>
          <table:table-cell table:style-name="ce6" table:formula="of:=SUMPRODUCT([.M$3:.M$56];[.$C$3:.$C$56]=50)" office:value-type="float" office:value="0">
            <text:p>0</text:p>
          </table:table-cell>
          <table:table-cell table:number-columns-repeated="3"/>
          <table:table-cell table:style-name="ce6" table:formula="of:=SUMPRODUCT([.Q$3:.Q$56];[.$C$3:.$C$56]=50)" office:value-type="float" office:value="298782390.30303">
            <text:p>298782390,30303</text:p>
          </table:table-cell>
          <table:table-cell table:style-name="ce6" table:formula="of:=SUMPRODUCT([.R$3:.R$56];[.$C$3:.$C$56]=50)" office:value-type="float" office:value="427923274">
            <text:p>427923274</text:p>
          </table:table-cell>
          <table:table-cell table:style-name="ce6" table:formula="of:=SUMPRODUCT([.S$3:.S$56];[.$C$3:.$C$56]=50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6" table:formula="of:=SUMPRODUCT([.E$3:.E$56];[.$C$3:.$C$56]=100)" office:value-type="float" office:value="493118233.333333">
            <text:p>493118233,333333</text:p>
          </table:table-cell>
          <table:table-cell table:style-name="ce6" table:formula="of:=SUMPRODUCT([.F$3:.F$56];[.$C$3:.$C$56]=100)" office:value-type="float" office:value="713838172">
            <text:p>713838172</text:p>
          </table:table-cell>
          <table:table-cell table:style-name="ce6" table:formula="of:=SUMPRODUCT([.G$3:.G$56];[.$C$3:.$C$56]=100)" office:value-type="float" office:value="0">
            <text:p>0</text:p>
          </table:table-cell>
          <table:table-cell table:number-columns-repeated="3"/>
          <table:table-cell table:style-name="ce6" table:formula="of:=SUMPRODUCT([.K$3:.K$56];[.$C$3:.$C$56]=100)" office:value-type="float" office:value="493116233.333333">
            <text:p>493116233,333333</text:p>
          </table:table-cell>
          <table:table-cell table:style-name="ce6" table:formula="of:=SUMPRODUCT([.L$3:.L$56];[.$C$3:.$C$56]=100)" office:value-type="float" office:value="713838172">
            <text:p>713838172</text:p>
          </table:table-cell>
          <table:table-cell table:style-name="ce6" table:formula="of:=SUMPRODUCT([.M$3:.M$56];[.$C$3:.$C$56]=100)" office:value-type="float" office:value="0">
            <text:p>0</text:p>
          </table:table-cell>
          <table:table-cell table:number-columns-repeated="3"/>
          <table:table-cell table:style-name="ce6" table:formula="of:=SUMPRODUCT([.Q$3:.Q$56];[.$C$3:.$C$56]=100)" office:value-type="float" office:value="493116233.333333">
            <text:p>493116233,333333</text:p>
          </table:table-cell>
          <table:table-cell table:style-name="ce6" table:formula="of:=SUMPRODUCT([.R$3:.R$56];[.$C$3:.$C$56]=100)" office:value-type="float" office:value="713838172">
            <text:p>713838172</text:p>
          </table:table-cell>
          <table:table-cell table:style-name="ce6" table:formula="of:=SUMPRODUCT([.S$3:.S$56];[.$C$3:.$C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 table:number-columns-repeated="3"/>
          <table:table-cell table:number-columns-repeated="3"/>
          <table:table-cell table:style-name="ce6" table:number-columns-repeated="3"/>
          <table:table-cell table:number-columns-repeated="3"/>
          <table:table-cell table:style-name="ce6" table:number-columns-repeated="3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6" table:formula="of:=SUMPRODUCT([.E$3:.E$56];[.$B$3:.$B$56]=25)" office:value-type="float" office:value="302579256.190476">
            <text:p>302579256,190476</text:p>
          </table:table-cell>
          <table:table-cell table:style-name="ce6" table:formula="of:=SUMPRODUCT([.F$3:.F$56];[.$B$3:.$B$56]=25)" office:value-type="float" office:value="438319285">
            <text:p>438319285</text:p>
          </table:table-cell>
          <table:table-cell table:style-name="ce6" table:formula="of:=SUMPRODUCT([.G$3:.G$56];[.$B$3:.$B$56]=25)" office:value-type="float" office:value="0">
            <text:p>0</text:p>
          </table:table-cell>
          <table:table-cell table:number-columns-repeated="3"/>
          <table:table-cell table:style-name="ce6" table:formula="of:=SUMPRODUCT([.K$3:.K$56];[.$B$3:.$B$56]=25)" office:value-type="float" office:value="302577256.190476">
            <text:p>302577256,190476</text:p>
          </table:table-cell>
          <table:table-cell table:style-name="ce6" table:formula="of:=SUMPRODUCT([.L$3:.L$56];[.$B$3:.$B$56]=25)" office:value-type="float" office:value="438319285">
            <text:p>438319285</text:p>
          </table:table-cell>
          <table:table-cell table:style-name="ce6" table:formula="of:=SUMPRODUCT([.M$3:.M$56];[.$B$3:.$B$56]=25)" office:value-type="float" office:value="0">
            <text:p>0</text:p>
          </table:table-cell>
          <table:table-cell table:number-columns-repeated="3"/>
          <table:table-cell table:style-name="ce6" table:formula="of:=SUMPRODUCT([.Q$3:.Q$56];[.$B$3:.$B$56]=25)" office:value-type="float" office:value="302577256.190476">
            <text:p>302577256,190476</text:p>
          </table:table-cell>
          <table:table-cell table:style-name="ce6" table:formula="of:=SUMPRODUCT([.R$3:.R$56];[.$B$3:.$B$56]=25)" office:value-type="float" office:value="438319285">
            <text:p>438319285</text:p>
          </table:table-cell>
          <table:table-cell table:style-name="ce6" table:formula="of:=SUMPRODUCT([.S$3:.S$56];[.$B$3:.$B$56]=25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6" table:formula="of:=SUMPRODUCT([.E$3:.E$56];[.$B$3:.$B$56]=50)" office:value-type="float" office:value="318998838.333333">
            <text:p>318998838,333333</text:p>
          </table:table-cell>
          <table:table-cell table:style-name="ce6" table:formula="of:=SUMPRODUCT([.F$3:.F$56];[.$B$3:.$B$56]=50)" office:value-type="float" office:value="457868923">
            <text:p>457868923</text:p>
          </table:table-cell>
          <table:table-cell table:style-name="ce6" table:formula="of:=SUMPRODUCT([.G$3:.G$56];[.$B$3:.$B$56]=50)" office:value-type="float" office:value="0">
            <text:p>0</text:p>
          </table:table-cell>
          <table:table-cell table:number-columns-repeated="3"/>
          <table:table-cell table:style-name="ce6" table:formula="of:=SUMPRODUCT([.K$3:.K$56];[.$B$3:.$B$56]=50)" office:value-type="float" office:value="318998838.333333">
            <text:p>318998838,333333</text:p>
          </table:table-cell>
          <table:table-cell table:style-name="ce6" table:formula="of:=SUMPRODUCT([.L$3:.L$56];[.$B$3:.$B$56]=50)" office:value-type="float" office:value="457868923">
            <text:p>457868923</text:p>
          </table:table-cell>
          <table:table-cell table:style-name="ce6" table:formula="of:=SUMPRODUCT([.M$3:.M$56];[.$B$3:.$B$56]=50)" office:value-type="float" office:value="0">
            <text:p>0</text:p>
          </table:table-cell>
          <table:table-cell table:number-columns-repeated="3"/>
          <table:table-cell table:style-name="ce6" table:formula="of:=SUMPRODUCT([.Q$3:.Q$56];[.$B$3:.$B$56]=50)" office:value-type="float" office:value="318996938.333333">
            <text:p>318996938,333333</text:p>
          </table:table-cell>
          <table:table-cell table:style-name="ce6" table:formula="of:=SUMPRODUCT([.R$3:.R$56];[.$B$3:.$B$56]=50)" office:value-type="float" office:value="457868923">
            <text:p>457868923</text:p>
          </table:table-cell>
          <table:table-cell table:style-name="ce6" table:formula="of:=SUMPRODUCT([.S$3:.S$56];[.$B$3:.$B$56]=50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6" table:formula="of:=SUMPRODUCT([.E$3:.E$56];[.$B$3:.$B$56]=100)" office:value-type="float" office:value="317208793.636364">
            <text:p>317208793,636364</text:p>
          </table:table-cell>
          <table:table-cell table:style-name="ce6" table:formula="of:=SUMPRODUCT([.F$3:.F$56];[.$B$3:.$B$56]=100)" office:value-type="float" office:value="450838606">
            <text:p>450838606</text:p>
          </table:table-cell>
          <table:table-cell table:style-name="ce6" table:formula="of:=SUMPRODUCT([.G$3:.G$56];[.$B$3:.$B$56]=100)" office:value-type="float" office:value="0">
            <text:p>0</text:p>
          </table:table-cell>
          <table:table-cell table:number-columns-repeated="3"/>
          <table:table-cell table:style-name="ce6" table:formula="of:=SUMPRODUCT([.K$3:.K$56];[.$B$3:.$B$56]=100)" office:value-type="float" office:value="317208793.636364">
            <text:p>317208793,636364</text:p>
          </table:table-cell>
          <table:table-cell table:style-name="ce6" table:formula="of:=SUMPRODUCT([.L$3:.L$56];[.$B$3:.$B$56]=100)" office:value-type="float" office:value="450838606">
            <text:p>450838606</text:p>
          </table:table-cell>
          <table:table-cell table:style-name="ce6" table:formula="of:=SUMPRODUCT([.M$3:.M$56];[.$B$3:.$B$56]=100)" office:value-type="float" office:value="0">
            <text:p>0</text:p>
          </table:table-cell>
          <table:table-cell table:number-columns-repeated="3"/>
          <table:table-cell table:style-name="ce6" table:formula="of:=SUMPRODUCT([.Q$3:.Q$56];[.$B$3:.$B$56]=100)" office:value-type="float" office:value="317209793.636364">
            <text:p>317209793,636364</text:p>
          </table:table-cell>
          <table:table-cell table:style-name="ce6" table:formula="of:=SUMPRODUCT([.R$3:.R$56];[.$B$3:.$B$56]=100)" office:value-type="float" office:value="450838606">
            <text:p>450838606</text:p>
          </table:table-cell>
          <table:table-cell table:style-name="ce6" table:formula="of:=SUMPRODUCT([.S$3:.S$56];[.$B$3:.$B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 table:number-columns-repeated="3"/>
          <table:table-cell table:number-columns-repeated="3"/>
          <table:table-cell table:style-name="ce6" table:number-columns-repeated="3"/>
          <table:table-cell table:number-columns-repeated="3"/>
          <table:table-cell table:style-name="ce6" table:number-columns-repeated="3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6" table:formula="of:=SUMPRODUCT([.E$3:.E$56];[.$D$3:.$D$56]=8)" office:value-type="float" office:value="410006533.333333">
            <text:p>410006533,333333</text:p>
          </table:table-cell>
          <table:table-cell table:style-name="ce6" table:formula="of:=SUMPRODUCT([.F$3:.F$56];[.$D$3:.$D$56]=8)" office:value-type="float" office:value="590326511">
            <text:p>590326511</text:p>
          </table:table-cell>
          <table:table-cell table:style-name="ce6" table:formula="of:=SUMPRODUCT([.G$3:.G$56];[.$D$3:.$D$56]=8)" office:value-type="float" office:value="0">
            <text:p>0</text:p>
          </table:table-cell>
          <table:table-cell table:number-columns-repeated="3"/>
          <table:table-cell table:style-name="ce6" table:formula="of:=SUMPRODUCT([.K$3:.K$56];[.$D$3:.$D$56]=8)" office:value-type="float" office:value="410004533.333333">
            <text:p>410004533,333333</text:p>
          </table:table-cell>
          <table:table-cell table:style-name="ce6" table:formula="of:=SUMPRODUCT([.L$3:.L$56];[.$D$3:.$D$56]=8)" office:value-type="float" office:value="590326511">
            <text:p>590326511</text:p>
          </table:table-cell>
          <table:table-cell table:style-name="ce6" table:formula="of:=SUMPRODUCT([.M$3:.M$56];[.$D$3:.$D$56]=8)" office:value-type="float" office:value="0">
            <text:p>0</text:p>
          </table:table-cell>
          <table:table-cell table:number-columns-repeated="3"/>
          <table:table-cell table:style-name="ce6" table:formula="of:=SUMPRODUCT([.Q$3:.Q$56];[.$D$3:.$D$56]=8)" office:value-type="float" office:value="410004533.333333">
            <text:p>410004533,333333</text:p>
          </table:table-cell>
          <table:table-cell table:style-name="ce6" table:formula="of:=SUMPRODUCT([.R$3:.R$56];[.$D$3:.$D$56]=8)" office:value-type="float" office:value="590326511">
            <text:p>590326511</text:p>
          </table:table-cell>
          <table:table-cell table:style-name="ce6" table:formula="of:=SUMPRODUCT([.S$3:.S$56];[.$D$3:.$D$56]=8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6" table:formula="of:=SUMPRODUCT([.E$3:.E$56];[.$D$3:.$D$56]=12)" office:value-type="float" office:value="528780354.82684">
            <text:p>528780354,82684</text:p>
          </table:table-cell>
          <table:table-cell table:style-name="ce6" table:formula="of:=SUMPRODUCT([.F$3:.F$56];[.$D$3:.$D$56]=12)" office:value-type="float" office:value="756700303">
            <text:p>756700303</text:p>
          </table:table-cell>
          <table:table-cell table:style-name="ce6" table:formula="of:=SUMPRODUCT([.G$3:.G$56];[.$D$3:.$D$56]=12)" office:value-type="float" office:value="0">
            <text:p>0</text:p>
          </table:table-cell>
          <table:table-cell table:number-columns-repeated="3"/>
          <table:table-cell table:style-name="ce6" table:formula="of:=SUMPRODUCT([.K$3:.K$56];[.$D$3:.$D$56]=12)" office:value-type="float" office:value="528780354.82684">
            <text:p>528780354,82684</text:p>
          </table:table-cell>
          <table:table-cell table:style-name="ce6" table:formula="of:=SUMPRODUCT([.L$3:.L$56];[.$D$3:.$D$56]=12)" office:value-type="float" office:value="756700303">
            <text:p>756700303</text:p>
          </table:table-cell>
          <table:table-cell table:style-name="ce6" table:formula="of:=SUMPRODUCT([.M$3:.M$56];[.$D$3:.$D$56]=12)" office:value-type="float" office:value="0">
            <text:p>0</text:p>
          </table:table-cell>
          <table:table-cell table:number-columns-repeated="3"/>
          <table:table-cell table:style-name="ce6" table:formula="of:=SUMPRODUCT([.Q$3:.Q$56];[.$D$3:.$D$56]=12)" office:value-type="float" office:value="528779454.82684">
            <text:p>528779454,82684</text:p>
          </table:table-cell>
          <table:table-cell table:style-name="ce6" table:formula="of:=SUMPRODUCT([.R$3:.R$56];[.$D$3:.$D$56]=12)" office:value-type="float" office:value="756700303">
            <text:p>756700303</text:p>
          </table:table-cell>
          <table:table-cell table:style-name="ce6" table:formula="of:=SUMPRODUCT([.S$3:.S$56];[.$D$3:.$D$56]=12)"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Default" office:value-type="string">
            <text:p>Opti local</text:p>
          </table:table-cell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6" table:formula="of:=SUMPRODUCT([.H$3:.H$56]=&quot; &quot;;[.E$3:.E$56]&gt;0;[.$C$3:.$C$56]=25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C$3:.$C$56]=25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C$3:.$C$56]=25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6" table:formula="of:=SUMPRODUCT([.H$3:.H$56]=&quot; &quot;;[.E$3:.E$56]&gt;0;[.$C$3:.$C$56]=5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C$3:.$C$56]=5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C$3:.$C$56]=50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6" table:formula="of:=SUMPRODUCT([.H$3:.H$56]=&quot; &quot;;[.E$3:.E$56]&gt;0;[.$C$3:.$C$56]=10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C$3:.$C$56]=10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C$3:.$C$56]=100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6" table:formula="of:=SUMPRODUCT([.H$3:.H$56]=&quot; &quot;;[.E$3:.E$56]&gt;0;[.$B$3:.$B$56]=25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B$3:.$B$56]=25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B$3:.$B$56]=25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6" table:formula="of:=SUMPRODUCT([.H$3:.H$56]=&quot; &quot;;[.E$3:.E$56]&gt;0;[.$B$3:.$B$56]=5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B$3:.$B$56]=5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B$3:.$B$56]=50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6" table:formula="of:=SUMPRODUCT([.H$3:.H$56]=&quot; &quot;;[.E$3:.E$56]&gt;0;[.$B$3:.$B$56]=10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B$3:.$B$56]=10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B$3:.$B$56]=100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6" table:formula="of:=SUMPRODUCT([.H$3:.H$56]=&quot; &quot;;[.E$3:.E$56]&gt;0;[.$D$3:.$D$56]=8)" office:value-type="float" office:value="27">
            <text:p>27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D$3:.$D$56]=8)" office:value-type="float" office:value="27">
            <text:p>27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D$3:.$D$56]=8)" office:value-type="float" office:value="27">
            <text:p>27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6" table:formula="of:=SUMPRODUCT([.H$3:.H$56]=&quot; &quot;;[.E$3:.E$56]&gt;0;[.$D$3:.$D$56]=12)" office:value-type="float" office:value="27">
            <text:p>27</text:p>
          </table:table-cell>
          <table:table-cell table:style-name="ce8" table:number-columns-repeated="2"/>
          <table:table-cell table:number-columns-repeated="3"/>
          <table:table-cell table:style-name="ce6" table:formula="of:=SUMPRODUCT([.N$3:.N$56]=&quot; &quot;;[.K$3:.K$56]&gt;0;[.$D$3:.$D$56]=12)" office:value-type="float" office:value="27">
            <text:p>27</text:p>
          </table:table-cell>
          <table:table-cell table:style-name="ce8" table:number-columns-repeated="2"/>
          <table:table-cell table:number-columns-repeated="3"/>
          <table:table-cell table:style-name="ce6" table:formula="of:=SUMPRODUCT([.T$3:.T$56]=&quot; &quot;;[.Q$3:.Q$56]&gt;0;[.$D$3:.$D$56]=12)" office:value-type="float" office:value="27">
            <text:p>27</text:p>
          </table:table-cell>
          <table:table-cell table:style-name="ce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Default" office:value-type="string">
            <text:p>Opti global</text:p>
          </table:table-cell>
          <table:table-cell table:style-name="ce8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8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6" table:formula="of:=SUMPRODUCT([.Y$3:.Y$56]=1;[.$C$3:.$C$56]=25)" office:value-type="float" office:value="2">
            <text:p>2</text:p>
          </table:table-cell>
          <table:table-cell table:style-name="ce8" table:number-columns-repeated="2"/>
          <table:table-cell table:number-columns-repeated="3"/>
          <table:table-cell table:style-name="ce6" table:formula="of:=SUMPRODUCT([.Z$3:.Z$56]=1;[.$C$3:.$C$56]=25)" office:value-type="float" office:value="2">
            <text:p>2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C$3:.$C$56]=25)" office:value-type="float" office:value="2">
            <text:p>2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6" table:formula="of:=SUMPRODUCT([.Y$3:.Y$56]=1;[.$C$3:.$C$56]=50)" office:value-type="float" office:value="0">
            <text:p>0</text:p>
          </table:table-cell>
          <table:table-cell table:style-name="ce8" table:number-columns-repeated="2"/>
          <table:table-cell table:number-columns-repeated="3"/>
          <table:table-cell table:style-name="ce6" table:formula="of:=SUMPRODUCT([.Z$3:.Z$56]=1;[.$C$3:.$C$56]=50)" office:value-type="float" office:value="0">
            <text:p>0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C$3:.$C$56]=50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6" table:formula="of:=SUMPRODUCT([.Y$3:.Y$56]=1;[.$C$3:.$C$56]=100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Z$3:.Z$56]=1;[.$C$3:.$C$56]=100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C$3:.$C$56]=100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6" table:formula="of:=SUMPRODUCT([.Y$3:.Y$56]=1;[.$B$3:.$B$56]=25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Y$3:.Y$56]=1;[.$B$3:.$B$56]=25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B$3:.$B$56]=25)" office:value-type="float" office:value="1">
            <text:p>1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6" table:formula="of:=SUMPRODUCT([.Y$3:.Y$56]=1;[.$B$3:.$B$56]=50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Y$3:.Y$56]=1;[.$B$3:.$B$56]=50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B$3:.$B$56]=50)" office:value-type="float" office:value="1">
            <text:p>1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6" table:formula="of:=SUMPRODUCT([.Y$3:.Y$56]=1;[.$B$3:.$B$56]=100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Y$3:.Y$56]=1;[.$B$3:.$B$56]=100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B$3:.$B$56]=100)" office:value-type="float" office:value="0">
            <text:p>0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6" table:formula="of:=SUMPRODUCT([.Y$3:.Y$56]=1;[.$D$3:.$D$56]=8)" office:value-type="float" office:value="2">
            <text:p>2</text:p>
          </table:table-cell>
          <table:table-cell table:style-name="ce8" table:number-columns-repeated="2"/>
          <table:table-cell table:number-columns-repeated="3"/>
          <table:table-cell table:style-name="ce6" table:formula="of:=SUMPRODUCT([.Z$3:.Z$56]=1;[.$D$3:.$D$56]=8)" office:value-type="float" office:value="2">
            <text:p>2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D$3:.$D$56]=8)" office:value-type="float" office:value="1">
            <text:p>1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6" table:formula="of:=SUMPRODUCT([.Y$3:.Y$56]=1;[.$D$3:.$D$56]=12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Z$3:.Z$56]=1;[.$D$3:.$D$56]=12)" office:value-type="float" office:value="1">
            <text:p>1</text:p>
          </table:table-cell>
          <table:table-cell table:style-name="ce8" table:number-columns-repeated="2"/>
          <table:table-cell table:number-columns-repeated="3"/>
          <table:table-cell table:style-name="ce6" table:formula="of:=SUMPRODUCT([.AA$3:.AA$56]=1;[.$D$3:.$D$56]=12)" office:value-type="float" office:value="1">
            <text:p>1</text:p>
          </table:table-cell>
          <table:table-cell table:style-name="ce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Default" office:value-type="string">
            <text:p>Opti cut</text:p>
          </table:table-cell>
          <table:table-cell table:style-name="ce8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8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6" table:formula="of:=SUMPRODUCT([.AB$3:.AB$56]=1;[.$C$3:.$C$56]=25)" office:value-type="float" office:value="16">
            <text:p>16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C$3:.$C$56]=25)" office:value-type="float" office:value="16">
            <text:p>16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C$3:.$C$56]=25)" office:value-type="float" office:value="16">
            <text:p>16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6" table:formula="of:=SUMPRODUCT([.AB$3:.AB$56]=1;[.$C$3:.$C$56]=50)" office:value-type="float" office:value="18">
            <text:p>18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C$3:.$C$56]=50)" office:value-type="float" office:value="18">
            <text:p>18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C$3:.$C$56]=50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6" table:formula="of:=SUMPRODUCT([.AB$3:.AB$56]=1;[.$C$3:.$C$56]=100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C$3:.$C$56]=100)" office:value-type="float" office:value="17">
            <text:p>17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C$3:.$C$56]=100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Default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6" table:formula="of:=SUMPRODUCT([.AB$3:.AB$56]=1;[.$B$3:.$B$56]=25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B$3:.$B$56]=25)" office:value-type="float" office:value="17">
            <text:p>17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B$3:.$B$56]=25)" office:value-type="float" office:value="17">
            <text:p>17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6" table:formula="of:=SUMPRODUCT([.AB$3:.AB$56]=1;[.$B$3:.$B$56]=50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B$3:.$B$56]=50)" office:value-type="float" office:value="17">
            <text:p>17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B$3:.$B$56]=50)" office:value-type="float" office:value="17">
            <text:p>17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6" table:formula="of:=SUMPRODUCT([.AB$3:.AB$56]=1;[.$B$3:.$B$56]=100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B$3:.$B$56]=100)" office:value-type="float" office:value="17">
            <text:p>17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B$3:.$B$56]=100)" office:value-type="float" office:value="18">
            <text:p>18</text:p>
          </table:table-cell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6"/>
          <table:table-cell table:style-name="Default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3"/>
          <table:table-cell table:style-name="ce6"/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6" table:formula="of:=SUMPRODUCT([.AB$3:.AB$56]=1;[.$D$3:.$D$56]=8)" office:value-type="float" office:value="25">
            <text:p>25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D$3:.$D$56]=8)" office:value-type="float" office:value="25">
            <text:p>25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D$3:.$D$56]=8)" office:value-type="float" office:value="26">
            <text:p>26</text:p>
          </table:table-cell>
          <table:table-cell table:style-name="ce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6" table:formula="of:=SUMPRODUCT([.AB$3:.AB$56]=1;[.$D$3:.$D$56]=12)" office:value-type="float" office:value="26">
            <text:p>26</text:p>
          </table:table-cell>
          <table:table-cell table:style-name="Default" table:number-columns-repeated="2"/>
          <table:table-cell table:number-columns-repeated="3"/>
          <table:table-cell table:style-name="ce6" table:formula="of:=SUMPRODUCT([.AC$3:.AC$56]=1;[.$D$3:.$D$56]=12)" office:value-type="float" office:value="26">
            <text:p>26</text:p>
          </table:table-cell>
          <table:table-cell table:style-name="ce8" table:number-columns-repeated="2"/>
          <table:table-cell table:number-columns-repeated="3"/>
          <table:table-cell table:style-name="ce6" table:formula="of:=SUMPRODUCT([.AD$3:.AD$56]=1;[.$D$3:.$D$56]=12)" office:value-type="float" office:value="26">
            <text:p>26</text:p>
          </table:table-cell>
          <table:table-cell table:style-name="ce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ce5" office:value-type="string">
            <text:p>Gap moyen</text:p>
          </table:table-cell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style-name="ce5" table:formula="of:=([.F138])/[.G138]*100" office:value-type="float" office:value="9.43163741664294">
            <text:p>9,4316374166</text:p>
          </table:table-cell>
          <table:table-cell table:style-name="ce8" table:formula="of:=SUMPRODUCT(([.$W$3:.$W$56]-[.$E$3:.$E$56]);[.$C$3:.$C$56]=25)" office:value-type="float" office:value="13853695">
            <text:p>13853695</text:p>
          </table:table-cell>
          <table:table-cell table:style-name="ce8" table:formula="of:=SUMPRODUCT(([.$E$3:.$E$56]);[.$C$3:.$C$56]=25)" office:value-type="float" office:value="146885364.52381">
            <text:p>146885364,52381</text:p>
          </table:table-cell>
          <table:table-cell table:number-columns-repeated="3"/>
          <table:table-cell table:style-name="ce5" table:formula="of:=([.L138])/[.M138]*100" office:value-type="float" office:value="9.43163741664294">
            <text:p>9,4316374166</text:p>
          </table:table-cell>
          <table:table-cell table:style-name="ce8" table:formula="of:=SUMPRODUCT(([.$W$3:.$W$56]-[.$K$3:.$K$56]);[.$C$3:.$C$56]=25)" office:value-type="float" office:value="13853695">
            <text:p>13853695</text:p>
          </table:table-cell>
          <table:table-cell table:style-name="ce8" table:formula="of:=SUMPRODUCT(([.$K$3:.$K$56]);[.$C$3:.$C$56]=25)" office:value-type="float" office:value="146885364.52381">
            <text:p>146885364,52381</text:p>
          </table:table-cell>
          <table:table-cell table:number-columns-repeated="3"/>
          <table:table-cell table:style-name="ce5" table:formula="of:=([.R138])/[.S138]*100" office:value-type="float" office:value="9.43163741664294">
            <text:p>9,4316374166</text:p>
          </table:table-cell>
          <table:table-cell table:style-name="ce8" table:formula="of:=SUMPRODUCT(([.$W$3:.$W$56]-[.$Q$3:.$Q$56]);[.$C$3:.$C$56]=25)" office:value-type="float" office:value="13853695">
            <text:p>13853695</text:p>
          </table:table-cell>
          <table:table-cell table:style-name="ce8" table:formula="of:=SUMPRODUCT(([.$Q$3:.$Q$56]);[.$C$3:.$C$56]=25)" office:value-type="float" office:value="146885364.52381">
            <text:p>146885364,52381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style-name="ce5" table:formula="of:=([.F139])/[.G139]*100" office:value-type="float" office:value="5.6829683078155">
            <text:p>5,6829683078</text:p>
          </table:table-cell>
          <table:table-cell table:style-name="ce8" table:formula="of:=SUMPRODUCT(([.$W$3:.$W$56]-[.$E$3:.$E$56]);[.$C$3:.$C$56]=50)" office:value-type="float" office:value="16979759.6969696">
            <text:p>16979759,6969696</text:p>
          </table:table-cell>
          <table:table-cell table:style-name="ce8" table:formula="of:=SUMPRODUCT(([.$E$3:.$E$56]);[.$C$3:.$C$56]=50)" office:value-type="float" office:value="298783290.30303">
            <text:p>298783290,30303</text:p>
          </table:table-cell>
          <table:table-cell table:number-columns-repeated="3"/>
          <table:table-cell table:style-name="ce5" table:formula="of:=([.L139])/[.M139]*100" office:value-type="float" office:value="5.6829683078155">
            <text:p>5,6829683078</text:p>
          </table:table-cell>
          <table:table-cell table:style-name="ce8" table:formula="of:=SUMPRODUCT(([.$W$3:.$W$56]-[.$K$3:.$K$56]);[.$C$3:.$C$56]=50)" office:value-type="float" office:value="16979759.6969696">
            <text:p>16979759,6969696</text:p>
          </table:table-cell>
          <table:table-cell table:style-name="ce8" table:formula="of:=SUMPRODUCT(([.$K$3:.$K$56]);[.$C$3:.$C$56]=50)" office:value-type="float" office:value="298783290.30303">
            <text:p>298783290,30303</text:p>
          </table:table-cell>
          <table:table-cell table:number-columns-repeated="3"/>
          <table:table-cell table:style-name="ce5" table:formula="of:=([.R139])/[.S139]*100" office:value-type="float" office:value="5.68328664877054">
            <text:p>5,6832866488</text:p>
          </table:table-cell>
          <table:table-cell table:style-name="ce8" table:formula="of:=SUMPRODUCT(([.$W$3:.$W$56]-[.$Q$3:.$Q$56]);[.$C$3:.$C$56]=50)" office:value-type="float" office:value="16980659.6969696">
            <text:p>16980659,6969696</text:p>
          </table:table-cell>
          <table:table-cell table:style-name="ce8" table:formula="of:=SUMPRODUCT(([.$Q$3:.$Q$56]);[.$C$3:.$C$56]=50)" office:value-type="float" office:value="298782390.30303">
            <text:p>298782390,3030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style-name="ce5" table:formula="of:=([.F140])/[.G140]*100" office:value-type="float" office:value="4.52381703995669">
            <text:p>4,52381704</text:p>
          </table:table-cell>
          <table:table-cell table:style-name="ce8" table:formula="of:=SUMPRODUCT(([.$W$3:.$W$56]-[.$E$3:.$E$56]);[.$C$3:.$C$56]=100)" office:value-type="float" office:value="22307766.6666667">
            <text:p>22307766,6666667</text:p>
          </table:table-cell>
          <table:table-cell table:style-name="ce8" table:formula="of:=SUMPRODUCT(([.$E$3:.$E$56]);[.$C$3:.$C$56]=100)" office:value-type="float" office:value="493118233.333333">
            <text:p>493118233,333333</text:p>
          </table:table-cell>
          <table:table-cell table:number-columns-repeated="3"/>
          <table:table-cell table:style-name="ce5" table:formula="of:=([.L140])/[.M140]*100" office:value-type="float" office:value="4.52424097171952">
            <text:p>4,5242409717</text:p>
          </table:table-cell>
          <table:table-cell table:style-name="ce8" table:formula="of:=SUMPRODUCT(([.$W$3:.$W$56]-[.$K$3:.$K$56]);[.$C$3:.$C$56]=100)" office:value-type="float" office:value="22309766.6666667">
            <text:p>22309766,6666667</text:p>
          </table:table-cell>
          <table:table-cell table:style-name="ce8" table:formula="of:=SUMPRODUCT(([.$K$3:.$K$56]);[.$C$3:.$C$56]=100)" office:value-type="float" office:value="493116233.333333">
            <text:p>493116233,333333</text:p>
          </table:table-cell>
          <table:table-cell table:number-columns-repeated="3"/>
          <table:table-cell table:style-name="ce5" table:formula="of:=([.R140])/[.S140]*100" office:value-type="float" office:value="4.52424097171952">
            <text:p>4,5242409717</text:p>
          </table:table-cell>
          <table:table-cell table:style-name="ce8" table:formula="of:=SUMPRODUCT(([.$W$3:.$W$56]-[.$Q$3:.$Q$56]);[.$C$3:.$C$56]=100)" office:value-type="float" office:value="22309766.6666667">
            <text:p>22309766,6666667</text:p>
          </table:table-cell>
          <table:table-cell table:style-name="ce8" table:formula="of:=SUMPRODUCT(([.$Q$3:.$Q$56]);[.$C$3:.$C$56]=100)" office:value-type="float" office:value="493116233.333333">
            <text:p>493116233,333333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style-name="ce5" table:formula="of:=([.F142])/[.G142]*100" office:value-type="float" office:value="5.40371478397289">
            <text:p>5,403714784</text:p>
          </table:table-cell>
          <table:table-cell table:style-name="ce8" table:formula="of:=SUMPRODUCT(([.$W$3:.$W$56]-[.$E$3:.$E$56]);[.$B$3:.$B$56]=25)" office:value-type="float" office:value="16350520">
            <text:p>16350520</text:p>
          </table:table-cell>
          <table:table-cell table:style-name="ce8" table:formula="of:=SUMPRODUCT(([.$E$3:.$E$56]);[.$B$3:.$B$56]=25)" office:value-type="float" office:value="302579256.190476">
            <text:p>302579256,190476</text:p>
          </table:table-cell>
          <table:table-cell table:number-columns-repeated="3"/>
          <table:table-cell table:style-name="ce5" table:formula="of:=([.L142])/[.M142]*100" office:value-type="float" office:value="5.40441149010416">
            <text:p>5,4044114901</text:p>
          </table:table-cell>
          <table:table-cell table:style-name="ce8" table:formula="of:=SUMPRODUCT(([.$W$3:.$W$56]-[.$K$3:.$K$56]);[.$B$3:.$B$56]=25)" office:value-type="float" office:value="16352520">
            <text:p>16352520</text:p>
          </table:table-cell>
          <table:table-cell table:style-name="ce8" table:formula="of:=SUMPRODUCT(([.$K$3:.$K$56]);[.$B$3:.$B$56]=25)" office:value-type="float" office:value="302577256.190476">
            <text:p>302577256,190476</text:p>
          </table:table-cell>
          <table:table-cell table:number-columns-repeated="3"/>
          <table:table-cell table:style-name="ce5" table:formula="of:=([.R142])/[.S142]*100" office:value-type="float" office:value="5.40441149010416">
            <text:p>5,4044114901</text:p>
          </table:table-cell>
          <table:table-cell table:style-name="ce8" table:formula="of:=SUMPRODUCT(([.$W$3:.$W$56]-[.$Q$3:.$Q$56]);[.$B$3:.$B$56]=25)" office:value-type="float" office:value="16352520">
            <text:p>16352520</text:p>
          </table:table-cell>
          <table:table-cell table:style-name="ce8" table:formula="of:=SUMPRODUCT(([.$Q$3:.$Q$56]);[.$B$3:.$B$56]=25)" office:value-type="float" office:value="302577256.190476">
            <text:p>302577256,190476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style-name="ce5" table:formula="of:=([.F143])/[.G143]*100" office:value-type="float" office:value="4.69065814727654">
            <text:p>4,6906581473</text:p>
          </table:table-cell>
          <table:table-cell table:style-name="ce8" table:formula="of:=SUMPRODUCT(([.$W$3:.$W$56]-[.$E$3:.$E$56]);[.$B$3:.$B$56]=50)" office:value-type="float" office:value="14963145">
            <text:p>14963145</text:p>
          </table:table-cell>
          <table:table-cell table:style-name="ce8" table:formula="of:=SUMPRODUCT(([.$E$3:.$E$56]);[.$B$3:.$B$56]=50)" office:value-type="float" office:value="318998838.333333">
            <text:p>318998838,333333</text:p>
          </table:table-cell>
          <table:table-cell table:number-columns-repeated="3"/>
          <table:table-cell table:style-name="ce5" table:formula="of:=([.L143])/[.M143]*100" office:value-type="float" office:value="4.69065814727654">
            <text:p>4,6906581473</text:p>
          </table:table-cell>
          <table:table-cell table:style-name="ce8" table:formula="of:=SUMPRODUCT(([.$W$3:.$W$56]-[.$K$3:.$K$56]);[.$B$3:.$B$56]=50)" office:value-type="float" office:value="14963145">
            <text:p>14963145</text:p>
          </table:table-cell>
          <table:table-cell table:style-name="ce8" table:formula="of:=SUMPRODUCT(([.$K$3:.$K$56]);[.$B$3:.$B$56]=50)" office:value-type="float" office:value="318998838.333333">
            <text:p>318998838,333333</text:p>
          </table:table-cell>
          <table:table-cell table:number-columns-repeated="3"/>
          <table:table-cell table:style-name="ce5" table:formula="of:=([.R143])/[.S143]*100" office:value-type="float" office:value="4.69128170263578">
            <text:p>4,6912817026</text:p>
          </table:table-cell>
          <table:table-cell table:style-name="ce8" table:formula="of:=SUMPRODUCT(([.$W$3:.$W$56]-[.$Q$3:.$Q$56]);[.$B$3:.$B$56]=50)" office:value-type="float" office:value="14965045">
            <text:p>14965045</text:p>
          </table:table-cell>
          <table:table-cell table:style-name="ce8" table:formula="of:=SUMPRODUCT(([.$Q$3:.$Q$56]);[.$B$3:.$B$56]=50)" office:value-type="float" office:value="318996938.333333">
            <text:p>318996938,3333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style-name="ce5" table:formula="of:=([.F144])/[.G144]*100" office:value-type="float" office:value="6.88113217588116">
            <text:p>6,8811321759</text:p>
          </table:table-cell>
          <table:table-cell table:style-name="ce8" table:formula="of:=SUMPRODUCT(([.$W$3:.$W$56]-[.$E$3:.$E$56]);[.$B$3:.$B$56]=100)" office:value-type="float" office:value="21827556.3636363">
            <text:p>21827556,3636363</text:p>
          </table:table-cell>
          <table:table-cell table:style-name="ce8" table:formula="of:=SUMPRODUCT(([.$E$3:.$E$56]);[.$B$3:.$B$56]=100)" office:value-type="float" office:value="317208793.636364">
            <text:p>317208793,636364</text:p>
          </table:table-cell>
          <table:table-cell table:number-columns-repeated="3"/>
          <table:table-cell table:style-name="ce5" table:formula="of:=([.L144])/[.M144]*100" office:value-type="float" office:value="6.88113217588116">
            <text:p>6,8811321759</text:p>
          </table:table-cell>
          <table:table-cell table:style-name="ce8" table:formula="of:=SUMPRODUCT(([.$W$3:.$W$56]-[.$K$3:.$K$56]);[.$B$3:.$B$56]=100)" office:value-type="float" office:value="21827556.3636363">
            <text:p>21827556,3636363</text:p>
          </table:table-cell>
          <table:table-cell table:style-name="ce8" table:formula="of:=SUMPRODUCT(([.$K$3:.$K$56]);[.$B$3:.$B$56]=100)" office:value-type="float" office:value="317208793.636364">
            <text:p>317208793,636364</text:p>
          </table:table-cell>
          <table:table-cell table:number-columns-repeated="3"/>
          <table:table-cell table:style-name="ce5" table:formula="of:=([.R144])/[.S144]*100" office:value-type="float" office:value="6.88079523441744">
            <text:p>6,8807952344</text:p>
          </table:table-cell>
          <table:table-cell table:style-name="ce8" table:formula="of:=SUMPRODUCT(([.$W$3:.$W$56]-[.$Q$3:.$Q$56]);[.$B$3:.$B$56]=100)" office:value-type="float" office:value="21826556.3636363">
            <text:p>21826556,3636363</text:p>
          </table:table-cell>
          <table:table-cell table:style-name="ce8" table:formula="of:=SUMPRODUCT(([.$Q$3:.$Q$56]);[.$B$3:.$B$56]=100)" office:value-type="float" office:value="317209793.636364">
            <text:p>317209793,636364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style-name="ce5" table:formula="of:=([.F146])/[.G146]*100" office:value-type="float" office:value="4.73010755275768">
            <text:p>4,7301075528</text:p>
          </table:table-cell>
          <table:table-cell table:style-name="ce8" table:formula="of:=SUMPRODUCT(([.$W$3:.$W$56]-[.$E$3:.$E$56]);[.$D$3:.$D$56]=8)" office:value-type="float" office:value="19393749.9999999">
            <text:p>19393749,9999999</text:p>
          </table:table-cell>
          <table:table-cell table:style-name="ce8" table:formula="of:=SUMPRODUCT(([.$E$3:.$E$56]);[.$D$3:.$D$56]=8)" office:value-type="float" office:value="410006533.333333">
            <text:p>410006533,333333</text:p>
          </table:table-cell>
          <table:table-cell table:number-columns-repeated="3"/>
          <table:table-cell table:style-name="ce5" table:formula="of:=([.L146])/[.M146]*100" office:value-type="float" office:value="4.73061842568243">
            <text:p>4,7306184257</text:p>
          </table:table-cell>
          <table:table-cell table:style-name="ce8" table:formula="of:=SUMPRODUCT(([.$W$3:.$W$56]-[.$K$3:.$K$56]);[.$D$3:.$D$56]=8)" office:value-type="float" office:value="19395749.9999999">
            <text:p>19395749,9999999</text:p>
          </table:table-cell>
          <table:table-cell table:style-name="ce8" table:formula="of:=SUMPRODUCT(([.$K$3:.$K$56]);[.$D$3:.$D$56]=8)" office:value-type="float" office:value="410004533.333333">
            <text:p>410004533,333333</text:p>
          </table:table-cell>
          <table:table-cell table:number-columns-repeated="3"/>
          <table:table-cell table:style-name="ce5" table:formula="of:=([.R146])/[.S146]*100" office:value-type="float" office:value="4.73061842568243">
            <text:p>4,7306184257</text:p>
          </table:table-cell>
          <table:table-cell table:style-name="ce8" table:formula="of:=SUMPRODUCT(([.$W$3:.$W$56]-[.$Q$3:.$Q$56]);[.$D$3:.$D$56]=8)" office:value-type="float" office:value="19395749.9999999">
            <text:p>19395749,9999999</text:p>
          </table:table-cell>
          <table:table-cell table:style-name="ce8" table:formula="of:=SUMPRODUCT(([.$Q$3:.$Q$56]);[.$D$3:.$D$56]=8)" office:value-type="float" office:value="410004533.333333">
            <text:p>410004533,3333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style-name="ce5" table:formula="of:=([.F147])/[.G147]*100" office:value-type="float" office:value="6.38213410456364">
            <text:p>6,3821341046</text:p>
          </table:table-cell>
          <table:table-cell table:style-name="ce8" table:formula="of:=SUMPRODUCT(([.$W$3:.$W$56]-[.$E$3:.$E$56]);[.$D$3:.$D$56]=12)" office:value-type="float" office:value="33747471.3636364">
            <text:p>33747471,3636364</text:p>
          </table:table-cell>
          <table:table-cell table:style-name="ce8" table:formula="of:=SUMPRODUCT(([.$E$3:.$E$56]);[.$D$3:.$D$56]=12)" office:value-type="float" office:value="528780354.82684">
            <text:p>528780354,82684</text:p>
          </table:table-cell>
          <table:table-cell table:number-columns-repeated="3"/>
          <table:table-cell table:style-name="ce5" table:formula="of:=([.L147])/[.M147]*100" office:value-type="float" office:value="6.38213410456364">
            <text:p>6,3821341046</text:p>
          </table:table-cell>
          <table:table-cell table:style-name="ce8" table:formula="of:=SUMPRODUCT(([.$W$3:.$W$56]-[.$K$3:.$K$56]);[.$D$3:.$D$56]=12)" office:value-type="float" office:value="33747471.3636364">
            <text:p>33747471,3636364</text:p>
          </table:table-cell>
          <table:table-cell table:style-name="ce8" table:formula="of:=SUMPRODUCT(([.$K$3:.$K$56]);[.$D$3:.$D$56]=12)" office:value-type="float" office:value="528780354.82684">
            <text:p>528780354,82684</text:p>
          </table:table-cell>
          <table:table-cell table:number-columns-repeated="3"/>
          <table:table-cell table:style-name="ce5" table:formula="of:=([.R147])/[.S147]*100" office:value-type="float" office:value="6.38231517045003">
            <text:p>6,3823151705</text:p>
          </table:table-cell>
          <table:table-cell table:style-name="ce8" table:formula="of:=SUMPRODUCT(([.$W$3:.$W$56]-[.$Q$3:.$Q$56]);[.$D$3:.$D$56]=12)" office:value-type="float" office:value="33748371.3636364">
            <text:p>33748371,3636364</text:p>
          </table:table-cell>
          <table:table-cell table:style-name="ce8" table:formula="of:=SUMPRODUCT(([.$Q$3:.$Q$56]);[.$D$3:.$D$56]=12)" office:value-type="float" office:value="528779454.82684">
            <text:p>528779454,82684</text:p>
          </table:table-cell>
          <table:table-cell table:number-columns-repeated="11"/>
        </table:table-row>
        <table:table-row table:style-name="ro2" table:number-rows-repeated="8">
          <table:table-cell table:number-columns-repeated="4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3"/>
          <table:table-cell table:style-name="ce5"/>
          <table:table-cell table:style-name="ce8" table:number-columns-repeated="2"/>
          <table:table-cell table:number-columns-repeated="11"/>
        </table:table-row>
        <table:table-row table:style-name="ro2" table:number-rows-repeated="1048420">
          <table:table-cell table:number-columns-repeated="30"/>
        </table:table-row>
        <table:table-row table:style-name="ro2">
          <table:table-cell table:number-columns-repeated="30"/>
        </table:table-row>
        <table:named-expressions/>
      </table:table>
      <table:table table:name="M2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3"/>
        <table:table-column table:style-name="co10" table:number-columns-repeated="2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ce13"/>
        <table:table-column table:style-name="co10" table:number-columns-repeated="2" table:default-cell-style-name="ce13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ce13"/>
        <table:table-column table:style-name="co10" table:number-columns-repeated="2" table:default-cell-style-name="ce13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4" table:default-cell-style-name="Default"/>
        <table:table-column table:style-name="co5" table:number-columns-repeated="6" table:default-cell-style-name="Default"/>
        <table:table-row table:style-name="ro3">
          <table:table-cell table:style-name="ce1" office:value-type="string">
            <text:p>M2Mp05</text:p>
          </table:table-cell>
          <table:table-cell table:style-name="ce1" table:number-columns-repeated="3"/>
          <table:table-cell table:style-name="ce12" table:number-columns-repeated="3"/>
          <table:table-cell table:style-name="ce1" table:number-columns-repeated="2"/>
          <table:table-cell table:style-name="ce9"/>
          <table:table-cell table:style-name="ce12" office:value-type="string">
            <text:p>M2Mp1</text:p>
          </table:table-cell>
          <table:table-cell table:style-name="ce12" table:number-columns-repeated="2"/>
          <table:table-cell table:style-name="ce1" table:number-columns-repeated="2"/>
          <table:table-cell table:style-name="ce9"/>
          <table:table-cell table:style-name="ce20" office:value-type="string">
            <text:p>M2Mp2</text:p>
          </table:table-cell>
          <table:table-cell table:style-name="ce20" table:number-columns-repeated="2"/>
          <table:table-cell table:style-name="ce21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12" office:value-type="string">
            <text:p>Borne Inf/opti</text:p>
          </table:table-cell>
          <table:table-cell table:style-name="ce16" office:value-type="string">
            <text:p>objU</text:p>
          </table:table-cell>
          <table:table-cell table:style-name="ce16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12" office:value-type="string">
            <text:p>Borne Inf/opti</text:p>
          </table:table-cell>
          <table:table-cell table:style-name="ce16" office:value-type="string">
            <text:p>objU</text:p>
          </table:table-cell>
          <table:table-cell table:style-name="ce16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9"/>
          <table:table-cell table:style-name="ce12" office:value-type="string">
            <text:p>Borne Inf/opti</text:p>
          </table:table-cell>
          <table:table-cell table:style-name="ce16" office:value-type="string">
            <text:p>objU</text:p>
          </table:table-cell>
          <table:table-cell table:style-name="ce16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6205000">
            <text:p>6205000</text:p>
          </table:table-cell>
          <table:table-cell office:value-type="float" office:value="8455000">
            <text:p>8455000</text:p>
          </table:table-cell>
          <table:table-cell/>
          <table:table-cell office:value-type="string">
            <text:p><text:s/></text:p>
          </table:table-cell>
          <table:table-cell office:value-type="float" office:value="0.76">
            <text:p>0,76</text:p>
          </table:table-cell>
          <table:table-cell/>
          <table:table-cell office:value-type="float" office:value="6205000">
            <text:p>6205000</text:p>
          </table:table-cell>
          <table:table-cell office:value-type="float" office:value="8455000">
            <text:p>8455000</text:p>
          </table:table-cell>
          <table:table-cell/>
          <table:table-cell office:value-type="string">
            <text:p><text:s/></text:p>
          </table:table-cell>
          <table:table-cell office:value-type="float" office:value="0.5">
            <text:p>0,5</text:p>
          </table:table-cell>
          <table:table-cell/>
          <table:table-cell office:value-type="float" office:value="6205000">
            <text:p>6205000</text:p>
          </table:table-cell>
          <table:table-cell office:value-type="float" office:value="8455000">
            <text:p>84550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table:style-name="ce1" table:formula="of:=MAXA([.Q3];[.K3];[.E3];[M5.E3];[M5.K3];[M5.Q3];[M1.E3];[M1.K3];[M1.Q3])" office:value-type="float" office:value="6205000">
            <text:p>6205000</text:p>
          </table:table-cell>
          <table:table-cell table:style-name="ce1" table:formula="of:=[.W3]-1" office:value-type="float" office:value="6204999">
            <text:p>6204999</text:p>
          </table:table-cell>
          <table:table-cell table:formula="of:=AND([.E3]&gt;[.X3];[.E3]&gt;0;NOT([.E3]=&quot;infeasible&quot;))" office:value-type="boolean" office:boolean-value="true">
            <text:p>VRAI</text:p>
          </table:table-cell>
          <table:table-cell table:formula="of:=AND([.K3]&gt;[.X3];[.K3]&gt;0;NOT([.K3]=&quot;infeasible&quot;))" office:value-type="boolean" office:boolean-value="true">
            <text:p>VRAI</text:p>
          </table:table-cell>
          <table:table-cell table:formula="of:=AND([.Q3]&gt;[.X3];[.Q3]&gt;0;NOT([.Q3]=&quot;infeasible&quot;))" office:value-type="boolean" office:boolean-value="true">
            <text:p>VRAI</text:p>
          </table:table-cell>
          <table:table-cell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806000">
            <text:p>5806000</text:p>
          </table:table-cell>
          <table:table-cell office:value-type="float" office:value="8656000">
            <text:p>86560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5806000">
            <text:p>5806000</text:p>
          </table:table-cell>
          <table:table-cell office:value-type="float" office:value="8656000">
            <text:p>865600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5806000">
            <text:p>5806000</text:p>
          </table:table-cell>
          <table:table-cell office:value-type="float" office:value="8656000">
            <text:p>8656000</text:p>
          </table:table-cell>
          <table:table-cell/>
          <table:table-cell office:value-type="string">
            <text:p><text:s/></text:p>
          </table:table-cell>
          <table:table-cell office:value-type="float" office:value="0.42">
            <text:p>0,42</text:p>
          </table:table-cell>
          <table:table-cell/>
          <table:table-cell table:style-name="ce1" table:formula="of:=MAXA([.Q4];[.K4];[.E4];[M5.E4];[M5.K4];[M5.Q4];[M1.E4];[M1.K4];[M1.Q4])" office:value-type="float" office:value="5806000">
            <text:p>5806000</text:p>
          </table:table-cell>
          <table:table-cell table:style-name="ce1" table:formula="of:=[.W4]-1" office:value-type="float" office:value="5805999">
            <text:p>5805999</text:p>
          </table:table-cell>
          <table:table-cell table:formula="of:=AND([.E4]&gt;[.X4];[.E4]&gt;0;NOT([.E4]=&quot;infeasible&quot;))" office:value-type="boolean" office:boolean-value="true">
            <text:p>VRAI</text:p>
          </table:table-cell>
          <table:table-cell table:formula="of:=AND([.K4]&gt;[.X4];[.K4]&gt;0;NOT([.K4]=&quot;infeasible&quot;))" office:value-type="boolean" office:boolean-value="true">
            <text:p>VRAI</text:p>
          </table:table-cell>
          <table:table-cell table:formula="of:=AND([.Q4]&gt;[.X4];[.Q4]&gt;0;NOT([.Q4]=&quot;infeasible&quot;))" office:value-type="boolean" office:boolean-value="true">
            <text:p>VRAI</text:p>
          </table:table-cell>
          <table:table-cell table:formula="of:=[.E4]+([.H4]*[.E4])&lt;[.X4]" office:value-type="boolean" office:boolean-value="false">
            <text:p>FAUX</text:p>
          </table:table-cell>
          <table:table-cell table:style-name="ce1" table:formula="of:=[.K4]+([.N4]*[.K4])&lt;[.X4]" office:value-type="boolean" office:boolean-value="false">
            <text:p>FAUX</text:p>
          </table:table-cell>
          <table:table-cell table:style-name="ce1" table:formula="of:=[.Q4]+([.Q4]*[.T4])&lt;[.X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515000">
            <text:p>8515000</text:p>
          </table:table-cell>
          <table:table-cell office:value-type="float" office:value="11755000">
            <text:p>11755000</text:p>
          </table:table-cell>
          <table:table-cell/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/>
          <table:table-cell office:value-type="float" office:value="8515000">
            <text:p>8515000</text:p>
          </table:table-cell>
          <table:table-cell office:value-type="float" office:value="11755000">
            <text:p>11755000</text:p>
          </table:table-cell>
          <table:table-cell/>
          <table:table-cell office:value-type="string">
            <text:p><text:s/></text:p>
          </table:table-cell>
          <table:table-cell office:value-type="float" office:value="0.27">
            <text:p>0,27</text:p>
          </table:table-cell>
          <table:table-cell/>
          <table:table-cell office:value-type="float" office:value="8515000">
            <text:p>8515000</text:p>
          </table:table-cell>
          <table:table-cell office:value-type="float" office:value="11755000">
            <text:p>11755000</text:p>
          </table:table-cell>
          <table:table-cell/>
          <table:table-cell office:value-type="string">
            <text:p><text:s/></text:p>
          </table:table-cell>
          <table:table-cell office:value-type="float" office:value="0.29">
            <text:p>0,29</text:p>
          </table:table-cell>
          <table:table-cell/>
          <table:table-cell table:style-name="ce1" table:formula="of:=MAXA([.Q5];[.K5];[.E5];[M5.E5];[M5.K5];[M5.Q5];[M1.E5];[M1.K5];[M1.Q5])" office:value-type="float" office:value="8515000">
            <text:p>8515000</text:p>
          </table:table-cell>
          <table:table-cell table:style-name="ce1" table:formula="of:=[.W5]-1" office:value-type="float" office:value="8514999">
            <text:p>8514999</text:p>
          </table:table-cell>
          <table:table-cell table:formula="of:=AND([.E5]&gt;[.X5];[.E5]&gt;0;NOT([.E5]=&quot;infeasible&quot;))" office:value-type="boolean" office:boolean-value="true">
            <text:p>VRAI</text:p>
          </table:table-cell>
          <table:table-cell table:formula="of:=AND([.K5]&gt;[.X5];[.K5]&gt;0;NOT([.K5]=&quot;infeasible&quot;))" office:value-type="boolean" office:boolean-value="true">
            <text:p>VRAI</text:p>
          </table:table-cell>
          <table:table-cell table:formula="of:=AND([.Q5]&gt;[.X5];[.Q5]&gt;0;NOT([.Q5]=&quot;infeasible&quot;))" office:value-type="boolean" office:boolean-value="true">
            <text:p>VRAI</text:p>
          </table:table-cell>
          <table:table-cell table:formula="of:=[.E5]+([.H5]*[.E5])&lt;[.X5]" office:value-type="boolean" office:boolean-value="false">
            <text:p>FAUX</text:p>
          </table:table-cell>
          <table:table-cell table:style-name="ce1" table:formula="of:=[.K5]+([.N5]*[.K5])&lt;[.X5]" office:value-type="boolean" office:boolean-value="false">
            <text:p>FAUX</text:p>
          </table:table-cell>
          <table:table-cell table:style-name="ce1" table:formula="of:=[.Q5]+([.Q5]*[.T5])&lt;[.X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4702966.6666667">
            <text:p>14702966,6666667</text:p>
          </table:table-cell>
          <table:table-cell office:value-type="float" office:value="19623000">
            <text:p>19623000</text:p>
          </table:table-cell>
          <table:table-cell/>
          <table:table-cell office:value-type="string">
            <text:p><text:s/></text:p>
          </table:table-cell>
          <table:table-cell office:value-type="float" office:value="0.65">
            <text:p>0,65</text:p>
          </table:table-cell>
          <table:table-cell/>
          <table:table-cell office:value-type="float" office:value="14702966.6666667">
            <text:p>14702966,6666667</text:p>
          </table:table-cell>
          <table:table-cell office:value-type="float" office:value="19623000">
            <text:p>196230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office:value-type="float" office:value="14702966.6666667">
            <text:p>14702966,6666667</text:p>
          </table:table-cell>
          <table:table-cell office:value-type="float" office:value="19623000">
            <text:p>19623000</text:p>
          </table:table-cell>
          <table:table-cell/>
          <table:table-cell office:value-type="string">
            <text:p><text:s/></text:p>
          </table:table-cell>
          <table:table-cell office:value-type="float" office:value="0.61">
            <text:p>0,61</text:p>
          </table:table-cell>
          <table:table-cell/>
          <table:table-cell table:style-name="ce1" table:formula="of:=MAXA([.Q6];[.K6];[.E6];[M5.E6];[M5.K6];[M5.Q6];[M1.E6];[M1.K6];[M1.Q6])" office:value-type="float" office:value="15494166.6666667">
            <text:p>15494166,6666667</text:p>
          </table:table-cell>
          <table:table-cell table:style-name="ce1" table:formula="of:=[.W6]-1" office:value-type="float" office:value="15494165.6666667">
            <text:p>15494165,6666667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9091000">
            <text:p>19091000</text:p>
          </table:table-cell>
          <table:table-cell office:value-type="float" office:value="28131000">
            <text:p>28131000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office:value-type="float" office:value="19091000">
            <text:p>19091000</text:p>
          </table:table-cell>
          <table:table-cell office:value-type="float" office:value="28131000">
            <text:p>2813100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office:value-type="float" office:value="19091000">
            <text:p>19091000</text:p>
          </table:table-cell>
          <table:table-cell office:value-type="float" office:value="28131000">
            <text:p>281310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7];[.K7];[.E7];[M5.E7];[M5.K7];[M5.Q7];[M1.E7];[M1.K7];[M1.Q7])" office:value-type="float" office:value="19091000">
            <text:p>19091000</text:p>
          </table:table-cell>
          <table:table-cell table:style-name="ce1" table:formula="of:=[.W7]-1" office:value-type="float" office:value="19090999">
            <text:p>19090999</text:p>
          </table:table-cell>
          <table:table-cell table:formula="of:=AND([.E7]&gt;[.X7];[.E7]&gt;0;NOT([.E7]=&quot;infeasible&quot;))" office:value-type="boolean" office:boolean-value="true">
            <text:p>VRAI</text:p>
          </table:table-cell>
          <table:table-cell table:formula="of:=AND([.K7]&gt;[.X7];[.K7]&gt;0;NOT([.K7]=&quot;infeasible&quot;))" office:value-type="boolean" office:boolean-value="true">
            <text:p>VRAI</text:p>
          </table:table-cell>
          <table:table-cell table:formula="of:=AND([.Q7]&gt;[.X7];[.Q7]&gt;0;NOT([.Q7]=&quot;infeasible&quot;))" office:value-type="boolean" office:boolean-value="true">
            <text:p>VRAI</text:p>
          </table:table-cell>
          <table:table-cell table:formula="of:=[.E7]+([.H7]*[.E7])&lt;[.X7]" office:value-type="boolean" office:boolean-value="false">
            <text:p>FAUX</text:p>
          </table:table-cell>
          <table:table-cell table:style-name="ce1" table:formula="of:=[.K7]+([.N7]*[.K7])&lt;[.X7]" office:value-type="boolean" office:boolean-value="false">
            <text:p>FAUX</text:p>
          </table:table-cell>
          <table:table-cell table:style-name="ce1" table:formula="of:=[.Q7]+([.Q7]*[.T7])&lt;[.X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630000">
            <text:p>11630000</text:p>
          </table:table-cell>
          <table:table-cell office:value-type="float" office:value="15640000">
            <text:p>15640000</text:p>
          </table:table-cell>
          <table:table-cell/>
          <table:table-cell office:value-type="string">
            <text:p><text:s/></text:p>
          </table:table-cell>
          <table:table-cell office:value-type="float" office:value="0.81">
            <text:p>0,81</text:p>
          </table:table-cell>
          <table:table-cell/>
          <table:table-cell office:value-type="float" office:value="11630000">
            <text:p>11630000</text:p>
          </table:table-cell>
          <table:table-cell office:value-type="float" office:value="15640000">
            <text:p>15640000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office:value-type="float" office:value="11630000">
            <text:p>11630000</text:p>
          </table:table-cell>
          <table:table-cell office:value-type="float" office:value="15640000">
            <text:p>15640000</text:p>
          </table:table-cell>
          <table:table-cell/>
          <table:table-cell office:value-type="string">
            <text:p><text:s/></text:p>
          </table:table-cell>
          <table:table-cell office:value-type="float" office:value="0.82">
            <text:p>0,82</text:p>
          </table:table-cell>
          <table:table-cell/>
          <table:table-cell table:style-name="ce1" table:formula="of:=MAXA([.Q8];[.K8];[.E8];[M5.E8];[M5.K8];[M5.Q8];[M1.E8];[M1.K8];[M1.Q8])" office:value-type="float" office:value="11640000">
            <text:p>11640000</text:p>
          </table:table-cell>
          <table:table-cell table:style-name="ce1" table:formula="of:=[.W8]-1" office:value-type="float" office:value="11639999">
            <text:p>11639999</text:p>
          </table:table-cell>
          <table:table-cell table:formula="of:=AND([.E8]&gt;[.X8];[.E8]&gt;0;NOT([.E8]=&quot;infeasible&quot;))" office:value-type="boolean" office:boolean-value="false">
            <text:p>FAUX</text:p>
          </table:table-cell>
          <table:table-cell table:formula="of:=AND([.K8]&gt;[.X8];[.K8]&gt;0;NOT([.K8]=&quot;infeasible&quot;))" office:value-type="boolean" office:boolean-value="false">
            <text:p>FAUX</text:p>
          </table:table-cell>
          <table:table-cell table:formula="of:=AND([.Q8]&gt;[.X8];[.Q8]&gt;0;NOT([.Q8]=&quot;infeasible&quot;))" office:value-type="boolean" office:boolean-value="false">
            <text:p>FAUX</text:p>
          </table:table-cell>
          <table:table-cell table:formula="of:=[.E8]+([.H8]*[.E8])&lt;[.X8]" office:value-type="boolean" office:boolean-value="true">
            <text:p>VRAI</text:p>
          </table:table-cell>
          <table:table-cell table:style-name="ce1" table:formula="of:=[.K8]+([.N8]*[.K8])&lt;[.X8]" office:value-type="boolean" office:boolean-value="true">
            <text:p>VRAI</text:p>
          </table:table-cell>
          <table:table-cell table:style-name="ce1" table:formula="of:=[.Q8]+([.Q8]*[.T8])&lt;[.X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6881500">
            <text:p>26881500</text:p>
          </table:table-cell>
          <table:table-cell office:value-type="float" office:value="36131500">
            <text:p>36131500</text:p>
          </table:table-cell>
          <table:table-cell/>
          <table:table-cell office:value-type="string">
            <text:p><text:s/></text:p>
          </table:table-cell>
          <table:table-cell office:value-type="float" office:value="0.86">
            <text:p>0,86</text:p>
          </table:table-cell>
          <table:table-cell/>
          <table:table-cell office:value-type="float" office:value="26881500">
            <text:p>26881500</text:p>
          </table:table-cell>
          <table:table-cell office:value-type="float" office:value="36131500">
            <text:p>36131500</text:p>
          </table:table-cell>
          <table:table-cell/>
          <table:table-cell office:value-type="string">
            <text:p><text:s/></text:p>
          </table:table-cell>
          <table:table-cell office:value-type="float" office:value="1.03">
            <text:p>1,03</text:p>
          </table:table-cell>
          <table:table-cell/>
          <table:table-cell office:value-type="float" office:value="26881500">
            <text:p>26881500</text:p>
          </table:table-cell>
          <table:table-cell office:value-type="float" office:value="36131500">
            <text:p>36131500</text:p>
          </table:table-cell>
          <table:table-cell/>
          <table:table-cell office:value-type="string">
            <text:p><text:s/></text:p>
          </table:table-cell>
          <table:table-cell office:value-type="float" office:value="1.16">
            <text:p>1,16</text:p>
          </table:table-cell>
          <table:table-cell/>
          <table:table-cell table:style-name="ce1" table:formula="of:=MAXA([.Q9];[.K9];[.E9];[M5.E9];[M5.K9];[M5.Q9];[M1.E9];[M1.K9];[M1.Q9])" office:value-type="float" office:value="26881500">
            <text:p>26881500</text:p>
          </table:table-cell>
          <table:table-cell table:style-name="ce1" table:formula="of:=[.W9]-1" office:value-type="float" office:value="26881499">
            <text:p>26881499</text:p>
          </table:table-cell>
          <table:table-cell table:formula="of:=AND([.E9]&gt;[.X9];[.E9]&gt;0;NOT([.E9]=&quot;infeasible&quot;))" office:value-type="boolean" office:boolean-value="true">
            <text:p>VRAI</text:p>
          </table:table-cell>
          <table:table-cell table:formula="of:=AND([.K9]&gt;[.X9];[.K9]&gt;0;NOT([.K9]=&quot;infeasible&quot;))" office:value-type="boolean" office:boolean-value="true">
            <text:p>VRAI</text:p>
          </table:table-cell>
          <table:table-cell table:formula="of:=AND([.Q9]&gt;[.X9];[.Q9]&gt;0;NOT([.Q9]=&quot;infeasible&quot;))" office:value-type="boolean" office:boolean-value="true">
            <text:p>VRAI</text:p>
          </table:table-cell>
          <table:table-cell table:formula="of:=[.E9]+([.H9]*[.E9])&lt;[.X9]" office:value-type="boolean" office:boolean-value="false">
            <text:p>FAUX</text:p>
          </table:table-cell>
          <table:table-cell table:style-name="ce1" table:formula="of:=[.K9]+([.N9]*[.K9])&lt;[.X9]" office:value-type="boolean" office:boolean-value="false">
            <text:p>FAUX</text:p>
          </table:table-cell>
          <table:table-cell table:style-name="ce1" table:formula="of:=[.Q9]+([.Q9]*[.T9])&lt;[.X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5278300">
            <text:p>25278300</text:p>
          </table:table-cell>
          <table:table-cell office:value-type="float" office:value="35818300">
            <text:p>35818300</text:p>
          </table:table-cell>
          <table:table-cell/>
          <table:table-cell office:value-type="string">
            <text:p><text:s/></text:p>
          </table:table-cell>
          <table:table-cell office:value-type="float" office:value="0.89">
            <text:p>0,89</text:p>
          </table:table-cell>
          <table:table-cell/>
          <table:table-cell office:value-type="float" office:value="25278300">
            <text:p>25278300</text:p>
          </table:table-cell>
          <table:table-cell office:value-type="float" office:value="35818300">
            <text:p>35818300</text:p>
          </table:table-cell>
          <table:table-cell/>
          <table:table-cell office:value-type="string">
            <text:p><text:s/></text:p>
          </table:table-cell>
          <table:table-cell office:value-type="float" office:value="1.12">
            <text:p>1,12</text:p>
          </table:table-cell>
          <table:table-cell/>
          <table:table-cell office:value-type="float" office:value="25278300">
            <text:p>25278300</text:p>
          </table:table-cell>
          <table:table-cell office:value-type="float" office:value="35818300">
            <text:p>35818300</text:p>
          </table:table-cell>
          <table:table-cell/>
          <table:table-cell office:value-type="string">
            <text:p><text:s/></text:p>
          </table:table-cell>
          <table:table-cell office:value-type="float" office:value="0.99">
            <text:p>0,99</text:p>
          </table:table-cell>
          <table:table-cell/>
          <table:table-cell table:style-name="ce1" table:formula="of:=MAXA([.Q10];[.K10];[.E10];[M5.E10];[M5.K10];[M5.Q10];[M1.E10];[M1.K10];[M1.Q10])" office:value-type="float" office:value="25387500">
            <text:p>25387500</text:p>
          </table:table-cell>
          <table:table-cell table:style-name="ce1" table:formula="of:=[.W10]-1" office:value-type="float" office:value="25387499">
            <text:p>25387499</text:p>
          </table:table-cell>
          <table:table-cell table:formula="of:=AND([.E10]&gt;[.X10];[.E10]&gt;0;NOT([.E10]=&quot;infeasible&quot;))" office:value-type="boolean" office:boolean-value="false">
            <text:p>FAUX</text:p>
          </table:table-cell>
          <table:table-cell table:formula="of:=AND([.K10]&gt;[.X10];[.K10]&gt;0;NOT([.K10]=&quot;infeasible&quot;))" office:value-type="boolean" office:boolean-value="false">
            <text:p>FAUX</text:p>
          </table:table-cell>
          <table:table-cell table:formula="of:=AND([.Q10]&gt;[.X10];[.Q10]&gt;0;NOT([.Q10]=&quot;infeasible&quot;))" office:value-type="boolean" office:boolean-value="false">
            <text:p>FAUX</text:p>
          </table:table-cell>
          <table:table-cell table:formula="of:=[.E10]+([.H10]*[.E10])&lt;[.X10]" office:value-type="boolean" office:boolean-value="true">
            <text:p>VRAI</text:p>
          </table:table-cell>
          <table:table-cell table:style-name="ce1" table:formula="of:=[.K10]+([.N10]*[.K10])&lt;[.X10]" office:value-type="boolean" office:boolean-value="true">
            <text:p>VRAI</text:p>
          </table:table-cell>
          <table:table-cell table:style-name="ce1" table:formula="of:=[.Q10]+([.Q10]*[.T10])&lt;[.X1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8441500">
            <text:p>28441500</text:p>
          </table:table-cell>
          <table:table-cell office:value-type="float" office:value="43041500">
            <text:p>43041500</text:p>
          </table:table-cell>
          <table:table-cell/>
          <table:table-cell office:value-type="string">
            <text:p><text:s/></text:p>
          </table:table-cell>
          <table:table-cell office:value-type="float" office:value="1.34">
            <text:p>1,34</text:p>
          </table:table-cell>
          <table:table-cell/>
          <table:table-cell office:value-type="float" office:value="28441500">
            <text:p>28441500</text:p>
          </table:table-cell>
          <table:table-cell office:value-type="float" office:value="43041500">
            <text:p>43041500</text:p>
          </table:table-cell>
          <table:table-cell/>
          <table:table-cell office:value-type="string">
            <text:p><text:s/></text:p>
          </table:table-cell>
          <table:table-cell office:value-type="float" office:value="1.19">
            <text:p>1,19</text:p>
          </table:table-cell>
          <table:table-cell/>
          <table:table-cell office:value-type="float" office:value="28441500">
            <text:p>28441500</text:p>
          </table:table-cell>
          <table:table-cell office:value-type="float" office:value="43041500">
            <text:p>43041500</text:p>
          </table:table-cell>
          <table:table-cell/>
          <table:table-cell office:value-type="string">
            <text:p><text:s/></text:p>
          </table:table-cell>
          <table:table-cell office:value-type="float" office:value="1.09">
            <text:p>1,09</text:p>
          </table:table-cell>
          <table:table-cell/>
          <table:table-cell table:style-name="ce1" table:formula="of:=MAXA([.Q11];[.K11];[.E11];[M5.E11];[M5.K11];[M5.Q11];[M1.E11];[M1.K11];[M1.Q11])" office:value-type="float" office:value="28562500">
            <text:p>28562500</text:p>
          </table:table-cell>
          <table:table-cell table:style-name="ce1" table:formula="of:=[.W11]-1" office:value-type="float" office:value="28562499">
            <text:p>28562499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false">
            <text:p>FAUX</text:p>
          </table:table-cell>
          <table:table-cell table:formula="of:=AND([.Q11]&gt;[.X11];[.Q11]&gt;0;NOT([.Q11]=&quot;infeasible&quot;))" office:value-type="boolean" office:boolean-value="false">
            <text:p>FAUX</text:p>
          </table:table-cell>
          <table:table-cell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true">
            <text:p>VRAI</text:p>
          </table:table-cell>
          <table:table-cell table:style-name="ce1" table:formula="of:=[.Q11]+([.Q11]*[.T11])&lt;[.X1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85">
            <text:p>0,85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81">
            <text:p>0,81</text:p>
          </table:table-cell>
          <table:table-cell/>
          <table:table-cell table:style-name="ce1" table:formula="of:=MAXA([.Q12];[.K12];[.E12];[M5.E12];[M5.K12];[M5.Q12];[M1.E12];[M1.K12];[M1.Q12])" office:value-type="float" office:value="5602000">
            <text:p>5602000</text:p>
          </table:table-cell>
          <table:table-cell table:style-name="ce1" table:formula="of:=[.W12]-1" office:value-type="float" office:value="5601999">
            <text:p>5601999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943800">
            <text:p>5943800</text:p>
          </table:table-cell>
          <table:table-cell office:value-type="float" office:value="8253800">
            <text:p>8253800</text:p>
          </table:table-cell>
          <table:table-cell/>
          <table:table-cell office:value-type="string">
            <text:p><text:s/></text:p>
          </table:table-cell>
          <table:table-cell office:value-type="float" office:value="1.32">
            <text:p>1,32</text:p>
          </table:table-cell>
          <table:table-cell/>
          <table:table-cell office:value-type="float" office:value="5943800">
            <text:p>5943800</text:p>
          </table:table-cell>
          <table:table-cell office:value-type="float" office:value="8253800">
            <text:p>8253800</text:p>
          </table:table-cell>
          <table:table-cell/>
          <table:table-cell office:value-type="string">
            <text:p><text:s/></text:p>
          </table:table-cell>
          <table:table-cell office:value-type="float" office:value="1.69">
            <text:p>1,69</text:p>
          </table:table-cell>
          <table:table-cell/>
          <table:table-cell office:value-type="float" office:value="5943800">
            <text:p>5943800</text:p>
          </table:table-cell>
          <table:table-cell office:value-type="float" office:value="8253800">
            <text:p>8253800</text:p>
          </table:table-cell>
          <table:table-cell/>
          <table:table-cell office:value-type="string">
            <text:p><text:s/></text:p>
          </table:table-cell>
          <table:table-cell office:value-type="float" office:value="1.45">
            <text:p>1,45</text:p>
          </table:table-cell>
          <table:table-cell/>
          <table:table-cell table:style-name="ce1" table:formula="of:=MAXA([.Q13];[.K13];[.E13];[M5.E13];[M5.K13];[M5.Q13];[M1.E13];[M1.K13];[M1.Q13])" office:value-type="float" office:value="5982000">
            <text:p>5982000</text:p>
          </table:table-cell>
          <table:table-cell table:style-name="ce1" table:formula="of:=[.W13]-1" office:value-type="float" office:value="5981999">
            <text:p>5981999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330500">
            <text:p>8330500</text:p>
          </table:table-cell>
          <table:table-cell office:value-type="float" office:value="12220500">
            <text:p>122205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8330500">
            <text:p>8330500</text:p>
          </table:table-cell>
          <table:table-cell office:value-type="float" office:value="12220500">
            <text:p>1222050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8330500">
            <text:p>8330500</text:p>
          </table:table-cell>
          <table:table-cell office:value-type="float" office:value="12220500">
            <text:p>12220500</text:p>
          </table:table-cell>
          <table:table-cell/>
          <table:table-cell office:value-type="string">
            <text:p><text:s/></text:p>
          </table:table-cell>
          <table:table-cell office:value-type="float" office:value="0.47">
            <text:p>0,47</text:p>
          </table:table-cell>
          <table:table-cell/>
          <table:table-cell table:style-name="ce1" table:formula="of:=MAXA([.Q14];[.K14];[.E14];[M5.E14];[M5.K14];[M5.Q14];[M1.E14];[M1.K14];[M1.Q14])" office:value-type="float" office:value="8330500">
            <text:p>8330500</text:p>
          </table:table-cell>
          <table:table-cell table:style-name="ce1" table:formula="of:=[.W14]-1" office:value-type="float" office:value="8330499">
            <text:p>8330499</text:p>
          </table:table-cell>
          <table:table-cell table:formula="of:=AND([.E14]&gt;[.X14];[.E14]&gt;0;NOT([.E14]=&quot;infeasible&quot;))" office:value-type="boolean" office:boolean-value="true">
            <text:p>VRAI</text:p>
          </table:table-cell>
          <table:table-cell table:formula="of:=AND([.K14]&gt;[.X14];[.K14]&gt;0;NOT([.K14]=&quot;infeasible&quot;))" office:value-type="boolean" office:boolean-value="true">
            <text:p>VRAI</text:p>
          </table:table-cell>
          <table:table-cell table:formula="of:=AND([.Q14]&gt;[.X14];[.Q14]&gt;0;NOT([.Q14]=&quot;infeasible&quot;))" office:value-type="boolean" office:boolean-value="true">
            <text:p>VRAI</text:p>
          </table:table-cell>
          <table:table-cell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8833000">
            <text:p>18833000</text:p>
          </table:table-cell>
          <table:table-cell office:value-type="float" office:value="26963000">
            <text:p>2696300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18833000">
            <text:p>18833000</text:p>
          </table:table-cell>
          <table:table-cell office:value-type="float" office:value="26963000">
            <text:p>269630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18833000">
            <text:p>18833000</text:p>
          </table:table-cell>
          <table:table-cell office:value-type="float" office:value="26963000">
            <text:p>26963000</text:p>
          </table:table-cell>
          <table:table-cell/>
          <table:table-cell office:value-type="string">
            <text:p><text:s/></text:p>
          </table:table-cell>
          <table:table-cell office:value-type="float" office:value="0.69">
            <text:p>0,69</text:p>
          </table:table-cell>
          <table:table-cell/>
          <table:table-cell table:style-name="ce1" table:formula="of:=MAXA([.Q15];[.K15];[.E15];[M5.E15];[M5.K15];[M5.Q15];[M1.E15];[M1.K15];[M1.Q15])" office:value-type="float" office:value="18833000">
            <text:p>18833000</text:p>
          </table:table-cell>
          <table:table-cell table:style-name="ce1" table:formula="of:=[.W15]-1" office:value-type="float" office:value="18832999">
            <text:p>18832999</text:p>
          </table:table-cell>
          <table:table-cell table:formula="of:=AND([.E15]&gt;[.X15];[.E15]&gt;0;NOT([.E15]=&quot;infeasible&quot;))" office:value-type="boolean" office:boolean-value="true">
            <text:p>VRAI</text:p>
          </table:table-cell>
          <table:table-cell table:formula="of:=AND([.K15]&gt;[.X15];[.K15]&gt;0;NOT([.K15]=&quot;infeasible&quot;))" office:value-type="boolean" office:boolean-value="true">
            <text:p>VRAI</text:p>
          </table:table-cell>
          <table:table-cell table:formula="of:=AND([.Q15]&gt;[.X15];[.Q15]&gt;0;NOT([.Q15]=&quot;infeasible&quot;))" office:value-type="boolean" office:boolean-value="true">
            <text:p>VRAI</text:p>
          </table:table-cell>
          <table:table-cell table:formula="of:=[.E15]+([.H15]*[.E15])&lt;[.X15]" office:value-type="boolean" office:boolean-value="false">
            <text:p>FAUX</text:p>
          </table:table-cell>
          <table:table-cell table:style-name="ce1" table:formula="of:=[.K15]+([.N15]*[.K15])&lt;[.X15]" office:value-type="boolean" office:boolean-value="false">
            <text:p>FAUX</text:p>
          </table:table-cell>
          <table:table-cell table:style-name="ce1" table:formula="of:=[.Q15]+([.Q15]*[.T15])&lt;[.X1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157500">
            <text:p>11157500</text:p>
          </table:table-cell>
          <table:table-cell office:value-type="float" office:value="16217500">
            <text:p>16217500</text:p>
          </table:table-cell>
          <table:table-cell/>
          <table:table-cell office:value-type="string">
            <text:p><text:s/></text:p>
          </table:table-cell>
          <table:table-cell office:value-type="float" office:value="2.2">
            <text:p>2,2</text:p>
          </table:table-cell>
          <table:table-cell/>
          <table:table-cell office:value-type="float" office:value="11157500">
            <text:p>11157500</text:p>
          </table:table-cell>
          <table:table-cell office:value-type="float" office:value="16217500">
            <text:p>16217500</text:p>
          </table:table-cell>
          <table:table-cell/>
          <table:table-cell office:value-type="string">
            <text:p><text:s/></text:p>
          </table:table-cell>
          <table:table-cell office:value-type="float" office:value="2.65">
            <text:p>2,65</text:p>
          </table:table-cell>
          <table:table-cell/>
          <table:table-cell office:value-type="float" office:value="11157500">
            <text:p>11157500</text:p>
          </table:table-cell>
          <table:table-cell office:value-type="float" office:value="16217500">
            <text:p>16217500</text:p>
          </table:table-cell>
          <table:table-cell/>
          <table:table-cell office:value-type="string">
            <text:p><text:s/></text:p>
          </table:table-cell>
          <table:table-cell office:value-type="float" office:value="2.65">
            <text:p>2,65</text:p>
          </table:table-cell>
          <table:table-cell/>
          <table:table-cell table:style-name="ce1" table:formula="of:=MAXA([.Q16];[.K16];[.E16];[M5.E16];[M5.K16];[M5.Q16];[M1.E16];[M1.K16];[M1.Q16])" office:value-type="float" office:value="11160500">
            <text:p>11160500</text:p>
          </table:table-cell>
          <table:table-cell table:style-name="ce1" table:formula="of:=[.W16]-1" office:value-type="float" office:value="11160499">
            <text:p>11160499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441000">
            <text:p>16441000</text:p>
          </table:table-cell>
          <table:table-cell office:value-type="float" office:value="22771000">
            <text:p>22771000</text:p>
          </table:table-cell>
          <table:table-cell/>
          <table:table-cell office:value-type="string">
            <text:p><text:s/></text:p>
          </table:table-cell>
          <table:table-cell office:value-type="float" office:value="0.45">
            <text:p>0,45</text:p>
          </table:table-cell>
          <table:table-cell/>
          <table:table-cell office:value-type="float" office:value="16441000">
            <text:p>16441000</text:p>
          </table:table-cell>
          <table:table-cell office:value-type="float" office:value="22771000">
            <text:p>22771000</text:p>
          </table:table-cell>
          <table:table-cell/>
          <table:table-cell office:value-type="string">
            <text:p><text:s/></text:p>
          </table:table-cell>
          <table:table-cell office:value-type="float" office:value="0.52">
            <text:p>0,52</text:p>
          </table:table-cell>
          <table:table-cell/>
          <table:table-cell office:value-type="float" office:value="16441000">
            <text:p>16441000</text:p>
          </table:table-cell>
          <table:table-cell office:value-type="float" office:value="22771000">
            <text:p>22771000</text:p>
          </table:table-cell>
          <table:table-cell/>
          <table:table-cell office:value-type="string">
            <text:p><text:s/></text:p>
          </table:table-cell>
          <table:table-cell office:value-type="float" office:value="0.56">
            <text:p>0,56</text:p>
          </table:table-cell>
          <table:table-cell/>
          <table:table-cell table:style-name="ce1" table:formula="of:=MAXA([.Q17];[.K17];[.E17];[M5.E17];[M5.K17];[M5.Q17];[M1.E17];[M1.K17];[M1.Q17])" office:value-type="float" office:value="16441000">
            <text:p>16441000</text:p>
          </table:table-cell>
          <table:table-cell table:style-name="ce1" table:formula="of:=[.W17]-1" office:value-type="float" office:value="16440999">
            <text:p>16440999</text:p>
          </table:table-cell>
          <table:table-cell table:formula="of:=AND([.E17]&gt;[.X17];[.E17]&gt;0;NOT([.E17]=&quot;infeasible&quot;))" office:value-type="boolean" office:boolean-value="true">
            <text:p>VRAI</text:p>
          </table:table-cell>
          <table:table-cell table:formula="of:=AND([.K17]&gt;[.X17];[.K17]&gt;0;NOT([.K17]=&quot;infeasible&quot;))" office:value-type="boolean" office:boolean-value="true">
            <text:p>VRAI</text:p>
          </table:table-cell>
          <table:table-cell table:formula="of:=AND([.Q17]&gt;[.X17];[.Q17]&gt;0;NOT([.Q17]=&quot;infeasible&quot;))" office:value-type="boolean" office:boolean-value="true">
            <text:p>VRAI</text:p>
          </table:table-cell>
          <table:table-cell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937000">
            <text:p>21937000</text:p>
          </table:table-cell>
          <table:table-cell office:value-type="float" office:value="31507000">
            <text:p>31507000</text:p>
          </table:table-cell>
          <table:table-cell/>
          <table:table-cell office:value-type="string">
            <text:p><text:s/></text:p>
          </table:table-cell>
          <table:table-cell office:value-type="float" office:value="1.06">
            <text:p>1,06</text:p>
          </table:table-cell>
          <table:table-cell/>
          <table:table-cell office:value-type="float" office:value="21937000">
            <text:p>21937000</text:p>
          </table:table-cell>
          <table:table-cell office:value-type="float" office:value="31507000">
            <text:p>315070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office:value-type="float" office:value="21937000">
            <text:p>21937000</text:p>
          </table:table-cell>
          <table:table-cell office:value-type="float" office:value="31507000">
            <text:p>31507000</text:p>
          </table:table-cell>
          <table:table-cell/>
          <table:table-cell office:value-type="string">
            <text:p><text:s/></text:p>
          </table:table-cell>
          <table:table-cell office:value-type="float" office:value="1.32">
            <text:p>1,32</text:p>
          </table:table-cell>
          <table:table-cell/>
          <table:table-cell table:style-name="ce1" table:formula="of:=MAXA([.Q18];[.K18];[.E18];[M5.E18];[M5.K18];[M5.Q18];[M1.E18];[M1.K18];[M1.Q18])" office:value-type="float" office:value="22384000">
            <text:p>22384000</text:p>
          </table:table-cell>
          <table:table-cell table:style-name="ce1" table:formula="of:=[.W18]-1" office:value-type="float" office:value="22383999">
            <text:p>22383999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false">
            <text:p>FAUX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true">
            <text:p>VRAI</text:p>
          </table:table-cell>
          <table:table-cell table:style-name="ce1" table:formula="of:=[.K18]+([.N18]*[.K18])&lt;[.X18]" office:value-type="boolean" office:boolean-value="true">
            <text:p>VRAI</text:p>
          </table:table-cell>
          <table:table-cell table:style-name="ce1" table:formula="of:=[.Q18]+([.Q18]*[.T18])&lt;[.X1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5997500">
            <text:p>25997500</text:p>
          </table:table-cell>
          <table:table-cell office:value-type="float" office:value="36277500">
            <text:p>36277500</text:p>
          </table:table-cell>
          <table:table-cell/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/>
          <table:table-cell office:value-type="float" office:value="25996000">
            <text:p>25996000</text:p>
          </table:table-cell>
          <table:table-cell office:value-type="float" office:value="36277500">
            <text:p>36277500</text:p>
          </table:table-cell>
          <table:table-cell/>
          <table:table-cell office:value-type="string">
            <text:p><text:s/></text:p>
          </table:table-cell>
          <table:table-cell office:value-type="float" office:value="3.12">
            <text:p>3,12</text:p>
          </table:table-cell>
          <table:table-cell/>
          <table:table-cell office:value-type="float" office:value="25996000">
            <text:p>25996000</text:p>
          </table:table-cell>
          <table:table-cell office:value-type="float" office:value="36277500">
            <text:p>36277500</text:p>
          </table:table-cell>
          <table:table-cell/>
          <table:table-cell office:value-type="string">
            <text:p><text:s/></text:p>
          </table:table-cell>
          <table:table-cell office:value-type="float" office:value="2.84">
            <text:p>2,84</text:p>
          </table:table-cell>
          <table:table-cell/>
          <table:table-cell table:style-name="ce1" table:formula="of:=MAXA([.Q19];[.K19];[.E19];[M5.E19];[M5.K19];[M5.Q19];[M1.E19];[M1.K19];[M1.Q19])" office:value-type="float" office:value="25997500">
            <text:p>25997500</text:p>
          </table:table-cell>
          <table:table-cell table:style-name="ce1" table:formula="of:=[.W19]-1" office:value-type="float" office:value="25997499">
            <text:p>25997499</text:p>
          </table:table-cell>
          <table:table-cell table:formula="of:=AND([.E19]&gt;[.X19];[.E19]&gt;0;NOT([.E19]=&quot;infeasible&quot;))" office:value-type="boolean" office:boolean-value="true">
            <text:p>VRAI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true">
            <text:p>VRAI</text:p>
          </table:table-cell>
          <table:table-cell table:style-name="ce1" table:formula="of:=[.Q19]+([.Q19]*[.T19])&lt;[.X1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377266.6666667">
            <text:p>24377266,6666667</text:p>
          </table:table-cell>
          <table:table-cell office:value-type="float" office:value="36207253">
            <text:p>36207253</text:p>
          </table:table-cell>
          <table:table-cell/>
          <table:table-cell office:value-type="string">
            <text:p><text:s/></text:p>
          </table:table-cell>
          <table:table-cell office:value-type="float" office:value="1.24">
            <text:p>1,24</text:p>
          </table:table-cell>
          <table:table-cell/>
          <table:table-cell office:value-type="float" office:value="24377266.6666667">
            <text:p>24377266,6666667</text:p>
          </table:table-cell>
          <table:table-cell office:value-type="float" office:value="36207253">
            <text:p>36207253</text:p>
          </table:table-cell>
          <table:table-cell/>
          <table:table-cell office:value-type="string">
            <text:p><text:s/></text:p>
          </table:table-cell>
          <table:table-cell office:value-type="float" office:value="1.33">
            <text:p>1,33</text:p>
          </table:table-cell>
          <table:table-cell/>
          <table:table-cell office:value-type="float" office:value="24377266.6666667">
            <text:p>24377266,6666667</text:p>
          </table:table-cell>
          <table:table-cell office:value-type="float" office:value="36207253">
            <text:p>36207253</text:p>
          </table:table-cell>
          <table:table-cell/>
          <table:table-cell office:value-type="string">
            <text:p><text:s/></text:p>
          </table:table-cell>
          <table:table-cell office:value-type="float" office:value="1.34">
            <text:p>1,34</text:p>
          </table:table-cell>
          <table:table-cell/>
          <table:table-cell table:style-name="ce1" table:formula="of:=MAXA([.Q20];[.K20];[.E20];[M5.E20];[M5.K20];[M5.Q20];[M1.E20];[M1.K20];[M1.Q20])" office:value-type="float" office:value="24377266.6666667">
            <text:p>24377266,6666667</text:p>
          </table:table-cell>
          <table:table-cell table:style-name="ce1" table:formula="of:=[.W20]-1" office:value-type="float" office:value="24377265.6666667">
            <text:p>24377265,6666667</text:p>
          </table:table-cell>
          <table:table-cell table:formula="of:=AND([.E20]&gt;[.X20];[.E20]&gt;0;NOT([.E20]=&quot;infeasible&quot;))" office:value-type="boolean" office:boolean-value="true">
            <text:p>VRAI</text:p>
          </table:table-cell>
          <table:table-cell table:formula="of:=AND([.K20]&gt;[.X20];[.K20]&gt;0;NOT([.K20]=&quot;infeasible&quot;))" office:value-type="boolean" office:boolean-value="true">
            <text:p>VRAI</text:p>
          </table:table-cell>
          <table:table-cell table:formula="of:=AND([.Q20]&gt;[.X20];[.Q20]&gt;0;NOT([.Q20]=&quot;infeasible&quot;))" office:value-type="boolean" office:boolean-value="true">
            <text:p>VRAI</text:p>
          </table:table-cell>
          <table:table-cell table:formula="of:=[.E20]+([.H20]*[.E20])&lt;[.X20]" office:value-type="boolean" office:boolean-value="false">
            <text:p>FAUX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12222800">
            <text:p>12222800</text:p>
          </table:table-cell>
          <table:table-cell office:value-type="float" office:value="15222800">
            <text:p>152228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12222800">
            <text:p>12222800</text:p>
          </table:table-cell>
          <table:table-cell office:value-type="float" office:value="15222800">
            <text:p>15222800</text:p>
          </table:table-cell>
          <table:table-cell/>
          <table:table-cell office:value-type="string">
            <text:p><text:s/></text:p>
          </table:table-cell>
          <table:table-cell office:value-type="float" office:value="0.36">
            <text:p>0,36</text:p>
          </table:table-cell>
          <table:table-cell/>
          <table:table-cell office:value-type="float" office:value="12222800">
            <text:p>12222800</text:p>
          </table:table-cell>
          <table:table-cell office:value-type="float" office:value="15222800">
            <text:p>152228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21];[.K21];[.E21];[M5.E21];[M5.K21];[M5.Q21];[M1.E21];[M1.K21];[M1.Q21])" office:value-type="float" office:value="13851000">
            <text:p>13851000</text:p>
          </table:table-cell>
          <table:table-cell table:style-name="ce1" table:formula="of:=[.W21]-1" office:value-type="float" office:value="13850999">
            <text:p>1385099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532250">
            <text:p>5532250</text:p>
          </table:table-cell>
          <table:table-cell office:value-type="float" office:value="7952250">
            <text:p>7952250</text:p>
          </table:table-cell>
          <table:table-cell/>
          <table:table-cell office:value-type="string">
            <text:p><text:s/></text:p>
          </table:table-cell>
          <table:table-cell office:value-type="float" office:value="0.77">
            <text:p>0,77</text:p>
          </table:table-cell>
          <table:table-cell/>
          <table:table-cell office:value-type="float" office:value="5532250">
            <text:p>5532250</text:p>
          </table:table-cell>
          <table:table-cell office:value-type="float" office:value="7952250">
            <text:p>7952250</text:p>
          </table:table-cell>
          <table:table-cell/>
          <table:table-cell office:value-type="string">
            <text:p><text:s/></text:p>
          </table:table-cell>
          <table:table-cell office:value-type="float" office:value="1.21">
            <text:p>1,21</text:p>
          </table:table-cell>
          <table:table-cell/>
          <table:table-cell office:value-type="float" office:value="5532250">
            <text:p>5532250</text:p>
          </table:table-cell>
          <table:table-cell office:value-type="float" office:value="7952250">
            <text:p>7952250</text:p>
          </table:table-cell>
          <table:table-cell/>
          <table:table-cell office:value-type="string">
            <text:p><text:s/></text:p>
          </table:table-cell>
          <table:table-cell office:value-type="float" office:value="1.33">
            <text:p>1,33</text:p>
          </table:table-cell>
          <table:table-cell/>
          <table:table-cell table:style-name="ce1" table:formula="of:=MAXA([.Q22];[.K22];[.E22];[M5.E22];[M5.K22];[M5.Q22];[M1.E22];[M1.K22];[M1.Q22])" office:value-type="float" office:value="5532250">
            <text:p>5532250</text:p>
          </table:table-cell>
          <table:table-cell table:style-name="ce1" table:formula="of:=[.W22]-1" office:value-type="float" office:value="5532249">
            <text:p>5532249</text:p>
          </table:table-cell>
          <table:table-cell table:formula="of:=AND([.E22]&gt;[.X22];[.E22]&gt;0;NOT([.E22]=&quot;infeasible&quot;))" office:value-type="boolean" office:boolean-value="true">
            <text:p>VRAI</text:p>
          </table:table-cell>
          <table:table-cell table:formula="of:=AND([.K22]&gt;[.X22];[.K22]&gt;0;NOT([.K22]=&quot;infeasible&quot;))" office:value-type="boolean" office:boolean-value="true">
            <text:p>VRAI</text:p>
          </table:table-cell>
          <table:table-cell table:formula="of:=AND([.Q22]&gt;[.X22];[.Q22]&gt;0;NOT([.Q22]=&quot;infeasible&quot;))" office:value-type="boolean" office:boolean-value="true">
            <text:p>VRAI</text:p>
          </table:table-cell>
          <table:table-cell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598500">
            <text:p>5598500</text:p>
          </table:table-cell>
          <table:table-cell office:value-type="float" office:value="7898500">
            <text:p>78985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5598500">
            <text:p>5598500</text:p>
          </table:table-cell>
          <table:table-cell office:value-type="float" office:value="7898500">
            <text:p>7898500</text:p>
          </table:table-cell>
          <table:table-cell/>
          <table:table-cell office:value-type="string">
            <text:p><text:s/></text:p>
          </table:table-cell>
          <table:table-cell office:value-type="float" office:value="0.37">
            <text:p>0,37</text:p>
          </table:table-cell>
          <table:table-cell/>
          <table:table-cell office:value-type="float" office:value="5598500">
            <text:p>5598500</text:p>
          </table:table-cell>
          <table:table-cell office:value-type="float" office:value="7898500">
            <text:p>78985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table:style-name="ce1" table:formula="of:=MAXA([.Q23];[.K23];[.E23];[M5.E23];[M5.K23];[M5.Q23];[M1.E23];[M1.K23];[M1.Q23])" office:value-type="float" office:value="5598500">
            <text:p>5598500</text:p>
          </table:table-cell>
          <table:table-cell table:style-name="ce1" table:formula="of:=[.W23]-1" office:value-type="float" office:value="5598499">
            <text:p>5598499</text:p>
          </table:table-cell>
          <table:table-cell table:formula="of:=AND([.E23]&gt;[.X23];[.E23]&gt;0;NOT([.E23]=&quot;infeasible&quot;))" office:value-type="boolean" office:boolean-value="true">
            <text:p>VRAI</text:p>
          </table:table-cell>
          <table:table-cell table:formula="of:=AND([.K23]&gt;[.X23];[.K23]&gt;0;NOT([.K23]=&quot;infeasible&quot;))" office:value-type="boolean" office:boolean-value="true">
            <text:p>VRAI</text:p>
          </table:table-cell>
          <table:table-cell table:formula="of:=AND([.Q23]&gt;[.X23];[.Q23]&gt;0;NOT([.Q23]=&quot;infeasible&quot;))" office:value-type="boolean" office:boolean-value="true">
            <text:p>VRAI</text:p>
          </table:table-cell>
          <table:table-cell table:formula="of:=[.E23]+([.H23]*[.E23])&lt;[.X23]" office:value-type="boolean" office:boolean-value="false">
            <text:p>FAUX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3952500">
            <text:p>13952500</text:p>
          </table:table-cell>
          <table:table-cell office:value-type="float" office:value="18912500">
            <text:p>18912500</text:p>
          </table:table-cell>
          <table:table-cell/>
          <table:table-cell office:value-type="string">
            <text:p><text:s/></text:p>
          </table:table-cell>
          <table:table-cell office:value-type="float" office:value="0.73">
            <text:p>0,73</text:p>
          </table:table-cell>
          <table:table-cell/>
          <table:table-cell office:value-type="float" office:value="13952500">
            <text:p>13952500</text:p>
          </table:table-cell>
          <table:table-cell office:value-type="float" office:value="18912500">
            <text:p>1891250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13952500">
            <text:p>13952500</text:p>
          </table:table-cell>
          <table:table-cell office:value-type="float" office:value="18912500">
            <text:p>1891250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table:style-name="ce1" table:formula="of:=MAXA([.Q24];[.K24];[.E24];[M5.E24];[M5.K24];[M5.Q24];[M1.E24];[M1.K24];[M1.Q24])" office:value-type="float" office:value="13952500">
            <text:p>13952500</text:p>
          </table:table-cell>
          <table:table-cell table:style-name="ce1" table:formula="of:=[.W24]-1" office:value-type="float" office:value="13952499">
            <text:p>13952499</text:p>
          </table:table-cell>
          <table:table-cell table:formula="of:=AND([.E24]&gt;[.X24];[.E24]&gt;0;NOT([.E24]=&quot;infeasible&quot;))" office:value-type="boolean" office:boolean-value="true">
            <text:p>VRAI</text:p>
          </table:table-cell>
          <table:table-cell table:formula="of:=AND([.K24]&gt;[.X24];[.K24]&gt;0;NOT([.K24]=&quot;infeasible&quot;))" office:value-type="boolean" office:boolean-value="true">
            <text:p>VRAI</text:p>
          </table:table-cell>
          <table:table-cell table:formula="of:=AND([.Q24]&gt;[.X24];[.Q24]&gt;0;NOT([.Q24]=&quot;infeasible&quot;))" office:value-type="boolean" office:boolean-value="true">
            <text:p>VRAI</text:p>
          </table:table-cell>
          <table:table-cell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721500">
            <text:p>16721500</text:p>
          </table:table-cell>
          <table:table-cell office:value-type="float" office:value="23691500">
            <text:p>236915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16721500">
            <text:p>16721500</text:p>
          </table:table-cell>
          <table:table-cell office:value-type="float" office:value="23691500">
            <text:p>236915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6721500">
            <text:p>16721500</text:p>
          </table:table-cell>
          <table:table-cell office:value-type="float" office:value="23691500">
            <text:p>23691500</text:p>
          </table:table-cell>
          <table:table-cell/>
          <table:table-cell office:value-type="string">
            <text:p><text:s/></text:p>
          </table:table-cell>
          <table:table-cell office:value-type="float" office:value="0.65">
            <text:p>0,65</text:p>
          </table:table-cell>
          <table:table-cell/>
          <table:table-cell table:style-name="ce1" table:formula="of:=MAXA([.Q25];[.K25];[.E25];[M5.E25];[M5.K25];[M5.Q25];[M1.E25];[M1.K25];[M1.Q25])" office:value-type="float" office:value="16778500">
            <text:p>16778500</text:p>
          </table:table-cell>
          <table:table-cell table:style-name="ce1" table:formula="of:=[.W25]-1" office:value-type="float" office:value="16778499">
            <text:p>16778499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true">
            <text:p>VRAI</text:p>
          </table:table-cell>
          <table:table-cell table:style-name="ce1" table:formula="of:=[.K25]+([.N25]*[.K25])&lt;[.X25]" office:value-type="boolean" office:boolean-value="true">
            <text:p>VRAI</text:p>
          </table:table-cell>
          <table:table-cell table:style-name="ce1" table:formula="of:=[.Q25]+([.Q25]*[.T25])&lt;[.X2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326333.3333333">
            <text:p>10326333,3333333</text:p>
          </table:table-cell>
          <table:table-cell office:value-type="float" office:value="14796283">
            <text:p>14796283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10326333.3333333">
            <text:p>10326333,3333333</text:p>
          </table:table-cell>
          <table:table-cell office:value-type="float" office:value="14796283">
            <text:p>14796283</text:p>
          </table:table-cell>
          <table:table-cell/>
          <table:table-cell office:value-type="string">
            <text:p><text:s/></text:p>
          </table:table-cell>
          <table:table-cell office:value-type="float" office:value="0.62">
            <text:p>0,62</text:p>
          </table:table-cell>
          <table:table-cell/>
          <table:table-cell office:value-type="float" office:value="10326333.3333333">
            <text:p>10326333,3333333</text:p>
          </table:table-cell>
          <table:table-cell office:value-type="float" office:value="14796283">
            <text:p>14796283</text:p>
          </table:table-cell>
          <table:table-cell/>
          <table:table-cell office:value-type="string">
            <text:p><text:s/></text:p>
          </table:table-cell>
          <table:table-cell office:value-type="float" office:value="0.52">
            <text:p>0,52</text:p>
          </table:table-cell>
          <table:table-cell/>
          <table:table-cell table:style-name="ce1" table:formula="of:=MAXA([.Q26];[.K26];[.E26];[M5.E26];[M5.K26];[M5.Q26];[M1.E26];[M1.K26];[M1.Q26])" office:value-type="float" office:value="10326333.3333333">
            <text:p>10326333,3333333</text:p>
          </table:table-cell>
          <table:table-cell table:style-name="ce1" table:formula="of:=[.W26]-1" office:value-type="float" office:value="10326332.3333333">
            <text:p>10326332,3333333</text:p>
          </table:table-cell>
          <table:table-cell table:formula="of:=AND([.E26]&gt;[.X26];[.E26]&gt;0;NOT([.E26]=&quot;infeasible&quot;))" office:value-type="boolean" office:boolean-value="true">
            <text:p>VRAI</text:p>
          </table:table-cell>
          <table:table-cell table:formula="of:=AND([.K26]&gt;[.X26];[.K26]&gt;0;NOT([.K26]=&quot;infeasible&quot;))" office:value-type="boolean" office:boolean-value="true">
            <text:p>VRAI</text:p>
          </table:table-cell>
          <table:table-cell table:formula="of:=AND([.Q26]&gt;[.X26];[.Q26]&gt;0;NOT([.Q26]=&quot;infeasible&quot;))" office:value-type="boolean" office:boolean-value="true">
            <text:p>VRAI</text:p>
          </table:table-cell>
          <table:table-cell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882800">
            <text:p>21882800</text:p>
          </table:table-cell>
          <table:table-cell office:value-type="float" office:value="31302820">
            <text:p>31302820</text:p>
          </table:table-cell>
          <table:table-cell/>
          <table:table-cell office:value-type="string">
            <text:p><text:s/></text:p>
          </table:table-cell>
          <table:table-cell office:value-type="float" office:value="6.01">
            <text:p>6,01</text:p>
          </table:table-cell>
          <table:table-cell/>
          <table:table-cell office:value-type="float" office:value="21882800">
            <text:p>21882800</text:p>
          </table:table-cell>
          <table:table-cell office:value-type="float" office:value="31302820">
            <text:p>31302820</text:p>
          </table:table-cell>
          <table:table-cell/>
          <table:table-cell office:value-type="string">
            <text:p><text:s/></text:p>
          </table:table-cell>
          <table:table-cell office:value-type="float" office:value="5.63">
            <text:p>5,63</text:p>
          </table:table-cell>
          <table:table-cell/>
          <table:table-cell office:value-type="float" office:value="21882800">
            <text:p>21882800</text:p>
          </table:table-cell>
          <table:table-cell office:value-type="float" office:value="31302820">
            <text:p>31302820</text:p>
          </table:table-cell>
          <table:table-cell/>
          <table:table-cell office:value-type="string">
            <text:p><text:s/></text:p>
          </table:table-cell>
          <table:table-cell office:value-type="float" office:value="5.76">
            <text:p>5,76</text:p>
          </table:table-cell>
          <table:table-cell/>
          <table:table-cell table:style-name="ce1" table:formula="of:=MAXA([.Q27];[.K27];[.E27];[M5.E27];[M5.K27];[M5.Q27];[M1.E27];[M1.K27];[M1.Q27])" office:value-type="float" office:value="21915000">
            <text:p>21915000</text:p>
          </table:table-cell>
          <table:table-cell table:style-name="ce1" table:formula="of:=[.W27]-1" office:value-type="float" office:value="21914999">
            <text:p>21914999</text:p>
          </table:table-cell>
          <table:table-cell table:formula="of:=AND([.E27]&gt;[.X27];[.E27]&gt;0;NOT([.E27]=&quot;infeasible&quot;))" office:value-type="boolean" office:boolean-value="false">
            <text:p>FAUX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true">
            <text:p>VRAI</text:p>
          </table:table-cell>
          <table:table-cell table:style-name="ce1" table:formula="of:=[.K27]+([.N27]*[.K27])&lt;[.X27]" office:value-type="boolean" office:boolean-value="true">
            <text:p>VRAI</text:p>
          </table:table-cell>
          <table:table-cell table:style-name="ce1" table:formula="of:=[.Q27]+([.Q27]*[.T27])&lt;[.X2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4.78">
            <text:p>4,78</text:p>
          </table:table-cell>
          <table:table-cell/>
          <table:table-cell office:value-type="float" office:value="22008166.6666667">
            <text:p>220081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4.98">
            <text:p>4,98</text:p>
          </table:table-cell>
          <table:table-cell/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5.4">
            <text:p>5,4</text:p>
          </table:table-cell>
          <table:table-cell/>
          <table:table-cell table:style-name="ce1" table:formula="of:=MAXA([.Q28];[.K28];[.E28];[M5.E28];[M5.K28];[M5.Q28];[M1.E28];[M1.K28];[M1.Q28])" office:value-type="float" office:value="22008666.6666667">
            <text:p>22008666,6666667</text:p>
          </table:table-cell>
          <table:table-cell table:style-name="ce1" table:formula="of:=[.W28]-1" office:value-type="float" office:value="22008665.6666667">
            <text:p>22008665,6666667</text:p>
          </table:table-cell>
          <table:table-cell table:formula="of:=AND([.E28]&gt;[.X28];[.E28]&gt;0;NOT([.E28]=&quot;infeasible&quot;))" office:value-type="boolean" office:boolean-value="true">
            <text:p>VRAI</text:p>
          </table:table-cell>
          <table:table-cell table:formula="of:=AND([.K28]&gt;[.X28];[.K28]&gt;0;NOT([.K28]=&quot;infeasible&quot;))" office:value-type="boolean" office:boolean-value="false">
            <text:p>FAUX</text:p>
          </table:table-cell>
          <table:table-cell table:formula="of:=AND([.Q28]&gt;[.X28];[.Q28]&gt;0;NOT([.Q28]=&quot;infeasible&quot;))" office:value-type="boolean" office:boolean-value="true">
            <text:p>VRAI</text:p>
          </table:table-cell>
          <table:table-cell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true">
            <text:p>VRAI</text:p>
          </table:table-cell>
          <table:table-cell table:style-name="ce1" table:formula="of:=[.Q28]+([.Q28]*[.T28])&lt;[.X2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32019500">
            <text:p>32019500</text:p>
          </table:table-cell>
          <table:table-cell office:value-type="float" office:value="44389500">
            <text:p>44389500</text:p>
          </table:table-cell>
          <table:table-cell/>
          <table:table-cell office:value-type="string">
            <text:p><text:s/></text:p>
          </table:table-cell>
          <table:table-cell office:value-type="float" office:value="4.51">
            <text:p>4,51</text:p>
          </table:table-cell>
          <table:table-cell/>
          <table:table-cell office:value-type="float" office:value="32019500">
            <text:p>32019500</text:p>
          </table:table-cell>
          <table:table-cell office:value-type="float" office:value="44389500">
            <text:p>44389500</text:p>
          </table:table-cell>
          <table:table-cell/>
          <table:table-cell office:value-type="string">
            <text:p><text:s/></text:p>
          </table:table-cell>
          <table:table-cell office:value-type="float" office:value="5.78">
            <text:p>5,78</text:p>
          </table:table-cell>
          <table:table-cell/>
          <table:table-cell office:value-type="float" office:value="32019500">
            <text:p>32019500</text:p>
          </table:table-cell>
          <table:table-cell office:value-type="float" office:value="44389500">
            <text:p>44389500</text:p>
          </table:table-cell>
          <table:table-cell/>
          <table:table-cell office:value-type="string">
            <text:p><text:s/></text:p>
          </table:table-cell>
          <table:table-cell office:value-type="float" office:value="4.84">
            <text:p>4,84</text:p>
          </table:table-cell>
          <table:table-cell/>
          <table:table-cell table:style-name="ce1" table:formula="of:=MAXA([.Q29];[.K29];[.E29];[M5.E29];[M5.K29];[M5.Q29];[M1.E29];[M1.K29];[M1.Q29])" office:value-type="float" office:value="32747100">
            <text:p>32747100</text:p>
          </table:table-cell>
          <table:table-cell table:style-name="ce1" table:formula="of:=[.W29]-1" office:value-type="float" office:value="32747099">
            <text:p>32747099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true">
            <text:p>VRAI</text:p>
          </table:table-cell>
          <table:table-cell table:style-name="ce1" table:formula="of:=[.K29]+([.N29]*[.K29])&lt;[.X29]" office:value-type="boolean" office:boolean-value="true">
            <text:p>VRAI</text:p>
          </table:table-cell>
          <table:table-cell table:style-name="ce1" table:formula="of:=[.Q29]+([.Q29]*[.T29])&lt;[.X2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688000">
            <text:p>9688000</text:p>
          </table:table-cell>
          <table:table-cell office:value-type="float" office:value="13057994">
            <text:p>13057994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office:value-type="float" office:value="9688000">
            <text:p>9688000</text:p>
          </table:table-cell>
          <table:table-cell office:value-type="float" office:value="13057994">
            <text:p>13057994</text:p>
          </table:table-cell>
          <table:table-cell/>
          <table:table-cell office:value-type="string">
            <text:p><text:s/></text:p>
          </table:table-cell>
          <table:table-cell office:value-type="float" office:value="0.69">
            <text:p>0,69</text:p>
          </table:table-cell>
          <table:table-cell/>
          <table:table-cell office:value-type="float" office:value="9688000">
            <text:p>9688000</text:p>
          </table:table-cell>
          <table:table-cell office:value-type="float" office:value="13057994">
            <text:p>13057994</text:p>
          </table:table-cell>
          <table:table-cell/>
          <table:table-cell office:value-type="string">
            <text:p><text:s/></text:p>
          </table:table-cell>
          <table:table-cell office:value-type="float" office:value="0.75">
            <text:p>0,75</text:p>
          </table:table-cell>
          <table:table-cell/>
          <table:table-cell table:style-name="ce1" table:formula="of:=MAXA([.Q30];[.K30];[.E30];[M5.E30];[M5.K30];[M5.Q30];[M1.E30];[M1.K30];[M1.Q30])" office:value-type="float" office:value="9688000">
            <text:p>9688000</text:p>
          </table:table-cell>
          <table:table-cell table:style-name="ce1" table:formula="of:=[.W30]-1" office:value-type="float" office:value="9687999">
            <text:p>9687999</text:p>
          </table:table-cell>
          <table:table-cell table:formula="of:=AND([.E30]&gt;[.X30];[.E30]&gt;0;NOT([.E30]=&quot;infeasible&quot;))" office:value-type="boolean" office:boolean-value="true">
            <text:p>VRAI</text:p>
          </table:table-cell>
          <table:table-cell table:formula="of:=AND([.K30]&gt;[.X30];[.K30]&gt;0;NOT([.K30]=&quot;infeasible&quot;))" office:value-type="boolean" office:boolean-value="true">
            <text:p>VRAI</text:p>
          </table:table-cell>
          <table:table-cell table:formula="of:=AND([.Q30]&gt;[.X30];[.Q30]&gt;0;NOT([.Q30]=&quot;infeasible&quot;))" office:value-type="boolean" office:boolean-value="true">
            <text:p>VRAI</text:p>
          </table:table-cell>
          <table:table-cell table:formula="of:=[.E30]+([.H30]*[.E30])&lt;[.X30]" office:value-type="boolean" office:boolean-value="false">
            <text:p>FAUX</text:p>
          </table:table-cell>
          <table:table-cell table:style-name="ce1" table:formula="of:=[.K30]+([.N30]*[.K30])&lt;[.X30]" office:value-type="boolean" office:boolean-value="false">
            <text:p>FAUX</text:p>
          </table:table-cell>
          <table:table-cell table:style-name="ce1" table:formula="of:=[.Q30]+([.Q30]*[.T30])&lt;[.X3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2528142.8571429">
            <text:p>12528142,8571429</text:p>
          </table:table-cell>
          <table:table-cell office:value-type="float" office:value="19518090">
            <text:p>1951809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90">
            <text:p>19518090</text:p>
          </table:table-cell>
          <table:table-cell/>
          <table:table-cell office:value-type="string">
            <text:p><text:s/></text:p>
          </table:table-cell>
          <table:table-cell office:value-type="float" office:value="0.31">
            <text:p>0,31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90">
            <text:p>19518090</text:p>
          </table:table-cell>
          <table:table-cell/>
          <table:table-cell office:value-type="string">
            <text:p><text:s/></text:p>
          </table:table-cell>
          <table:table-cell office:value-type="float" office:value="0.68">
            <text:p>0,68</text:p>
          </table:table-cell>
          <table:table-cell/>
          <table:table-cell table:style-name="ce1" table:formula="of:=MAXA([.Q31];[.K31];[.E31];[M5.E31];[M5.K31];[M5.Q31];[M1.E31];[M1.K31];[M1.Q31])" office:value-type="float" office:value="12528142.8571429">
            <text:p>12528142,8571429</text:p>
          </table:table-cell>
          <table:table-cell table:style-name="ce1" table:formula="of:=[.W31]-1" office:value-type="float" office:value="12528141.8571429">
            <text:p>12528141,8571429</text:p>
          </table:table-cell>
          <table:table-cell table:formula="of:=AND([.E31]&gt;[.X31];[.E31]&gt;0;NOT([.E31]=&quot;infeasible&quot;))" office:value-type="boolean" office:boolean-value="true">
            <text:p>VRAI</text:p>
          </table:table-cell>
          <table:table-cell table:formula="of:=AND([.K31]&gt;[.X31];[.K31]&gt;0;NOT([.K31]=&quot;infeasible&quot;))" office:value-type="boolean" office:boolean-value="true">
            <text:p>VRAI</text:p>
          </table:table-cell>
          <table:table-cell table:formula="of:=AND([.Q31]&gt;[.X31];[.Q31]&gt;0;NOT([.Q31]=&quot;infeasible&quot;))" office:value-type="boolean" office:boolean-value="true">
            <text:p>VRAI</text:p>
          </table:table-cell>
          <table:table-cell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770900">
            <text:p>9770900</text:p>
          </table:table-cell>
          <table:table-cell office:value-type="float" office:value="12500900">
            <text:p>125009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9770900">
            <text:p>9770900</text:p>
          </table:table-cell>
          <table:table-cell office:value-type="float" office:value="12500900">
            <text:p>12500900</text:p>
          </table:table-cell>
          <table:table-cell/>
          <table:table-cell office:value-type="string">
            <text:p><text:s/></text:p>
          </table:table-cell>
          <table:table-cell office:value-type="float" office:value="0.36">
            <text:p>0,36</text:p>
          </table:table-cell>
          <table:table-cell/>
          <table:table-cell office:value-type="float" office:value="9770900">
            <text:p>9770900</text:p>
          </table:table-cell>
          <table:table-cell office:value-type="float" office:value="12500900">
            <text:p>12500900</text:p>
          </table:table-cell>
          <table:table-cell/>
          <table:table-cell office:value-type="string">
            <text:p><text:s/></text:p>
          </table:table-cell>
          <table:table-cell office:value-type="float" office:value="0.22">
            <text:p>0,22</text:p>
          </table:table-cell>
          <table:table-cell/>
          <table:table-cell table:style-name="ce1" table:formula="of:=MAXA([.Q32];[.K32];[.E32];[M5.E32];[M5.K32];[M5.Q32];[M1.E32];[M1.K32];[M1.Q32])" office:value-type="float" office:value="10059500">
            <text:p>10059500</text:p>
          </table:table-cell>
          <table:table-cell table:style-name="ce1" table:formula="of:=[.W32]-1" office:value-type="float" office:value="10059499">
            <text:p>10059499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935466.6666667">
            <text:p>14935466,6666667</text:p>
          </table:table-cell>
          <table:table-cell office:value-type="float" office:value="20025477">
            <text:p>20025477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office:value-type="float" office:value="14935466.6666667">
            <text:p>14935466,6666667</text:p>
          </table:table-cell>
          <table:table-cell office:value-type="float" office:value="20025477">
            <text:p>20025477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4935466.6666667">
            <text:p>14935466,6666667</text:p>
          </table:table-cell>
          <table:table-cell office:value-type="float" office:value="20025477">
            <text:p>20025477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table:style-name="ce1" table:formula="of:=MAXA([.Q33];[.K33];[.E33];[M5.E33];[M5.K33];[M5.Q33];[M1.E33];[M1.K33];[M1.Q33])" office:value-type="float" office:value="14935466.6666667">
            <text:p>14935466,6666667</text:p>
          </table:table-cell>
          <table:table-cell table:style-name="ce1" table:formula="of:=[.W33]-1" office:value-type="float" office:value="14935465.6666667">
            <text:p>14935465,6666667</text:p>
          </table:table-cell>
          <table:table-cell table:formula="of:=AND([.E33]&gt;[.X33];[.E33]&gt;0;NOT([.E33]=&quot;infeasible&quot;))" office:value-type="boolean" office:boolean-value="true">
            <text:p>VRAI</text:p>
          </table:table-cell>
          <table:table-cell table:formula="of:=AND([.K33]&gt;[.X33];[.K33]&gt;0;NOT([.K33]=&quot;infeasible&quot;))" office:value-type="boolean" office:boolean-value="true">
            <text:p>VRAI</text:p>
          </table:table-cell>
          <table:table-cell table:formula="of:=AND([.Q33]&gt;[.X33];[.Q33]&gt;0;NOT([.Q33]=&quot;infeasible&quot;))" office:value-type="boolean" office:boolean-value="true">
            <text:p>VRAI</text:p>
          </table:table-cell>
          <table:table-cell table:formula="of:=[.E33]+([.H33]*[.E33])&lt;[.X33]" office:value-type="boolean" office:boolean-value="false">
            <text:p>FAUX</text:p>
          </table:table-cell>
          <table:table-cell table:style-name="ce1" table:formula="of:=[.K33]+([.N33]*[.K33])&lt;[.X33]" office:value-type="boolean" office:boolean-value="false">
            <text:p>FAUX</text:p>
          </table:table-cell>
          <table:table-cell table:style-name="ce1" table:formula="of:=[.Q33]+([.Q33]*[.T33])&lt;[.X3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5042000">
            <text:p>25042000</text:p>
          </table:table-cell>
          <table:table-cell office:value-type="float" office:value="36252000">
            <text:p>36252000</text:p>
          </table:table-cell>
          <table:table-cell/>
          <table:table-cell office:value-type="string">
            <text:p><text:s/></text:p>
          </table:table-cell>
          <table:table-cell office:value-type="float" office:value="1.29">
            <text:p>1,29</text:p>
          </table:table-cell>
          <table:table-cell/>
          <table:table-cell office:value-type="float" office:value="25042000">
            <text:p>25042000</text:p>
          </table:table-cell>
          <table:table-cell office:value-type="float" office:value="36252000">
            <text:p>36252000</text:p>
          </table:table-cell>
          <table:table-cell/>
          <table:table-cell office:value-type="string">
            <text:p><text:s/></text:p>
          </table:table-cell>
          <table:table-cell office:value-type="float" office:value="1.36">
            <text:p>1,36</text:p>
          </table:table-cell>
          <table:table-cell/>
          <table:table-cell office:value-type="float" office:value="25042000">
            <text:p>25042000</text:p>
          </table:table-cell>
          <table:table-cell office:value-type="float" office:value="36252000">
            <text:p>36252000</text:p>
          </table:table-cell>
          <table:table-cell/>
          <table:table-cell office:value-type="string">
            <text:p><text:s/></text:p>
          </table:table-cell>
          <table:table-cell office:value-type="float" office:value="1.2">
            <text:p>1,2</text:p>
          </table:table-cell>
          <table:table-cell/>
          <table:table-cell table:style-name="ce1" table:formula="of:=MAXA([.Q34];[.K34];[.E34];[M5.E34];[M5.K34];[M5.Q34];[M1.E34];[M1.K34];[M1.Q34])" office:value-type="float" office:value="25105500">
            <text:p>25105500</text:p>
          </table:table-cell>
          <table:table-cell table:style-name="ce1" table:formula="of:=[.W34]-1" office:value-type="float" office:value="25105499">
            <text:p>25105499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693333.3333333">
            <text:p>18693333,3333333</text:p>
          </table:table-cell>
          <table:table-cell office:value-type="float" office:value="24263290">
            <text:p>24263290</text:p>
          </table:table-cell>
          <table:table-cell/>
          <table:table-cell office:value-type="string">
            <text:p><text:s/></text:p>
          </table:table-cell>
          <table:table-cell office:value-type="float" office:value="0.83">
            <text:p>0,83</text:p>
          </table:table-cell>
          <table:table-cell/>
          <table:table-cell office:value-type="float" office:value="18693333.3333333">
            <text:p>18693333,3333333</text:p>
          </table:table-cell>
          <table:table-cell office:value-type="float" office:value="24263290">
            <text:p>24263290</text:p>
          </table:table-cell>
          <table:table-cell/>
          <table:table-cell office:value-type="string">
            <text:p><text:s/></text:p>
          </table:table-cell>
          <table:table-cell office:value-type="float" office:value="0.89">
            <text:p>0,89</text:p>
          </table:table-cell>
          <table:table-cell/>
          <table:table-cell office:value-type="float" office:value="18693333.3333333">
            <text:p>18693333,3333333</text:p>
          </table:table-cell>
          <table:table-cell office:value-type="float" office:value="24263290">
            <text:p>24263290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table:style-name="ce1" table:formula="of:=MAXA([.Q35];[.K35];[.E35];[M5.E35];[M5.K35];[M5.Q35];[M1.E35];[M1.K35];[M1.Q35])" office:value-type="float" office:value="18734000">
            <text:p>18734000</text:p>
          </table:table-cell>
          <table:table-cell table:style-name="ce1" table:formula="of:=[.W35]-1" office:value-type="float" office:value="18733999">
            <text:p>18733999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5814100">
            <text:p>25814100</text:p>
          </table:table-cell>
          <table:table-cell office:value-type="float" office:value="34544100">
            <text:p>34544100</text:p>
          </table:table-cell>
          <table:table-cell/>
          <table:table-cell office:value-type="string">
            <text:p><text:s/></text:p>
          </table:table-cell>
          <table:table-cell office:value-type="float" office:value="9.8">
            <text:p>9,8</text:p>
          </table:table-cell>
          <table:table-cell/>
          <table:table-cell office:value-type="float" office:value="25811600">
            <text:p>25811600</text:p>
          </table:table-cell>
          <table:table-cell office:value-type="float" office:value="34544100">
            <text:p>34544100</text:p>
          </table:table-cell>
          <table:table-cell/>
          <table:table-cell office:value-type="string">
            <text:p><text:s/></text:p>
          </table:table-cell>
          <table:table-cell office:value-type="float" office:value="7.56">
            <text:p>7,56</text:p>
          </table:table-cell>
          <table:table-cell/>
          <table:table-cell office:value-type="float" office:value="25814100">
            <text:p>25814100</text:p>
          </table:table-cell>
          <table:table-cell office:value-type="float" office:value="34544100">
            <text:p>34544100</text:p>
          </table:table-cell>
          <table:table-cell/>
          <table:table-cell office:value-type="string">
            <text:p><text:s/></text:p>
          </table:table-cell>
          <table:table-cell office:value-type="float" office:value="9.39">
            <text:p>9,39</text:p>
          </table:table-cell>
          <table:table-cell/>
          <table:table-cell table:style-name="ce1" table:formula="of:=MAXA([.Q36];[.K36];[.E36];[M5.E36];[M5.K36];[M5.Q36];[M1.E36];[M1.K36];[M1.Q36])" office:value-type="float" office:value="25965500">
            <text:p>25965500</text:p>
          </table:table-cell>
          <table:table-cell table:style-name="ce1" table:formula="of:=[.W36]-1" office:value-type="float" office:value="25965499">
            <text:p>25965499</text:p>
          </table:table-cell>
          <table:table-cell table:formula="of:=AND([.E36]&gt;[.X36];[.E36]&gt;0;NOT([.E36]=&quot;infeasible&quot;))" office:value-type="boolean" office:boolean-value="false">
            <text:p>FAUX</text:p>
          </table:table-cell>
          <table:table-cell table:formula="of:=AND([.K36]&gt;[.X36];[.K36]&gt;0;NOT([.K36]=&quot;infeasible&quot;))" office:value-type="boolean" office:boolean-value="false">
            <text:p>FAUX</text:p>
          </table:table-cell>
          <table:table-cell table:formula="of:=AND([.Q36]&gt;[.X36];[.Q36]&gt;0;NOT([.Q36]=&quot;infeasible&quot;))" office:value-type="boolean" office:boolean-value="false">
            <text:p>FAUX</text:p>
          </table:table-cell>
          <table:table-cell table:formula="of:=[.E36]+([.H36]*[.E36])&lt;[.X36]" office:value-type="boolean" office:boolean-value="true">
            <text:p>VRAI</text:p>
          </table:table-cell>
          <table:table-cell table:style-name="ce1" table:formula="of:=[.K36]+([.N36]*[.K36])&lt;[.X36]" office:value-type="boolean" office:boolean-value="true">
            <text:p>VRAI</text:p>
          </table:table-cell>
          <table:table-cell table:style-name="ce1" table:formula="of:=[.Q36]+([.Q36]*[.T36])&lt;[.X3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639500">
            <text:p>28639500</text:p>
          </table:table-cell>
          <table:table-cell office:value-type="float" office:value="40979500">
            <text:p>40979500</text:p>
          </table:table-cell>
          <table:table-cell/>
          <table:table-cell office:value-type="string">
            <text:p><text:s/></text:p>
          </table:table-cell>
          <table:table-cell office:value-type="float" office:value="4.31">
            <text:p>4,31</text:p>
          </table:table-cell>
          <table:table-cell/>
          <table:table-cell office:value-type="float" office:value="28639500">
            <text:p>28639500</text:p>
          </table:table-cell>
          <table:table-cell office:value-type="float" office:value="40979500">
            <text:p>40979500</text:p>
          </table:table-cell>
          <table:table-cell/>
          <table:table-cell office:value-type="string">
            <text:p><text:s/></text:p>
          </table:table-cell>
          <table:table-cell office:value-type="float" office:value="3.74">
            <text:p>3,74</text:p>
          </table:table-cell>
          <table:table-cell/>
          <table:table-cell office:value-type="float" office:value="28639500">
            <text:p>28639500</text:p>
          </table:table-cell>
          <table:table-cell office:value-type="float" office:value="40979500">
            <text:p>40979500</text:p>
          </table:table-cell>
          <table:table-cell/>
          <table:table-cell office:value-type="string">
            <text:p><text:s/></text:p>
          </table:table-cell>
          <table:table-cell office:value-type="float" office:value="4.11">
            <text:p>4,11</text:p>
          </table:table-cell>
          <table:table-cell/>
          <table:table-cell table:style-name="ce1" table:formula="of:=MAXA([.Q37];[.K37];[.E37];[M5.E37];[M5.K37];[M5.Q37];[M1.E37];[M1.K37];[M1.Q37])" office:value-type="float" office:value="29037000">
            <text:p>29037000</text:p>
          </table:table-cell>
          <table:table-cell table:style-name="ce1" table:formula="of:=[.W37]-1" office:value-type="float" office:value="29036999">
            <text:p>29036999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formula="of:=[.E37]+([.H37]*[.E37])&lt;[.X37]" office:value-type="boolean" office:boolean-value="true">
            <text:p>VRAI</text:p>
          </table:table-cell>
          <table:table-cell table:style-name="ce1" table:formula="of:=[.K37]+([.N37]*[.K37])&lt;[.X37]" office:value-type="boolean" office:boolean-value="true">
            <text:p>VRAI</text:p>
          </table:table-cell>
          <table:table-cell table:style-name="ce1" table:formula="of:=[.Q37]+([.Q37]*[.T37])&lt;[.X3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5294000">
            <text:p>25294000</text:p>
          </table:table-cell>
          <table:table-cell office:value-type="float" office:value="36054000">
            <text:p>36054000</text:p>
          </table:table-cell>
          <table:table-cell/>
          <table:table-cell office:value-type="string">
            <text:p><text:s/></text:p>
          </table:table-cell>
          <table:table-cell office:value-type="float" office:value="5.51">
            <text:p>5,51</text:p>
          </table:table-cell>
          <table:table-cell/>
          <table:table-cell office:value-type="float" office:value="25294000">
            <text:p>25294000</text:p>
          </table:table-cell>
          <table:table-cell office:value-type="float" office:value="36054000">
            <text:p>36054000</text:p>
          </table:table-cell>
          <table:table-cell/>
          <table:table-cell office:value-type="string">
            <text:p><text:s/></text:p>
          </table:table-cell>
          <table:table-cell office:value-type="float" office:value="3.8">
            <text:p>3,8</text:p>
          </table:table-cell>
          <table:table-cell/>
          <table:table-cell office:value-type="float" office:value="25294000">
            <text:p>25294000</text:p>
          </table:table-cell>
          <table:table-cell office:value-type="float" office:value="36054000">
            <text:p>36054000</text:p>
          </table:table-cell>
          <table:table-cell/>
          <table:table-cell office:value-type="string">
            <text:p><text:s/></text:p>
          </table:table-cell>
          <table:table-cell office:value-type="float" office:value="5.63">
            <text:p>5,63</text:p>
          </table:table-cell>
          <table:table-cell/>
          <table:table-cell table:style-name="ce1" table:formula="of:=MAXA([.Q38];[.K38];[.E38];[M5.E38];[M5.K38];[M5.Q38];[M1.E38];[M1.K38];[M1.Q38])" office:value-type="float" office:value="25294000">
            <text:p>25294000</text:p>
          </table:table-cell>
          <table:table-cell table:style-name="ce1" table:formula="of:=[.W38]-1" office:value-type="float" office:value="25293999">
            <text:p>25293999</text:p>
          </table:table-cell>
          <table:table-cell table:formula="of:=AND([.E38]&gt;[.X38];[.E38]&gt;0;NOT([.E38]=&quot;infeasible&quot;))" office:value-type="boolean" office:boolean-value="true">
            <text:p>VRAI</text:p>
          </table:table-cell>
          <table:table-cell table:formula="of:=AND([.K38]&gt;[.X38];[.K38]&gt;0;NOT([.K38]=&quot;infeasible&quot;))" office:value-type="boolean" office:boolean-value="true">
            <text:p>VRAI</text:p>
          </table:table-cell>
          <table:table-cell table:formula="of:=AND([.Q38]&gt;[.X38];[.Q38]&gt;0;NOT([.Q38]=&quot;infeasible&quot;))" office:value-type="boolean" office:boolean-value="true">
            <text:p>VRAI</text:p>
          </table:table-cell>
          <table:table-cell table:formula="of:=[.E38]+([.H38]*[.E38])&lt;[.X38]" office:value-type="boolean" office:boolean-value="false">
            <text:p>FAUX</text:p>
          </table:table-cell>
          <table:table-cell table:style-name="ce1" table:formula="of:=[.K38]+([.N38]*[.K38])&lt;[.X38]" office:value-type="boolean" office:boolean-value="false">
            <text:p>FAUX</text:p>
          </table:table-cell>
          <table:table-cell table:style-name="ce1" table:formula="of:=[.Q38]+([.Q38]*[.T38])&lt;[.X3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8503000">
            <text:p>18503000</text:p>
          </table:table-cell>
          <table:table-cell office:value-type="float" office:value="25303000">
            <text:p>253030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8503000">
            <text:p>18503000</text:p>
          </table:table-cell>
          <table:table-cell office:value-type="float" office:value="25303000">
            <text:p>25303000</text:p>
          </table:table-cell>
          <table:table-cell/>
          <table:table-cell office:value-type="string">
            <text:p><text:s/></text:p>
          </table:table-cell>
          <table:table-cell office:value-type="float" office:value="0.68">
            <text:p>0,68</text:p>
          </table:table-cell>
          <table:table-cell/>
          <table:table-cell office:value-type="float" office:value="18503000">
            <text:p>18503000</text:p>
          </table:table-cell>
          <table:table-cell office:value-type="float" office:value="25303000">
            <text:p>253030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table:style-name="ce1" table:formula="of:=MAXA([.Q39];[.K39];[.E39];[M5.E39];[M5.K39];[M5.Q39];[M1.E39];[M1.K39];[M1.Q39])" office:value-type="float" office:value="18507000">
            <text:p>18507000</text:p>
          </table:table-cell>
          <table:table-cell table:style-name="ce1" table:formula="of:=[.W39]-1" office:value-type="float" office:value="18506999">
            <text:p>18506999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true">
            <text:p>VRAI</text:p>
          </table:table-cell>
          <table:table-cell table:style-name="ce1" table:formula="of:=[.K39]+([.N39]*[.K39])&lt;[.X39]" office:value-type="boolean" office:boolean-value="true">
            <text:p>VRAI</text:p>
          </table:table-cell>
          <table:table-cell table:style-name="ce1" table:formula="of:=[.Q39]+([.Q39]*[.T39])&lt;[.X3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701000">
            <text:p>7701000</text:p>
          </table:table-cell>
          <table:table-cell office:value-type="float" office:value="9851000">
            <text:p>98510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7701000">
            <text:p>7701000</text:p>
          </table:table-cell>
          <table:table-cell office:value-type="float" office:value="9851000">
            <text:p>98510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7701000">
            <text:p>7701000</text:p>
          </table:table-cell>
          <table:table-cell office:value-type="float" office:value="9851000">
            <text:p>9851000</text:p>
          </table:table-cell>
          <table:table-cell/>
          <table:table-cell office:value-type="string">
            <text:p><text:s/></text:p>
          </table:table-cell>
          <table:table-cell office:value-type="float" office:value="0.93">
            <text:p>0,93</text:p>
          </table:table-cell>
          <table:table-cell/>
          <table:table-cell table:style-name="ce1" table:formula="of:=MAXA([.Q40];[.K40];[.E40];[M5.E40];[M5.K40];[M5.Q40];[M1.E40];[M1.K40];[M1.Q40])" office:value-type="float" office:value="7701000.00000001">
            <text:p>7701000,00000001</text:p>
          </table:table-cell>
          <table:table-cell table:style-name="ce1" table:formula="of:=[.W40]-1" office:value-type="float" office:value="7700999.00000001">
            <text:p>7700999,00000001</text:p>
          </table:table-cell>
          <table:table-cell table:formula="of:=AND([.E40]&gt;[.X40];[.E40]&gt;0;NOT([.E40]=&quot;infeasible&quot;))" office:value-type="boolean" office:boolean-value="true">
            <text:p>VRAI</text:p>
          </table:table-cell>
          <table:table-cell table:formula="of:=AND([.K40]&gt;[.X40];[.K40]&gt;0;NOT([.K40]=&quot;infeasible&quot;))" office:value-type="boolean" office:boolean-value="true">
            <text:p>VRAI</text:p>
          </table:table-cell>
          <table:table-cell table:formula="of:=AND([.Q40]&gt;[.X40];[.Q40]&gt;0;NOT([.Q40]=&quot;infeasible&quot;))" office:value-type="boolean" office:boolean-value="true">
            <text:p>VRAI</text:p>
          </table:table-cell>
          <table:table-cell table:formula="of:=[.E40]+([.H40]*[.E40])&lt;[.X40]" office:value-type="boolean" office:boolean-value="false">
            <text:p>FAUX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221200">
            <text:p>8221200</text:p>
          </table:table-cell>
          <table:table-cell office:value-type="float" office:value="11081200">
            <text:p>110812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office:value-type="float" office:value="8221200">
            <text:p>8221200</text:p>
          </table:table-cell>
          <table:table-cell office:value-type="float" office:value="11081200">
            <text:p>110812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8221200">
            <text:p>8221200</text:p>
          </table:table-cell>
          <table:table-cell office:value-type="float" office:value="11081200">
            <text:p>11081200</text:p>
          </table:table-cell>
          <table:table-cell/>
          <table:table-cell office:value-type="string">
            <text:p><text:s/></text:p>
          </table:table-cell>
          <table:table-cell office:value-type="float" office:value="0.42">
            <text:p>0,42</text:p>
          </table:table-cell>
          <table:table-cell/>
          <table:table-cell table:style-name="ce1" table:formula="of:=MAXA([.Q41];[.K41];[.E41];[M5.E41];[M5.K41];[M5.Q41];[M1.E41];[M1.K41];[M1.Q41])" office:value-type="float" office:value="8983066.66666667">
            <text:p>8983066,66666667</text:p>
          </table:table-cell>
          <table:table-cell table:style-name="ce1" table:formula="of:=[.W41]-1" office:value-type="float" office:value="8983065.66666667">
            <text:p>8983065,66666667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2285400">
            <text:p>22285400</text:p>
          </table:table-cell>
          <table:table-cell office:value-type="float" office:value="32535370">
            <text:p>32535370</text:p>
          </table:table-cell>
          <table:table-cell/>
          <table:table-cell office:value-type="string">
            <text:p><text:s/></text:p>
          </table:table-cell>
          <table:table-cell office:value-type="float" office:value="2.35">
            <text:p>2,35</text:p>
          </table:table-cell>
          <table:table-cell/>
          <table:table-cell office:value-type="float" office:value="22285400">
            <text:p>22285400</text:p>
          </table:table-cell>
          <table:table-cell office:value-type="float" office:value="32535370">
            <text:p>32535370</text:p>
          </table:table-cell>
          <table:table-cell/>
          <table:table-cell office:value-type="string">
            <text:p><text:s/></text:p>
          </table:table-cell>
          <table:table-cell office:value-type="float" office:value="2.46">
            <text:p>2,46</text:p>
          </table:table-cell>
          <table:table-cell/>
          <table:table-cell office:value-type="float" office:value="22285400">
            <text:p>22285400</text:p>
          </table:table-cell>
          <table:table-cell office:value-type="float" office:value="32535370">
            <text:p>32535370</text:p>
          </table:table-cell>
          <table:table-cell/>
          <table:table-cell office:value-type="string">
            <text:p><text:s/></text:p>
          </table:table-cell>
          <table:table-cell office:value-type="float" office:value="2.4">
            <text:p>2,4</text:p>
          </table:table-cell>
          <table:table-cell/>
          <table:table-cell table:style-name="ce1" table:formula="of:=MAXA([.Q42];[.K42];[.E42];[M5.E42];[M5.K42];[M5.Q42];[M1.E42];[M1.K42];[M1.Q42])" office:value-type="float" office:value="22820500">
            <text:p>22820500</text:p>
          </table:table-cell>
          <table:table-cell table:style-name="ce1" table:formula="of:=[.W42]-1" office:value-type="float" office:value="22820499">
            <text:p>22820499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true">
            <text:p>VRAI</text:p>
          </table:table-cell>
          <table:table-cell table:style-name="ce1" table:formula="of:=[.K42]+([.N42]*[.K42])&lt;[.X42]" office:value-type="boolean" office:boolean-value="true">
            <text:p>VRAI</text:p>
          </table:table-cell>
          <table:table-cell table:style-name="ce1" table:formula="of:=[.Q42]+([.Q42]*[.T42])&lt;[.X4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521300">
            <text:p>18521300</text:p>
          </table:table-cell>
          <table:table-cell office:value-type="float" office:value="24741300">
            <text:p>24741300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office:value-type="float" office:value="18521300">
            <text:p>18521300</text:p>
          </table:table-cell>
          <table:table-cell office:value-type="float" office:value="24741300">
            <text:p>2474130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18521300">
            <text:p>18521300</text:p>
          </table:table-cell>
          <table:table-cell office:value-type="float" office:value="24741300">
            <text:p>247413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table:style-name="ce1" table:formula="of:=MAXA([.Q43];[.K43];[.E43];[M5.E43];[M5.K43];[M5.Q43];[M1.E43];[M1.K43];[M1.Q43])" office:value-type="float" office:value="18798550">
            <text:p>18798550</text:p>
          </table:table-cell>
          <table:table-cell table:style-name="ce1" table:formula="of:=[.W43]-1" office:value-type="float" office:value="18798549">
            <text:p>18798549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true">
            <text:p>VRAI</text:p>
          </table:table-cell>
          <table:table-cell table:style-name="ce1" table:formula="of:=[.K43]+([.N43]*[.K43])&lt;[.X43]" office:value-type="boolean" office:boolean-value="true">
            <text:p>VRAI</text:p>
          </table:table-cell>
          <table:table-cell table:style-name="ce1" table:formula="of:=[.Q43]+([.Q43]*[.T43])&lt;[.X4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744155.5555556">
            <text:p>14744155,5555556</text:p>
          </table:table-cell>
          <table:table-cell office:value-type="float" office:value="19704148">
            <text:p>19704148</text:p>
          </table:table-cell>
          <table:table-cell/>
          <table:table-cell office:value-type="string">
            <text:p><text:s/></text:p>
          </table:table-cell>
          <table:table-cell office:value-type="float" office:value="3.48">
            <text:p>3,48</text:p>
          </table:table-cell>
          <table:table-cell/>
          <table:table-cell office:value-type="float" office:value="14744155.5555556">
            <text:p>14744155,5555556</text:p>
          </table:table-cell>
          <table:table-cell office:value-type="float" office:value="19704148">
            <text:p>19704148</text:p>
          </table:table-cell>
          <table:table-cell/>
          <table:table-cell office:value-type="string">
            <text:p><text:s/></text:p>
          </table:table-cell>
          <table:table-cell office:value-type="float" office:value="4.37">
            <text:p>4,37</text:p>
          </table:table-cell>
          <table:table-cell/>
          <table:table-cell office:value-type="float" office:value="14744155.5555556">
            <text:p>14744155,5555556</text:p>
          </table:table-cell>
          <table:table-cell office:value-type="float" office:value="19704148">
            <text:p>19704148</text:p>
          </table:table-cell>
          <table:table-cell/>
          <table:table-cell office:value-type="string">
            <text:p><text:s/></text:p>
          </table:table-cell>
          <table:table-cell office:value-type="float" office:value="3.59">
            <text:p>3,59</text:p>
          </table:table-cell>
          <table:table-cell/>
          <table:table-cell table:style-name="ce1" table:formula="of:=MAXA([.Q44];[.K44];[.E44];[M5.E44];[M5.K44];[M5.Q44];[M1.E44];[M1.K44];[M1.Q44])" office:value-type="float" office:value="14777100">
            <text:p>14777100</text:p>
          </table:table-cell>
          <table:table-cell table:style-name="ce1" table:formula="of:=[.W44]-1" office:value-type="float" office:value="14777099">
            <text:p>14777099</text:p>
          </table:table-cell>
          <table:table-cell table:formula="of:=AND([.E44]&gt;[.X44];[.E44]&gt;0;NOT([.E44]=&quot;infeasible&quot;))" office:value-type="boolean" office:boolean-value="false">
            <text:p>FAUX</text:p>
          </table:table-cell>
          <table:table-cell table:formula="of:=AND([.K44]&gt;[.X44];[.K44]&gt;0;NOT([.K44]=&quot;infeasible&quot;))" office:value-type="boolean" office:boolean-value="false">
            <text:p>FAUX</text:p>
          </table:table-cell>
          <table:table-cell table:formula="of:=AND([.Q44]&gt;[.X44];[.Q44]&gt;0;NOT([.Q44]=&quot;infeasible&quot;))" office:value-type="boolean" office:boolean-value="false">
            <text:p>FAUX</text:p>
          </table:table-cell>
          <table:table-cell table:formula="of:=[.E44]+([.H44]*[.E44])&lt;[.X44]" office:value-type="boolean" office:boolean-value="true">
            <text:p>VRAI</text:p>
          </table:table-cell>
          <table:table-cell table:style-name="ce1" table:formula="of:=[.K44]+([.N44]*[.K44])&lt;[.X44]" office:value-type="boolean" office:boolean-value="true">
            <text:p>VRAI</text:p>
          </table:table-cell>
          <table:table-cell table:style-name="ce1" table:formula="of:=[.Q44]+([.Q44]*[.T44])&lt;[.X4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7046966.6666667">
            <text:p>37046966,6666667</text:p>
          </table:table-cell>
          <table:table-cell office:value-type="float" office:value="53276960">
            <text:p>53276960</text:p>
          </table:table-cell>
          <table:table-cell/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/>
          <table:table-cell office:value-type="float" office:value="37046966.6666667">
            <text:p>37046966,6666667</text:p>
          </table:table-cell>
          <table:table-cell office:value-type="float" office:value="53276960">
            <text:p>53276960</text:p>
          </table:table-cell>
          <table:table-cell/>
          <table:table-cell office:value-type="string">
            <text:p><text:s/></text:p>
          </table:table-cell>
          <table:table-cell office:value-type="float" office:value="3.88">
            <text:p>3,88</text:p>
          </table:table-cell>
          <table:table-cell/>
          <table:table-cell office:value-type="float" office:value="37046966.6666667">
            <text:p>37046966,6666667</text:p>
          </table:table-cell>
          <table:table-cell office:value-type="float" office:value="53276960">
            <text:p>53276960</text:p>
          </table:table-cell>
          <table:table-cell/>
          <table:table-cell office:value-type="string">
            <text:p><text:s/></text:p>
          </table:table-cell>
          <table:table-cell office:value-type="float" office:value="4.13">
            <text:p>4,13</text:p>
          </table:table-cell>
          <table:table-cell/>
          <table:table-cell table:style-name="ce1" table:formula="of:=MAXA([.Q45];[.K45];[.E45];[M5.E45];[M5.K45];[M5.Q45];[M1.E45];[M1.K45];[M1.Q45])" office:value-type="float" office:value="37214166.6666667">
            <text:p>37214166,6666667</text:p>
          </table:table-cell>
          <table:table-cell table:style-name="ce1" table:formula="of:=[.W45]-1" office:value-type="float" office:value="37214165.6666667">
            <text:p>37214165,6666667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formula="of:=[.E45]+([.H45]*[.E45])&lt;[.X45]" office:value-type="boolean" office:boolean-value="true">
            <text:p>VRAI</text:p>
          </table:table-cell>
          <table:table-cell table:style-name="ce1" table:formula="of:=[.K45]+([.N45]*[.K45])&lt;[.X45]" office:value-type="boolean" office:boolean-value="true">
            <text:p>VRAI</text:p>
          </table:table-cell>
          <table:table-cell table:style-name="ce1" table:formula="of:=[.Q45]+([.Q45]*[.T45])&lt;[.X4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7642600">
            <text:p>37642600</text:p>
          </table:table-cell>
          <table:table-cell office:value-type="float" office:value="50213000">
            <text:p>50213000</text:p>
          </table:table-cell>
          <table:table-cell/>
          <table:table-cell office:value-type="string">
            <text:p><text:s/></text:p>
          </table:table-cell>
          <table:table-cell office:value-type="float" office:value="15.91">
            <text:p>15,91</text:p>
          </table:table-cell>
          <table:table-cell/>
          <table:table-cell office:value-type="float" office:value="37642600">
            <text:p>37642600</text:p>
          </table:table-cell>
          <table:table-cell office:value-type="float" office:value="50213000">
            <text:p>50213000</text:p>
          </table:table-cell>
          <table:table-cell/>
          <table:table-cell office:value-type="string">
            <text:p><text:s/></text:p>
          </table:table-cell>
          <table:table-cell office:value-type="float" office:value="20.96">
            <text:p>20,96</text:p>
          </table:table-cell>
          <table:table-cell/>
          <table:table-cell office:value-type="float" office:value="37642600">
            <text:p>37642600</text:p>
          </table:table-cell>
          <table:table-cell office:value-type="float" office:value="50213000">
            <text:p>50213000</text:p>
          </table:table-cell>
          <table:table-cell/>
          <table:table-cell office:value-type="string">
            <text:p><text:s/></text:p>
          </table:table-cell>
          <table:table-cell office:value-type="float" office:value="24.22">
            <text:p>24,22</text:p>
          </table:table-cell>
          <table:table-cell/>
          <table:table-cell table:style-name="ce1" table:formula="of:=MAXA([.Q46];[.K46];[.E46];[M5.E46];[M5.K46];[M5.Q46];[M1.E46];[M1.K46];[M1.Q46])" office:value-type="float" office:value="37673333.3333333">
            <text:p>37673333,3333333</text:p>
          </table:table-cell>
          <table:table-cell table:style-name="ce1" table:formula="of:=[.W46]-1" office:value-type="float" office:value="37673332.3333333">
            <text:p>37673332,3333333</text:p>
          </table:table-cell>
          <table:table-cell table:formula="of:=AND([.E46]&gt;[.X46];[.E46]&gt;0;NOT([.E46]=&quot;infeasible&quot;))" office:value-type="boolean" office:boolean-value="false">
            <text:p>FAUX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false">
            <text:p>FAUX</text:p>
          </table:table-cell>
          <table:table-cell table:formula="of:=[.E46]+([.H46]*[.E46])&lt;[.X46]" office:value-type="boolean" office:boolean-value="true">
            <text:p>VRAI</text:p>
          </table:table-cell>
          <table:table-cell table:style-name="ce1" table:formula="of:=[.K46]+([.N46]*[.K46])&lt;[.X46]" office:value-type="boolean" office:boolean-value="true">
            <text:p>VRAI</text:p>
          </table:table-cell>
          <table:table-cell table:style-name="ce1" table:formula="of:=[.Q46]+([.Q46]*[.T46])&lt;[.X4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379500">
            <text:p>28379500</text:p>
          </table:table-cell>
          <table:table-cell office:value-type="float" office:value="40429500">
            <text:p>40429500</text:p>
          </table:table-cell>
          <table:table-cell/>
          <table:table-cell office:value-type="string">
            <text:p><text:s/></text:p>
          </table:table-cell>
          <table:table-cell office:value-type="float" office:value="4.78">
            <text:p>4,78</text:p>
          </table:table-cell>
          <table:table-cell/>
          <table:table-cell office:value-type="float" office:value="28379500">
            <text:p>28379500</text:p>
          </table:table-cell>
          <table:table-cell office:value-type="float" office:value="40429500">
            <text:p>40429500</text:p>
          </table:table-cell>
          <table:table-cell/>
          <table:table-cell office:value-type="string">
            <text:p><text:s/></text:p>
          </table:table-cell>
          <table:table-cell office:value-type="float" office:value="3.61">
            <text:p>3,61</text:p>
          </table:table-cell>
          <table:table-cell/>
          <table:table-cell office:value-type="float" office:value="28379500">
            <text:p>28379500</text:p>
          </table:table-cell>
          <table:table-cell office:value-type="float" office:value="40429500">
            <text:p>40429500</text:p>
          </table:table-cell>
          <table:table-cell/>
          <table:table-cell office:value-type="string">
            <text:p><text:s/></text:p>
          </table:table-cell>
          <table:table-cell office:value-type="float" office:value="3.24">
            <text:p>3,24</text:p>
          </table:table-cell>
          <table:table-cell/>
          <table:table-cell table:style-name="ce1" table:formula="of:=MAXA([.Q47];[.K47];[.E47];[M5.E47];[M5.K47];[M5.Q47];[M1.E47];[M1.K47];[M1.Q47])" office:value-type="float" office:value="28379500">
            <text:p>28379500</text:p>
          </table:table-cell>
          <table:table-cell table:style-name="ce1" table:formula="of:=[.W47]-1" office:value-type="float" office:value="28379499">
            <text:p>28379499</text:p>
          </table:table-cell>
          <table:table-cell table:formula="of:=AND([.E47]&gt;[.X47];[.E47]&gt;0;NOT([.E47]=&quot;infeasible&quot;))" office:value-type="boolean" office:boolean-value="true">
            <text:p>VRAI</text:p>
          </table:table-cell>
          <table:table-cell table:formula="of:=AND([.K47]&gt;[.X47];[.K47]&gt;0;NOT([.K47]=&quot;infeasible&quot;))" office:value-type="boolean" office:boolean-value="true">
            <text:p>VRAI</text:p>
          </table:table-cell>
          <table:table-cell table:formula="of:=AND([.Q47]&gt;[.X47];[.Q47]&gt;0;NOT([.Q47]=&quot;infeasible&quot;))" office:value-type="boolean" office:boolean-value="true">
            <text:p>VRAI</text:p>
          </table:table-cell>
          <table:table-cell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1478300">
            <text:p>11478300</text:p>
          </table:table-cell>
          <table:table-cell office:value-type="float" office:value="14998300">
            <text:p>149983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1478300">
            <text:p>11478300</text:p>
          </table:table-cell>
          <table:table-cell office:value-type="float" office:value="14998300">
            <text:p>14998300</text:p>
          </table:table-cell>
          <table:table-cell/>
          <table:table-cell office:value-type="string">
            <text:p><text:s/></text:p>
          </table:table-cell>
          <table:table-cell office:value-type="float" office:value="0.48">
            <text:p>0,48</text:p>
          </table:table-cell>
          <table:table-cell/>
          <table:table-cell office:value-type="float" office:value="11478300">
            <text:p>11478300</text:p>
          </table:table-cell>
          <table:table-cell office:value-type="float" office:value="14998300">
            <text:p>1499830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table:style-name="ce1" table:formula="of:=MAXA([.Q48];[.K48];[.E48];[M5.E48];[M5.K48];[M5.Q48];[M1.E48];[M1.K48];[M1.Q48])" office:value-type="float" office:value="11519500">
            <text:p>11519500</text:p>
          </table:table-cell>
          <table:table-cell table:style-name="ce1" table:formula="of:=[.W48]-1" office:value-type="float" office:value="11519499">
            <text:p>11519499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340100">
            <text:p>6340100</text:p>
          </table:table-cell>
          <table:table-cell office:value-type="float" office:value="8020100">
            <text:p>802010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office:value-type="float" office:value="6340100">
            <text:p>6340100</text:p>
          </table:table-cell>
          <table:table-cell office:value-type="float" office:value="8020100">
            <text:p>80201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6340100">
            <text:p>6340100</text:p>
          </table:table-cell>
          <table:table-cell office:value-type="float" office:value="8020100">
            <text:p>8020100</text:p>
          </table:table-cell>
          <table:table-cell/>
          <table:table-cell office:value-type="string">
            <text:p><text:s/></text:p>
          </table:table-cell>
          <table:table-cell office:value-type="float" office:value="0.71">
            <text:p>0,71</text:p>
          </table:table-cell>
          <table:table-cell/>
          <table:table-cell table:style-name="ce1" table:formula="of:=MAXA([.Q49];[.K49];[.E49];[M5.E49];[M5.K49];[M5.Q49];[M1.E49];[M1.K49];[M1.Q49])" office:value-type="float" office:value="6340100">
            <text:p>6340100</text:p>
          </table:table-cell>
          <table:table-cell table:style-name="ce1" table:formula="of:=[.W49]-1" office:value-type="float" office:value="6340099">
            <text:p>6340099</text:p>
          </table:table-cell>
          <table:table-cell table:formula="of:=AND([.E49]&gt;[.X49];[.E49]&gt;0;NOT([.E49]=&quot;infeasible&quot;))" office:value-type="boolean" office:boolean-value="true">
            <text:p>VRAI</text:p>
          </table:table-cell>
          <table:table-cell table:formula="of:=AND([.K49]&gt;[.X49];[.K49]&gt;0;NOT([.K49]=&quot;infeasible&quot;))" office:value-type="boolean" office:boolean-value="true">
            <text:p>VRAI</text:p>
          </table:table-cell>
          <table:table-cell table:formula="of:=AND([.Q49]&gt;[.X49];[.Q49]&gt;0;NOT([.Q49]=&quot;infeasible&quot;))" office:value-type="boolean" office:boolean-value="true">
            <text:p>VRAI</text:p>
          </table:table-cell>
          <table:table-cell table:formula="of:=[.E49]+([.H49]*[.E49])&lt;[.X49]" office:value-type="boolean" office:boolean-value="false">
            <text:p>FAUX</text:p>
          </table:table-cell>
          <table:table-cell table:style-name="ce1" table:formula="of:=[.K49]+([.N49]*[.K49])&lt;[.X49]" office:value-type="boolean" office:boolean-value="false">
            <text:p>FAUX</text:p>
          </table:table-cell>
          <table:table-cell table:style-name="ce1" table:formula="of:=[.Q49]+([.Q49]*[.T49])&lt;[.X4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988100">
            <text:p>9988100</text:p>
          </table:table-cell>
          <table:table-cell office:value-type="float" office:value="13638100">
            <text:p>1363810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9988100">
            <text:p>9988100</text:p>
          </table:table-cell>
          <table:table-cell office:value-type="float" office:value="13638100">
            <text:p>1363810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office:value-type="float" office:value="9988100">
            <text:p>9988100</text:p>
          </table:table-cell>
          <table:table-cell office:value-type="float" office:value="13638100">
            <text:p>136381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table:style-name="ce1" table:formula="of:=MAXA([.Q50];[.K50];[.E50];[M5.E50];[M5.K50];[M5.Q50];[M1.E50];[M1.K50];[M1.Q50])" office:value-type="float" office:value="9990500">
            <text:p>9990500</text:p>
          </table:table-cell>
          <table:table-cell table:style-name="ce1" table:formula="of:=[.W50]-1" office:value-type="float" office:value="9990499">
            <text:p>9990499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3109100">
            <text:p>23109100</text:p>
          </table:table-cell>
          <table:table-cell office:value-type="float" office:value="31999100">
            <text:p>31999100</text:p>
          </table:table-cell>
          <table:table-cell/>
          <table:table-cell office:value-type="string">
            <text:p><text:s/></text:p>
          </table:table-cell>
          <table:table-cell office:value-type="float" office:value="0.62">
            <text:p>0,62</text:p>
          </table:table-cell>
          <table:table-cell/>
          <table:table-cell office:value-type="float" office:value="23109100">
            <text:p>23109100</text:p>
          </table:table-cell>
          <table:table-cell office:value-type="float" office:value="31999100">
            <text:p>3199910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office:value-type="float" office:value="23109100">
            <text:p>23109100</text:p>
          </table:table-cell>
          <table:table-cell office:value-type="float" office:value="31999100">
            <text:p>31999100</text:p>
          </table:table-cell>
          <table:table-cell/>
          <table:table-cell office:value-type="string">
            <text:p><text:s/></text:p>
          </table:table-cell>
          <table:table-cell office:value-type="float" office:value="0.94">
            <text:p>0,94</text:p>
          </table:table-cell>
          <table:table-cell/>
          <table:table-cell table:style-name="ce1" table:formula="of:=MAXA([.Q51];[.K51];[.E51];[M5.E51];[M5.K51];[M5.Q51];[M1.E51];[M1.K51];[M1.Q51])" office:value-type="float" office:value="23109100">
            <text:p>23109100</text:p>
          </table:table-cell>
          <table:table-cell table:style-name="ce1" table:formula="of:=[.W51]-1" office:value-type="float" office:value="23109099">
            <text:p>23109099</text:p>
          </table:table-cell>
          <table:table-cell table:formula="of:=AND([.E51]&gt;[.X51];[.E51]&gt;0;NOT([.E51]=&quot;infeasible&quot;))" office:value-type="boolean" office:boolean-value="true">
            <text:p>VRAI</text:p>
          </table:table-cell>
          <table:table-cell table:formula="of:=AND([.K51]&gt;[.X51];[.K51]&gt;0;NOT([.K51]=&quot;infeasible&quot;))" office:value-type="boolean" office:boolean-value="true">
            <text:p>VRAI</text:p>
          </table:table-cell>
          <table:table-cell table:formula="of:=AND([.Q51]&gt;[.X51];[.Q51]&gt;0;NOT([.Q51]=&quot;infeasible&quot;))" office:value-type="boolean" office:boolean-value="true">
            <text:p>VRAI</text:p>
          </table:table-cell>
          <table:table-cell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5423500">
            <text:p>25423500</text:p>
          </table:table-cell>
          <table:table-cell office:value-type="float" office:value="33903500">
            <text:p>33903500</text:p>
          </table:table-cell>
          <table:table-cell/>
          <table:table-cell office:value-type="string">
            <text:p><text:s/></text:p>
          </table:table-cell>
          <table:table-cell office:value-type="float" office:value="3.92">
            <text:p>3,92</text:p>
          </table:table-cell>
          <table:table-cell/>
          <table:table-cell office:value-type="float" office:value="25423500">
            <text:p>25423500</text:p>
          </table:table-cell>
          <table:table-cell office:value-type="float" office:value="33903500">
            <text:p>33903500</text:p>
          </table:table-cell>
          <table:table-cell/>
          <table:table-cell office:value-type="string">
            <text:p><text:s/></text:p>
          </table:table-cell>
          <table:table-cell office:value-type="float" office:value="4.05">
            <text:p>4,05</text:p>
          </table:table-cell>
          <table:table-cell/>
          <table:table-cell office:value-type="float" office:value="25423500">
            <text:p>25423500</text:p>
          </table:table-cell>
          <table:table-cell office:value-type="float" office:value="33903500">
            <text:p>33903500</text:p>
          </table:table-cell>
          <table:table-cell/>
          <table:table-cell office:value-type="string">
            <text:p><text:s/></text:p>
          </table:table-cell>
          <table:table-cell office:value-type="float" office:value="3.51">
            <text:p>3,51</text:p>
          </table:table-cell>
          <table:table-cell/>
          <table:table-cell table:style-name="ce1" table:formula="of:=MAXA([.Q52];[.K52];[.E52];[M5.E52];[M5.K52];[M5.Q52];[M1.E52];[M1.K52];[M1.Q52])" office:value-type="float" office:value="25429833.3333333">
            <text:p>25429833,3333333</text:p>
          </table:table-cell>
          <table:table-cell table:style-name="ce1" table:formula="of:=[.W52]-1" office:value-type="float" office:value="25429832.3333333">
            <text:p>25429832,3333333</text:p>
          </table:table-cell>
          <table:table-cell table:formula="of:=AND([.E52]&gt;[.X52];[.E52]&gt;0;NOT([.E52]=&quot;infeasible&quot;))" office:value-type="boolean" office:boolean-value="false">
            <text:p>FAUX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true">
            <text:p>VRAI</text:p>
          </table:table-cell>
          <table:table-cell table:style-name="ce1" table:formula="of:=[.K52]+([.N52]*[.K52])&lt;[.X52]" office:value-type="boolean" office:boolean-value="true">
            <text:p>VRAI</text:p>
          </table:table-cell>
          <table:table-cell table:style-name="ce1" table:formula="of:=[.Q52]+([.Q52]*[.T52])&lt;[.X5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046800">
            <text:p>18046800</text:p>
          </table:table-cell>
          <table:table-cell office:value-type="float" office:value="24076870">
            <text:p>2407687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18046800">
            <text:p>18046800</text:p>
          </table:table-cell>
          <table:table-cell office:value-type="float" office:value="24076870">
            <text:p>24076870</text:p>
          </table:table-cell>
          <table:table-cell/>
          <table:table-cell office:value-type="string">
            <text:p><text:s/></text:p>
          </table:table-cell>
          <table:table-cell office:value-type="float" office:value="0.78">
            <text:p>0,78</text:p>
          </table:table-cell>
          <table:table-cell/>
          <table:table-cell office:value-type="float" office:value="18046800">
            <text:p>18046800</text:p>
          </table:table-cell>
          <table:table-cell office:value-type="float" office:value="24076870">
            <text:p>24076870</text:p>
          </table:table-cell>
          <table:table-cell/>
          <table:table-cell office:value-type="string">
            <text:p><text:s/></text:p>
          </table:table-cell>
          <table:table-cell office:value-type="float" office:value="1.2">
            <text:p>1,2</text:p>
          </table:table-cell>
          <table:table-cell/>
          <table:table-cell table:style-name="ce1" table:formula="of:=MAXA([.Q53];[.K53];[.E53];[M5.E53];[M5.K53];[M5.Q53];[M1.E53];[M1.K53];[M1.Q53])" office:value-type="float" office:value="18336000">
            <text:p>18336000</text:p>
          </table:table-cell>
          <table:table-cell table:style-name="ce1" table:formula="of:=[.W53]-1" office:value-type="float" office:value="18335999">
            <text:p>18335999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true">
            <text:p>VRAI</text:p>
          </table:table-cell>
          <table:table-cell table:style-name="ce1" table:formula="of:=[.K53]+([.N53]*[.K53])&lt;[.X53]" office:value-type="boolean" office:boolean-value="true">
            <text:p>VRAI</text:p>
          </table:table-cell>
          <table:table-cell table:style-name="ce1" table:formula="of:=[.Q53]+([.Q53]*[.T53])&lt;[.X5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3503216.6666667">
            <text:p>33503216,6666667</text:p>
          </table:table-cell>
          <table:table-cell office:value-type="float" office:value="47303244">
            <text:p>47303244</text:p>
          </table:table-cell>
          <table:table-cell/>
          <table:table-cell office:value-type="string">
            <text:p><text:s/></text:p>
          </table:table-cell>
          <table:table-cell office:value-type="float" office:value="13.89">
            <text:p>13,89</text:p>
          </table:table-cell>
          <table:table-cell/>
          <table:table-cell office:value-type="float" office:value="33503216.6666667">
            <text:p>33503216,6666667</text:p>
          </table:table-cell>
          <table:table-cell office:value-type="float" office:value="47303244">
            <text:p>47303244</text:p>
          </table:table-cell>
          <table:table-cell/>
          <table:table-cell office:value-type="string">
            <text:p><text:s/></text:p>
          </table:table-cell>
          <table:table-cell office:value-type="float" office:value="16.17">
            <text:p>16,17</text:p>
          </table:table-cell>
          <table:table-cell/>
          <table:table-cell office:value-type="float" office:value="33503216.6666667">
            <text:p>33503216,6666667</text:p>
          </table:table-cell>
          <table:table-cell office:value-type="float" office:value="47303244">
            <text:p>47303244</text:p>
          </table:table-cell>
          <table:table-cell/>
          <table:table-cell office:value-type="string">
            <text:p><text:s/></text:p>
          </table:table-cell>
          <table:table-cell office:value-type="float" office:value="14.34">
            <text:p>14,34</text:p>
          </table:table-cell>
          <table:table-cell/>
          <table:table-cell table:style-name="ce1" table:formula="of:=MAXA([.Q54];[.K54];[.E54];[M5.E54];[M5.K54];[M5.Q54];[M1.E54];[M1.K54];[M1.Q54])" office:value-type="float" office:value="33566216.6666667">
            <text:p>33566216,6666667</text:p>
          </table:table-cell>
          <table:table-cell table:style-name="ce1" table:formula="of:=[.W54]-1" office:value-type="float" office:value="33566215.6666667">
            <text:p>33566215,6666667</text:p>
          </table:table-cell>
          <table:table-cell table:formula="of:=AND([.E54]&gt;[.X54];[.E54]&gt;0;NOT([.E54]=&quot;infeasible&quot;))" office:value-type="boolean" office:boolean-value="false">
            <text:p>FAUX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true">
            <text:p>VRAI</text:p>
          </table:table-cell>
          <table:table-cell table:style-name="ce1" table:formula="of:=[.K54]+([.N54]*[.K54])&lt;[.X54]" office:value-type="boolean" office:boolean-value="true">
            <text:p>VRAI</text:p>
          </table:table-cell>
          <table:table-cell table:style-name="ce1" table:formula="of:=[.Q54]+([.Q54]*[.T54])&lt;[.X5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2713750">
            <text:p>32713750</text:p>
          </table:table-cell>
          <table:table-cell office:value-type="float" office:value="45543646">
            <text:p>45543646</text:p>
          </table:table-cell>
          <table:table-cell/>
          <table:table-cell office:value-type="string">
            <text:p><text:s/></text:p>
          </table:table-cell>
          <table:table-cell office:value-type="float" office:value="6.46">
            <text:p>6,46</text:p>
          </table:table-cell>
          <table:table-cell/>
          <table:table-cell office:value-type="float" office:value="32713750">
            <text:p>32713750</text:p>
          </table:table-cell>
          <table:table-cell office:value-type="float" office:value="45543646">
            <text:p>45543646</text:p>
          </table:table-cell>
          <table:table-cell/>
          <table:table-cell office:value-type="string">
            <text:p><text:s/></text:p>
          </table:table-cell>
          <table:table-cell office:value-type="float" office:value="5.3">
            <text:p>5,3</text:p>
          </table:table-cell>
          <table:table-cell/>
          <table:table-cell office:value-type="float" office:value="32713750">
            <text:p>32713750</text:p>
          </table:table-cell>
          <table:table-cell office:value-type="float" office:value="45543646">
            <text:p>45543646</text:p>
          </table:table-cell>
          <table:table-cell/>
          <table:table-cell office:value-type="string">
            <text:p><text:s/></text:p>
          </table:table-cell>
          <table:table-cell office:value-type="float" office:value="4.44">
            <text:p>4,44</text:p>
          </table:table-cell>
          <table:table-cell/>
          <table:table-cell table:style-name="ce1" table:formula="of:=MAXA([.Q55];[.K55];[.E55];[M5.E55];[M5.K55];[M5.Q55];[M1.E55];[M1.K55];[M1.Q55])" office:value-type="float" office:value="32783250">
            <text:p>32783250</text:p>
          </table:table-cell>
          <table:table-cell table:style-name="ce1" table:formula="of:=[.W55]-1" office:value-type="float" office:value="32783249">
            <text:p>32783249</text:p>
          </table:table-cell>
          <table:table-cell table:formula="of:=AND([.E55]&gt;[.X55];[.E55]&gt;0;NOT([.E55]=&quot;infeasible&quot;))" office:value-type="boolean" office:boolean-value="false">
            <text:p>FAUX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true">
            <text:p>VRAI</text:p>
          </table:table-cell>
          <table:table-cell table:style-name="ce1" table:formula="of:=[.K55]+([.N55]*[.K55])&lt;[.X55]" office:value-type="boolean" office:boolean-value="true">
            <text:p>VRAI</text:p>
          </table:table-cell>
          <table:table-cell table:style-name="ce1" table:formula="of:=[.Q55]+([.Q55]*[.T55])&lt;[.X5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4513000">
            <text:p>34513000</text:p>
          </table:table-cell>
          <table:table-cell office:value-type="float" office:value="45433113">
            <text:p>45433113</text:p>
          </table:table-cell>
          <table:table-cell/>
          <table:table-cell office:value-type="string">
            <text:p><text:s/></text:p>
          </table:table-cell>
          <table:table-cell office:value-type="float" office:value="7.15">
            <text:p>7,15</text:p>
          </table:table-cell>
          <table:table-cell/>
          <table:table-cell office:value-type="float" office:value="34513000">
            <text:p>34513000</text:p>
          </table:table-cell>
          <table:table-cell office:value-type="float" office:value="45433113">
            <text:p>45433113</text:p>
          </table:table-cell>
          <table:table-cell/>
          <table:table-cell office:value-type="string">
            <text:p><text:s/></text:p>
          </table:table-cell>
          <table:table-cell office:value-type="float" office:value="8.49">
            <text:p>8,49</text:p>
          </table:table-cell>
          <table:table-cell/>
          <table:table-cell office:value-type="float" office:value="34513000">
            <text:p>34513000</text:p>
          </table:table-cell>
          <table:table-cell office:value-type="float" office:value="45433113">
            <text:p>45433113</text:p>
          </table:table-cell>
          <table:table-cell/>
          <table:table-cell office:value-type="string">
            <text:p><text:s/></text:p>
          </table:table-cell>
          <table:table-cell office:value-type="float" office:value="8.63">
            <text:p>8,63</text:p>
          </table:table-cell>
          <table:table-cell/>
          <table:table-cell table:style-name="ce1" table:formula="of:=MAXA([.Q56];[.K56];[.E56];[M5.E56];[M5.K56];[M5.Q56];[M1.E56];[M1.K56];[M1.Q56])" office:value-type="float" office:value="35252000">
            <text:p>35252000</text:p>
          </table:table-cell>
          <table:table-cell table:style-name="ce1" table:formula="of:=[.W56]-1" office:value-type="float" office:value="35251999">
            <text:p>35251999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true">
            <text:p>VRAI</text:p>
          </table:table-cell>
          <table:table-cell table:style-name="ce1" table:formula="of:=[.K56]+([.N56]*[.K56])&lt;[.X56]" office:value-type="boolean" office:boolean-value="true">
            <text:p>VRAI</text:p>
          </table:table-cell>
          <table:table-cell table:style-name="ce1" table:formula="of:=[.Q56]+([.Q56]*[.T56])&lt;[.X56]" office:value-type="boolean" office:boolean-value="true">
            <text:p>VRAI</text:p>
          </table:table-cell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1" table:number-columns-repeated="2"/>
          <table:table-cell table:style-name="ce9"/>
          <table:table-cell table:style-name="ce20" table:number-columns-repeated="3"/>
          <table:table-cell table:style-name="ce9" table:number-columns-repeated="3"/>
          <table:table-cell table:style-name="ce20" table:number-columns-repeated="3"/>
          <table:table-cell table:style-name="ce21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style-name="ce14" table:formula="of:=AVERAGE([.E3:.E56])" office:value-type="float" office:value="18222261.3903586">
            <text:p>18222261,3903586</text:p>
          </table:table-cell>
          <table:table-cell table:style-name="ce14" table:formula="of:=AVERAGE([.F3:.F56])" office:value-type="float" office:value="25391524.962963">
            <text:p>25391524,962963</text:p>
          </table:table-cell>
          <table:table-cell table:style-name="ce14" table:formula="of:=AVERAGE([.G3:.G56])" office:value-type="float" office:value="0">
            <text:p>#DIV/0 !</text:p>
          </table:table-cell>
          <table:table-cell table:style-name="ce17" table:number-columns-repeated="3"/>
          <table:table-cell table:style-name="ce14" table:formula="of:=AVERAGE([.K3:.K56])" office:value-type="float" office:value="18222178.0570253">
            <text:p>18222178,0570253</text:p>
          </table:table-cell>
          <table:table-cell table:style-name="ce14" table:formula="of:=AVERAGE([.L3:.L56])" office:value-type="float" office:value="25391524.962963">
            <text:p>25391524,962963</text:p>
          </table:table-cell>
          <table:table-cell table:style-name="ce14" table:formula="of:=AVERAGE([.M3:.M56])" office:value-type="float" office:value="0">
            <text:p>#DIV/0 !</text:p>
          </table:table-cell>
          <table:table-cell table:style-name="ce17" table:number-columns-repeated="3"/>
          <table:table-cell table:style-name="ce14" table:formula="of:=AVERAGE([.Q3:.Q56])" office:value-type="float" office:value="18222233.6125808">
            <text:p>18222233,6125808</text:p>
          </table:table-cell>
          <table:table-cell table:style-name="ce14" table:formula="of:=AVERAGE([.R3:.R56])" office:value-type="float" office:value="25391524.962963">
            <text:p>25391524,962963</text:p>
          </table:table-cell>
          <table:table-cell table:style-name="ce14" table:formula="of:=AVERAGE([.S3:.S56])" office:value-type="float" office:value="0">
            <text:p>#DIV/0 !</text:p>
          </table:table-cell>
          <table:table-cell table:style-name="ce21" table:number-columns-repeated="3"/>
          <table:table-cell table:style-name="ce1" table:formula="of:=AVERAGE([.W3:.W56])" office:value-type="float" office:value="18369039.0652557">
            <text:p>18369039,0652557</text:p>
          </table:table-cell>
          <table:table-cell table:style-name="ce1"/>
          <table:table-cell table:number-columns-repeated="6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style-name="ce14" table:formula="of:=([.$W58]-[.E58])/[.E58]*100" office:value-type="float" office:value="0.805485508921367">
            <text:p>0,8054855089</text:p>
          </table:table-cell>
          <table:table-cell table:style-name="ce17" table:number-columns-repeated="5"/>
          <table:table-cell table:style-name="ce14" table:formula="of:=([.$W58]-[.K58])/[.K58]*100" office:value-type="float" office:value="0.805946510734636">
            <text:p>0,8059465107</text:p>
          </table:table-cell>
          <table:table-cell table:style-name="ce17" table:number-columns-repeated="5"/>
          <table:table-cell table:style-name="ce14" table:formula="of:=([.$W58]-[.Q58])/[.Q58]*100" office:value-type="float" office:value="0.805639175723966">
            <text:p>0,8056391757</text:p>
          </table:table-cell>
          <table:table-cell table:style-name="ce17" table:number-columns-repeated="2"/>
          <table:table-cell table:style-name="ce21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Opti local</text:p>
          </table:table-cell>
          <table:table-cell table:number-columns-repeated="3"/>
          <table:table-cell table:style-name="ce14" table:formula="of:=SUMPRODUCT([.H3:.H56]=&quot; &quot;;[.E3:.E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14" table:formula="of:=SUMPRODUCT([.N3:.N56]=&quot; &quot;;[.K3:.K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14" table:formula="of:=SUMPRODUCT([.T3:.T56]=&quot; &quot;;[.Q3:.Q56]&gt;0)" office:value-type="float" office:value="54">
            <text:p>54</text:p>
          </table:table-cell>
          <table:table-cell table:style-name="Default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office:value-type="string">
            <text:p>Opti Global</text:p>
          </table:table-cell>
          <table:table-cell table:number-columns-repeated="3"/>
          <table:table-cell table:style-name="ce14" table:formula="of:=COUNTIF([.Y3:.Y56];&quot;Vrai&quot;)" office:value-type="float" office:value="24">
            <text:p>24</text:p>
          </table:table-cell>
          <table:table-cell table:style-name="Default" table:number-columns-repeated="2"/>
          <table:table-cell table:number-columns-repeated="3"/>
          <table:table-cell table:style-name="ce14" table:formula="of:=COUNTIF([.Z3:.Z56];&quot;Vrai&quot;)" office:value-type="float" office:value="22">
            <text:p>22</text:p>
          </table:table-cell>
          <table:table-cell table:style-name="Default" table:number-columns-repeated="2"/>
          <table:table-cell table:number-columns-repeated="3"/>
          <table:table-cell table:style-name="ce14" table:formula="of:=COUNTIF([.AA3:.AA56];&quot;Vrai&quot;)" office:value-type="float" office:value="23">
            <text:p>23</text:p>
          </table:table-cell>
          <table:table-cell table:style-name="Default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office:value-type="string">
            <text:p>Nb Opti cut</text:p>
          </table:table-cell>
          <table:table-cell table:number-columns-repeated="3"/>
          <table:table-cell table:style-name="ce14" table:formula="of:=COUNTIF([.AB3:.AB56];&quot;vrai&quot;)+[.E63]" office:value-type="float" office:value="30">
            <text:p>30</text:p>
          </table:table-cell>
          <table:table-cell table:style-name="Default" table:number-columns-repeated="2"/>
          <table:table-cell table:number-columns-repeated="3"/>
          <table:table-cell table:style-name="ce14" table:formula="of:=COUNTIF([.AC3:.AC56];&quot;vrai&quot;)+[.K63]" office:value-type="float" office:value="32">
            <text:p>32</text:p>
          </table:table-cell>
          <table:table-cell table:style-name="Default" table:number-columns-repeated="2"/>
          <table:table-cell table:number-columns-repeated="3"/>
          <table:table-cell table:style-name="ce14" table:formula="of:=COUNTIF([.AD3:.AD56];&quot;vrai&quot;)+[.Q63]" office:value-type="float" office:value="31">
            <text:p>31</text:p>
          </table:table-cell>
          <table:table-cell table:style-name="Default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3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15" table:formula="of:=COUNTIF([.E3:.E56];&quot;infeasible&quot;)" office:value-type="float" office:value="0">
            <text:p>0</text:p>
          </table:table-cell>
          <table:table-cell table:style-name="ce18" table:number-columns-repeated="5"/>
          <table:table-cell table:style-name="ce15" table:formula="of:=COUNTIF([.K3:.K56];&quot;infeasible&quot;)" office:value-type="float" office:value="0">
            <text:p>0</text:p>
          </table:table-cell>
          <table:table-cell table:style-name="ce18" table:number-columns-repeated="5"/>
          <table:table-cell table:style-name="ce15" table:formula="of:=COUNTIF([.Q3:.Q56];&quot;infeasible&quot;)" office:value-type="float" office:value="0">
            <text:p>0</text:p>
          </table:table-cell>
          <table:table-cell table:style-name="ce18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3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15" table:formula="of:=COUNTIF([.E3:.E56];0)" office:value-type="float" office:value="0">
            <text:p>0</text:p>
          </table:table-cell>
          <table:table-cell table:style-name="ce18" table:number-columns-repeated="5"/>
          <table:table-cell table:style-name="ce15" table:formula="of:=COUNTIF([.K3:.K56];0)" office:value-type="float" office:value="0">
            <text:p>0</text:p>
          </table:table-cell>
          <table:table-cell table:style-name="ce18" table:number-columns-repeated="5"/>
          <table:table-cell table:style-name="ce15" table:formula="of:=COUNTIF([.Q3:.Q56];0)" office:value-type="float" office:value="0">
            <text:p>0</text:p>
          </table:table-cell>
          <table:table-cell table:style-name="ce18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3">
          <table:table-cell table:style-name="ce1" table:number-columns-repeated="4"/>
          <table:table-cell table:style-name="ce15" office:value-type="string">
            <text:p>Infeasible</text:p>
          </table:table-cell>
          <table:table-cell table:style-name="ce18" table:number-columns-repeated="5"/>
          <table:table-cell table:style-name="ce15" office:value-type="string">
            <text:p>Infeasible</text:p>
          </table:table-cell>
          <table:table-cell table:style-name="ce18" table:number-columns-repeated="5"/>
          <table:table-cell table:style-name="ce15" office:value-type="string">
            <text:p>Infeasible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E$3:.E$56]=&quot;infeasible&quot;;[.$C$3:.$C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C$3:.$C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C$3:.$C$56]=25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E$3:.E$56]=&quot;infeasible&quot;;[.$C$3:.$C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C$3:.$C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C$3:.$C$56]=5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E$3:.E$56]=&quot;infeasible&quot;;[.$C$3:.$C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C$3:.$C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C$3:.$C$56]=10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E$3:.E$56]=&quot;infeasible&quot;;[.$B$3:.$B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B$3:.$B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B$3:.$B$56]=25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E$3:.E$56]=&quot;infeasible&quot;;[.$B$3:.$B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B$3:.$B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B$3:.$B$56]=5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E$3:.E$56]=&quot;infeasible&quot;;[.$B$3:.$B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B$3:.$B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B$3:.$B$56]=10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E$3:.E$56]=&quot;infeasible&quot;;[.$D$3:.$D$56]=8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D$3:.$D$56]=8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D$3:.$D$56]=8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E$3:.E$56]=&quot;infeasible&quot;;[.$D$3:.$D$56]=12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&quot;infeasible&quot;;[.$D$3:.$D$56]=12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&quot;infeasible&quot;;[.$D$3:.$D$56]=12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table:number-columns-repeated="4"/>
          <table:table-cell table:style-name="ce15" office:value-type="string">
            <text:p>No sol</text:p>
          </table:table-cell>
          <table:table-cell table:style-name="ce18" table:number-columns-repeated="5"/>
          <table:table-cell table:style-name="ce15" office:value-type="string">
            <text:p>No sol</text:p>
          </table:table-cell>
          <table:table-cell table:style-name="ce18" table:number-columns-repeated="5"/>
          <table:table-cell table:style-name="ce15" office:value-type="string">
            <text:p>No sol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E$3:.E$56]=0;[.$C$3:.$C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C$3:.$C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C$3:.$C$56]=25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E$3:.E$56]=0;[.$C$3:.$C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C$3:.$C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C$3:.$C$56]=5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E$3:.E$56]=0;[.$C$3:.$C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C$3:.$C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C$3:.$C$56]=10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E$3:.E$56]=0;[.$B$3:.$B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B$3:.$B$56]=25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B$3:.$B$56]=25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E$3:.E$56]=0;[.$B$3:.$B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B$3:.$B$56]=5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B$3:.$B$56]=5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E$3:.E$56]=0;[.$B$3:.$B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B$3:.$B$56]=100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B$3:.$B$56]=100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5"/>
          <table:table-cell table:style-name="ce15"/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E$3:.E$56]=0;[.$D$3:.$D$56]=8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D$3:.$D$56]=8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D$3:.$D$56]=8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E$3:.E$56]=0;[.$D$3:.$D$56]=12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K$3:.K$56]=0;[.$D$3:.$D$56]=12)" office:value-type="float" office:value="0">
            <text:p>0</text:p>
          </table:table-cell>
          <table:table-cell table:style-name="ce18" table:number-columns-repeated="5"/>
          <table:table-cell table:style-name="ce15" table:formula="of:=SUMPRODUCT([.Q$3:.Q$56]=0;[.$D$3:.$D$56]=12)" office:value-type="float" office:value="0">
            <text:p>0</text:p>
          </table:table-cell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table:number-columns-repeated="4"/>
          <table:table-cell table:style-name="ce15" office:value-type="string">
            <text:p>Value</text:p>
          </table:table-cell>
          <table:table-cell table:style-name="ce19" office:value-type="string">
            <text:p>ObjU</text:p>
          </table:table-cell>
          <table:table-cell table:style-name="ce19" office:value-type="string">
            <text:p>ObjS</text:p>
          </table:table-cell>
          <table:table-cell table:number-columns-repeated="3"/>
          <table:table-cell table:style-name="ce15" office:value-type="string">
            <text:p>Value</text:p>
          </table:table-cell>
          <table:table-cell table:style-name="ce19" office:value-type="string">
            <text:p>ObjU</text:p>
          </table:table-cell>
          <table:table-cell table:style-name="ce19" office:value-type="string">
            <text:p>ObjS</text:p>
          </table:table-cell>
          <table:table-cell table:number-columns-repeated="3"/>
          <table:table-cell table:style-name="ce15" office:value-type="string">
            <text:p>Value</text:p>
          </table:table-cell>
          <table:table-cell table:style-name="ce19" office:value-type="string">
            <text:p>ObjU</text:p>
          </table:table-cell>
          <table:table-cell table:style-name="ce19" office:value-type="string">
            <text:p>ObjS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E$3:.E$56];[.$C$3:.$C$56]=25)" office:value-type="float" office:value="157974592.857143">
            <text:p>157974592,857143</text:p>
          </table:table-cell>
          <table:table-cell table:style-name="ce15" table:formula="of:=SUMPRODUCT([.F$3:.F$56];[.$C$3:.$C$56]=25)" office:value-type="float" office:value="216574534">
            <text:p>216574534</text:p>
          </table:table-cell>
          <table:table-cell table:style-name="ce15" table:formula="of:=SUMPRODUCT([.G$3:.G$56];[.$C$3:.$C$56]=25)" office:value-type="float" office:value="0">
            <text:p>0</text:p>
          </table:table-cell>
          <table:table-cell table:number-columns-repeated="3"/>
          <table:table-cell table:style-name="ce15" table:formula="of:=SUMPRODUCT([.K$3:.K$56];[.$C$3:.$C$56]=25)" office:value-type="float" office:value="157974592.857143">
            <text:p>157974592,857143</text:p>
          </table:table-cell>
          <table:table-cell table:style-name="ce15" table:formula="of:=SUMPRODUCT([.L$3:.L$56];[.$C$3:.$C$56]=25)" office:value-type="float" office:value="216574534">
            <text:p>216574534</text:p>
          </table:table-cell>
          <table:table-cell table:style-name="ce15" table:formula="of:=SUMPRODUCT([.M$3:.M$56];[.$C$3:.$C$56]=25)" office:value-type="float" office:value="0">
            <text:p>0</text:p>
          </table:table-cell>
          <table:table-cell table:number-columns-repeated="3"/>
          <table:table-cell table:style-name="ce15" table:formula="of:=SUMPRODUCT([.Q$3:.Q$56];[.$C$3:.$C$56]=25)" office:value-type="float" office:value="157974592.857143">
            <text:p>157974592,857143</text:p>
          </table:table-cell>
          <table:table-cell table:style-name="ce15" table:formula="of:=SUMPRODUCT([.R$3:.R$56];[.$C$3:.$C$56]=25)" office:value-type="float" office:value="216574534">
            <text:p>216574534</text:p>
          </table:table-cell>
          <table:table-cell table:style-name="ce15" table:formula="of:=SUMPRODUCT([.S$3:.S$56];[.$C$3:.$C$56]=25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E$3:.E$56];[.$C$3:.$C$56]=50)" office:value-type="float" office:value="313656855.555556">
            <text:p>313656855,555556</text:p>
          </table:table-cell>
          <table:table-cell table:style-name="ce15" table:formula="of:=SUMPRODUCT([.F$3:.F$56];[.$C$3:.$C$56]=50)" office:value-type="float" office:value="434246838">
            <text:p>434246838</text:p>
          </table:table-cell>
          <table:table-cell table:style-name="ce15" table:formula="of:=SUMPRODUCT([.G$3:.G$56];[.$C$3:.$C$56]=50)" office:value-type="float" office:value="0">
            <text:p>0</text:p>
          </table:table-cell>
          <table:table-cell table:number-columns-repeated="3"/>
          <table:table-cell table:style-name="ce15" table:formula="of:=SUMPRODUCT([.K$3:.K$56];[.$C$3:.$C$56]=50)" office:value-type="float" office:value="313656855.555556">
            <text:p>313656855,555556</text:p>
          </table:table-cell>
          <table:table-cell table:style-name="ce15" table:formula="of:=SUMPRODUCT([.L$3:.L$56];[.$C$3:.$C$56]=50)" office:value-type="float" office:value="434246838">
            <text:p>434246838</text:p>
          </table:table-cell>
          <table:table-cell table:style-name="ce15" table:formula="of:=SUMPRODUCT([.M$3:.M$56];[.$C$3:.$C$56]=50)" office:value-type="float" office:value="0">
            <text:p>0</text:p>
          </table:table-cell>
          <table:table-cell table:number-columns-repeated="3"/>
          <table:table-cell table:style-name="ce15" table:formula="of:=SUMPRODUCT([.Q$3:.Q$56];[.$C$3:.$C$56]=50)" office:value-type="float" office:value="313656855.555556">
            <text:p>313656855,555556</text:p>
          </table:table-cell>
          <table:table-cell table:style-name="ce15" table:formula="of:=SUMPRODUCT([.R$3:.R$56];[.$C$3:.$C$56]=50)" office:value-type="float" office:value="434246838">
            <text:p>434246838</text:p>
          </table:table-cell>
          <table:table-cell table:style-name="ce15" table:formula="of:=SUMPRODUCT([.S$3:.S$56];[.$C$3:.$C$56]=50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E$3:.E$56];[.$C$3:.$C$56]=100)" office:value-type="float" office:value="512370666.666667">
            <text:p>512370666,666667</text:p>
          </table:table-cell>
          <table:table-cell table:style-name="ce15" table:formula="of:=SUMPRODUCT([.F$3:.F$56];[.$C$3:.$C$56]=100)" office:value-type="float" office:value="720320976">
            <text:p>720320976</text:p>
          </table:table-cell>
          <table:table-cell table:style-name="ce15" table:formula="of:=SUMPRODUCT([.G$3:.G$56];[.$C$3:.$C$56]=100)" office:value-type="float" office:value="0">
            <text:p>0</text:p>
          </table:table-cell>
          <table:table-cell table:number-columns-repeated="3"/>
          <table:table-cell table:style-name="ce15" table:formula="of:=SUMPRODUCT([.K$3:.K$56];[.$C$3:.$C$56]=100)" office:value-type="float" office:value="512366166.666667">
            <text:p>512366166,666667</text:p>
          </table:table-cell>
          <table:table-cell table:style-name="ce15" table:formula="of:=SUMPRODUCT([.L$3:.L$56];[.$C$3:.$C$56]=100)" office:value-type="float" office:value="720320976">
            <text:p>720320976</text:p>
          </table:table-cell>
          <table:table-cell table:style-name="ce15" table:formula="of:=SUMPRODUCT([.M$3:.M$56];[.$C$3:.$C$56]=100)" office:value-type="float" office:value="0">
            <text:p>0</text:p>
          </table:table-cell>
          <table:table-cell table:number-columns-repeated="3"/>
          <table:table-cell table:style-name="ce15" table:formula="of:=SUMPRODUCT([.Q$3:.Q$56];[.$C$3:.$C$56]=100)" office:value-type="float" office:value="512369166.666667">
            <text:p>512369166,666667</text:p>
          </table:table-cell>
          <table:table-cell table:style-name="ce15" table:formula="of:=SUMPRODUCT([.R$3:.R$56];[.$C$3:.$C$56]=100)" office:value-type="float" office:value="720320976">
            <text:p>720320976</text:p>
          </table:table-cell>
          <table:table-cell table:style-name="ce15" table:formula="of:=SUMPRODUCT([.S$3:.S$56];[.$C$3:.$C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E$3:.E$56];[.$B$3:.$B$56]=25)" office:value-type="float" office:value="316956709.52381">
            <text:p>316956709,52381</text:p>
          </table:table-cell>
          <table:table-cell table:style-name="ce15" table:formula="of:=SUMPRODUCT([.F$3:.F$56];[.$B$3:.$B$56]=25)" office:value-type="float" office:value="444446651">
            <text:p>444446651</text:p>
          </table:table-cell>
          <table:table-cell table:style-name="ce15" table:formula="of:=SUMPRODUCT([.G$3:.G$56];[.$B$3:.$B$56]=25)" office:value-type="float" office:value="0">
            <text:p>0</text:p>
          </table:table-cell>
          <table:table-cell table:number-columns-repeated="3"/>
          <table:table-cell table:style-name="ce15" table:formula="of:=SUMPRODUCT([.K$3:.K$56];[.$B$3:.$B$56]=25)" office:value-type="float" office:value="316954209.52381">
            <text:p>316954209,52381</text:p>
          </table:table-cell>
          <table:table-cell table:style-name="ce15" table:formula="of:=SUMPRODUCT([.L$3:.L$56];[.$B$3:.$B$56]=25)" office:value-type="float" office:value="444446651">
            <text:p>444446651</text:p>
          </table:table-cell>
          <table:table-cell table:style-name="ce15" table:formula="of:=SUMPRODUCT([.M$3:.M$56];[.$B$3:.$B$56]=25)" office:value-type="float" office:value="0">
            <text:p>0</text:p>
          </table:table-cell>
          <table:table-cell table:number-columns-repeated="3"/>
          <table:table-cell table:style-name="ce15" table:formula="of:=SUMPRODUCT([.Q$3:.Q$56];[.$B$3:.$B$56]=25)" office:value-type="float" office:value="316956709.52381">
            <text:p>316956709,52381</text:p>
          </table:table-cell>
          <table:table-cell table:style-name="ce15" table:formula="of:=SUMPRODUCT([.R$3:.R$56];[.$B$3:.$B$56]=25)" office:value-type="float" office:value="444446651">
            <text:p>444446651</text:p>
          </table:table-cell>
          <table:table-cell table:style-name="ce15" table:formula="of:=SUMPRODUCT([.S$3:.S$56];[.$B$3:.$B$56]=25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E$3:.E$56];[.$B$3:.$B$56]=50)" office:value-type="float" office:value="331664688.888889">
            <text:p>331664688,888889</text:p>
          </table:table-cell>
          <table:table-cell table:style-name="ce15" table:formula="of:=SUMPRODUCT([.F$3:.F$56];[.$B$3:.$B$56]=50)" office:value-type="float" office:value="465745031">
            <text:p>465745031</text:p>
          </table:table-cell>
          <table:table-cell table:style-name="ce15" table:formula="of:=SUMPRODUCT([.G$3:.G$56];[.$B$3:.$B$56]=50)" office:value-type="float" office:value="0">
            <text:p>0</text:p>
          </table:table-cell>
          <table:table-cell table:number-columns-repeated="3"/>
          <table:table-cell table:style-name="ce15" table:formula="of:=SUMPRODUCT([.K$3:.K$56];[.$B$3:.$B$56]=50)" office:value-type="float" office:value="331663188.888889">
            <text:p>331663188,888889</text:p>
          </table:table-cell>
          <table:table-cell table:style-name="ce15" table:formula="of:=SUMPRODUCT([.L$3:.L$56];[.$B$3:.$B$56]=50)" office:value-type="float" office:value="465745031">
            <text:p>465745031</text:p>
          </table:table-cell>
          <table:table-cell table:style-name="ce15" table:formula="of:=SUMPRODUCT([.M$3:.M$56];[.$B$3:.$B$56]=50)" office:value-type="float" office:value="0">
            <text:p>0</text:p>
          </table:table-cell>
          <table:table-cell table:number-columns-repeated="3"/>
          <table:table-cell table:style-name="ce15" table:formula="of:=SUMPRODUCT([.Q$3:.Q$56];[.$B$3:.$B$56]=50)" office:value-type="float" office:value="331663188.888889">
            <text:p>331663188,888889</text:p>
          </table:table-cell>
          <table:table-cell table:style-name="ce15" table:formula="of:=SUMPRODUCT([.R$3:.R$56];[.$B$3:.$B$56]=50)" office:value-type="float" office:value="465745031">
            <text:p>465745031</text:p>
          </table:table-cell>
          <table:table-cell table:style-name="ce15" table:formula="of:=SUMPRODUCT([.S$3:.S$56];[.$B$3:.$B$56]=50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E$3:.E$56];[.$B$3:.$B$56]=100)" office:value-type="float" office:value="335380716.666667">
            <text:p>335380716,666667</text:p>
          </table:table-cell>
          <table:table-cell table:style-name="ce15" table:formula="of:=SUMPRODUCT([.F$3:.F$56];[.$B$3:.$B$56]=100)" office:value-type="float" office:value="460950666">
            <text:p>460950666</text:p>
          </table:table-cell>
          <table:table-cell table:style-name="ce15" table:formula="of:=SUMPRODUCT([.G$3:.G$56];[.$B$3:.$B$56]=100)" office:value-type="float" office:value="0">
            <text:p>0</text:p>
          </table:table-cell>
          <table:table-cell table:number-columns-repeated="3"/>
          <table:table-cell table:style-name="ce15" table:formula="of:=SUMPRODUCT([.K$3:.K$56];[.$B$3:.$B$56]=100)" office:value-type="float" office:value="335380216.666667">
            <text:p>335380216,666667</text:p>
          </table:table-cell>
          <table:table-cell table:style-name="ce15" table:formula="of:=SUMPRODUCT([.L$3:.L$56];[.$B$3:.$B$56]=100)" office:value-type="float" office:value="460950666">
            <text:p>460950666</text:p>
          </table:table-cell>
          <table:table-cell table:style-name="ce15" table:formula="of:=SUMPRODUCT([.M$3:.M$56];[.$B$3:.$B$56]=100)" office:value-type="float" office:value="0">
            <text:p>0</text:p>
          </table:table-cell>
          <table:table-cell table:number-columns-repeated="3"/>
          <table:table-cell table:style-name="ce15" table:formula="of:=SUMPRODUCT([.Q$3:.Q$56];[.$B$3:.$B$56]=100)" office:value-type="float" office:value="335380716.666667">
            <text:p>335380716,666667</text:p>
          </table:table-cell>
          <table:table-cell table:style-name="ce15" table:formula="of:=SUMPRODUCT([.R$3:.R$56];[.$B$3:.$B$56]=100)" office:value-type="float" office:value="460950666">
            <text:p>460950666</text:p>
          </table:table-cell>
          <table:table-cell table:style-name="ce15" table:formula="of:=SUMPRODUCT([.S$3:.S$56];[.$B$3:.$B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E$3:.E$56];[.$D$3:.$D$56]=8)" office:value-type="float" office:value="425435683.333333">
            <text:p>425435683,333333</text:p>
          </table:table-cell>
          <table:table-cell table:style-name="ce15" table:formula="of:=SUMPRODUCT([.F$3:.F$56];[.$D$3:.$D$56]=8)" office:value-type="float" office:value="601895546">
            <text:p>601895546</text:p>
          </table:table-cell>
          <table:table-cell table:style-name="ce15" table:formula="of:=SUMPRODUCT([.G$3:.G$56];[.$D$3:.$D$56]=8)" office:value-type="float" office:value="0">
            <text:p>0</text:p>
          </table:table-cell>
          <table:table-cell table:number-columns-repeated="3"/>
          <table:table-cell table:style-name="ce15" table:formula="of:=SUMPRODUCT([.K$3:.K$56];[.$D$3:.$D$56]=8)" office:value-type="float" office:value="425433683.333333">
            <text:p>425433683,333333</text:p>
          </table:table-cell>
          <table:table-cell table:style-name="ce15" table:formula="of:=SUMPRODUCT([.L$3:.L$56];[.$D$3:.$D$56]=8)" office:value-type="float" office:value="601895546">
            <text:p>601895546</text:p>
          </table:table-cell>
          <table:table-cell table:style-name="ce15" table:formula="of:=SUMPRODUCT([.M$3:.M$56];[.$D$3:.$D$56]=8)" office:value-type="float" office:value="0">
            <text:p>0</text:p>
          </table:table-cell>
          <table:table-cell table:number-columns-repeated="3"/>
          <table:table-cell table:style-name="ce15" table:formula="of:=SUMPRODUCT([.Q$3:.Q$56];[.$D$3:.$D$56]=8)" office:value-type="float" office:value="425434183.333333">
            <text:p>425434183,333333</text:p>
          </table:table-cell>
          <table:table-cell table:style-name="ce15" table:formula="of:=SUMPRODUCT([.R$3:.R$56];[.$D$3:.$D$56]=8)" office:value-type="float" office:value="601895546">
            <text:p>601895546</text:p>
          </table:table-cell>
          <table:table-cell table:style-name="ce15" table:formula="of:=SUMPRODUCT([.S$3:.S$56];[.$D$3:.$D$56]=8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E$3:.E$56];[.$D$3:.$D$56]=12)" office:value-type="float" office:value="558566431.746032">
            <text:p>558566431,746032</text:p>
          </table:table-cell>
          <table:table-cell table:style-name="ce15" table:formula="of:=SUMPRODUCT([.F$3:.F$56];[.$D$3:.$D$56]=12)" office:value-type="float" office:value="769246802">
            <text:p>769246802</text:p>
          </table:table-cell>
          <table:table-cell table:style-name="ce15" table:formula="of:=SUMPRODUCT([.G$3:.G$56];[.$D$3:.$D$56]=12)" office:value-type="float" office:value="0">
            <text:p>0</text:p>
          </table:table-cell>
          <table:table-cell table:number-columns-repeated="3"/>
          <table:table-cell table:style-name="ce15" table:formula="of:=SUMPRODUCT([.K$3:.K$56];[.$D$3:.$D$56]=12)" office:value-type="float" office:value="558563931.746032">
            <text:p>558563931,746032</text:p>
          </table:table-cell>
          <table:table-cell table:style-name="ce15" table:formula="of:=SUMPRODUCT([.L$3:.L$56];[.$D$3:.$D$56]=12)" office:value-type="float" office:value="769246802">
            <text:p>769246802</text:p>
          </table:table-cell>
          <table:table-cell table:style-name="ce15" table:formula="of:=SUMPRODUCT([.M$3:.M$56];[.$D$3:.$D$56]=12)" office:value-type="float" office:value="0">
            <text:p>0</text:p>
          </table:table-cell>
          <table:table-cell table:number-columns-repeated="3"/>
          <table:table-cell table:style-name="ce15" table:formula="of:=SUMPRODUCT([.Q$3:.Q$56];[.$D$3:.$D$56]=12)" office:value-type="float" office:value="558566431.746032">
            <text:p>558566431,746032</text:p>
          </table:table-cell>
          <table:table-cell table:style-name="ce15" table:formula="of:=SUMPRODUCT([.R$3:.R$56];[.$D$3:.$D$56]=12)" office:value-type="float" office:value="769246802">
            <text:p>769246802</text:p>
          </table:table-cell>
          <table:table-cell table:style-name="ce15" table:formula="of:=SUMPRODUCT([.S$3:.S$56];[.$D$3:.$D$56]=12)" office:value-type="float" office:value="0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Default" office:value-type="string">
            <text:p>Opti local</text:p>
          </table:table-cell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H$3:.H$56]=&quot; &quot;;[.E$3:.E$56]&gt;0;[.$C$3:.$C$56]=25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C$3:.$C$56]=25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C$3:.$C$56]=25)" office:value-type="float" office:value="18">
            <text:p>18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H$3:.H$56]=&quot; &quot;;[.E$3:.E$56]&gt;0;[.$C$3:.$C$56]=5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C$3:.$C$56]=5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C$3:.$C$56]=50)" office:value-type="float" office:value="18">
            <text:p>18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H$3:.H$56]=&quot; &quot;;[.E$3:.E$56]&gt;0;[.$C$3:.$C$56]=10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C$3:.$C$56]=10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C$3:.$C$56]=100)" office:value-type="float" office:value="18">
            <text:p>18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H$3:.H$56]=&quot; &quot;;[.E$3:.E$56]&gt;0;[.$B$3:.$B$56]=25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B$3:.$B$56]=25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B$3:.$B$56]=25)" office:value-type="float" office:value="18">
            <text:p>18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H$3:.H$56]=&quot; &quot;;[.E$3:.E$56]&gt;0;[.$B$3:.$B$56]=5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B$3:.$B$56]=5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B$3:.$B$56]=50)" office:value-type="float" office:value="18">
            <text:p>18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H$3:.H$56]=&quot; &quot;;[.E$3:.E$56]&gt;0;[.$B$3:.$B$56]=10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B$3:.$B$56]=100)" office:value-type="float" office:value="18">
            <text:p>18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B$3:.$B$56]=100)" office:value-type="float" office:value="18">
            <text:p>18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H$3:.H$56]=&quot; &quot;;[.E$3:.E$56]&gt;0;[.$D$3:.$D$56]=8)" office:value-type="float" office:value="27">
            <text:p>27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D$3:.$D$56]=8)" office:value-type="float" office:value="27">
            <text:p>27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D$3:.$D$56]=8)" office:value-type="float" office:value="27">
            <text:p>27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H$3:.H$56]=&quot; &quot;;[.E$3:.E$56]&gt;0;[.$D$3:.$D$56]=12)" office:value-type="float" office:value="27">
            <text:p>27</text:p>
          </table:table-cell>
          <table:table-cell table:style-name="ce19" table:number-columns-repeated="2"/>
          <table:table-cell table:number-columns-repeated="3"/>
          <table:table-cell table:style-name="ce15" table:formula="of:=SUMPRODUCT([.N$3:.N$56]=&quot; &quot;;[.K$3:.K$56]&gt;0;[.$D$3:.$D$56]=12)" office:value-type="float" office:value="27">
            <text:p>27</text:p>
          </table:table-cell>
          <table:table-cell table:style-name="ce19" table:number-columns-repeated="2"/>
          <table:table-cell table:number-columns-repeated="3"/>
          <table:table-cell table:style-name="ce15" table:formula="of:=SUMPRODUCT([.T$3:.T$56]=&quot; &quot;;[.Q$3:.Q$56]&gt;0;[.$D$3:.$D$56]=12)" office:value-type="float" office:value="27">
            <text:p>27</text:p>
          </table:table-cell>
          <table:table-cell table:style-name="ce19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Default" office:value-type="string">
            <text:p>Opti global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Y$3:.Y$56]=1;[.$C$3:.$C$56]=25)" office:value-type="float" office:value="11">
            <text:p>11</text:p>
          </table:table-cell>
          <table:table-cell table:style-name="ce19" table:number-columns-repeated="2"/>
          <table:table-cell table:number-columns-repeated="3"/>
          <table:table-cell table:style-name="ce15" table:formula="of:=SUMPRODUCT([.Z$3:.Z$56]=1;[.$C$3:.$C$56]=25)" office:value-type="float" office:value="11">
            <text:p>11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C$3:.$C$56]=25)" office:value-type="float" office:value="11">
            <text:p>11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Y$3:.Y$56]=1;[.$C$3:.$C$56]=5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5" table:formula="of:=SUMPRODUCT([.Z$3:.Z$56]=1;[.$C$3:.$C$56]=5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C$3:.$C$56]=50)" office:value-type="float" office:value="7">
            <text:p>7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Y$3:.Y$56]=1;[.$C$3:.$C$56]=100)" office:value-type="float" office:value="6">
            <text:p>6</text:p>
          </table:table-cell>
          <table:table-cell table:style-name="ce19" table:number-columns-repeated="2"/>
          <table:table-cell table:number-columns-repeated="3"/>
          <table:table-cell table:style-name="ce15" table:formula="of:=SUMPRODUCT([.Z$3:.Z$56]=1;[.$C$3:.$C$56]=100)" office:value-type="float" office:value="4">
            <text:p>4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C$3:.$C$56]=100)" office:value-type="float" office:value="5">
            <text:p>5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Y$3:.Y$56]=1;[.$B$3:.$B$56]=25)" office:value-type="float" office:value="9">
            <text:p>9</text:p>
          </table:table-cell>
          <table:table-cell table:style-name="ce19" table:number-columns-repeated="2"/>
          <table:table-cell table:number-columns-repeated="3"/>
          <table:table-cell table:style-name="ce15" table:formula="of:=SUMPRODUCT([.Y$3:.Y$56]=1;[.$B$3:.$B$56]=25)" office:value-type="float" office:value="9">
            <text:p>9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B$3:.$B$56]=25)" office:value-type="float" office:value="9">
            <text:p>9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Y$3:.Y$56]=1;[.$B$3:.$B$56]=50)" office:value-type="float" office:value="8">
            <text:p>8</text:p>
          </table:table-cell>
          <table:table-cell table:style-name="ce19" table:number-columns-repeated="2"/>
          <table:table-cell table:number-columns-repeated="3"/>
          <table:table-cell table:style-name="ce15" table:formula="of:=SUMPRODUCT([.Y$3:.Y$56]=1;[.$B$3:.$B$56]=50)" office:value-type="float" office:value="8">
            <text:p>8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B$3:.$B$56]=50)" office:value-type="float" office:value="7">
            <text:p>7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Y$3:.Y$56]=1;[.$B$3:.$B$56]=10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5" table:formula="of:=SUMPRODUCT([.Y$3:.Y$56]=1;[.$B$3:.$B$56]=100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B$3:.$B$56]=100)" office:value-type="float" office:value="7">
            <text:p>7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Y$3:.Y$56]=1;[.$D$3:.$D$56]=8)" office:value-type="float" office:value="16">
            <text:p>16</text:p>
          </table:table-cell>
          <table:table-cell table:style-name="ce19" table:number-columns-repeated="2"/>
          <table:table-cell table:number-columns-repeated="3"/>
          <table:table-cell table:style-name="ce15" table:formula="of:=SUMPRODUCT([.Z$3:.Z$56]=1;[.$D$3:.$D$56]=8)" office:value-type="float" office:value="14">
            <text:p>14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D$3:.$D$56]=8)" office:value-type="float" office:value="15">
            <text:p>15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Y$3:.Y$56]=1;[.$D$3:.$D$56]=12)" office:value-type="float" office:value="8">
            <text:p>8</text:p>
          </table:table-cell>
          <table:table-cell table:style-name="ce19" table:number-columns-repeated="2"/>
          <table:table-cell table:number-columns-repeated="3"/>
          <table:table-cell table:style-name="ce15" table:formula="of:=SUMPRODUCT([.Z$3:.Z$56]=1;[.$D$3:.$D$56]=12)" office:value-type="float" office:value="8">
            <text:p>8</text:p>
          </table:table-cell>
          <table:table-cell table:style-name="ce19" table:number-columns-repeated="2"/>
          <table:table-cell table:number-columns-repeated="3"/>
          <table:table-cell table:style-name="ce15" table:formula="of:=SUMPRODUCT([.AA$3:.AA$56]=1;[.$D$3:.$D$56]=12)" office:value-type="float" office:value="8">
            <text:p>8</text:p>
          </table:table-cell>
          <table:table-cell table:style-name="ce19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Default" office:value-type="string">
            <text:p>Opti cut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19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5" table:formula="of:=SUMPRODUCT([.AB$3:.AB$56]=1;[.$C$3:.$C$56]=25)" office:value-type="float" office:value="7">
            <text:p>7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C$3:.$C$56]=25)" office:value-type="float" office:value="7">
            <text:p>7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C$3:.$C$56]=25)" office:value-type="float" office:value="7">
            <text:p>7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5" table:formula="of:=SUMPRODUCT([.AB$3:.AB$56]=1;[.$C$3:.$C$56]=50)"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C$3:.$C$56]=50)" office:value-type="float" office:value="11">
            <text:p>11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C$3:.$C$56]=50)" office:value-type="float" office:value="11">
            <text:p>11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5" table:formula="of:=SUMPRODUCT([.AB$3:.AB$56]=1;[.$C$3:.$C$56]=100)" office:value-type="float" office:value="12">
            <text:p>12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C$3:.$C$56]=100)" office:value-type="float" office:value="14">
            <text:p>14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C$3:.$C$56]=100)" office:value-type="float" office:value="13">
            <text:p>13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Default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5" table:formula="of:=SUMPRODUCT([.AB$3:.AB$56]=1;[.$B$3:.$B$56]=25)" office:value-type="float" office:value="9">
            <text:p>9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B$3:.$B$56]=25)" office:value-type="float" office:value="9">
            <text:p>9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B$3:.$B$56]=25)" office:value-type="float" office:value="9">
            <text:p>9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5" table:formula="of:=SUMPRODUCT([.AB$3:.AB$56]=1;[.$B$3:.$B$56]=50)" office:value-type="float" office:value="10">
            <text:p>10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B$3:.$B$56]=50)" office:value-type="float" office:value="11">
            <text:p>11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B$3:.$B$56]=50)" office:value-type="float" office:value="11">
            <text:p>11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5" table:formula="of:=SUMPRODUCT([.AB$3:.AB$56]=1;[.$B$3:.$B$56]=100)"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B$3:.$B$56]=100)" office:value-type="float" office:value="12">
            <text:p>12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B$3:.$B$56]=100)" office:value-type="float" office:value="11">
            <text:p>11</text:p>
          </table:table-cell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5"/>
          <table:table-cell table:style-name="Default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3"/>
          <table:table-cell table:style-name="ce15"/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5" table:formula="of:=SUMPRODUCT([.AB$3:.AB$56]=1;[.$D$3:.$D$56]=8)"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D$3:.$D$56]=8)" office:value-type="float" office:value="13">
            <text:p>13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D$3:.$D$56]=8)" office:value-type="float" office:value="12">
            <text:p>12</text:p>
          </table:table-cell>
          <table:table-cell table:style-name="ce19" table:number-columns-repeated="2"/>
          <table:table-cell table:number-columns-repeated="11"/>
        </table:table-row>
        <table:table-row table:style-name="ro3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5" table:formula="of:=SUMPRODUCT([.AB$3:.AB$56]=1;[.$D$3:.$D$56]=12)" office:value-type="float" office:value="19">
            <text:p>19</text:p>
          </table:table-cell>
          <table:table-cell table:style-name="Default" table:number-columns-repeated="2"/>
          <table:table-cell table:number-columns-repeated="3"/>
          <table:table-cell table:style-name="ce15" table:formula="of:=SUMPRODUCT([.AC$3:.AC$56]=1;[.$D$3:.$D$56]=12)" office:value-type="float" office:value="19">
            <text:p>19</text:p>
          </table:table-cell>
          <table:table-cell table:style-name="ce19" table:number-columns-repeated="2"/>
          <table:table-cell table:number-columns-repeated="3"/>
          <table:table-cell table:style-name="ce15" table:formula="of:=SUMPRODUCT([.AD$3:.AD$56]=1;[.$D$3:.$D$56]=12)" office:value-type="float" office:value="19">
            <text:p>19</text:p>
          </table:table-cell>
          <table:table-cell table:style-name="ce19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5">
          <table:table-cell table:number-columns-repeated="4"/>
          <table:table-cell table:style-name="ce14" office:value-type="string">
            <text:p>Gap moyen</text:p>
          </table:table-cell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style-name="ce14" table:formula="of:=([.F138])/[.G138]*100" office:value-type="float" office:value="1.74994384645548">
            <text:p>1,7499438465</text:p>
          </table:table-cell>
          <table:table-cell table:style-name="ce19" table:formula="of:=SUMPRODUCT(([.$W$3:.$W$56]-[.$E$3:.$E$56]);[.$C$3:.$C$56]=25)" office:value-type="float" office:value="2764466.66666667">
            <text:p>2764466,66666667</text:p>
          </table:table-cell>
          <table:table-cell table:style-name="ce19" table:formula="of:=SUMPRODUCT(([.$E$3:.$E$56]);[.$C$3:.$C$56]=25)" office:value-type="float" office:value="157974592.857143">
            <text:p>157974592,857143</text:p>
          </table:table-cell>
          <table:table-cell table:number-columns-repeated="3"/>
          <table:table-cell table:style-name="ce14" table:formula="of:=([.L138])/[.M138]*100" office:value-type="float" office:value="1.74994384645548">
            <text:p>1,7499438465</text:p>
          </table:table-cell>
          <table:table-cell table:style-name="ce19" table:formula="of:=SUMPRODUCT(([.$W$3:.$W$56]-[.$K$3:.$K$56]);[.$C$3:.$C$56]=25)" office:value-type="float" office:value="2764466.66666667">
            <text:p>2764466,66666667</text:p>
          </table:table-cell>
          <table:table-cell table:style-name="ce19" table:formula="of:=SUMPRODUCT(([.$K$3:.$K$56]);[.$C$3:.$C$56]=25)" office:value-type="float" office:value="157974592.857143">
            <text:p>157974592,857143</text:p>
          </table:table-cell>
          <table:table-cell table:number-columns-repeated="3"/>
          <table:table-cell table:style-name="ce14" table:formula="of:=([.R138])/[.S138]*100" office:value-type="float" office:value="1.74994384645548">
            <text:p>1,7499438465</text:p>
          </table:table-cell>
          <table:table-cell table:style-name="ce19" table:formula="of:=SUMPRODUCT(([.$W$3:.$W$56]-[.$Q$3:.$Q$56]);[.$C$3:.$C$56]=25)" office:value-type="float" office:value="2764466.66666667">
            <text:p>2764466,66666667</text:p>
          </table:table-cell>
          <table:table-cell table:style-name="ce19" table:formula="of:=SUMPRODUCT(([.$Q$3:.$Q$56]);[.$C$3:.$C$56]=25)" office:value-type="float" office:value="157974592.857143">
            <text:p>157974592,85714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style-name="ce14" table:formula="of:=([.F139])/[.G139]*100" office:value-type="float" office:value="0.671496384389196">
            <text:p>0,6714963844</text:p>
          </table:table-cell>
          <table:table-cell table:style-name="ce19" table:formula="of:=SUMPRODUCT(([.$W$3:.$W$56]-[.$E$3:.$E$56]);[.$C$3:.$C$56]=50)" office:value-type="float" office:value="2106194.4444444">
            <text:p>2106194,4444444</text:p>
          </table:table-cell>
          <table:table-cell table:style-name="ce19" table:formula="of:=SUMPRODUCT(([.$E$3:.$E$56]);[.$C$3:.$C$56]=50)" office:value-type="float" office:value="313656855.555556">
            <text:p>313656855,555556</text:p>
          </table:table-cell>
          <table:table-cell table:number-columns-repeated="3"/>
          <table:table-cell table:style-name="ce14" table:formula="of:=([.L139])/[.M139]*100" office:value-type="float" office:value="0.671496384389196">
            <text:p>0,6714963844</text:p>
          </table:table-cell>
          <table:table-cell table:style-name="ce19" table:formula="of:=SUMPRODUCT(([.$W$3:.$W$56]-[.$K$3:.$K$56]);[.$C$3:.$C$56]=50)" office:value-type="float" office:value="2106194.4444444">
            <text:p>2106194,4444444</text:p>
          </table:table-cell>
          <table:table-cell table:style-name="ce19" table:formula="of:=SUMPRODUCT(([.$K$3:.$K$56]);[.$C$3:.$C$56]=50)" office:value-type="float" office:value="313656855.555556">
            <text:p>313656855,555556</text:p>
          </table:table-cell>
          <table:table-cell table:number-columns-repeated="3"/>
          <table:table-cell table:style-name="ce14" table:formula="of:=([.R139])/[.S139]*100" office:value-type="float" office:value="0.671496384389196">
            <text:p>0,6714963844</text:p>
          </table:table-cell>
          <table:table-cell table:style-name="ce19" table:formula="of:=SUMPRODUCT(([.$W$3:.$W$56]-[.$Q$3:.$Q$56]);[.$C$3:.$C$56]=50)" office:value-type="float" office:value="2106194.4444444">
            <text:p>2106194,4444444</text:p>
          </table:table-cell>
          <table:table-cell table:style-name="ce19" table:formula="of:=SUMPRODUCT(([.$Q$3:.$Q$56]);[.$C$3:.$C$56]=50)" office:value-type="float" office:value="313656855.555556">
            <text:p>313656855,555556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style-name="ce14" table:formula="of:=([.F140])/[.G140]*100" office:value-type="float" office:value="0.596313085838891">
            <text:p>0,5963130858</text:p>
          </table:table-cell>
          <table:table-cell table:style-name="ce19" table:formula="of:=SUMPRODUCT(([.$W$3:.$W$56]-[.$E$3:.$E$56]);[.$C$3:.$C$56]=100)" office:value-type="float" office:value="3055333.3333333">
            <text:p>3055333,3333333</text:p>
          </table:table-cell>
          <table:table-cell table:style-name="ce19" table:formula="of:=SUMPRODUCT(([.$E$3:.$E$56]);[.$C$3:.$C$56]=100)" office:value-type="float" office:value="512370666.666667">
            <text:p>512370666,666667</text:p>
          </table:table-cell>
          <table:table-cell table:number-columns-repeated="3"/>
          <table:table-cell table:style-name="ce14" table:formula="of:=([.L140])/[.M140]*100" office:value-type="float" office:value="0.597196601258793">
            <text:p>0,5971966013</text:p>
          </table:table-cell>
          <table:table-cell table:style-name="ce19" table:formula="of:=SUMPRODUCT(([.$W$3:.$W$56]-[.$K$3:.$K$56]);[.$C$3:.$C$56]=100)" office:value-type="float" office:value="3059833.3333333">
            <text:p>3059833,3333333</text:p>
          </table:table-cell>
          <table:table-cell table:style-name="ce19" table:formula="of:=SUMPRODUCT(([.$K$3:.$K$56]);[.$C$3:.$C$56]=100)" office:value-type="float" office:value="512366166.666667">
            <text:p>512366166,666667</text:p>
          </table:table-cell>
          <table:table-cell table:number-columns-repeated="3"/>
          <table:table-cell table:style-name="ce14" table:formula="of:=([.R140])/[.S140]*100" office:value-type="float" office:value="0.596607589254486">
            <text:p>0,5966075893</text:p>
          </table:table-cell>
          <table:table-cell table:style-name="ce19" table:formula="of:=SUMPRODUCT(([.$W$3:.$W$56]-[.$Q$3:.$Q$56]);[.$C$3:.$C$56]=100)" office:value-type="float" office:value="3056833.3333333">
            <text:p>3056833,3333333</text:p>
          </table:table-cell>
          <table:table-cell table:style-name="ce19" table:formula="of:=SUMPRODUCT(([.$Q$3:.$Q$56]);[.$C$3:.$C$56]=100)" office:value-type="float" office:value="512369166.666667">
            <text:p>512369166,666667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style-name="ce14" table:formula="of:=([.F142])/[.G142]*100" office:value-type="float" office:value="0.622503517793015">
            <text:p>0,6225035178</text:p>
          </table:table-cell>
          <table:table-cell table:style-name="ce19" table:formula="of:=SUMPRODUCT(([.$W$3:.$W$56]-[.$E$3:.$E$56]);[.$B$3:.$B$56]=25)" office:value-type="float" office:value="1973066.6666667">
            <text:p>1973066,6666667</text:p>
          </table:table-cell>
          <table:table-cell table:style-name="ce19" table:formula="of:=SUMPRODUCT(([.$E$3:.$E$56]);[.$B$3:.$B$56]=25)" office:value-type="float" office:value="316956709.52381">
            <text:p>316956709,52381</text:p>
          </table:table-cell>
          <table:table-cell table:number-columns-repeated="3"/>
          <table:table-cell table:style-name="ce14" table:formula="of:=([.L142])/[.M142]*100" office:value-type="float" office:value="0.623297185304711">
            <text:p>0,6232971853</text:p>
          </table:table-cell>
          <table:table-cell table:style-name="ce19" table:formula="of:=SUMPRODUCT(([.$W$3:.$W$56]-[.$K$3:.$K$56]);[.$B$3:.$B$56]=25)" office:value-type="float" office:value="1975566.6666667">
            <text:p>1975566,6666667</text:p>
          </table:table-cell>
          <table:table-cell table:style-name="ce19" table:formula="of:=SUMPRODUCT(([.$K$3:.$K$56]);[.$B$3:.$B$56]=25)" office:value-type="float" office:value="316954209.52381">
            <text:p>316954209,52381</text:p>
          </table:table-cell>
          <table:table-cell table:number-columns-repeated="3"/>
          <table:table-cell table:style-name="ce14" table:formula="of:=([.R142])/[.S142]*100" office:value-type="float" office:value="0.622503517793015">
            <text:p>0,6225035178</text:p>
          </table:table-cell>
          <table:table-cell table:style-name="ce19" table:formula="of:=SUMPRODUCT(([.$W$3:.$W$56]-[.$Q$3:.$Q$56]);[.$B$3:.$B$56]=25)" office:value-type="float" office:value="1973066.6666667">
            <text:p>1973066,6666667</text:p>
          </table:table-cell>
          <table:table-cell table:style-name="ce19" table:formula="of:=SUMPRODUCT(([.$Q$3:.$Q$56]);[.$B$3:.$B$56]=25)" office:value-type="float" office:value="316956709.52381">
            <text:p>316956709,52381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style-name="ce14" table:formula="of:=([.F143])/[.G143]*100" office:value-type="float" office:value="0.692655721699088">
            <text:p>0,6926557217</text:p>
          </table:table-cell>
          <table:table-cell table:style-name="ce19" table:formula="of:=SUMPRODUCT(([.$W$3:.$W$56]-[.$E$3:.$E$56]);[.$B$3:.$B$56]=50)" office:value-type="float" office:value="2297294.44444437">
            <text:p>2297294,44444437</text:p>
          </table:table-cell>
          <table:table-cell table:style-name="ce19" table:formula="of:=SUMPRODUCT(([.$E$3:.$E$56]);[.$B$3:.$B$56]=50)" office:value-type="float" office:value="331664688.888889">
            <text:p>331664688,888889</text:p>
          </table:table-cell>
          <table:table-cell table:number-columns-repeated="3"/>
          <table:table-cell table:style-name="ce14" table:formula="of:=([.L143])/[.M143]*100" office:value-type="float" office:value="0.693111120394639">
            <text:p>0,6931111204</text:p>
          </table:table-cell>
          <table:table-cell table:style-name="ce19" table:formula="of:=SUMPRODUCT(([.$W$3:.$W$56]-[.$K$3:.$K$56]);[.$B$3:.$B$56]=50)" office:value-type="float" office:value="2298794.44444437">
            <text:p>2298794,44444437</text:p>
          </table:table-cell>
          <table:table-cell table:style-name="ce19" table:formula="of:=SUMPRODUCT(([.$K$3:.$K$56]);[.$B$3:.$B$56]=50)" office:value-type="float" office:value="331663188.888889">
            <text:p>331663188,888889</text:p>
          </table:table-cell>
          <table:table-cell table:number-columns-repeated="3"/>
          <table:table-cell table:style-name="ce14" table:formula="of:=([.R143])/[.S143]*100" office:value-type="float" office:value="0.693111120394639">
            <text:p>0,6931111204</text:p>
          </table:table-cell>
          <table:table-cell table:style-name="ce19" table:formula="of:=SUMPRODUCT(([.$W$3:.$W$56]-[.$Q$3:.$Q$56]);[.$B$3:.$B$56]=50)" office:value-type="float" office:value="2298794.44444437">
            <text:p>2298794,44444437</text:p>
          </table:table-cell>
          <table:table-cell table:style-name="ce19" table:formula="of:=SUMPRODUCT(([.$Q$3:.$Q$56]);[.$B$3:.$B$56]=50)" office:value-type="float" office:value="331663188.888889">
            <text:p>331663188,888889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style-name="ce14" table:formula="of:=([.F144])/[.G144]*100" office:value-type="float" office:value="1.08999508667835">
            <text:p>1,0899950867</text:p>
          </table:table-cell>
          <table:table-cell table:style-name="ce19" table:formula="of:=SUMPRODUCT(([.$W$3:.$W$56]-[.$E$3:.$E$56]);[.$B$3:.$B$56]=100)" office:value-type="float" office:value="3655633.3333333">
            <text:p>3655633,3333333</text:p>
          </table:table-cell>
          <table:table-cell table:style-name="ce19" table:formula="of:=SUMPRODUCT(([.$E$3:.$E$56]);[.$B$3:.$B$56]=100)" office:value-type="float" office:value="335380716.666667">
            <text:p>335380716,666667</text:p>
          </table:table-cell>
          <table:table-cell table:number-columns-repeated="3"/>
          <table:table-cell table:style-name="ce14" table:formula="of:=([.L144])/[.M144]*100" office:value-type="float" office:value="1.09014579621645">
            <text:p>1,0901457962</text:p>
          </table:table-cell>
          <table:table-cell table:style-name="ce19" table:formula="of:=SUMPRODUCT(([.$W$3:.$W$56]-[.$K$3:.$K$56]);[.$B$3:.$B$56]=100)" office:value-type="float" office:value="3656133.3333333">
            <text:p>3656133,3333333</text:p>
          </table:table-cell>
          <table:table-cell table:style-name="ce19" table:formula="of:=SUMPRODUCT(([.$K$3:.$K$56]);[.$B$3:.$B$56]=100)" office:value-type="float" office:value="335380216.666667">
            <text:p>335380216,666667</text:p>
          </table:table-cell>
          <table:table-cell table:number-columns-repeated="3"/>
          <table:table-cell table:style-name="ce14" table:formula="of:=([.R144])/[.S144]*100" office:value-type="float" office:value="1.08999508667835">
            <text:p>1,0899950867</text:p>
          </table:table-cell>
          <table:table-cell table:style-name="ce19" table:formula="of:=SUMPRODUCT(([.$W$3:.$W$56]-[.$Q$3:.$Q$56]);[.$B$3:.$B$56]=100)" office:value-type="float" office:value="3655633.3333333">
            <text:p>3655633,3333333</text:p>
          </table:table-cell>
          <table:table-cell table:style-name="ce19" table:formula="of:=SUMPRODUCT(([.$Q$3:.$Q$56]);[.$B$3:.$B$56]=100)" office:value-type="float" office:value="335380716.666667">
            <text:p>335380716,666667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style-name="ce14" table:formula="of:=([.F146])/[.G146]*100" office:value-type="float" office:value="0.931891741881391">
            <text:p>0,9318917419</text:p>
          </table:table-cell>
          <table:table-cell table:style-name="ce19" table:formula="of:=SUMPRODUCT(([.$W$3:.$W$56]-[.$E$3:.$E$56]);[.$D$3:.$D$56]=8)" office:value-type="float" office:value="3964600">
            <text:p>3964600</text:p>
          </table:table-cell>
          <table:table-cell table:style-name="ce19" table:formula="of:=SUMPRODUCT(([.$E$3:.$E$56]);[.$D$3:.$D$56]=8)" office:value-type="float" office:value="425435683.333333">
            <text:p>425435683,333333</text:p>
          </table:table-cell>
          <table:table-cell table:number-columns-repeated="3"/>
          <table:table-cell table:style-name="ce14" table:formula="of:=([.L146])/[.M146]*100" office:value-type="float" office:value="0.932366231305694">
            <text:p>0,9323662313</text:p>
          </table:table-cell>
          <table:table-cell table:style-name="ce19" table:formula="of:=SUMPRODUCT(([.$W$3:.$W$56]-[.$K$3:.$K$56]);[.$D$3:.$D$56]=8)" office:value-type="float" office:value="3966600">
            <text:p>3966600</text:p>
          </table:table-cell>
          <table:table-cell table:style-name="ce19" table:formula="of:=SUMPRODUCT(([.$K$3:.$K$56]);[.$D$3:.$D$56]=8)" office:value-type="float" office:value="425433683.333333">
            <text:p>425433683,333333</text:p>
          </table:table-cell>
          <table:table-cell table:number-columns-repeated="3"/>
          <table:table-cell table:style-name="ce14" table:formula="of:=([.R146])/[.S146]*100" office:value-type="float" office:value="0.932247608531378">
            <text:p>0,9322476085</text:p>
          </table:table-cell>
          <table:table-cell table:style-name="ce19" table:formula="of:=SUMPRODUCT(([.$W$3:.$W$56]-[.$Q$3:.$Q$56]);[.$D$3:.$D$56]=8)" office:value-type="float" office:value="3966100">
            <text:p>3966100</text:p>
          </table:table-cell>
          <table:table-cell table:style-name="ce19" table:formula="of:=SUMPRODUCT(([.$Q$3:.$Q$56]);[.$D$3:.$D$56]=8)" office:value-type="float" office:value="425434183.333333">
            <text:p>425434183,3333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style-name="ce14" table:formula="of:=([.F147])/[.G147]*100" office:value-type="float" office:value="0.709207395808119">
            <text:p>0,7092073958</text:p>
          </table:table-cell>
          <table:table-cell table:style-name="ce19" table:formula="of:=SUMPRODUCT(([.$W$3:.$W$56]-[.$E$3:.$E$56]);[.$D$3:.$D$56]=12)" office:value-type="float" office:value="3961394.44444437">
            <text:p>3961394,44444437</text:p>
          </table:table-cell>
          <table:table-cell table:style-name="ce19" table:formula="of:=SUMPRODUCT(([.$E$3:.$E$56]);[.$D$3:.$D$56]=12)" office:value-type="float" office:value="558566431.746032">
            <text:p>558566431,746032</text:p>
          </table:table-cell>
          <table:table-cell table:number-columns-repeated="3"/>
          <table:table-cell table:style-name="ce14" table:formula="of:=([.L147])/[.M147]*100" office:value-type="float" office:value="0.709658146392215">
            <text:p>0,7096581464</text:p>
          </table:table-cell>
          <table:table-cell table:style-name="ce19" table:formula="of:=SUMPRODUCT(([.$W$3:.$W$56]-[.$K$3:.$K$56]);[.$D$3:.$D$56]=12)" office:value-type="float" office:value="3963894.44444437">
            <text:p>3963894,44444437</text:p>
          </table:table-cell>
          <table:table-cell table:style-name="ce19" table:formula="of:=SUMPRODUCT(([.$K$3:.$K$56]);[.$D$3:.$D$56]=12)" office:value-type="float" office:value="558563931.746032">
            <text:p>558563931,746032</text:p>
          </table:table-cell>
          <table:table-cell table:number-columns-repeated="3"/>
          <table:table-cell table:style-name="ce14" table:formula="of:=([.R147])/[.S147]*100" office:value-type="float" office:value="0.709207395808119">
            <text:p>0,7092073958</text:p>
          </table:table-cell>
          <table:table-cell table:style-name="ce19" table:formula="of:=SUMPRODUCT(([.$W$3:.$W$56]-[.$Q$3:.$Q$56]);[.$D$3:.$D$56]=12)" office:value-type="float" office:value="3961394.44444437">
            <text:p>3961394,44444437</text:p>
          </table:table-cell>
          <table:table-cell table:style-name="ce19" table:formula="of:=SUMPRODUCT(([.$Q$3:.$Q$56]);[.$D$3:.$D$56]=12)" office:value-type="float" office:value="558566431.746032">
            <text:p>558566431,746032</text:p>
          </table:table-cell>
          <table:table-cell table:number-columns-repeated="11"/>
        </table:table-row>
        <table:table-row table:style-name="ro2" table:number-rows-repeated="8">
          <table:table-cell table:number-columns-repeated="4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3"/>
          <table:table-cell table:style-name="ce14"/>
          <table:table-cell table:style-name="ce19" table:number-columns-repeated="2"/>
          <table:table-cell table:number-columns-repeated="11"/>
        </table:table-row>
        <table:table-row table:style-name="ro2" table:number-rows-repeated="1048420">
          <table:table-cell table:number-columns-repeated="30"/>
        </table:table-row>
        <table:table-row table:style-name="ro2">
          <table:table-cell table:number-columns-repeated="30"/>
        </table:table-row>
        <table:named-expressions/>
      </table:table>
      <table:table table:name="M5" table:style-name="ta2" table:print="false">
        <table:table-column table:style-name="co15" table:default-cell-style-name="ce1"/>
        <table:table-column table:style-name="co9" table:default-cell-style-name="ce1"/>
        <table:table-column table:style-name="co4" table:default-cell-style-name="ce1"/>
        <table:table-column table:style-name="co6" table:default-cell-style-name="ce1"/>
        <table:table-column table:style-name="co16" table:default-cell-style-name="ce22"/>
        <table:table-column table:style-name="co17" table:number-columns-repeated="2" table:default-cell-style-name="ce22"/>
        <table:table-column table:style-name="co17" table:default-cell-style-name="ce1"/>
        <table:table-column table:style-name="co18" table:default-cell-style-name="ce1"/>
        <table:table-column table:style-name="co19" table:default-cell-style-name="ce9"/>
        <table:table-column table:style-name="co7" table:default-cell-style-name="ce29"/>
        <table:table-column table:style-name="co10" table:number-columns-repeated="2" table:default-cell-style-name="ce29"/>
        <table:table-column table:style-name="co10" table:default-cell-style-name="ce9"/>
        <table:table-column table:style-name="co11" table:default-cell-style-name="ce9"/>
        <table:table-column table:style-name="co14" table:default-cell-style-name="ce9"/>
        <table:table-column table:style-name="co7" table:default-cell-style-name="ce29"/>
        <table:table-column table:style-name="co10" table:number-columns-repeated="2" table:default-cell-style-name="ce29"/>
        <table:table-column table:style-name="co10" table:default-cell-style-name="ce30"/>
        <table:table-column table:style-name="co11" table:default-cell-style-name="ce30"/>
        <table:table-column table:style-name="co20" table:default-cell-style-name="ce30"/>
        <table:table-column table:style-name="co20" table:default-cell-style-name="ce9"/>
        <table:table-column table:style-name="co21" table:default-cell-style-name="ce9"/>
        <table:table-column table:style-name="co20" table:default-cell-style-name="ce9"/>
        <table:table-column table:style-name="co22" table:default-cell-style-name="ce31"/>
        <table:table-column table:style-name="co20" table:number-columns-repeated="3" table:default-cell-style-name="ce9"/>
        <table:table-column table:style-name="co20" table:default-cell-style-name="ce31"/>
        <table:table-column table:style-name="co20" table:number-columns-repeated="3" table:default-cell-style-name="ce1"/>
        <table:table-column table:style-name="co20" table:default-cell-style-name="ce32"/>
        <table:table-column table:style-name="co20" table:number-columns-repeated="3" table:default-cell-style-name="ce1"/>
        <table:table-column table:style-name="co20" table:default-cell-style-name="ce32"/>
        <table:table-column table:style-name="co20" table:number-columns-repeated="3" table:default-cell-style-name="ce1"/>
        <table:table-column table:style-name="co20" table:default-cell-style-name="ce32"/>
        <table:table-column table:style-name="co20" table:number-columns-repeated="3" table:default-cell-style-name="ce1"/>
        <table:table-column table:style-name="co7" table:default-cell-style-name="ce32"/>
        <table:table-column table:style-name="co20" table:number-columns-repeated="4" table:default-cell-style-name="ce1"/>
        <table:table-column table:style-name="co23" table:default-cell-style-name="ce1"/>
        <table:table-column table:style-name="co20" table:number-columns-repeated="973" table:default-cell-style-name="ce1"/>
        <table:table-row table:style-name="ro3">
          <table:table-cell office:value-type="string">
            <text:p>M5Mp05</text:p>
          </table:table-cell>
          <table:table-cell table:number-columns-repeated="9"/>
          <table:table-cell table:style-name="ce22" office:value-type="string">
            <text:p>M5Mp1</text:p>
          </table:table-cell>
          <table:table-cell table:style-name="ce22" table:number-columns-repeated="2"/>
          <table:table-cell table:style-name="ce1" table:number-columns-repeated="2"/>
          <table:table-cell/>
          <table:table-cell office:value-type="string">
            <text:p>M5Mp2</text:p>
          </table:table-cell>
          <table:table-cell table:number-columns-repeated="5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style-name="ce1" table:number-columns-repeated="6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Instanc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Borne Inf/opti</text:p>
          </table:table-cell>
          <table:table-cell table:style-name="ce26" office:value-type="string">
            <text:p>objU</text:p>
          </table:table-cell>
          <table:table-cell table:style-name="ce26" office:value-type="string">
            <text:p>ObjS</text:p>
          </table:table-cell>
          <table:table-cell office:value-type="string">
            <text:p>Gap</text:p>
          </table:table-cell>
          <table:table-cell office:value-type="string">
            <text:p>Time</text:p>
          </table:table-cell>
          <table:table-cell/>
          <table:table-cell table:style-name="ce22" office:value-type="string">
            <text:p>Borne Inf/opti</text:p>
          </table:table-cell>
          <table:table-cell table:style-name="ce26" office:value-type="string">
            <text:p>objU</text:p>
          </table:table-cell>
          <table:table-cell table:style-name="ce26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/>
          <table:table-cell table:style-name="ce22" office:value-type="string">
            <text:p>Borne Inf/opti</text:p>
          </table:table-cell>
          <table:table-cell table:style-name="ce26" office:value-type="string">
            <text:p>objU</text:p>
          </table:table-cell>
          <table:table-cell table:style-name="ce26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6"/>
          <table:table-cell table:style-name="ce1" office:value-type="string">
            <text:p>opticut</text:p>
          </table:table-cell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6205000">
            <text:p>6205000</text:p>
          </table:table-cell>
          <table:table-cell table:style-name="ce23" office:value-type="float" office:value="8455000">
            <text:p>845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23" office:value-type="float" office:value="6205000">
            <text:p>6205000</text:p>
          </table:table-cell>
          <table:table-cell table:style-name="ce23" office:value-type="float" office:value="8455000">
            <text:p>845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9">
            <text:p>0,69</text:p>
          </table:table-cell>
          <table:table-cell table:style-name="Default"/>
          <table:table-cell table:style-name="ce23" office:value-type="float" office:value="6205000">
            <text:p>6205000</text:p>
          </table:table-cell>
          <table:table-cell table:style-name="ce23" office:value-type="float" office:value="8455000">
            <text:p>845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8">
            <text:p>0,68</text:p>
          </table:table-cell>
          <table:table-cell table:style-name="Default"/>
          <table:table-cell table:style-name="ce1" table:formula="of:=MAXA([.Q3];[.K3];[.E3];[M2.E3];[M2.K3];[M2.Q3];[M1.E3];[M1.K3];[M1.Q3])" office:value-type="float" office:value="6205000">
            <text:p>6205000</text:p>
          </table:table-cell>
          <table:table-cell table:style-name="ce1" table:formula="of:=[.W3]-1" office:value-type="float" office:value="6204999">
            <text:p>6204999</text:p>
          </table:table-cell>
          <table:table-cell table:style-name="Default" table:formula="of:=AND([.E3]&gt;[.X3];[.E3]&gt;0;NOT([.E3]=&quot;infeasible&quot;))" office:value-type="boolean" office:boolean-value="true">
            <text:p>VRAI</text:p>
          </table:table-cell>
          <table:table-cell table:style-name="Default" table:formula="of:=AND([.K3]&gt;[.X3];[.K3]&gt;0;NOT([.K3]=&quot;infeasible&quot;))" office:value-type="boolean" office:boolean-value="true">
            <text:p>VRAI</text:p>
          </table:table-cell>
          <table:table-cell table:style-name="Default" table:formula="of:=AND([.Q3]&gt;[.X3];[.Q3]&gt;0;NOT([.Q3]=&quot;infeasible&quot;))" office:value-type="boolean" office:boolean-value="true">
            <text:p>VRAI</text:p>
          </table:table-cell>
          <table:table-cell table:style-name="Default"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5806000">
            <text:p>5806000</text:p>
          </table:table-cell>
          <table:table-cell table:style-name="ce23" office:value-type="float" office:value="8656000">
            <text:p>8656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7">
            <text:p>0,67</text:p>
          </table:table-cell>
          <table:table-cell table:style-name="Default"/>
          <table:table-cell table:style-name="ce23" office:value-type="float" office:value="5806000">
            <text:p>5806000</text:p>
          </table:table-cell>
          <table:table-cell table:style-name="ce23" office:value-type="float" office:value="8656000">
            <text:p>8656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23" office:value-type="float" office:value="5806000">
            <text:p>5806000</text:p>
          </table:table-cell>
          <table:table-cell table:style-name="ce23" office:value-type="float" office:value="8656000">
            <text:p>8656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5">
            <text:p>0,35</text:p>
          </table:table-cell>
          <table:table-cell table:style-name="Default"/>
          <table:table-cell table:style-name="ce1" table:formula="of:=MAXA([.Q4];[.K4];[.E4];[M2.E4];[M2.K4];[M2.Q4];[M1.E4];[M1.K4];[M1.Q4])" office:value-type="float" office:value="5806000">
            <text:p>5806000</text:p>
          </table:table-cell>
          <table:table-cell table:style-name="ce1" table:formula="of:=[.W4]-1" office:value-type="float" office:value="5805999">
            <text:p>5805999</text:p>
          </table:table-cell>
          <table:table-cell table:style-name="Default" table:formula="of:=AND([.E4]&gt;[.X4];[.E4]&gt;0;NOT([.E4]=&quot;infeasible&quot;))" office:value-type="boolean" office:boolean-value="true">
            <text:p>VRAI</text:p>
          </table:table-cell>
          <table:table-cell table:style-name="Default" table:formula="of:=AND([.K4]&gt;[.X4];[.K4]&gt;0;NOT([.K4]=&quot;infeasible&quot;))" office:value-type="boolean" office:boolean-value="true">
            <text:p>VRAI</text:p>
          </table:table-cell>
          <table:table-cell table:style-name="Default" table:formula="of:=AND([.Q4]&gt;[.X4];[.Q4]&gt;0;NOT([.Q4]=&quot;infeasible&quot;))" office:value-type="boolean" office:boolean-value="true">
            <text:p>VRAI</text:p>
          </table:table-cell>
          <table:table-cell table:style-name="Default" table:formula="of:=[.E4]+([.H4]*[.E4])&lt;[.X4]" office:value-type="boolean" office:boolean-value="false">
            <text:p>FAUX</text:p>
          </table:table-cell>
          <table:table-cell table:style-name="ce1" table:formula="of:=[.K4]+([.N4]*[.K4])&lt;[.X4]" office:value-type="boolean" office:boolean-value="false">
            <text:p>FAUX</text:p>
          </table:table-cell>
          <table:table-cell table:style-name="ce1" table:formula="of:=[.Q4]+([.Q4]*[.T4])&lt;[.X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8515000">
            <text:p>8515000</text:p>
          </table:table-cell>
          <table:table-cell table:style-name="ce23" office:value-type="float" office:value="11755000">
            <text:p>1175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23" office:value-type="float" office:value="8515000">
            <text:p>8515000</text:p>
          </table:table-cell>
          <table:table-cell table:style-name="ce23" office:value-type="float" office:value="11755000">
            <text:p>1175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3">
            <text:p>0,63</text:p>
          </table:table-cell>
          <table:table-cell table:style-name="Default"/>
          <table:table-cell table:style-name="ce23" office:value-type="float" office:value="8515000">
            <text:p>8515000</text:p>
          </table:table-cell>
          <table:table-cell table:style-name="ce23" office:value-type="float" office:value="11755000">
            <text:p>1175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22">
            <text:p>0,22</text:p>
          </table:table-cell>
          <table:table-cell table:style-name="Default"/>
          <table:table-cell table:style-name="ce1" table:formula="of:=MAXA([.Q5];[.K5];[.E5];[M2.E5];[M2.K5];[M2.Q5];[M1.E5];[M1.K5];[M1.Q5])" office:value-type="float" office:value="8515000">
            <text:p>8515000</text:p>
          </table:table-cell>
          <table:table-cell table:style-name="ce1" table:formula="of:=[.W5]-1" office:value-type="float" office:value="8514999">
            <text:p>8514999</text:p>
          </table:table-cell>
          <table:table-cell table:style-name="Default" table:formula="of:=AND([.E5]&gt;[.X5];[.E5]&gt;0;NOT([.E5]=&quot;infeasible&quot;))" office:value-type="boolean" office:boolean-value="true">
            <text:p>VRAI</text:p>
          </table:table-cell>
          <table:table-cell table:style-name="Default" table:formula="of:=AND([.K5]&gt;[.X5];[.K5]&gt;0;NOT([.K5]=&quot;infeasible&quot;))" office:value-type="boolean" office:boolean-value="true">
            <text:p>VRAI</text:p>
          </table:table-cell>
          <table:table-cell table:style-name="Default" table:formula="of:=AND([.Q5]&gt;[.X5];[.Q5]&gt;0;NOT([.Q5]=&quot;infeasible&quot;))" office:value-type="boolean" office:boolean-value="true">
            <text:p>VRAI</text:p>
          </table:table-cell>
          <table:table-cell table:style-name="Default" table:formula="of:=[.E5]+([.H5]*[.E5])&lt;[.X5]" office:value-type="boolean" office:boolean-value="false">
            <text:p>FAUX</text:p>
          </table:table-cell>
          <table:table-cell table:style-name="ce1" table:formula="of:=[.K5]+([.N5]*[.K5])&lt;[.X5]" office:value-type="boolean" office:boolean-value="false">
            <text:p>FAUX</text:p>
          </table:table-cell>
          <table:table-cell table:style-name="ce1" table:formula="of:=[.Q5]+([.Q5]*[.T5])&lt;[.X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5494166.6666667">
            <text:p>15494166,6666667</text:p>
          </table:table-cell>
          <table:table-cell table:style-name="ce23" office:value-type="float" office:value="20414200">
            <text:p>204142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23" office:value-type="float" office:value="15494166.6666667">
            <text:p>15494166,6666667</text:p>
          </table:table-cell>
          <table:table-cell table:style-name="ce23" office:value-type="float" office:value="20414200">
            <text:p>204142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23" office:value-type="float" office:value="15494166.6666667">
            <text:p>15494166,6666667</text:p>
          </table:table-cell>
          <table:table-cell table:style-name="ce23" office:value-type="float" office:value="20414200">
            <text:p>204142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1" table:formula="of:=MAXA([.Q6];[.K6];[.E6];[M2.E6];[M2.K6];[M2.Q6];[M1.E6];[M1.K6];[M1.Q6])" office:value-type="float" office:value="15494166.6666667">
            <text:p>15494166,6666667</text:p>
          </table:table-cell>
          <table:table-cell table:style-name="ce1" table:formula="of:=[.W6]-1" office:value-type="float" office:value="15494165.6666667">
            <text:p>15494165,6666667</text:p>
          </table:table-cell>
          <table:table-cell table:style-name="Default" table:formula="of:=AND([.E6]&gt;[.X6];[.E6]&gt;0;NOT([.E6]=&quot;infeasible&quot;))" office:value-type="boolean" office:boolean-value="true">
            <text:p>VRAI</text:p>
          </table:table-cell>
          <table:table-cell table:style-name="Default" table:formula="of:=AND([.K6]&gt;[.X6];[.K6]&gt;0;NOT([.K6]=&quot;infeasible&quot;))" office:value-type="boolean" office:boolean-value="true">
            <text:p>VRAI</text:p>
          </table:table-cell>
          <table:table-cell table:style-name="Default" table:formula="of:=AND([.Q6]&gt;[.X6];[.Q6]&gt;0;NOT([.Q6]=&quot;infeasible&quot;))" office:value-type="boolean" office:boolean-value="true">
            <text:p>VRAI</text:p>
          </table:table-cell>
          <table:table-cell table:style-name="Default" table:formula="of:=[.E6]+([.H6]*[.E6])&lt;[.X6]" office:value-type="boolean" office:boolean-value="false">
            <text:p>FAUX</text:p>
          </table:table-cell>
          <table:table-cell table:style-name="ce1" table:formula="of:=[.K6]+([.N6]*[.K6])&lt;[.X6]" office:value-type="boolean" office:boolean-value="false">
            <text:p>FAUX</text:p>
          </table:table-cell>
          <table:table-cell table:style-name="ce1" table:formula="of:=[.Q6]+([.Q6]*[.T6])&lt;[.X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9091000">
            <text:p>19091000</text:p>
          </table:table-cell>
          <table:table-cell table:style-name="ce23" office:value-type="float" office:value="28131010">
            <text:p>2813101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4">
            <text:p>0,34</text:p>
          </table:table-cell>
          <table:table-cell table:style-name="Default"/>
          <table:table-cell table:style-name="ce23" office:value-type="float" office:value="19091000">
            <text:p>19091000</text:p>
          </table:table-cell>
          <table:table-cell table:style-name="ce23" office:value-type="float" office:value="28131010">
            <text:p>2813101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23" office:value-type="float" office:value="19091000">
            <text:p>19091000</text:p>
          </table:table-cell>
          <table:table-cell table:style-name="ce23" office:value-type="float" office:value="28131010">
            <text:p>2813101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3">
            <text:p>0,73</text:p>
          </table:table-cell>
          <table:table-cell table:style-name="Default"/>
          <table:table-cell table:style-name="ce1" table:formula="of:=MAXA([.Q7];[.K7];[.E7];[M2.E7];[M2.K7];[M2.Q7];[M1.E7];[M1.K7];[M1.Q7])" office:value-type="float" office:value="19091000">
            <text:p>19091000</text:p>
          </table:table-cell>
          <table:table-cell table:style-name="ce1" table:formula="of:=[.W7]-1" office:value-type="float" office:value="19090999">
            <text:p>19090999</text:p>
          </table:table-cell>
          <table:table-cell table:style-name="Default" table:formula="of:=AND([.E7]&gt;[.X7];[.E7]&gt;0;NOT([.E7]=&quot;infeasible&quot;))" office:value-type="boolean" office:boolean-value="true">
            <text:p>VRAI</text:p>
          </table:table-cell>
          <table:table-cell table:style-name="Default" table:formula="of:=AND([.K7]&gt;[.X7];[.K7]&gt;0;NOT([.K7]=&quot;infeasible&quot;))" office:value-type="boolean" office:boolean-value="true">
            <text:p>VRAI</text:p>
          </table:table-cell>
          <table:table-cell table:style-name="Default" table:formula="of:=AND([.Q7]&gt;[.X7];[.Q7]&gt;0;NOT([.Q7]=&quot;infeasible&quot;))" office:value-type="boolean" office:boolean-value="true">
            <text:p>VRAI</text:p>
          </table:table-cell>
          <table:table-cell table:style-name="Default" table:formula="of:=[.E7]+([.H7]*[.E7])&lt;[.X7]" office:value-type="boolean" office:boolean-value="false">
            <text:p>FAUX</text:p>
          </table:table-cell>
          <table:table-cell table:style-name="ce1" table:formula="of:=[.K7]+([.N7]*[.K7])&lt;[.X7]" office:value-type="boolean" office:boolean-value="false">
            <text:p>FAUX</text:p>
          </table:table-cell>
          <table:table-cell table:style-name="ce1" table:formula="of:=[.Q7]+([.Q7]*[.T7])&lt;[.X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1640000">
            <text:p>11640000</text:p>
          </table:table-cell>
          <table:table-cell table:style-name="ce23" office:value-type="float" office:value="15020000">
            <text:p>15020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2">
            <text:p>0,52</text:p>
          </table:table-cell>
          <table:table-cell table:style-name="Default"/>
          <table:table-cell table:style-name="ce23" office:value-type="float" office:value="11640000">
            <text:p>11640000</text:p>
          </table:table-cell>
          <table:table-cell table:style-name="ce23" office:value-type="float" office:value="15020000">
            <text:p>15020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23" office:value-type="float" office:value="11640000">
            <text:p>11640000</text:p>
          </table:table-cell>
          <table:table-cell table:style-name="ce23" office:value-type="float" office:value="15020000">
            <text:p>15020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6">
            <text:p>0,66</text:p>
          </table:table-cell>
          <table:table-cell table:style-name="Default"/>
          <table:table-cell table:style-name="ce1" table:formula="of:=MAXA([.Q8];[.K8];[.E8];[M2.E8];[M2.K8];[M2.Q8];[M1.E8];[M1.K8];[M1.Q8])" office:value-type="float" office:value="11640000">
            <text:p>11640000</text:p>
          </table:table-cell>
          <table:table-cell table:style-name="ce1" table:formula="of:=[.W8]-1" office:value-type="float" office:value="11639999">
            <text:p>11639999</text:p>
          </table:table-cell>
          <table:table-cell table:style-name="Default" table:formula="of:=AND([.E8]&gt;[.X8];[.E8]&gt;0;NOT([.E8]=&quot;infeasible&quot;))" office:value-type="boolean" office:boolean-value="true">
            <text:p>VRAI</text:p>
          </table:table-cell>
          <table:table-cell table:style-name="Default" table:formula="of:=AND([.K8]&gt;[.X8];[.K8]&gt;0;NOT([.K8]=&quot;infeasible&quot;))" office:value-type="boolean" office:boolean-value="true">
            <text:p>VRAI</text:p>
          </table:table-cell>
          <table:table-cell table:style-name="Default" table:formula="of:=AND([.Q8]&gt;[.X8];[.Q8]&gt;0;NOT([.Q8]=&quot;infeasible&quot;))" office:value-type="boolean" office:boolean-value="true">
            <text:p>VRAI</text:p>
          </table:table-cell>
          <table:table-cell table:style-name="Default" table:formula="of:=[.E8]+([.H8]*[.E8])&lt;[.X8]" office:value-type="boolean" office:boolean-value="false">
            <text:p>FAUX</text:p>
          </table:table-cell>
          <table:table-cell table:style-name="ce1" table:formula="of:=[.K8]+([.N8]*[.K8])&lt;[.X8]" office:value-type="boolean" office:boolean-value="false">
            <text:p>FAUX</text:p>
          </table:table-cell>
          <table:table-cell table:style-name="ce1" table:formula="of:=[.Q8]+([.Q8]*[.T8])&lt;[.X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6881500">
            <text:p>26881500</text:p>
          </table:table-cell>
          <table:table-cell table:style-name="ce23" office:value-type="float" office:value="36131500">
            <text:p>36131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26">
            <text:p>1,26</text:p>
          </table:table-cell>
          <table:table-cell table:style-name="Default"/>
          <table:table-cell table:style-name="ce23" office:value-type="float" office:value="26880500">
            <text:p>26880500</text:p>
          </table:table-cell>
          <table:table-cell table:style-name="ce23" office:value-type="float" office:value="36131500">
            <text:p>36131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13">
            <text:p>1,13</text:p>
          </table:table-cell>
          <table:table-cell table:style-name="Default"/>
          <table:table-cell table:style-name="ce23" office:value-type="float" office:value="26880500">
            <text:p>26880500</text:p>
          </table:table-cell>
          <table:table-cell table:style-name="ce23" office:value-type="float" office:value="36131500">
            <text:p>36131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36">
            <text:p>1,36</text:p>
          </table:table-cell>
          <table:table-cell table:style-name="Default"/>
          <table:table-cell table:style-name="ce1" table:formula="of:=MAXA([.Q9];[.K9];[.E9];[M2.E9];[M2.K9];[M2.Q9];[M1.E9];[M1.K9];[M1.Q9])" office:value-type="float" office:value="26881500">
            <text:p>26881500</text:p>
          </table:table-cell>
          <table:table-cell table:style-name="ce1" table:formula="of:=[.W9]-1" office:value-type="float" office:value="26881499">
            <text:p>26881499</text:p>
          </table:table-cell>
          <table:table-cell table:style-name="Default" table:formula="of:=AND([.E9]&gt;[.X9];[.E9]&gt;0;NOT([.E9]=&quot;infeasible&quot;))" office:value-type="boolean" office:boolean-value="true">
            <text:p>VRAI</text:p>
          </table:table-cell>
          <table:table-cell table:style-name="Default" table:formula="of:=AND([.K9]&gt;[.X9];[.K9]&gt;0;NOT([.K9]=&quot;infeasible&quot;))" office:value-type="boolean" office:boolean-value="false">
            <text:p>FAUX</text:p>
          </table:table-cell>
          <table:table-cell table:style-name="Default" table:formula="of:=AND([.Q9]&gt;[.X9];[.Q9]&gt;0;NOT([.Q9]=&quot;infeasible&quot;))" office:value-type="boolean" office:boolean-value="false">
            <text:p>FAUX</text:p>
          </table:table-cell>
          <table:table-cell table:style-name="Default" table:formula="of:=[.E9]+([.H9]*[.E9])&lt;[.X9]" office:value-type="boolean" office:boolean-value="false">
            <text:p>FAUX</text:p>
          </table:table-cell>
          <table:table-cell table:style-name="ce1" table:formula="of:=[.K9]+([.N9]*[.K9])&lt;[.X9]" office:value-type="boolean" office:boolean-value="true">
            <text:p>VRAI</text:p>
          </table:table-cell>
          <table:table-cell table:style-name="ce1" table:formula="of:=[.Q9]+([.Q9]*[.T9])&lt;[.X9]" office:value-type="boolean" office:boolean-value="true">
            <text:p>VRAI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5387500">
            <text:p>25387500</text:p>
          </table:table-cell>
          <table:table-cell table:style-name="ce23" office:value-type="float" office:value="35947500">
            <text:p>35947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15">
            <text:p>1,15</text:p>
          </table:table-cell>
          <table:table-cell table:style-name="Default"/>
          <table:table-cell table:style-name="ce23" office:value-type="float" office:value="25387500">
            <text:p>25387500</text:p>
          </table:table-cell>
          <table:table-cell table:style-name="ce23" office:value-type="float" office:value="35947500">
            <text:p>35947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37">
            <text:p>1,37</text:p>
          </table:table-cell>
          <table:table-cell table:style-name="Default"/>
          <table:table-cell table:style-name="ce23" office:value-type="float" office:value="25387500">
            <text:p>25387500</text:p>
          </table:table-cell>
          <table:table-cell table:style-name="ce23" office:value-type="float" office:value="35947500">
            <text:p>35947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36">
            <text:p>1,36</text:p>
          </table:table-cell>
          <table:table-cell table:style-name="Default"/>
          <table:table-cell table:style-name="ce1" table:formula="of:=MAXA([.Q10];[.K10];[.E10];[M2.E10];[M2.K10];[M2.Q10];[M1.E10];[M1.K10];[M1.Q10])" office:value-type="float" office:value="25387500">
            <text:p>25387500</text:p>
          </table:table-cell>
          <table:table-cell table:style-name="ce1" table:formula="of:=[.W10]-1" office:value-type="float" office:value="25387499">
            <text:p>25387499</text:p>
          </table:table-cell>
          <table:table-cell table:style-name="Default" table:formula="of:=AND([.E10]&gt;[.X10];[.E10]&gt;0;NOT([.E10]=&quot;infeasible&quot;))" office:value-type="boolean" office:boolean-value="true">
            <text:p>VRAI</text:p>
          </table:table-cell>
          <table:table-cell table:style-name="Default" table:formula="of:=AND([.K10]&gt;[.X10];[.K10]&gt;0;NOT([.K10]=&quot;infeasible&quot;))" office:value-type="boolean" office:boolean-value="true">
            <text:p>VRAI</text:p>
          </table:table-cell>
          <table:table-cell table:style-name="Default" table:formula="of:=AND([.Q10]&gt;[.X10];[.Q10]&gt;0;NOT([.Q10]=&quot;infeasible&quot;))" office:value-type="boolean" office:boolean-value="true">
            <text:p>VRAI</text:p>
          </table:table-cell>
          <table:table-cell table:style-name="Default" table:formula="of:=[.E10]+([.H10]*[.E10])&lt;[.X10]" office:value-type="boolean" office:boolean-value="false">
            <text:p>FAUX</text:p>
          </table:table-cell>
          <table:table-cell table:style-name="ce1" table:formula="of:=[.K10]+([.N10]*[.K10])&lt;[.X10]" office:value-type="boolean" office:boolean-value="false">
            <text:p>FAUX</text:p>
          </table:table-cell>
          <table:table-cell table:style-name="ce1" table:formula="of:=[.Q10]+([.Q10]*[.T10])&lt;[.X1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8562500">
            <text:p>28562500</text:p>
          </table:table-cell>
          <table:table-cell table:style-name="ce23" office:value-type="float" office:value="43222500">
            <text:p>4322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97">
            <text:p>0,97</text:p>
          </table:table-cell>
          <table:table-cell table:style-name="Default"/>
          <table:table-cell table:style-name="ce23" office:value-type="float" office:value="28562500">
            <text:p>28562500</text:p>
          </table:table-cell>
          <table:table-cell table:style-name="ce23" office:value-type="float" office:value="43222500">
            <text:p>4322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2">
            <text:p>1,2</text:p>
          </table:table-cell>
          <table:table-cell table:style-name="Default"/>
          <table:table-cell table:style-name="ce23" office:value-type="float" office:value="28562500">
            <text:p>28562500</text:p>
          </table:table-cell>
          <table:table-cell table:style-name="ce23" office:value-type="float" office:value="43222500">
            <text:p>4322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89">
            <text:p>0,89</text:p>
          </table:table-cell>
          <table:table-cell table:style-name="Default"/>
          <table:table-cell table:style-name="ce1" table:formula="of:=MAXA([.Q11];[.K11];[.E11];[M2.E11];[M2.K11];[M2.Q11];[M1.E11];[M1.K11];[M1.Q11])" office:value-type="float" office:value="28562500">
            <text:p>28562500</text:p>
          </table:table-cell>
          <table:table-cell table:style-name="ce1" table:formula="of:=[.W11]-1" office:value-type="float" office:value="28562499">
            <text:p>28562499</text:p>
          </table:table-cell>
          <table:table-cell table:style-name="Default" table:formula="of:=AND([.E11]&gt;[.X11];[.E11]&gt;0;NOT([.E11]=&quot;infeasible&quot;))" office:value-type="boolean" office:boolean-value="true">
            <text:p>VRAI</text:p>
          </table:table-cell>
          <table:table-cell table:style-name="Default" table:formula="of:=AND([.K11]&gt;[.X11];[.K11]&gt;0;NOT([.K11]=&quot;infeasible&quot;))" office:value-type="boolean" office:boolean-value="true">
            <text:p>VRAI</text:p>
          </table:table-cell>
          <table:table-cell table:style-name="Default" table:formula="of:=AND([.Q11]&gt;[.X11];[.Q11]&gt;0;NOT([.Q11]=&quot;infeasible&quot;))" office:value-type="boolean" office:boolean-value="true">
            <text:p>VRAI</text:p>
          </table:table-cell>
          <table:table-cell table:style-name="Default" table:formula="of:=[.E11]+([.H11]*[.E11])&lt;[.X11]" office:value-type="boolean" office:boolean-value="false">
            <text:p>FAUX</text:p>
          </table:table-cell>
          <table:table-cell table:style-name="ce1" table:formula="of:=[.K11]+([.N11]*[.K11])&lt;[.X11]" office:value-type="boolean" office:boolean-value="false">
            <text:p>FAUX</text:p>
          </table:table-cell>
          <table:table-cell table:style-name="ce1" table:formula="of:=[.Q11]+([.Q11]*[.T11])&lt;[.X1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5602000">
            <text:p>5602000</text:p>
          </table:table-cell>
          <table:table-cell table:style-name="ce23" office:value-type="float" office:value="8192000">
            <text:p>8192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8">
            <text:p>0,8</text:p>
          </table:table-cell>
          <table:table-cell table:style-name="Default"/>
          <table:table-cell table:style-name="ce23" office:value-type="float" office:value="5602000">
            <text:p>5602000</text:p>
          </table:table-cell>
          <table:table-cell table:style-name="ce23" office:value-type="float" office:value="8192000">
            <text:p>8192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99">
            <text:p>0,99</text:p>
          </table:table-cell>
          <table:table-cell table:style-name="Default"/>
          <table:table-cell table:style-name="ce23" office:value-type="float" office:value="5602000">
            <text:p>5602000</text:p>
          </table:table-cell>
          <table:table-cell table:style-name="ce23" office:value-type="float" office:value="8192000">
            <text:p>8192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84">
            <text:p>0,84</text:p>
          </table:table-cell>
          <table:table-cell table:style-name="Default"/>
          <table:table-cell table:style-name="ce1" table:formula="of:=MAXA([.Q12];[.K12];[.E12];[M2.E12];[M2.K12];[M2.Q12];[M1.E12];[M1.K12];[M1.Q12])" office:value-type="float" office:value="5602000">
            <text:p>5602000</text:p>
          </table:table-cell>
          <table:table-cell table:style-name="ce1" table:formula="of:=[.W12]-1" office:value-type="float" office:value="5601999">
            <text:p>5601999</text:p>
          </table:table-cell>
          <table:table-cell table:style-name="Default" table:formula="of:=AND([.E12]&gt;[.X12];[.E12]&gt;0;NOT([.E12]=&quot;infeasible&quot;))" office:value-type="boolean" office:boolean-value="true">
            <text:p>VRAI</text:p>
          </table:table-cell>
          <table:table-cell table:style-name="Default" table:formula="of:=AND([.K12]&gt;[.X12];[.K12]&gt;0;NOT([.K12]=&quot;infeasible&quot;))" office:value-type="boolean" office:boolean-value="true">
            <text:p>VRAI</text:p>
          </table:table-cell>
          <table:table-cell table:style-name="Default" table:formula="of:=AND([.Q12]&gt;[.X12];[.Q12]&gt;0;NOT([.Q12]=&quot;infeasible&quot;))" office:value-type="boolean" office:boolean-value="true">
            <text:p>VRAI</text:p>
          </table:table-cell>
          <table:table-cell table:style-name="Default"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5982000">
            <text:p>5982000</text:p>
          </table:table-cell>
          <table:table-cell table:style-name="ce23" office:value-type="float" office:value="8292000">
            <text:p>8292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2.37">
            <text:p>2,37</text:p>
          </table:table-cell>
          <table:table-cell table:style-name="Default"/>
          <table:table-cell table:style-name="ce23" office:value-type="float" office:value="5982000">
            <text:p>5982000</text:p>
          </table:table-cell>
          <table:table-cell table:style-name="ce23" office:value-type="float" office:value="8292000">
            <text:p>8292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93">
            <text:p>1,93</text:p>
          </table:table-cell>
          <table:table-cell table:style-name="Default"/>
          <table:table-cell table:style-name="ce23" office:value-type="float" office:value="5982000">
            <text:p>5982000</text:p>
          </table:table-cell>
          <table:table-cell table:style-name="ce23" office:value-type="float" office:value="8292000">
            <text:p>8292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93">
            <text:p>1,93</text:p>
          </table:table-cell>
          <table:table-cell table:style-name="Default"/>
          <table:table-cell table:style-name="ce1" table:formula="of:=MAXA([.Q13];[.K13];[.E13];[M2.E13];[M2.K13];[M2.Q13];[M1.E13];[M1.K13];[M1.Q13])" office:value-type="float" office:value="5982000">
            <text:p>5982000</text:p>
          </table:table-cell>
          <table:table-cell table:style-name="ce1" table:formula="of:=[.W13]-1" office:value-type="float" office:value="5981999">
            <text:p>5981999</text:p>
          </table:table-cell>
          <table:table-cell table:style-name="Default" table:formula="of:=AND([.E13]&gt;[.X13];[.E13]&gt;0;NOT([.E13]=&quot;infeasible&quot;))" office:value-type="boolean" office:boolean-value="true">
            <text:p>VRAI</text:p>
          </table:table-cell>
          <table:table-cell table:style-name="Default" table:formula="of:=AND([.K13]&gt;[.X13];[.K13]&gt;0;NOT([.K13]=&quot;infeasible&quot;))" office:value-type="boolean" office:boolean-value="true">
            <text:p>VRAI</text:p>
          </table:table-cell>
          <table:table-cell table:style-name="Default" table:formula="of:=AND([.Q13]&gt;[.X13];[.Q13]&gt;0;NOT([.Q13]=&quot;infeasible&quot;))" office:value-type="boolean" office:boolean-value="true">
            <text:p>VRAI</text:p>
          </table:table-cell>
          <table:table-cell table:style-name="Default" table:formula="of:=[.E13]+([.H13]*[.E13])&lt;[.X13]" office:value-type="boolean" office:boolean-value="false">
            <text:p>FAUX</text:p>
          </table:table-cell>
          <table:table-cell table:style-name="ce1" table:formula="of:=[.K13]+([.N13]*[.K13])&lt;[.X13]" office:value-type="boolean" office:boolean-value="false">
            <text:p>FAUX</text:p>
          </table:table-cell>
          <table:table-cell table:style-name="ce1" table:formula="of:=[.Q13]+([.Q13]*[.T13])&lt;[.X1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8330500">
            <text:p>8330500</text:p>
          </table:table-cell>
          <table:table-cell table:style-name="ce23" office:value-type="float" office:value="12220500">
            <text:p>1222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">
            <text:p>0,3</text:p>
          </table:table-cell>
          <table:table-cell table:style-name="Default"/>
          <table:table-cell table:style-name="ce23" office:value-type="float" office:value="8330500">
            <text:p>8330500</text:p>
          </table:table-cell>
          <table:table-cell table:style-name="ce23" office:value-type="float" office:value="12220500">
            <text:p>1222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23" office:value-type="float" office:value="8330500">
            <text:p>8330500</text:p>
          </table:table-cell>
          <table:table-cell table:style-name="ce23" office:value-type="float" office:value="12220500">
            <text:p>1222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">
            <text:p>0,3</text:p>
          </table:table-cell>
          <table:table-cell table:style-name="Default"/>
          <table:table-cell table:style-name="ce1" table:formula="of:=MAXA([.Q14];[.K14];[.E14];[M2.E14];[M2.K14];[M2.Q14];[M1.E14];[M1.K14];[M1.Q14])" office:value-type="float" office:value="8330500">
            <text:p>8330500</text:p>
          </table:table-cell>
          <table:table-cell table:style-name="ce1" table:formula="of:=[.W14]-1" office:value-type="float" office:value="8330499">
            <text:p>8330499</text:p>
          </table:table-cell>
          <table:table-cell table:style-name="Default" table:formula="of:=AND([.E14]&gt;[.X14];[.E14]&gt;0;NOT([.E14]=&quot;infeasible&quot;))" office:value-type="boolean" office:boolean-value="true">
            <text:p>VRAI</text:p>
          </table:table-cell>
          <table:table-cell table:style-name="Default" table:formula="of:=AND([.K14]&gt;[.X14];[.K14]&gt;0;NOT([.K14]=&quot;infeasible&quot;))" office:value-type="boolean" office:boolean-value="true">
            <text:p>VRAI</text:p>
          </table:table-cell>
          <table:table-cell table:style-name="Default" table:formula="of:=AND([.Q14]&gt;[.X14];[.Q14]&gt;0;NOT([.Q14]=&quot;infeasible&quot;))" office:value-type="boolean" office:boolean-value="true">
            <text:p>VRAI</text:p>
          </table:table-cell>
          <table:table-cell table:style-name="Default"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8833000">
            <text:p>18833000</text:p>
          </table:table-cell>
          <table:table-cell table:style-name="ce23" office:value-type="float" office:value="26962997">
            <text:p>2696299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23" office:value-type="float" office:value="18833000">
            <text:p>18833000</text:p>
          </table:table-cell>
          <table:table-cell table:style-name="ce23" office:value-type="float" office:value="26962997">
            <text:p>2696299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6">
            <text:p>0,76</text:p>
          </table:table-cell>
          <table:table-cell table:style-name="Default"/>
          <table:table-cell table:style-name="ce23" office:value-type="float" office:value="18833000">
            <text:p>18833000</text:p>
          </table:table-cell>
          <table:table-cell table:style-name="ce23" office:value-type="float" office:value="26962997">
            <text:p>2696299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1" table:formula="of:=MAXA([.Q15];[.K15];[.E15];[M2.E15];[M2.K15];[M2.Q15];[M1.E15];[M1.K15];[M1.Q15])" office:value-type="float" office:value="18833000">
            <text:p>18833000</text:p>
          </table:table-cell>
          <table:table-cell table:style-name="ce1" table:formula="of:=[.W15]-1" office:value-type="float" office:value="18832999">
            <text:p>18832999</text:p>
          </table:table-cell>
          <table:table-cell table:style-name="Default" table:formula="of:=AND([.E15]&gt;[.X15];[.E15]&gt;0;NOT([.E15]=&quot;infeasible&quot;))" office:value-type="boolean" office:boolean-value="true">
            <text:p>VRAI</text:p>
          </table:table-cell>
          <table:table-cell table:style-name="Default" table:formula="of:=AND([.K15]&gt;[.X15];[.K15]&gt;0;NOT([.K15]=&quot;infeasible&quot;))" office:value-type="boolean" office:boolean-value="true">
            <text:p>VRAI</text:p>
          </table:table-cell>
          <table:table-cell table:style-name="Default" table:formula="of:=AND([.Q15]&gt;[.X15];[.Q15]&gt;0;NOT([.Q15]=&quot;infeasible&quot;))" office:value-type="boolean" office:boolean-value="true">
            <text:p>VRAI</text:p>
          </table:table-cell>
          <table:table-cell table:style-name="Default" table:formula="of:=[.E15]+([.H15]*[.E15])&lt;[.X15]" office:value-type="boolean" office:boolean-value="false">
            <text:p>FAUX</text:p>
          </table:table-cell>
          <table:table-cell table:style-name="ce1" table:formula="of:=[.K15]+([.N15]*[.K15])&lt;[.X15]" office:value-type="boolean" office:boolean-value="false">
            <text:p>FAUX</text:p>
          </table:table-cell>
          <table:table-cell table:style-name="ce1" table:formula="of:=[.Q15]+([.Q15]*[.T15])&lt;[.X1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1160500">
            <text:p>11160500</text:p>
          </table:table-cell>
          <table:table-cell table:style-name="ce23" office:value-type="float" office:value="16060500">
            <text:p>1606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23" office:value-type="float" office:value="11160500">
            <text:p>11160500</text:p>
          </table:table-cell>
          <table:table-cell table:style-name="ce23" office:value-type="float" office:value="16060500">
            <text:p>1606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3" office:value-type="float" office:value="11160500">
            <text:p>11160500</text:p>
          </table:table-cell>
          <table:table-cell table:style-name="ce23" office:value-type="float" office:value="16060500">
            <text:p>1606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8">
            <text:p>0,68</text:p>
          </table:table-cell>
          <table:table-cell table:style-name="Default"/>
          <table:table-cell table:style-name="ce1" table:formula="of:=MAXA([.Q16];[.K16];[.E16];[M2.E16];[M2.K16];[M2.Q16];[M1.E16];[M1.K16];[M1.Q16])" office:value-type="float" office:value="11160500">
            <text:p>11160500</text:p>
          </table:table-cell>
          <table:table-cell table:style-name="ce1" table:formula="of:=[.W16]-1" office:value-type="float" office:value="11160499">
            <text:p>11160499</text:p>
          </table:table-cell>
          <table:table-cell table:style-name="Default" table:formula="of:=AND([.E16]&gt;[.X16];[.E16]&gt;0;NOT([.E16]=&quot;infeasible&quot;))" office:value-type="boolean" office:boolean-value="true">
            <text:p>VRAI</text:p>
          </table:table-cell>
          <table:table-cell table:style-name="Default" table:formula="of:=AND([.K16]&gt;[.X16];[.K16]&gt;0;NOT([.K16]=&quot;infeasible&quot;))" office:value-type="boolean" office:boolean-value="true">
            <text:p>VRAI</text:p>
          </table:table-cell>
          <table:table-cell table:style-name="Default" table:formula="of:=AND([.Q16]&gt;[.X16];[.Q16]&gt;0;NOT([.Q16]=&quot;infeasible&quot;))" office:value-type="boolean" office:boolean-value="true">
            <text:p>VRAI</text:p>
          </table:table-cell>
          <table:table-cell table:style-name="Default" table:formula="of:=[.E16]+([.H16]*[.E16])&lt;[.X16]" office:value-type="boolean" office:boolean-value="false">
            <text:p>FAUX</text:p>
          </table:table-cell>
          <table:table-cell table:style-name="ce1" table:formula="of:=[.K16]+([.N16]*[.K16])&lt;[.X16]" office:value-type="boolean" office:boolean-value="false">
            <text:p>FAUX</text:p>
          </table:table-cell>
          <table:table-cell table:style-name="ce1" table:formula="of:=[.Q16]+([.Q16]*[.T16])&lt;[.X1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6441000">
            <text:p>16441000</text:p>
          </table:table-cell>
          <table:table-cell table:style-name="ce23" office:value-type="float" office:value="22771000">
            <text:p>22771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9">
            <text:p>0,39</text:p>
          </table:table-cell>
          <table:table-cell table:style-name="Default"/>
          <table:table-cell table:style-name="ce23" office:value-type="float" office:value="16441000">
            <text:p>16441000</text:p>
          </table:table-cell>
          <table:table-cell table:style-name="ce23" office:value-type="float" office:value="22771000">
            <text:p>22771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23" office:value-type="float" office:value="16441000">
            <text:p>16441000</text:p>
          </table:table-cell>
          <table:table-cell table:style-name="ce23" office:value-type="float" office:value="22771000">
            <text:p>22771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1" table:formula="of:=MAXA([.Q17];[.K17];[.E17];[M2.E17];[M2.K17];[M2.Q17];[M1.E17];[M1.K17];[M1.Q17])" office:value-type="float" office:value="16441000">
            <text:p>16441000</text:p>
          </table:table-cell>
          <table:table-cell table:style-name="ce1" table:formula="of:=[.W17]-1" office:value-type="float" office:value="16440999">
            <text:p>16440999</text:p>
          </table:table-cell>
          <table:table-cell table:style-name="Default" table:formula="of:=AND([.E17]&gt;[.X17];[.E17]&gt;0;NOT([.E17]=&quot;infeasible&quot;))" office:value-type="boolean" office:boolean-value="true">
            <text:p>VRAI</text:p>
          </table:table-cell>
          <table:table-cell table:style-name="Default" table:formula="of:=AND([.K17]&gt;[.X17];[.K17]&gt;0;NOT([.K17]=&quot;infeasible&quot;))" office:value-type="boolean" office:boolean-value="true">
            <text:p>VRAI</text:p>
          </table:table-cell>
          <table:table-cell table:style-name="Default" table:formula="of:=AND([.Q17]&gt;[.X17];[.Q17]&gt;0;NOT([.Q17]=&quot;infeasible&quot;))" office:value-type="boolean" office:boolean-value="true">
            <text:p>VRAI</text:p>
          </table:table-cell>
          <table:table-cell table:style-name="Default"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2384000">
            <text:p>22384000</text:p>
          </table:table-cell>
          <table:table-cell table:style-name="ce23" office:value-type="float" office:value="30754000">
            <text:p>30754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57">
            <text:p>1,57</text:p>
          </table:table-cell>
          <table:table-cell table:style-name="Default"/>
          <table:table-cell table:style-name="ce23" office:value-type="float" office:value="22384000">
            <text:p>22384000</text:p>
          </table:table-cell>
          <table:table-cell table:style-name="ce23" office:value-type="float" office:value="30754000">
            <text:p>30754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22">
            <text:p>1,22</text:p>
          </table:table-cell>
          <table:table-cell table:style-name="Default"/>
          <table:table-cell table:style-name="ce23" office:value-type="float" office:value="22384000">
            <text:p>22384000</text:p>
          </table:table-cell>
          <table:table-cell table:style-name="ce23" office:value-type="float" office:value="30754000">
            <text:p>30754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55">
            <text:p>1,55</text:p>
          </table:table-cell>
          <table:table-cell table:style-name="Default"/>
          <table:table-cell table:style-name="ce1" table:formula="of:=MAXA([.Q18];[.K18];[.E18];[M2.E18];[M2.K18];[M2.Q18];[M1.E18];[M1.K18];[M1.Q18])" office:value-type="float" office:value="22384000">
            <text:p>22384000</text:p>
          </table:table-cell>
          <table:table-cell table:style-name="ce1" table:formula="of:=[.W18]-1" office:value-type="float" office:value="22383999">
            <text:p>22383999</text:p>
          </table:table-cell>
          <table:table-cell table:style-name="Default" table:formula="of:=AND([.E18]&gt;[.X18];[.E18]&gt;0;NOT([.E18]=&quot;infeasible&quot;))" office:value-type="boolean" office:boolean-value="true">
            <text:p>VRAI</text:p>
          </table:table-cell>
          <table:table-cell table:style-name="Default" table:formula="of:=AND([.K18]&gt;[.X18];[.K18]&gt;0;NOT([.K18]=&quot;infeasible&quot;))" office:value-type="boolean" office:boolean-value="true">
            <text:p>VRAI</text:p>
          </table:table-cell>
          <table:table-cell table:style-name="Default" table:formula="of:=AND([.Q18]&gt;[.X18];[.Q18]&gt;0;NOT([.Q18]=&quot;infeasible&quot;))" office:value-type="boolean" office:boolean-value="true">
            <text:p>VRAI</text:p>
          </table:table-cell>
          <table:table-cell table:style-name="Default"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5997500">
            <text:p>25997500</text:p>
          </table:table-cell>
          <table:table-cell table:style-name="ce23" office:value-type="float" office:value="36277500">
            <text:p>36277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65">
            <text:p>4,65</text:p>
          </table:table-cell>
          <table:table-cell table:style-name="Default"/>
          <table:table-cell table:style-name="ce23" office:value-type="float" office:value="25996000">
            <text:p>25996000</text:p>
          </table:table-cell>
          <table:table-cell table:style-name="ce23" office:value-type="float" office:value="36277500">
            <text:p>36277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19">
            <text:p>4,19</text:p>
          </table:table-cell>
          <table:table-cell table:style-name="Default"/>
          <table:table-cell table:style-name="ce23" office:value-type="float" office:value="25996000">
            <text:p>25996000</text:p>
          </table:table-cell>
          <table:table-cell table:style-name="ce23" office:value-type="float" office:value="36277500">
            <text:p>36277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55">
            <text:p>4,55</text:p>
          </table:table-cell>
          <table:table-cell table:style-name="Default"/>
          <table:table-cell table:style-name="ce1" table:formula="of:=MAXA([.Q19];[.K19];[.E19];[M2.E19];[M2.K19];[M2.Q19];[M1.E19];[M1.K19];[M1.Q19])" office:value-type="float" office:value="25997500">
            <text:p>25997500</text:p>
          </table:table-cell>
          <table:table-cell table:style-name="ce1" table:formula="of:=[.W19]-1" office:value-type="float" office:value="25997499">
            <text:p>25997499</text:p>
          </table:table-cell>
          <table:table-cell table:style-name="Default" table:formula="of:=AND([.E19]&gt;[.X19];[.E19]&gt;0;NOT([.E19]=&quot;infeasible&quot;))" office:value-type="boolean" office:boolean-value="true">
            <text:p>VRAI</text:p>
          </table:table-cell>
          <table:table-cell table:style-name="Default" table:formula="of:=AND([.K19]&gt;[.X19];[.K19]&gt;0;NOT([.K19]=&quot;infeasible&quot;))" office:value-type="boolean" office:boolean-value="false">
            <text:p>FAUX</text:p>
          </table:table-cell>
          <table:table-cell table:style-name="Default" table:formula="of:=AND([.Q19]&gt;[.X19];[.Q19]&gt;0;NOT([.Q19]=&quot;infeasible&quot;))" office:value-type="boolean" office:boolean-value="false">
            <text:p>FAUX</text:p>
          </table:table-cell>
          <table:table-cell table:style-name="Default"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true">
            <text:p>VRAI</text:p>
          </table:table-cell>
          <table:table-cell table:style-name="ce1" table:formula="of:=[.Q19]+([.Q19]*[.T19])&lt;[.X19]" office:value-type="boolean" office:boolean-value="true">
            <text:p>VRAI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4377266.6666667">
            <text:p>24377266,6666667</text:p>
          </table:table-cell>
          <table:table-cell table:style-name="ce23" office:value-type="float" office:value="36207253">
            <text:p>3620725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26">
            <text:p>1,26</text:p>
          </table:table-cell>
          <table:table-cell table:style-name="Default"/>
          <table:table-cell table:style-name="ce23" office:value-type="float" office:value="24377266.6666667">
            <text:p>24377266,6666667</text:p>
          </table:table-cell>
          <table:table-cell table:style-name="ce23" office:value-type="float" office:value="36207253">
            <text:p>3620725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67">
            <text:p>1,67</text:p>
          </table:table-cell>
          <table:table-cell table:style-name="Default"/>
          <table:table-cell table:style-name="ce23" office:value-type="float" office:value="24377266.6666667">
            <text:p>24377266,6666667</text:p>
          </table:table-cell>
          <table:table-cell table:style-name="ce23" office:value-type="float" office:value="36207253">
            <text:p>3620725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56">
            <text:p>1,56</text:p>
          </table:table-cell>
          <table:table-cell table:style-name="Default"/>
          <table:table-cell table:style-name="ce1" table:formula="of:=MAXA([.Q20];[.K20];[.E20];[M2.E20];[M2.K20];[M2.Q20];[M1.E20];[M1.K20];[M1.Q20])" office:value-type="float" office:value="24377266.6666667">
            <text:p>24377266,6666667</text:p>
          </table:table-cell>
          <table:table-cell table:style-name="ce1" table:formula="of:=[.W20]-1" office:value-type="float" office:value="24377265.6666667">
            <text:p>24377265,6666667</text:p>
          </table:table-cell>
          <table:table-cell table:style-name="Default" table:formula="of:=AND([.E20]&gt;[.X20];[.E20]&gt;0;NOT([.E20]=&quot;infeasible&quot;))" office:value-type="boolean" office:boolean-value="true">
            <text:p>VRAI</text:p>
          </table:table-cell>
          <table:table-cell table:style-name="Default" table:formula="of:=AND([.K20]&gt;[.X20];[.K20]&gt;0;NOT([.K20]=&quot;infeasible&quot;))" office:value-type="boolean" office:boolean-value="true">
            <text:p>VRAI</text:p>
          </table:table-cell>
          <table:table-cell table:style-name="Default" table:formula="of:=AND([.Q20]&gt;[.X20];[.Q20]&gt;0;NOT([.Q20]=&quot;infeasible&quot;))" office:value-type="boolean" office:boolean-value="true">
            <text:p>VRAI</text:p>
          </table:table-cell>
          <table:table-cell table:style-name="Default" table:formula="of:=[.E20]+([.H20]*[.E20])&lt;[.X20]" office:value-type="boolean" office:boolean-value="false">
            <text:p>FAUX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13851000">
            <text:p>13851000</text:p>
          </table:table-cell>
          <table:table-cell table:style-name="ce23" office:value-type="float" office:value="17871000">
            <text:p>17871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5">
            <text:p>0,55</text:p>
          </table:table-cell>
          <table:table-cell table:style-name="Default"/>
          <table:table-cell table:style-name="ce23" office:value-type="float" office:value="13851000">
            <text:p>13851000</text:p>
          </table:table-cell>
          <table:table-cell table:style-name="ce23" office:value-type="float" office:value="17871000">
            <text:p>17871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23" office:value-type="float" office:value="13851000">
            <text:p>13851000</text:p>
          </table:table-cell>
          <table:table-cell table:style-name="ce23" office:value-type="float" office:value="17871000">
            <text:p>17871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3">
            <text:p>0,63</text:p>
          </table:table-cell>
          <table:table-cell table:style-name="Default"/>
          <table:table-cell table:style-name="ce1" table:formula="of:=MAXA([.Q21];[.K21];[.E21];[M2.E21];[M2.K21];[M2.Q21];[M1.E21];[M1.K21];[M1.Q21])" office:value-type="float" office:value="13851000">
            <text:p>13851000</text:p>
          </table:table-cell>
          <table:table-cell table:style-name="ce1" table:formula="of:=[.W21]-1" office:value-type="float" office:value="13850999">
            <text:p>13850999</text:p>
          </table:table-cell>
          <table:table-cell table:style-name="Default" table:formula="of:=AND([.E21]&gt;[.X21];[.E21]&gt;0;NOT([.E21]=&quot;infeasible&quot;))" office:value-type="boolean" office:boolean-value="true">
            <text:p>VRAI</text:p>
          </table:table-cell>
          <table:table-cell table:style-name="Default" table:formula="of:=AND([.K21]&gt;[.X21];[.K21]&gt;0;NOT([.K21]=&quot;infeasible&quot;))" office:value-type="boolean" office:boolean-value="true">
            <text:p>VRAI</text:p>
          </table:table-cell>
          <table:table-cell table:style-name="Default" table:formula="of:=AND([.Q21]&gt;[.X21];[.Q21]&gt;0;NOT([.Q21]=&quot;infeasible&quot;))" office:value-type="boolean" office:boolean-value="true">
            <text:p>VRAI</text:p>
          </table:table-cell>
          <table:table-cell table:style-name="Default" table:formula="of:=[.E21]+([.H21]*[.E21])&lt;[.X21]" office:value-type="boolean" office:boolean-value="false">
            <text:p>FAUX</text:p>
          </table:table-cell>
          <table:table-cell table:style-name="ce1" table:formula="of:=[.K21]+([.N21]*[.K21])&lt;[.X21]" office:value-type="boolean" office:boolean-value="false">
            <text:p>FAUX</text:p>
          </table:table-cell>
          <table:table-cell table:style-name="ce1" table:formula="of:=[.Q21]+([.Q21]*[.T21])&lt;[.X2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5532250">
            <text:p>5532250</text:p>
          </table:table-cell>
          <table:table-cell table:style-name="ce23" office:value-type="float" office:value="7952250">
            <text:p>795225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14">
            <text:p>1,14</text:p>
          </table:table-cell>
          <table:table-cell table:style-name="Default"/>
          <table:table-cell table:style-name="ce23" office:value-type="float" office:value="5532250">
            <text:p>5532250</text:p>
          </table:table-cell>
          <table:table-cell table:style-name="ce23" office:value-type="float" office:value="7952250">
            <text:p>795225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23" office:value-type="float" office:value="5532250">
            <text:p>5532250</text:p>
          </table:table-cell>
          <table:table-cell table:style-name="ce23" office:value-type="float" office:value="7952250">
            <text:p>795225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1" table:formula="of:=MAXA([.Q22];[.K22];[.E22];[M2.E22];[M2.K22];[M2.Q22];[M1.E22];[M1.K22];[M1.Q22])" office:value-type="float" office:value="5532250">
            <text:p>5532250</text:p>
          </table:table-cell>
          <table:table-cell table:style-name="ce1" table:formula="of:=[.W22]-1" office:value-type="float" office:value="5532249">
            <text:p>5532249</text:p>
          </table:table-cell>
          <table:table-cell table:style-name="Default" table:formula="of:=AND([.E22]&gt;[.X22];[.E22]&gt;0;NOT([.E22]=&quot;infeasible&quot;))" office:value-type="boolean" office:boolean-value="true">
            <text:p>VRAI</text:p>
          </table:table-cell>
          <table:table-cell table:style-name="Default" table:formula="of:=AND([.K22]&gt;[.X22];[.K22]&gt;0;NOT([.K22]=&quot;infeasible&quot;))" office:value-type="boolean" office:boolean-value="true">
            <text:p>VRAI</text:p>
          </table:table-cell>
          <table:table-cell table:style-name="Default" table:formula="of:=AND([.Q22]&gt;[.X22];[.Q22]&gt;0;NOT([.Q22]=&quot;infeasible&quot;))" office:value-type="boolean" office:boolean-value="true">
            <text:p>VRAI</text:p>
          </table:table-cell>
          <table:table-cell table:style-name="Default"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3" office:value-type="float" office:value="5598500">
            <text:p>5598500</text:p>
          </table:table-cell>
          <table:table-cell table:style-name="ce23" office:value-type="float" office:value="7898500">
            <text:p>7898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23" office:value-type="float" office:value="5598500">
            <text:p>5598500</text:p>
          </table:table-cell>
          <table:table-cell table:style-name="ce23" office:value-type="float" office:value="7898500">
            <text:p>7898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23" office:value-type="float" office:value="5598500">
            <text:p>5598500</text:p>
          </table:table-cell>
          <table:table-cell table:style-name="ce23" office:value-type="float" office:value="7898500">
            <text:p>7898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1" table:formula="of:=MAXA([.Q23];[.K23];[.E23];[M2.E23];[M2.K23];[M2.Q23];[M1.E23];[M1.K23];[M1.Q23])" office:value-type="float" office:value="5598500">
            <text:p>5598500</text:p>
          </table:table-cell>
          <table:table-cell table:style-name="ce1" table:formula="of:=[.W23]-1" office:value-type="float" office:value="5598499">
            <text:p>5598499</text:p>
          </table:table-cell>
          <table:table-cell table:style-name="Default" table:formula="of:=AND([.E23]&gt;[.X23];[.E23]&gt;0;NOT([.E23]=&quot;infeasible&quot;))" office:value-type="boolean" office:boolean-value="true">
            <text:p>VRAI</text:p>
          </table:table-cell>
          <table:table-cell table:style-name="Default" table:formula="of:=AND([.K23]&gt;[.X23];[.K23]&gt;0;NOT([.K23]=&quot;infeasible&quot;))" office:value-type="boolean" office:boolean-value="true">
            <text:p>VRAI</text:p>
          </table:table-cell>
          <table:table-cell table:style-name="Default" table:formula="of:=AND([.Q23]&gt;[.X23];[.Q23]&gt;0;NOT([.Q23]=&quot;infeasible&quot;))" office:value-type="boolean" office:boolean-value="true">
            <text:p>VRAI</text:p>
          </table:table-cell>
          <table:table-cell table:style-name="Default" table:formula="of:=[.E23]+([.H23]*[.E23])&lt;[.X23]" office:value-type="boolean" office:boolean-value="false">
            <text:p>FAUX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3952500">
            <text:p>13952500</text:p>
          </table:table-cell>
          <table:table-cell table:style-name="ce23" office:value-type="float" office:value="18912500">
            <text:p>1891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7">
            <text:p>0,37</text:p>
          </table:table-cell>
          <table:table-cell table:style-name="Default"/>
          <table:table-cell table:style-name="ce23" office:value-type="float" office:value="13952500">
            <text:p>13952500</text:p>
          </table:table-cell>
          <table:table-cell table:style-name="ce23" office:value-type="float" office:value="18912500">
            <text:p>1891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23" office:value-type="float" office:value="13952500">
            <text:p>13952500</text:p>
          </table:table-cell>
          <table:table-cell table:style-name="ce23" office:value-type="float" office:value="18912500">
            <text:p>1891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1" table:formula="of:=MAXA([.Q24];[.K24];[.E24];[M2.E24];[M2.K24];[M2.Q24];[M1.E24];[M1.K24];[M1.Q24])" office:value-type="float" office:value="13952500">
            <text:p>13952500</text:p>
          </table:table-cell>
          <table:table-cell table:style-name="ce1" table:formula="of:=[.W24]-1" office:value-type="float" office:value="13952499">
            <text:p>13952499</text:p>
          </table:table-cell>
          <table:table-cell table:style-name="Default" table:formula="of:=AND([.E24]&gt;[.X24];[.E24]&gt;0;NOT([.E24]=&quot;infeasible&quot;))" office:value-type="boolean" office:boolean-value="true">
            <text:p>VRAI</text:p>
          </table:table-cell>
          <table:table-cell table:style-name="Default" table:formula="of:=AND([.K24]&gt;[.X24];[.K24]&gt;0;NOT([.K24]=&quot;infeasible&quot;))" office:value-type="boolean" office:boolean-value="true">
            <text:p>VRAI</text:p>
          </table:table-cell>
          <table:table-cell table:style-name="Default" table:formula="of:=AND([.Q24]&gt;[.X24];[.Q24]&gt;0;NOT([.Q24]=&quot;infeasible&quot;))" office:value-type="boolean" office:boolean-value="true">
            <text:p>VRAI</text:p>
          </table:table-cell>
          <table:table-cell table:style-name="Default"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6778500">
            <text:p>16778500</text:p>
          </table:table-cell>
          <table:table-cell table:style-name="ce23" office:value-type="float" office:value="23758500">
            <text:p>23758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9">
            <text:p>0,79</text:p>
          </table:table-cell>
          <table:table-cell table:style-name="Default"/>
          <table:table-cell table:style-name="ce23" office:value-type="float" office:value="16778500">
            <text:p>16778500</text:p>
          </table:table-cell>
          <table:table-cell table:style-name="ce23" office:value-type="float" office:value="23758500">
            <text:p>23758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03">
            <text:p>1,03</text:p>
          </table:table-cell>
          <table:table-cell table:style-name="Default"/>
          <table:table-cell table:style-name="ce23" office:value-type="float" office:value="16778500">
            <text:p>16778500</text:p>
          </table:table-cell>
          <table:table-cell table:style-name="ce23" office:value-type="float" office:value="23758500">
            <text:p>23758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72">
            <text:p>1,72</text:p>
          </table:table-cell>
          <table:table-cell table:style-name="Default"/>
          <table:table-cell table:style-name="ce1" table:formula="of:=MAXA([.Q25];[.K25];[.E25];[M2.E25];[M2.K25];[M2.Q25];[M1.E25];[M1.K25];[M1.Q25])" office:value-type="float" office:value="16778500">
            <text:p>16778500</text:p>
          </table:table-cell>
          <table:table-cell table:style-name="ce1" table:formula="of:=[.W25]-1" office:value-type="float" office:value="16778499">
            <text:p>16778499</text:p>
          </table:table-cell>
          <table:table-cell table:style-name="Default" table:formula="of:=AND([.E25]&gt;[.X25];[.E25]&gt;0;NOT([.E25]=&quot;infeasible&quot;))" office:value-type="boolean" office:boolean-value="true">
            <text:p>VRAI</text:p>
          </table:table-cell>
          <table:table-cell table:style-name="Default" table:formula="of:=AND([.K25]&gt;[.X25];[.K25]&gt;0;NOT([.K25]=&quot;infeasible&quot;))" office:value-type="boolean" office:boolean-value="true">
            <text:p>VRAI</text:p>
          </table:table-cell>
          <table:table-cell table:style-name="Default" table:formula="of:=AND([.Q25]&gt;[.X25];[.Q25]&gt;0;NOT([.Q25]=&quot;infeasible&quot;))" office:value-type="boolean" office:boolean-value="true">
            <text:p>VRAI</text:p>
          </table:table-cell>
          <table:table-cell table:style-name="Default" table:formula="of:=[.E25]+([.H25]*[.E25])&lt;[.X25]" office:value-type="boolean" office:boolean-value="false">
            <text:p>FAUX</text:p>
          </table:table-cell>
          <table:table-cell table:style-name="ce1" table:formula="of:=[.K25]+([.N25]*[.K25])&lt;[.X25]" office:value-type="boolean" office:boolean-value="false">
            <text:p>FAUX</text:p>
          </table:table-cell>
          <table:table-cell table:style-name="ce1" table:formula="of:=[.Q25]+([.Q25]*[.T25])&lt;[.X2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3" office:value-type="float" office:value="10326333.3333333">
            <text:p>10326333,3333333</text:p>
          </table:table-cell>
          <table:table-cell table:style-name="ce23" office:value-type="float" office:value="14796283">
            <text:p>1479628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23" office:value-type="float" office:value="10326333.3333333">
            <text:p>10326333,3333333</text:p>
          </table:table-cell>
          <table:table-cell table:style-name="ce23" office:value-type="float" office:value="14796283">
            <text:p>1479628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1">
            <text:p>0,51</text:p>
          </table:table-cell>
          <table:table-cell table:style-name="Default"/>
          <table:table-cell table:style-name="ce23" office:value-type="float" office:value="10326333.3333333">
            <text:p>10326333,3333333</text:p>
          </table:table-cell>
          <table:table-cell table:style-name="ce23" office:value-type="float" office:value="14796283">
            <text:p>1479628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" table:formula="of:=MAXA([.Q26];[.K26];[.E26];[M2.E26];[M2.K26];[M2.Q26];[M1.E26];[M1.K26];[M1.Q26])" office:value-type="float" office:value="10326333.3333333">
            <text:p>10326333,3333333</text:p>
          </table:table-cell>
          <table:table-cell table:style-name="ce1" table:formula="of:=[.W26]-1" office:value-type="float" office:value="10326332.3333333">
            <text:p>10326332,3333333</text:p>
          </table:table-cell>
          <table:table-cell table:style-name="Default" table:formula="of:=AND([.E26]&gt;[.X26];[.E26]&gt;0;NOT([.E26]=&quot;infeasible&quot;))" office:value-type="boolean" office:boolean-value="true">
            <text:p>VRAI</text:p>
          </table:table-cell>
          <table:table-cell table:style-name="Default" table:formula="of:=AND([.K26]&gt;[.X26];[.K26]&gt;0;NOT([.K26]=&quot;infeasible&quot;))" office:value-type="boolean" office:boolean-value="true">
            <text:p>VRAI</text:p>
          </table:table-cell>
          <table:table-cell table:style-name="Default" table:formula="of:=AND([.Q26]&gt;[.X26];[.Q26]&gt;0;NOT([.Q26]=&quot;infeasible&quot;))" office:value-type="boolean" office:boolean-value="true">
            <text:p>VRAI</text:p>
          </table:table-cell>
          <table:table-cell table:style-name="Default"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1915000">
            <text:p>21915000</text:p>
          </table:table-cell>
          <table:table-cell table:style-name="ce23" office:value-type="float" office:value="31335000">
            <text:p>3133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7.41">
            <text:p>7,41</text:p>
          </table:table-cell>
          <table:table-cell table:style-name="Default"/>
          <table:table-cell table:style-name="ce23" office:value-type="float" office:value="21915000">
            <text:p>21915000</text:p>
          </table:table-cell>
          <table:table-cell table:style-name="ce23" office:value-type="float" office:value="31335000">
            <text:p>3133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6.57">
            <text:p>6,57</text:p>
          </table:table-cell>
          <table:table-cell table:style-name="Default"/>
          <table:table-cell table:style-name="ce23" office:value-type="float" office:value="21915000">
            <text:p>21915000</text:p>
          </table:table-cell>
          <table:table-cell table:style-name="ce23" office:value-type="float" office:value="31335000">
            <text:p>31335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7.33">
            <text:p>7,33</text:p>
          </table:table-cell>
          <table:table-cell table:style-name="Default"/>
          <table:table-cell table:style-name="ce1" table:formula="of:=MAXA([.Q27];[.K27];[.E27];[M2.E27];[M2.K27];[M2.Q27];[M1.E27];[M1.K27];[M1.Q27])" office:value-type="float" office:value="21915000">
            <text:p>21915000</text:p>
          </table:table-cell>
          <table:table-cell table:style-name="ce1" table:formula="of:=[.W27]-1" office:value-type="float" office:value="21914999">
            <text:p>21914999</text:p>
          </table:table-cell>
          <table:table-cell table:style-name="Default" table:formula="of:=AND([.E27]&gt;[.X27];[.E27]&gt;0;NOT([.E27]=&quot;infeasible&quot;))" office:value-type="boolean" office:boolean-value="true">
            <text:p>VRAI</text:p>
          </table:table-cell>
          <table:table-cell table:style-name="Default" table:formula="of:=AND([.K27]&gt;[.X27];[.K27]&gt;0;NOT([.K27]=&quot;infeasible&quot;))" office:value-type="boolean" office:boolean-value="true">
            <text:p>VRAI</text:p>
          </table:table-cell>
          <table:table-cell table:style-name="Default" table:formula="of:=AND([.Q27]&gt;[.X27];[.Q27]&gt;0;NOT([.Q27]=&quot;infeasible&quot;))" office:value-type="boolean" office:boolean-value="true">
            <text:p>VRAI</text:p>
          </table:table-cell>
          <table:table-cell table:style-name="Default" table:formula="of:=[.E27]+([.H27]*[.E27])&lt;[.X27]" office:value-type="boolean" office:boolean-value="false">
            <text:p>FAUX</text:p>
          </table:table-cell>
          <table:table-cell table:style-name="ce1" table:formula="of:=[.K27]+([.N27]*[.K27])&lt;[.X27]" office:value-type="boolean" office:boolean-value="false">
            <text:p>FAUX</text:p>
          </table:table-cell>
          <table:table-cell table:style-name="ce1" table:formula="of:=[.Q27]+([.Q27]*[.T27])&lt;[.X2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22008666.6666667">
            <text:p>22008666,6666667</text:p>
          </table:table-cell>
          <table:table-cell table:style-name="ce23" office:value-type="float" office:value="31868513">
            <text:p>3186851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7.05">
            <text:p>7,05</text:p>
          </table:table-cell>
          <table:table-cell table:style-name="Default"/>
          <table:table-cell table:style-name="ce23" office:value-type="float" office:value="22008666.6666667">
            <text:p>22008666,6666667</text:p>
          </table:table-cell>
          <table:table-cell table:style-name="ce23" office:value-type="float" office:value="31868513">
            <text:p>3186851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6.44">
            <text:p>6,44</text:p>
          </table:table-cell>
          <table:table-cell table:style-name="Default"/>
          <table:table-cell table:style-name="ce23" office:value-type="float" office:value="22008666.6666667">
            <text:p>22008666,6666667</text:p>
          </table:table-cell>
          <table:table-cell table:style-name="ce23" office:value-type="float" office:value="31868513">
            <text:p>3186851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7.04">
            <text:p>7,04</text:p>
          </table:table-cell>
          <table:table-cell table:style-name="Default"/>
          <table:table-cell table:style-name="ce1" table:formula="of:=MAXA([.Q28];[.K28];[.E28];[M2.E28];[M2.K28];[M2.Q28];[M1.E28];[M1.K28];[M1.Q28])" office:value-type="float" office:value="22008666.6666667">
            <text:p>22008666,6666667</text:p>
          </table:table-cell>
          <table:table-cell table:style-name="ce1" table:formula="of:=[.W28]-1" office:value-type="float" office:value="22008665.6666667">
            <text:p>22008665,6666667</text:p>
          </table:table-cell>
          <table:table-cell table:style-name="Default" table:formula="of:=AND([.E28]&gt;[.X28];[.E28]&gt;0;NOT([.E28]=&quot;infeasible&quot;))" office:value-type="boolean" office:boolean-value="true">
            <text:p>VRAI</text:p>
          </table:table-cell>
          <table:table-cell table:style-name="Default" table:formula="of:=AND([.K28]&gt;[.X28];[.K28]&gt;0;NOT([.K28]=&quot;infeasible&quot;))" office:value-type="boolean" office:boolean-value="true">
            <text:p>VRAI</text:p>
          </table:table-cell>
          <table:table-cell table:style-name="Default" table:formula="of:=AND([.Q28]&gt;[.X28];[.Q28]&gt;0;NOT([.Q28]=&quot;infeasible&quot;))" office:value-type="boolean" office:boolean-value="true">
            <text:p>VRAI</text:p>
          </table:table-cell>
          <table:table-cell table:style-name="Default"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3" office:value-type="float" office:value="32747100">
            <text:p>32747100</text:p>
          </table:table-cell>
          <table:table-cell table:style-name="ce23" office:value-type="float" office:value="45477100">
            <text:p>45477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2.67">
            <text:p>2,67</text:p>
          </table:table-cell>
          <table:table-cell table:style-name="Default"/>
          <table:table-cell table:style-name="ce23" office:value-type="float" office:value="32747100">
            <text:p>32747100</text:p>
          </table:table-cell>
          <table:table-cell table:style-name="ce23" office:value-type="float" office:value="45477100">
            <text:p>45477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2.48">
            <text:p>2,48</text:p>
          </table:table-cell>
          <table:table-cell table:style-name="Default"/>
          <table:table-cell table:style-name="ce23" office:value-type="float" office:value="32747100">
            <text:p>32747100</text:p>
          </table:table-cell>
          <table:table-cell table:style-name="ce23" office:value-type="float" office:value="45477100">
            <text:p>45477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2.67">
            <text:p>2,67</text:p>
          </table:table-cell>
          <table:table-cell table:style-name="Default"/>
          <table:table-cell table:style-name="ce1" table:formula="of:=MAXA([.Q29];[.K29];[.E29];[M2.E29];[M2.K29];[M2.Q29];[M1.E29];[M1.K29];[M1.Q29])" office:value-type="float" office:value="32747100">
            <text:p>32747100</text:p>
          </table:table-cell>
          <table:table-cell table:style-name="ce1" table:formula="of:=[.W29]-1" office:value-type="float" office:value="32747099">
            <text:p>32747099</text:p>
          </table:table-cell>
          <table:table-cell table:style-name="Default" table:formula="of:=AND([.E29]&gt;[.X29];[.E29]&gt;0;NOT([.E29]=&quot;infeasible&quot;))" office:value-type="boolean" office:boolean-value="true">
            <text:p>VRAI</text:p>
          </table:table-cell>
          <table:table-cell table:style-name="Default" table:formula="of:=AND([.K29]&gt;[.X29];[.K29]&gt;0;NOT([.K29]=&quot;infeasible&quot;))" office:value-type="boolean" office:boolean-value="true">
            <text:p>VRAI</text:p>
          </table:table-cell>
          <table:table-cell table:style-name="Default" table:formula="of:=AND([.Q29]&gt;[.X29];[.Q29]&gt;0;NOT([.Q29]=&quot;infeasible&quot;))" office:value-type="boolean" office:boolean-value="true">
            <text:p>VRAI</text:p>
          </table:table-cell>
          <table:table-cell table:style-name="Default" table:formula="of:=[.E29]+([.H29]*[.E29])&lt;[.X29]" office:value-type="boolean" office:boolean-value="false">
            <text:p>FAUX</text:p>
          </table:table-cell>
          <table:table-cell table:style-name="ce1" table:formula="of:=[.K29]+([.N29]*[.K29])&lt;[.X29]" office:value-type="boolean" office:boolean-value="false">
            <text:p>FAUX</text:p>
          </table:table-cell>
          <table:table-cell table:style-name="ce1" table:formula="of:=[.Q29]+([.Q29]*[.T29])&lt;[.X2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9688000">
            <text:p>9688000</text:p>
          </table:table-cell>
          <table:table-cell table:style-name="ce23" office:value-type="float" office:value="13058000">
            <text:p>13058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2">
            <text:p>0,72</text:p>
          </table:table-cell>
          <table:table-cell table:style-name="Default"/>
          <table:table-cell table:style-name="ce23" office:value-type="float" office:value="9688000">
            <text:p>9688000</text:p>
          </table:table-cell>
          <table:table-cell table:style-name="ce23" office:value-type="float" office:value="13058000">
            <text:p>13058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1">
            <text:p>0,71</text:p>
          </table:table-cell>
          <table:table-cell table:style-name="Default"/>
          <table:table-cell table:style-name="ce23" office:value-type="float" office:value="9688000">
            <text:p>9688000</text:p>
          </table:table-cell>
          <table:table-cell table:style-name="ce23" office:value-type="float" office:value="13058000">
            <text:p>13058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8">
            <text:p>0,58</text:p>
          </table:table-cell>
          <table:table-cell table:style-name="Default"/>
          <table:table-cell table:style-name="ce1" table:formula="of:=MAXA([.Q30];[.K30];[.E30];[M2.E30];[M2.K30];[M2.Q30];[M1.E30];[M1.K30];[M1.Q30])" office:value-type="float" office:value="9688000">
            <text:p>9688000</text:p>
          </table:table-cell>
          <table:table-cell table:style-name="ce1" table:formula="of:=[.W30]-1" office:value-type="float" office:value="9687999">
            <text:p>9687999</text:p>
          </table:table-cell>
          <table:table-cell table:style-name="Default" table:formula="of:=AND([.E30]&gt;[.X30];[.E30]&gt;0;NOT([.E30]=&quot;infeasible&quot;))" office:value-type="boolean" office:boolean-value="true">
            <text:p>VRAI</text:p>
          </table:table-cell>
          <table:table-cell table:style-name="Default" table:formula="of:=AND([.K30]&gt;[.X30];[.K30]&gt;0;NOT([.K30]=&quot;infeasible&quot;))" office:value-type="boolean" office:boolean-value="true">
            <text:p>VRAI</text:p>
          </table:table-cell>
          <table:table-cell table:style-name="Default" table:formula="of:=AND([.Q30]&gt;[.X30];[.Q30]&gt;0;NOT([.Q30]=&quot;infeasible&quot;))" office:value-type="boolean" office:boolean-value="true">
            <text:p>VRAI</text:p>
          </table:table-cell>
          <table:table-cell table:style-name="Default" table:formula="of:=[.E30]+([.H30]*[.E30])&lt;[.X30]" office:value-type="boolean" office:boolean-value="false">
            <text:p>FAUX</text:p>
          </table:table-cell>
          <table:table-cell table:style-name="ce1" table:formula="of:=[.K30]+([.N30]*[.K30])&lt;[.X30]" office:value-type="boolean" office:boolean-value="false">
            <text:p>FAUX</text:p>
          </table:table-cell>
          <table:table-cell table:style-name="ce1" table:formula="of:=[.Q30]+([.Q30]*[.T30])&lt;[.X3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12528142.8571429">
            <text:p>12528142,8571429</text:p>
          </table:table-cell>
          <table:table-cell table:style-name="ce23" office:value-type="float" office:value="19518090">
            <text:p>1951809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28">
            <text:p>0,28</text:p>
          </table:table-cell>
          <table:table-cell table:style-name="Default"/>
          <table:table-cell table:style-name="ce23" office:value-type="float" office:value="12528142.8571429">
            <text:p>12528142,8571429</text:p>
          </table:table-cell>
          <table:table-cell table:style-name="ce23" office:value-type="float" office:value="19518090">
            <text:p>1951809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7">
            <text:p>0,37</text:p>
          </table:table-cell>
          <table:table-cell table:style-name="Default"/>
          <table:table-cell table:style-name="ce23" office:value-type="float" office:value="12528142.8571429">
            <text:p>12528142,8571429</text:p>
          </table:table-cell>
          <table:table-cell table:style-name="ce23" office:value-type="float" office:value="19518090">
            <text:p>1951809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1" table:formula="of:=MAXA([.Q31];[.K31];[.E31];[M2.E31];[M2.K31];[M2.Q31];[M1.E31];[M1.K31];[M1.Q31])" office:value-type="float" office:value="12528142.8571429">
            <text:p>12528142,8571429</text:p>
          </table:table-cell>
          <table:table-cell table:style-name="ce1" table:formula="of:=[.W31]-1" office:value-type="float" office:value="12528141.8571429">
            <text:p>12528141,8571429</text:p>
          </table:table-cell>
          <table:table-cell table:style-name="Default" table:formula="of:=AND([.E31]&gt;[.X31];[.E31]&gt;0;NOT([.E31]=&quot;infeasible&quot;))" office:value-type="boolean" office:boolean-value="true">
            <text:p>VRAI</text:p>
          </table:table-cell>
          <table:table-cell table:style-name="Default" table:formula="of:=AND([.K31]&gt;[.X31];[.K31]&gt;0;NOT([.K31]=&quot;infeasible&quot;))" office:value-type="boolean" office:boolean-value="true">
            <text:p>VRAI</text:p>
          </table:table-cell>
          <table:table-cell table:style-name="Default" table:formula="of:=AND([.Q31]&gt;[.X31];[.Q31]&gt;0;NOT([.Q31]=&quot;infeasible&quot;))" office:value-type="boolean" office:boolean-value="true">
            <text:p>VRAI</text:p>
          </table:table-cell>
          <table:table-cell table:style-name="Default"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10059500">
            <text:p>10059500</text:p>
          </table:table-cell>
          <table:table-cell table:style-name="ce23" office:value-type="float" office:value="12789500">
            <text:p>1278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22">
            <text:p>0,22</text:p>
          </table:table-cell>
          <table:table-cell table:style-name="Default"/>
          <table:table-cell table:style-name="ce23" office:value-type="float" office:value="10059500">
            <text:p>10059500</text:p>
          </table:table-cell>
          <table:table-cell table:style-name="ce23" office:value-type="float" office:value="12789500">
            <text:p>1278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23" office:value-type="float" office:value="10059500">
            <text:p>10059500</text:p>
          </table:table-cell>
          <table:table-cell table:style-name="ce23" office:value-type="float" office:value="12789500">
            <text:p>1278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1" table:formula="of:=MAXA([.Q32];[.K32];[.E32];[M2.E32];[M2.K32];[M2.Q32];[M1.E32];[M1.K32];[M1.Q32])" office:value-type="float" office:value="10059500">
            <text:p>10059500</text:p>
          </table:table-cell>
          <table:table-cell table:style-name="ce1" table:formula="of:=[.W32]-1" office:value-type="float" office:value="10059499">
            <text:p>10059499</text:p>
          </table:table-cell>
          <table:table-cell table:style-name="Default" table:formula="of:=AND([.E32]&gt;[.X32];[.E32]&gt;0;NOT([.E32]=&quot;infeasible&quot;))" office:value-type="boolean" office:boolean-value="true">
            <text:p>VRAI</text:p>
          </table:table-cell>
          <table:table-cell table:style-name="Default" table:formula="of:=AND([.K32]&gt;[.X32];[.K32]&gt;0;NOT([.K32]=&quot;infeasible&quot;))" office:value-type="boolean" office:boolean-value="true">
            <text:p>VRAI</text:p>
          </table:table-cell>
          <table:table-cell table:style-name="Default" table:formula="of:=AND([.Q32]&gt;[.X32];[.Q32]&gt;0;NOT([.Q32]=&quot;infeasible&quot;))" office:value-type="boolean" office:boolean-value="true">
            <text:p>VRAI</text:p>
          </table:table-cell>
          <table:table-cell table:style-name="Default" table:formula="of:=[.E32]+([.H32]*[.E32])&lt;[.X32]" office:value-type="boolean" office:boolean-value="false">
            <text:p>FAUX</text:p>
          </table:table-cell>
          <table:table-cell table:style-name="ce1" table:formula="of:=[.K32]+([.N32]*[.K32])&lt;[.X32]" office:value-type="boolean" office:boolean-value="false">
            <text:p>FAUX</text:p>
          </table:table-cell>
          <table:table-cell table:style-name="ce1" table:formula="of:=[.Q32]+([.Q32]*[.T32])&lt;[.X3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14935466.6666667">
            <text:p>14935466,6666667</text:p>
          </table:table-cell>
          <table:table-cell table:style-name="ce23" office:value-type="float" office:value="20025477">
            <text:p>2002547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8">
            <text:p>0,68</text:p>
          </table:table-cell>
          <table:table-cell table:style-name="Default"/>
          <table:table-cell table:style-name="ce23" office:value-type="float" office:value="14935466.6666667">
            <text:p>14935466,6666667</text:p>
          </table:table-cell>
          <table:table-cell table:style-name="ce23" office:value-type="float" office:value="20025477">
            <text:p>2002547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23" office:value-type="float" office:value="14935466.6666667">
            <text:p>14935466,6666667</text:p>
          </table:table-cell>
          <table:table-cell table:style-name="ce23" office:value-type="float" office:value="20025477">
            <text:p>2002547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1" table:formula="of:=MAXA([.Q33];[.K33];[.E33];[M2.E33];[M2.K33];[M2.Q33];[M1.E33];[M1.K33];[M1.Q33])" office:value-type="float" office:value="14935466.6666667">
            <text:p>14935466,6666667</text:p>
          </table:table-cell>
          <table:table-cell table:style-name="ce1" table:formula="of:=[.W33]-1" office:value-type="float" office:value="14935465.6666667">
            <text:p>14935465,6666667</text:p>
          </table:table-cell>
          <table:table-cell table:style-name="Default" table:formula="of:=AND([.E33]&gt;[.X33];[.E33]&gt;0;NOT([.E33]=&quot;infeasible&quot;))" office:value-type="boolean" office:boolean-value="true">
            <text:p>VRAI</text:p>
          </table:table-cell>
          <table:table-cell table:style-name="Default" table:formula="of:=AND([.K33]&gt;[.X33];[.K33]&gt;0;NOT([.K33]=&quot;infeasible&quot;))" office:value-type="boolean" office:boolean-value="true">
            <text:p>VRAI</text:p>
          </table:table-cell>
          <table:table-cell table:style-name="Default" table:formula="of:=AND([.Q33]&gt;[.X33];[.Q33]&gt;0;NOT([.Q33]=&quot;infeasible&quot;))" office:value-type="boolean" office:boolean-value="true">
            <text:p>VRAI</text:p>
          </table:table-cell>
          <table:table-cell table:style-name="Default" table:formula="of:=[.E33]+([.H33]*[.E33])&lt;[.X33]" office:value-type="boolean" office:boolean-value="false">
            <text:p>FAUX</text:p>
          </table:table-cell>
          <table:table-cell table:style-name="ce1" table:formula="of:=[.K33]+([.N33]*[.K33])&lt;[.X33]" office:value-type="boolean" office:boolean-value="false">
            <text:p>FAUX</text:p>
          </table:table-cell>
          <table:table-cell table:style-name="ce1" table:formula="of:=[.Q33]+([.Q33]*[.T33])&lt;[.X3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25105500">
            <text:p>25105500</text:p>
          </table:table-cell>
          <table:table-cell table:style-name="ce23" office:value-type="float" office:value="35275500">
            <text:p>35275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49">
            <text:p>1,49</text:p>
          </table:table-cell>
          <table:table-cell table:style-name="Default"/>
          <table:table-cell table:style-name="ce23" office:value-type="float" office:value="25105500">
            <text:p>25105500</text:p>
          </table:table-cell>
          <table:table-cell table:style-name="ce23" office:value-type="float" office:value="35275500">
            <text:p>35275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27">
            <text:p>1,27</text:p>
          </table:table-cell>
          <table:table-cell table:style-name="Default"/>
          <table:table-cell table:style-name="ce23" office:value-type="float" office:value="25105500">
            <text:p>25105500</text:p>
          </table:table-cell>
          <table:table-cell table:style-name="ce23" office:value-type="float" office:value="35275500">
            <text:p>35275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3">
            <text:p>1,3</text:p>
          </table:table-cell>
          <table:table-cell table:style-name="Default"/>
          <table:table-cell table:style-name="ce1" table:formula="of:=MAXA([.Q34];[.K34];[.E34];[M2.E34];[M2.K34];[M2.Q34];[M1.E34];[M1.K34];[M1.Q34])" office:value-type="float" office:value="25105500">
            <text:p>25105500</text:p>
          </table:table-cell>
          <table:table-cell table:style-name="ce1" table:formula="of:=[.W34]-1" office:value-type="float" office:value="25105499">
            <text:p>25105499</text:p>
          </table:table-cell>
          <table:table-cell table:style-name="Default" table:formula="of:=AND([.E34]&gt;[.X34];[.E34]&gt;0;NOT([.E34]=&quot;infeasible&quot;))" office:value-type="boolean" office:boolean-value="true">
            <text:p>VRAI</text:p>
          </table:table-cell>
          <table:table-cell table:style-name="Default" table:formula="of:=AND([.K34]&gt;[.X34];[.K34]&gt;0;NOT([.K34]=&quot;infeasible&quot;))" office:value-type="boolean" office:boolean-value="true">
            <text:p>VRAI</text:p>
          </table:table-cell>
          <table:table-cell table:style-name="Default" table:formula="of:=AND([.Q34]&gt;[.X34];[.Q34]&gt;0;NOT([.Q34]=&quot;infeasible&quot;))" office:value-type="boolean" office:boolean-value="true">
            <text:p>VRAI</text:p>
          </table:table-cell>
          <table:table-cell table:style-name="Default" table:formula="of:=[.E34]+([.H34]*[.E34])&lt;[.X34]" office:value-type="boolean" office:boolean-value="false">
            <text:p>FAUX</text:p>
          </table:table-cell>
          <table:table-cell table:style-name="ce1" table:formula="of:=[.K34]+([.N34]*[.K34])&lt;[.X34]" office:value-type="boolean" office:boolean-value="false">
            <text:p>FAUX</text:p>
          </table:table-cell>
          <table:table-cell table:style-name="ce1" table:formula="of:=[.Q34]+([.Q34]*[.T34])&lt;[.X3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18734000">
            <text:p>18734000</text:p>
          </table:table-cell>
          <table:table-cell table:style-name="ce23" office:value-type="float" office:value="24304000">
            <text:p>24304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23" office:value-type="float" office:value="18734000">
            <text:p>18734000</text:p>
          </table:table-cell>
          <table:table-cell table:style-name="ce23" office:value-type="float" office:value="24304000">
            <text:p>24304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85">
            <text:p>0,85</text:p>
          </table:table-cell>
          <table:table-cell table:style-name="Default"/>
          <table:table-cell table:style-name="ce23" office:value-type="float" office:value="18734000">
            <text:p>18734000</text:p>
          </table:table-cell>
          <table:table-cell table:style-name="ce23" office:value-type="float" office:value="24304000">
            <text:p>24304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1" table:formula="of:=MAXA([.Q35];[.K35];[.E35];[M2.E35];[M2.K35];[M2.Q35];[M1.E35];[M1.K35];[M1.Q35])" office:value-type="float" office:value="18734000">
            <text:p>18734000</text:p>
          </table:table-cell>
          <table:table-cell table:style-name="ce1" table:formula="of:=[.W35]-1" office:value-type="float" office:value="18733999">
            <text:p>18733999</text:p>
          </table:table-cell>
          <table:table-cell table:style-name="Default" table:formula="of:=AND([.E35]&gt;[.X35];[.E35]&gt;0;NOT([.E35]=&quot;infeasible&quot;))" office:value-type="boolean" office:boolean-value="true">
            <text:p>VRAI</text:p>
          </table:table-cell>
          <table:table-cell table:style-name="Default" table:formula="of:=AND([.K35]&gt;[.X35];[.K35]&gt;0;NOT([.K35]=&quot;infeasible&quot;))" office:value-type="boolean" office:boolean-value="true">
            <text:p>VRAI</text:p>
          </table:table-cell>
          <table:table-cell table:style-name="Default" table:formula="of:=AND([.Q35]&gt;[.X35];[.Q35]&gt;0;NOT([.Q35]=&quot;infeasible&quot;))" office:value-type="boolean" office:boolean-value="true">
            <text:p>VRAI</text:p>
          </table:table-cell>
          <table:table-cell table:style-name="Default" table:formula="of:=[.E35]+([.H35]*[.E35])&lt;[.X35]" office:value-type="boolean" office:boolean-value="false">
            <text:p>FAUX</text:p>
          </table:table-cell>
          <table:table-cell table:style-name="ce1" table:formula="of:=[.K35]+([.N35]*[.K35])&lt;[.X35]" office:value-type="boolean" office:boolean-value="false">
            <text:p>FAUX</text:p>
          </table:table-cell>
          <table:table-cell table:style-name="ce1" table:formula="of:=[.Q35]+([.Q35]*[.T35])&lt;[.X3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25965500">
            <text:p>25965500</text:p>
          </table:table-cell>
          <table:table-cell table:style-name="ce23" office:value-type="float" office:value="35075500">
            <text:p>35075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6.92">
            <text:p>16,92</text:p>
          </table:table-cell>
          <table:table-cell table:style-name="Default"/>
          <table:table-cell table:style-name="ce23" office:value-type="float" office:value="25965500">
            <text:p>25965500</text:p>
          </table:table-cell>
          <table:table-cell table:style-name="ce23" office:value-type="float" office:value="35075500">
            <text:p>35075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23" office:value-type="float" office:value="25965500">
            <text:p>25965500</text:p>
          </table:table-cell>
          <table:table-cell table:style-name="ce23" office:value-type="float" office:value="35075500">
            <text:p>35075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1.33">
            <text:p>11,33</text:p>
          </table:table-cell>
          <table:table-cell table:style-name="Default"/>
          <table:table-cell table:style-name="ce1" table:formula="of:=MAXA([.Q36];[.K36];[.E36];[M2.E36];[M2.K36];[M2.Q36];[M1.E36];[M1.K36];[M1.Q36])" office:value-type="float" office:value="25965500">
            <text:p>25965500</text:p>
          </table:table-cell>
          <table:table-cell table:style-name="ce1" table:formula="of:=[.W36]-1" office:value-type="float" office:value="25965499">
            <text:p>25965499</text:p>
          </table:table-cell>
          <table:table-cell table:style-name="Default" table:formula="of:=AND([.E36]&gt;[.X36];[.E36]&gt;0;NOT([.E36]=&quot;infeasible&quot;))" office:value-type="boolean" office:boolean-value="true">
            <text:p>VRAI</text:p>
          </table:table-cell>
          <table:table-cell table:style-name="Default" table:formula="of:=AND([.K36]&gt;[.X36];[.K36]&gt;0;NOT([.K36]=&quot;infeasible&quot;))" office:value-type="boolean" office:boolean-value="true">
            <text:p>VRAI</text:p>
          </table:table-cell>
          <table:table-cell table:style-name="Default" table:formula="of:=AND([.Q36]&gt;[.X36];[.Q36]&gt;0;NOT([.Q36]=&quot;infeasible&quot;))" office:value-type="boolean" office:boolean-value="true">
            <text:p>VRAI</text:p>
          </table:table-cell>
          <table:table-cell table:style-name="Default" table:formula="of:=[.E36]+([.H36]*[.E36])&lt;[.X36]" office:value-type="boolean" office:boolean-value="false">
            <text:p>FAUX</text:p>
          </table:table-cell>
          <table:table-cell table:style-name="ce1" table:formula="of:=[.K36]+([.N36]*[.K36])&lt;[.X36]" office:value-type="boolean" office:boolean-value="false">
            <text:p>FAUX</text:p>
          </table:table-cell>
          <table:table-cell table:style-name="ce1" table:formula="of:=[.Q36]+([.Q36]*[.T36])&lt;[.X3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29037000">
            <text:p>29037000</text:p>
          </table:table-cell>
          <table:table-cell table:style-name="ce23" office:value-type="float" office:value="41627000">
            <text:p>41627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66">
            <text:p>4,66</text:p>
          </table:table-cell>
          <table:table-cell table:style-name="Default"/>
          <table:table-cell table:style-name="ce23" office:value-type="float" office:value="29037000">
            <text:p>29037000</text:p>
          </table:table-cell>
          <table:table-cell table:style-name="ce23" office:value-type="float" office:value="41627000">
            <text:p>41627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7.63">
            <text:p>7,63</text:p>
          </table:table-cell>
          <table:table-cell table:style-name="Default"/>
          <table:table-cell table:style-name="ce23" office:value-type="float" office:value="29037000">
            <text:p>29037000</text:p>
          </table:table-cell>
          <table:table-cell table:style-name="ce23" office:value-type="float" office:value="41627000">
            <text:p>41627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63">
            <text:p>4,63</text:p>
          </table:table-cell>
          <table:table-cell table:style-name="Default"/>
          <table:table-cell table:style-name="ce1" table:formula="of:=MAXA([.Q37];[.K37];[.E37];[M2.E37];[M2.K37];[M2.Q37];[M1.E37];[M1.K37];[M1.Q37])" office:value-type="float" office:value="29037000">
            <text:p>29037000</text:p>
          </table:table-cell>
          <table:table-cell table:style-name="ce1" table:formula="of:=[.W37]-1" office:value-type="float" office:value="29036999">
            <text:p>29036999</text:p>
          </table:table-cell>
          <table:table-cell table:style-name="Default" table:formula="of:=AND([.E37]&gt;[.X37];[.E37]&gt;0;NOT([.E37]=&quot;infeasible&quot;))" office:value-type="boolean" office:boolean-value="true">
            <text:p>VRAI</text:p>
          </table:table-cell>
          <table:table-cell table:style-name="Default" table:formula="of:=AND([.K37]&gt;[.X37];[.K37]&gt;0;NOT([.K37]=&quot;infeasible&quot;))" office:value-type="boolean" office:boolean-value="true">
            <text:p>VRAI</text:p>
          </table:table-cell>
          <table:table-cell table:style-name="Default" table:formula="of:=AND([.Q37]&gt;[.X37];[.Q37]&gt;0;NOT([.Q37]=&quot;infeasible&quot;))" office:value-type="boolean" office:boolean-value="true">
            <text:p>VRAI</text:p>
          </table:table-cell>
          <table:table-cell table:style-name="Default" table:formula="of:=[.E37]+([.H37]*[.E37])&lt;[.X37]" office:value-type="boolean" office:boolean-value="false">
            <text:p>FAUX</text:p>
          </table:table-cell>
          <table:table-cell table:style-name="ce1" table:formula="of:=[.K37]+([.N37]*[.K37])&lt;[.X37]" office:value-type="boolean" office:boolean-value="false">
            <text:p>FAUX</text:p>
          </table:table-cell>
          <table:table-cell table:style-name="ce1" table:formula="of:=[.Q37]+([.Q37]*[.T37])&lt;[.X3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25292500">
            <text:p>25292500</text:p>
          </table:table-cell>
          <table:table-cell table:style-name="ce23" office:value-type="float" office:value="36052500">
            <text:p>3605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6.48">
            <text:p>6,48</text:p>
          </table:table-cell>
          <table:table-cell table:style-name="Default"/>
          <table:table-cell table:style-name="ce23" office:value-type="float" office:value="25294000">
            <text:p>25294000</text:p>
          </table:table-cell>
          <table:table-cell table:style-name="ce23" office:value-type="float" office:value="36052500">
            <text:p>3605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9.75">
            <text:p>9,75</text:p>
          </table:table-cell>
          <table:table-cell table:style-name="Default"/>
          <table:table-cell table:style-name="ce23" office:value-type="float" office:value="25294000">
            <text:p>25294000</text:p>
          </table:table-cell>
          <table:table-cell table:style-name="ce23" office:value-type="float" office:value="36052500">
            <text:p>36052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0.63">
            <text:p>10,63</text:p>
          </table:table-cell>
          <table:table-cell table:style-name="Default"/>
          <table:table-cell table:style-name="ce1" table:formula="of:=MAXA([.Q38];[.K38];[.E38];[M2.E38];[M2.K38];[M2.Q38];[M1.E38];[M1.K38];[M1.Q38])" office:value-type="float" office:value="25294000">
            <text:p>25294000</text:p>
          </table:table-cell>
          <table:table-cell table:style-name="ce1" table:formula="of:=[.W38]-1" office:value-type="float" office:value="25293999">
            <text:p>25293999</text:p>
          </table:table-cell>
          <table:table-cell table:style-name="Default" table:formula="of:=AND([.E38]&gt;[.X38];[.E38]&gt;0;NOT([.E38]=&quot;infeasible&quot;))" office:value-type="boolean" office:boolean-value="false">
            <text:p>FAUX</text:p>
          </table:table-cell>
          <table:table-cell table:style-name="Default" table:formula="of:=AND([.K38]&gt;[.X38];[.K38]&gt;0;NOT([.K38]=&quot;infeasible&quot;))" office:value-type="boolean" office:boolean-value="true">
            <text:p>VRAI</text:p>
          </table:table-cell>
          <table:table-cell table:style-name="Default" table:formula="of:=AND([.Q38]&gt;[.X38];[.Q38]&gt;0;NOT([.Q38]=&quot;infeasible&quot;))" office:value-type="boolean" office:boolean-value="true">
            <text:p>VRAI</text:p>
          </table:table-cell>
          <table:table-cell table:style-name="Default"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false">
            <text:p>FAUX</text:p>
          </table:table-cell>
          <table:table-cell table:style-name="ce1" table:formula="of:=[.Q38]+([.Q38]*[.T38])&lt;[.X3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18507000">
            <text:p>18507000</text:p>
          </table:table-cell>
          <table:table-cell table:style-name="ce23" office:value-type="float" office:value="25307000">
            <text:p>25307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9">
            <text:p>0,39</text:p>
          </table:table-cell>
          <table:table-cell table:style-name="Default"/>
          <table:table-cell table:style-name="ce23" office:value-type="float" office:value="18507000">
            <text:p>18507000</text:p>
          </table:table-cell>
          <table:table-cell table:style-name="ce23" office:value-type="float" office:value="25307000">
            <text:p>25307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3">
            <text:p>0,33</text:p>
          </table:table-cell>
          <table:table-cell table:style-name="Default"/>
          <table:table-cell table:style-name="ce23" office:value-type="float" office:value="18507000">
            <text:p>18507000</text:p>
          </table:table-cell>
          <table:table-cell table:style-name="ce23" office:value-type="float" office:value="25307000">
            <text:p>253070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1" table:formula="of:=MAXA([.Q39];[.K39];[.E39];[M2.E39];[M2.K39];[M2.Q39];[M1.E39];[M1.K39];[M1.Q39])" office:value-type="float" office:value="18507000">
            <text:p>18507000</text:p>
          </table:table-cell>
          <table:table-cell table:style-name="ce1" table:formula="of:=[.W39]-1" office:value-type="float" office:value="18506999">
            <text:p>18506999</text:p>
          </table:table-cell>
          <table:table-cell table:style-name="Default" table:formula="of:=AND([.E39]&gt;[.X39];[.E39]&gt;0;NOT([.E39]=&quot;infeasible&quot;))" office:value-type="boolean" office:boolean-value="true">
            <text:p>VRAI</text:p>
          </table:table-cell>
          <table:table-cell table:style-name="Default" table:formula="of:=AND([.K39]&gt;[.X39];[.K39]&gt;0;NOT([.K39]=&quot;infeasible&quot;))" office:value-type="boolean" office:boolean-value="true">
            <text:p>VRAI</text:p>
          </table:table-cell>
          <table:table-cell table:style-name="Default" table:formula="of:=AND([.Q39]&gt;[.X39];[.Q39]&gt;0;NOT([.Q39]=&quot;infeasible&quot;))" office:value-type="boolean" office:boolean-value="true">
            <text:p>VRAI</text:p>
          </table:table-cell>
          <table:table-cell table:style-name="Default" table:formula="of:=[.E39]+([.H39]*[.E39])&lt;[.X39]" office:value-type="boolean" office:boolean-value="false">
            <text:p>FAUX</text:p>
          </table:table-cell>
          <table:table-cell table:style-name="ce1" table:formula="of:=[.K39]+([.N39]*[.K39])&lt;[.X39]" office:value-type="boolean" office:boolean-value="false">
            <text:p>FAUX</text:p>
          </table:table-cell>
          <table:table-cell table:style-name="ce1" table:formula="of:=[.Q39]+([.Q39]*[.T39])&lt;[.X3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7701000">
            <text:p>7701000</text:p>
          </table:table-cell>
          <table:table-cell table:style-name="ce23" office:value-type="float" office:value="9851008">
            <text:p>9851008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05">
            <text:p>1,05</text:p>
          </table:table-cell>
          <table:table-cell table:style-name="Default"/>
          <table:table-cell table:style-name="ce23" office:value-type="float" office:value="7701000.00000001">
            <text:p>7701000,00000001</text:p>
          </table:table-cell>
          <table:table-cell table:style-name="ce23" office:value-type="float" office:value="9851008">
            <text:p>9851008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34">
            <text:p>1,34</text:p>
          </table:table-cell>
          <table:table-cell table:style-name="Default"/>
          <table:table-cell table:style-name="ce23" office:value-type="float" office:value="7701000">
            <text:p>7701000</text:p>
          </table:table-cell>
          <table:table-cell table:style-name="ce23" office:value-type="float" office:value="9851008">
            <text:p>9851008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25">
            <text:p>1,25</text:p>
          </table:table-cell>
          <table:table-cell table:style-name="Default"/>
          <table:table-cell table:style-name="ce1" table:formula="of:=MAXA([.Q40];[.K40];[.E40];[M2.E40];[M2.K40];[M2.Q40];[M1.E40];[M1.K40];[M1.Q40])" office:value-type="float" office:value="7701000.00000001">
            <text:p>7701000,00000001</text:p>
          </table:table-cell>
          <table:table-cell table:style-name="ce1" table:formula="of:=[.W40]-1" office:value-type="float" office:value="7700999.00000001">
            <text:p>7700999,00000001</text:p>
          </table:table-cell>
          <table:table-cell table:style-name="Default" table:formula="of:=AND([.E40]&gt;[.X40];[.E40]&gt;0;NOT([.E40]=&quot;infeasible&quot;))" office:value-type="boolean" office:boolean-value="true">
            <text:p>VRAI</text:p>
          </table:table-cell>
          <table:table-cell table:style-name="Default" table:formula="of:=AND([.K40]&gt;[.X40];[.K40]&gt;0;NOT([.K40]=&quot;infeasible&quot;))" office:value-type="boolean" office:boolean-value="true">
            <text:p>VRAI</text:p>
          </table:table-cell>
          <table:table-cell table:style-name="Default" table:formula="of:=AND([.Q40]&gt;[.X40];[.Q40]&gt;0;NOT([.Q40]=&quot;infeasible&quot;))" office:value-type="boolean" office:boolean-value="true">
            <text:p>VRAI</text:p>
          </table:table-cell>
          <table:table-cell table:style-name="Default" table:formula="of:=[.E40]+([.H40]*[.E40])&lt;[.X40]" office:value-type="boolean" office:boolean-value="false">
            <text:p>FAUX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8983066.66666667">
            <text:p>8983066,66666667</text:p>
          </table:table-cell>
          <table:table-cell table:style-name="ce23" office:value-type="float" office:value="12393120">
            <text:p>1239312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6">
            <text:p>0,36</text:p>
          </table:table-cell>
          <table:table-cell table:style-name="Default"/>
          <table:table-cell table:style-name="ce23" office:value-type="float" office:value="8983066.66666667">
            <text:p>8983066,66666667</text:p>
          </table:table-cell>
          <table:table-cell table:style-name="ce23" office:value-type="float" office:value="12393120">
            <text:p>1239312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23" office:value-type="float" office:value="8983066.66666667">
            <text:p>8983066,66666667</text:p>
          </table:table-cell>
          <table:table-cell table:style-name="ce23" office:value-type="float" office:value="12393120">
            <text:p>1239312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1" table:formula="of:=MAXA([.Q41];[.K41];[.E41];[M2.E41];[M2.K41];[M2.Q41];[M1.E41];[M1.K41];[M1.Q41])" office:value-type="float" office:value="8983066.66666667">
            <text:p>8983066,66666667</text:p>
          </table:table-cell>
          <table:table-cell table:style-name="ce1" table:formula="of:=[.W41]-1" office:value-type="float" office:value="8983065.66666667">
            <text:p>8983065,66666667</text:p>
          </table:table-cell>
          <table:table-cell table:style-name="Default" table:formula="of:=AND([.E41]&gt;[.X41];[.E41]&gt;0;NOT([.E41]=&quot;infeasible&quot;))" office:value-type="boolean" office:boolean-value="true">
            <text:p>VRAI</text:p>
          </table:table-cell>
          <table:table-cell table:style-name="Default" table:formula="of:=AND([.K41]&gt;[.X41];[.K41]&gt;0;NOT([.K41]=&quot;infeasible&quot;))" office:value-type="boolean" office:boolean-value="true">
            <text:p>VRAI</text:p>
          </table:table-cell>
          <table:table-cell table:style-name="Default" table:formula="of:=AND([.Q41]&gt;[.X41];[.Q41]&gt;0;NOT([.Q41]=&quot;infeasible&quot;))" office:value-type="boolean" office:boolean-value="true">
            <text:p>VRAI</text:p>
          </table:table-cell>
          <table:table-cell table:style-name="Default" table:formula="of:=[.E41]+([.H41]*[.E41])&lt;[.X41]" office:value-type="boolean" office:boolean-value="false">
            <text:p>FAUX</text:p>
          </table:table-cell>
          <table:table-cell table:style-name="ce1" table:formula="of:=[.K41]+([.N41]*[.K41])&lt;[.X41]" office:value-type="boolean" office:boolean-value="false">
            <text:p>FAUX</text:p>
          </table:table-cell>
          <table:table-cell table:style-name="ce1" table:formula="of:=[.Q41]+([.Q41]*[.T41])&lt;[.X4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22820500">
            <text:p>22820500</text:p>
          </table:table-cell>
          <table:table-cell table:style-name="ce23" office:value-type="float" office:value="32470477">
            <text:p>3247047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2.85">
            <text:p>2,85</text:p>
          </table:table-cell>
          <table:table-cell table:style-name="Default"/>
          <table:table-cell table:style-name="ce23" office:value-type="float" office:value="22820500">
            <text:p>22820500</text:p>
          </table:table-cell>
          <table:table-cell table:style-name="ce23" office:value-type="float" office:value="32470477">
            <text:p>3247047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2.56">
            <text:p>2,56</text:p>
          </table:table-cell>
          <table:table-cell table:style-name="Default"/>
          <table:table-cell table:style-name="ce23" office:value-type="float" office:value="22820500">
            <text:p>22820500</text:p>
          </table:table-cell>
          <table:table-cell table:style-name="ce23" office:value-type="float" office:value="32470477">
            <text:p>32470477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19">
            <text:p>4,19</text:p>
          </table:table-cell>
          <table:table-cell table:style-name="Default"/>
          <table:table-cell table:style-name="ce1" table:formula="of:=MAXA([.Q42];[.K42];[.E42];[M2.E42];[M2.K42];[M2.Q42];[M1.E42];[M1.K42];[M1.Q42])" office:value-type="float" office:value="22820500">
            <text:p>22820500</text:p>
          </table:table-cell>
          <table:table-cell table:style-name="ce1" table:formula="of:=[.W42]-1" office:value-type="float" office:value="22820499">
            <text:p>22820499</text:p>
          </table:table-cell>
          <table:table-cell table:style-name="Default" table:formula="of:=AND([.E42]&gt;[.X42];[.E42]&gt;0;NOT([.E42]=&quot;infeasible&quot;))" office:value-type="boolean" office:boolean-value="true">
            <text:p>VRAI</text:p>
          </table:table-cell>
          <table:table-cell table:style-name="Default" table:formula="of:=AND([.K42]&gt;[.X42];[.K42]&gt;0;NOT([.K42]=&quot;infeasible&quot;))" office:value-type="boolean" office:boolean-value="true">
            <text:p>VRAI</text:p>
          </table:table-cell>
          <table:table-cell table:style-name="Default" table:formula="of:=AND([.Q42]&gt;[.X42];[.Q42]&gt;0;NOT([.Q42]=&quot;infeasible&quot;))" office:value-type="boolean" office:boolean-value="true">
            <text:p>VRAI</text:p>
          </table:table-cell>
          <table:table-cell table:style-name="Default" table:formula="of:=[.E42]+([.H42]*[.E42])&lt;[.X42]" office:value-type="boolean" office:boolean-value="false">
            <text:p>FAUX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18798550">
            <text:p>18798550</text:p>
          </table:table-cell>
          <table:table-cell table:style-name="ce23" office:value-type="float" office:value="25668660">
            <text:p>2566866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3" office:value-type="float" office:value="18798550">
            <text:p>18798550</text:p>
          </table:table-cell>
          <table:table-cell table:style-name="ce23" office:value-type="float" office:value="25668660">
            <text:p>2566866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3" office:value-type="float" office:value="18798550">
            <text:p>18798550</text:p>
          </table:table-cell>
          <table:table-cell table:style-name="ce23" office:value-type="float" office:value="25668660">
            <text:p>2566866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96">
            <text:p>0,96</text:p>
          </table:table-cell>
          <table:table-cell table:style-name="Default"/>
          <table:table-cell table:style-name="ce1" table:formula="of:=MAXA([.Q43];[.K43];[.E43];[M2.E43];[M2.K43];[M2.Q43];[M1.E43];[M1.K43];[M1.Q43])" office:value-type="float" office:value="18798550">
            <text:p>18798550</text:p>
          </table:table-cell>
          <table:table-cell table:style-name="ce1" table:formula="of:=[.W43]-1" office:value-type="float" office:value="18798549">
            <text:p>18798549</text:p>
          </table:table-cell>
          <table:table-cell table:style-name="Default" table:formula="of:=AND([.E43]&gt;[.X43];[.E43]&gt;0;NOT([.E43]=&quot;infeasible&quot;))" office:value-type="boolean" office:boolean-value="true">
            <text:p>VRAI</text:p>
          </table:table-cell>
          <table:table-cell table:style-name="Default" table:formula="of:=AND([.K43]&gt;[.X43];[.K43]&gt;0;NOT([.K43]=&quot;infeasible&quot;))" office:value-type="boolean" office:boolean-value="true">
            <text:p>VRAI</text:p>
          </table:table-cell>
          <table:table-cell table:style-name="Default" table:formula="of:=AND([.Q43]&gt;[.X43];[.Q43]&gt;0;NOT([.Q43]=&quot;infeasible&quot;))" office:value-type="boolean" office:boolean-value="true">
            <text:p>VRAI</text:p>
          </table:table-cell>
          <table:table-cell table:style-name="Default" table:formula="of:=[.E43]+([.H43]*[.E43])&lt;[.X43]" office:value-type="boolean" office:boolean-value="false">
            <text:p>FAUX</text:p>
          </table:table-cell>
          <table:table-cell table:style-name="ce1" table:formula="of:=[.K43]+([.N43]*[.K43])&lt;[.X43]" office:value-type="boolean" office:boolean-value="false">
            <text:p>FAUX</text:p>
          </table:table-cell>
          <table:table-cell table:style-name="ce1" table:formula="of:=[.Q43]+([.Q43]*[.T43])&lt;[.X4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14777100">
            <text:p>14777100</text:p>
          </table:table-cell>
          <table:table-cell table:style-name="ce23" office:value-type="float" office:value="19967100">
            <text:p>19967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83">
            <text:p>4,83</text:p>
          </table:table-cell>
          <table:table-cell table:style-name="Default"/>
          <table:table-cell table:style-name="ce23" office:value-type="float" office:value="14777100">
            <text:p>14777100</text:p>
          </table:table-cell>
          <table:table-cell table:style-name="ce23" office:value-type="float" office:value="19967100">
            <text:p>19967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3.91">
            <text:p>3,91</text:p>
          </table:table-cell>
          <table:table-cell table:style-name="Default"/>
          <table:table-cell table:style-name="ce23" office:value-type="float" office:value="14777100">
            <text:p>14777100</text:p>
          </table:table-cell>
          <table:table-cell table:style-name="ce23" office:value-type="float" office:value="19967100">
            <text:p>19967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3.57">
            <text:p>3,57</text:p>
          </table:table-cell>
          <table:table-cell table:style-name="Default"/>
          <table:table-cell table:style-name="ce1" table:formula="of:=MAXA([.Q44];[.K44];[.E44];[M2.E44];[M2.K44];[M2.Q44];[M1.E44];[M1.K44];[M1.Q44])" office:value-type="float" office:value="14777100">
            <text:p>14777100</text:p>
          </table:table-cell>
          <table:table-cell table:style-name="ce1" table:formula="of:=[.W44]-1" office:value-type="float" office:value="14777099">
            <text:p>14777099</text:p>
          </table:table-cell>
          <table:table-cell table:style-name="Default" table:formula="of:=AND([.E44]&gt;[.X44];[.E44]&gt;0;NOT([.E44]=&quot;infeasible&quot;))" office:value-type="boolean" office:boolean-value="true">
            <text:p>VRAI</text:p>
          </table:table-cell>
          <table:table-cell table:style-name="Default" table:formula="of:=AND([.K44]&gt;[.X44];[.K44]&gt;0;NOT([.K44]=&quot;infeasible&quot;))" office:value-type="boolean" office:boolean-value="true">
            <text:p>VRAI</text:p>
          </table:table-cell>
          <table:table-cell table:style-name="Default" table:formula="of:=AND([.Q44]&gt;[.X44];[.Q44]&gt;0;NOT([.Q44]=&quot;infeasible&quot;))" office:value-type="boolean" office:boolean-value="true">
            <text:p>VRAI</text:p>
          </table:table-cell>
          <table:table-cell table:style-name="Default" table:formula="of:=[.E44]+([.H44]*[.E44])&lt;[.X44]" office:value-type="boolean" office:boolean-value="false">
            <text:p>FAUX</text:p>
          </table:table-cell>
          <table:table-cell table:style-name="ce1" table:formula="of:=[.K44]+([.N44]*[.K44])&lt;[.X44]" office:value-type="boolean" office:boolean-value="false">
            <text:p>FAUX</text:p>
          </table:table-cell>
          <table:table-cell table:style-name="ce1" table:formula="of:=[.Q44]+([.Q44]*[.T44])&lt;[.X4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37214166.6666667">
            <text:p>37214166,6666667</text:p>
          </table:table-cell>
          <table:table-cell table:style-name="ce23" office:value-type="float" office:value="53594170">
            <text:p>5359417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49">
            <text:p>4,49</text:p>
          </table:table-cell>
          <table:table-cell table:style-name="Default"/>
          <table:table-cell table:style-name="ce23" office:value-type="float" office:value="37214166.6666667">
            <text:p>37214166,6666667</text:p>
          </table:table-cell>
          <table:table-cell table:style-name="ce23" office:value-type="float" office:value="53594170">
            <text:p>5359417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14">
            <text:p>4,14</text:p>
          </table:table-cell>
          <table:table-cell table:style-name="Default"/>
          <table:table-cell table:style-name="ce23" office:value-type="float" office:value="37214166.6666667">
            <text:p>37214166,6666667</text:p>
          </table:table-cell>
          <table:table-cell table:style-name="ce23" office:value-type="float" office:value="53594170">
            <text:p>5359417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2.68">
            <text:p>2,68</text:p>
          </table:table-cell>
          <table:table-cell table:style-name="Default"/>
          <table:table-cell table:style-name="ce1" table:formula="of:=MAXA([.Q45];[.K45];[.E45];[M2.E45];[M2.K45];[M2.Q45];[M1.E45];[M1.K45];[M1.Q45])" office:value-type="float" office:value="37214166.6666667">
            <text:p>37214166,6666667</text:p>
          </table:table-cell>
          <table:table-cell table:style-name="ce1" table:formula="of:=[.W45]-1" office:value-type="float" office:value="37214165.6666667">
            <text:p>37214165,6666667</text:p>
          </table:table-cell>
          <table:table-cell table:style-name="Default" table:formula="of:=AND([.E45]&gt;[.X45];[.E45]&gt;0;NOT([.E45]=&quot;infeasible&quot;))" office:value-type="boolean" office:boolean-value="true">
            <text:p>VRAI</text:p>
          </table:table-cell>
          <table:table-cell table:style-name="Default" table:formula="of:=AND([.K45]&gt;[.X45];[.K45]&gt;0;NOT([.K45]=&quot;infeasible&quot;))" office:value-type="boolean" office:boolean-value="true">
            <text:p>VRAI</text:p>
          </table:table-cell>
          <table:table-cell table:style-name="Default" table:formula="of:=AND([.Q45]&gt;[.X45];[.Q45]&gt;0;NOT([.Q45]=&quot;infeasible&quot;))" office:value-type="boolean" office:boolean-value="true">
            <text:p>VRAI</text:p>
          </table:table-cell>
          <table:table-cell table:style-name="Default" table:formula="of:=[.E45]+([.H45]*[.E45])&lt;[.X45]" office:value-type="boolean" office:boolean-value="false">
            <text:p>FAUX</text:p>
          </table:table-cell>
          <table:table-cell table:style-name="ce1" table:formula="of:=[.K45]+([.N45]*[.K45])&lt;[.X45]" office:value-type="boolean" office:boolean-value="false">
            <text:p>FAUX</text:p>
          </table:table-cell>
          <table:table-cell table:style-name="ce1" table:formula="of:=[.Q45]+([.Q45]*[.T45])&lt;[.X4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37673333.3333333">
            <text:p>37673333,3333333</text:p>
          </table:table-cell>
          <table:table-cell table:style-name="ce23" office:value-type="float" office:value="50343799">
            <text:p>50343799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23" office:value-type="float" office:value="37673333.3333333">
            <text:p>37673333,3333333</text:p>
          </table:table-cell>
          <table:table-cell table:style-name="ce23" office:value-type="float" office:value="50343799">
            <text:p>50343799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6.92">
            <text:p>16,92</text:p>
          </table:table-cell>
          <table:table-cell table:style-name="Default"/>
          <table:table-cell table:style-name="ce23" office:value-type="float" office:value="37673333.3333333">
            <text:p>37673333,3333333</text:p>
          </table:table-cell>
          <table:table-cell table:style-name="ce23" office:value-type="float" office:value="50343799">
            <text:p>50343799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4.26">
            <text:p>14,26</text:p>
          </table:table-cell>
          <table:table-cell table:style-name="Default"/>
          <table:table-cell table:style-name="ce1" table:formula="of:=MAXA([.Q46];[.K46];[.E46];[M2.E46];[M2.K46];[M2.Q46];[M1.E46];[M1.K46];[M1.Q46])" office:value-type="float" office:value="37673333.3333333">
            <text:p>37673333,3333333</text:p>
          </table:table-cell>
          <table:table-cell table:style-name="ce1" table:formula="of:=[.W46]-1" office:value-type="float" office:value="37673332.3333333">
            <text:p>37673332,3333333</text:p>
          </table:table-cell>
          <table:table-cell table:style-name="Default" table:formula="of:=AND([.E46]&gt;[.X46];[.E46]&gt;0;NOT([.E46]=&quot;infeasible&quot;))" office:value-type="boolean" office:boolean-value="true">
            <text:p>VRAI</text:p>
          </table:table-cell>
          <table:table-cell table:style-name="Default" table:formula="of:=AND([.K46]&gt;[.X46];[.K46]&gt;0;NOT([.K46]=&quot;infeasible&quot;))" office:value-type="boolean" office:boolean-value="true">
            <text:p>VRAI</text:p>
          </table:table-cell>
          <table:table-cell table:style-name="Default" table:formula="of:=AND([.Q46]&gt;[.X46];[.Q46]&gt;0;NOT([.Q46]=&quot;infeasible&quot;))" office:value-type="boolean" office:boolean-value="true">
            <text:p>VRAI</text:p>
          </table:table-cell>
          <table:table-cell table:style-name="Default" table:formula="of:=[.E46]+([.H46]*[.E46])&lt;[.X46]" office:value-type="boolean" office:boolean-value="false">
            <text:p>FAUX</text:p>
          </table:table-cell>
          <table:table-cell table:style-name="ce1" table:formula="of:=[.K46]+([.N46]*[.K46])&lt;[.X46]" office:value-type="boolean" office:boolean-value="false">
            <text:p>FAUX</text:p>
          </table:table-cell>
          <table:table-cell table:style-name="ce1" table:formula="of:=[.Q46]+([.Q46]*[.T46])&lt;[.X4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28379500">
            <text:p>28379500</text:p>
          </table:table-cell>
          <table:table-cell table:style-name="ce23" office:value-type="float" office:value="40429500">
            <text:p>4042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9.19">
            <text:p>9,19</text:p>
          </table:table-cell>
          <table:table-cell table:style-name="Default"/>
          <table:table-cell table:style-name="ce23" office:value-type="float" office:value="28379500">
            <text:p>28379500</text:p>
          </table:table-cell>
          <table:table-cell table:style-name="ce23" office:value-type="float" office:value="40429500">
            <text:p>4042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8.04">
            <text:p>8,04</text:p>
          </table:table-cell>
          <table:table-cell table:style-name="Default"/>
          <table:table-cell table:style-name="ce23" office:value-type="float" office:value="28379500">
            <text:p>28379500</text:p>
          </table:table-cell>
          <table:table-cell table:style-name="ce23" office:value-type="float" office:value="40429500">
            <text:p>4042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6.93">
            <text:p>6,93</text:p>
          </table:table-cell>
          <table:table-cell table:style-name="Default"/>
          <table:table-cell table:style-name="ce1" table:formula="of:=MAXA([.Q47];[.K47];[.E47];[M2.E47];[M2.K47];[M2.Q47];[M1.E47];[M1.K47];[M1.Q47])" office:value-type="float" office:value="28379500">
            <text:p>28379500</text:p>
          </table:table-cell>
          <table:table-cell table:style-name="ce1" table:formula="of:=[.W47]-1" office:value-type="float" office:value="28379499">
            <text:p>28379499</text:p>
          </table:table-cell>
          <table:table-cell table:style-name="Default" table:formula="of:=AND([.E47]&gt;[.X47];[.E47]&gt;0;NOT([.E47]=&quot;infeasible&quot;))" office:value-type="boolean" office:boolean-value="true">
            <text:p>VRAI</text:p>
          </table:table-cell>
          <table:table-cell table:style-name="Default" table:formula="of:=AND([.K47]&gt;[.X47];[.K47]&gt;0;NOT([.K47]=&quot;infeasible&quot;))" office:value-type="boolean" office:boolean-value="true">
            <text:p>VRAI</text:p>
          </table:table-cell>
          <table:table-cell table:style-name="Default" table:formula="of:=AND([.Q47]&gt;[.X47];[.Q47]&gt;0;NOT([.Q47]=&quot;infeasible&quot;))" office:value-type="boolean" office:boolean-value="true">
            <text:p>VRAI</text:p>
          </table:table-cell>
          <table:table-cell table:style-name="Default"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11519500">
            <text:p>11519500</text:p>
          </table:table-cell>
          <table:table-cell table:style-name="ce23" office:value-type="float" office:value="15039500">
            <text:p>1503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6">
            <text:p>0,76</text:p>
          </table:table-cell>
          <table:table-cell table:style-name="Default"/>
          <table:table-cell table:style-name="ce23" office:value-type="float" office:value="11519500">
            <text:p>11519500</text:p>
          </table:table-cell>
          <table:table-cell table:style-name="ce23" office:value-type="float" office:value="15039500">
            <text:p>1503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23" office:value-type="float" office:value="11519500">
            <text:p>11519500</text:p>
          </table:table-cell>
          <table:table-cell table:style-name="ce23" office:value-type="float" office:value="15039500">
            <text:p>15039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1" table:formula="of:=MAXA([.Q48];[.K48];[.E48];[M2.E48];[M2.K48];[M2.Q48];[M1.E48];[M1.K48];[M1.Q48])" office:value-type="float" office:value="11519500">
            <text:p>11519500</text:p>
          </table:table-cell>
          <table:table-cell table:style-name="ce1" table:formula="of:=[.W48]-1" office:value-type="float" office:value="11519499">
            <text:p>11519499</text:p>
          </table:table-cell>
          <table:table-cell table:style-name="Default" table:formula="of:=AND([.E48]&gt;[.X48];[.E48]&gt;0;NOT([.E48]=&quot;infeasible&quot;))" office:value-type="boolean" office:boolean-value="true">
            <text:p>VRAI</text:p>
          </table:table-cell>
          <table:table-cell table:style-name="Default" table:formula="of:=AND([.K48]&gt;[.X48];[.K48]&gt;0;NOT([.K48]=&quot;infeasible&quot;))" office:value-type="boolean" office:boolean-value="true">
            <text:p>VRAI</text:p>
          </table:table-cell>
          <table:table-cell table:style-name="Default" table:formula="of:=AND([.Q48]&gt;[.X48];[.Q48]&gt;0;NOT([.Q48]=&quot;infeasible&quot;))" office:value-type="boolean" office:boolean-value="true">
            <text:p>VRAI</text:p>
          </table:table-cell>
          <table:table-cell table:style-name="Default" table:formula="of:=[.E48]+([.H48]*[.E48])&lt;[.X48]" office:value-type="boolean" office:boolean-value="false">
            <text:p>FAUX</text:p>
          </table:table-cell>
          <table:table-cell table:style-name="ce1" table:formula="of:=[.K48]+([.N48]*[.K48])&lt;[.X48]" office:value-type="boolean" office:boolean-value="false">
            <text:p>FAUX</text:p>
          </table:table-cell>
          <table:table-cell table:style-name="ce1" table:formula="of:=[.Q48]+([.Q48]*[.T48])&lt;[.X4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6340100">
            <text:p>6340100</text:p>
          </table:table-cell>
          <table:table-cell table:style-name="ce23" office:value-type="float" office:value="8020100">
            <text:p>8020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23" office:value-type="float" office:value="6340100">
            <text:p>6340100</text:p>
          </table:table-cell>
          <table:table-cell table:style-name="ce23" office:value-type="float" office:value="8020100">
            <text:p>8020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23" office:value-type="float" office:value="6340100">
            <text:p>6340100</text:p>
          </table:table-cell>
          <table:table-cell table:style-name="ce23" office:value-type="float" office:value="8020100">
            <text:p>8020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9">
            <text:p>0,9</text:p>
          </table:table-cell>
          <table:table-cell table:style-name="Default"/>
          <table:table-cell table:style-name="ce1" table:formula="of:=MAXA([.Q49];[.K49];[.E49];[M2.E49];[M2.K49];[M2.Q49];[M1.E49];[M1.K49];[M1.Q49])" office:value-type="float" office:value="6340100">
            <text:p>6340100</text:p>
          </table:table-cell>
          <table:table-cell table:style-name="ce1" table:formula="of:=[.W49]-1" office:value-type="float" office:value="6340099">
            <text:p>6340099</text:p>
          </table:table-cell>
          <table:table-cell table:style-name="Default" table:formula="of:=AND([.E49]&gt;[.X49];[.E49]&gt;0;NOT([.E49]=&quot;infeasible&quot;))" office:value-type="boolean" office:boolean-value="true">
            <text:p>VRAI</text:p>
          </table:table-cell>
          <table:table-cell table:style-name="Default" table:formula="of:=AND([.K49]&gt;[.X49];[.K49]&gt;0;NOT([.K49]=&quot;infeasible&quot;))" office:value-type="boolean" office:boolean-value="true">
            <text:p>VRAI</text:p>
          </table:table-cell>
          <table:table-cell table:style-name="Default" table:formula="of:=AND([.Q49]&gt;[.X49];[.Q49]&gt;0;NOT([.Q49]=&quot;infeasible&quot;))" office:value-type="boolean" office:boolean-value="true">
            <text:p>VRAI</text:p>
          </table:table-cell>
          <table:table-cell table:style-name="Default" table:formula="of:=[.E49]+([.H49]*[.E49])&lt;[.X49]" office:value-type="boolean" office:boolean-value="false">
            <text:p>FAUX</text:p>
          </table:table-cell>
          <table:table-cell table:style-name="ce1" table:formula="of:=[.K49]+([.N49]*[.K49])&lt;[.X49]" office:value-type="boolean" office:boolean-value="false">
            <text:p>FAUX</text:p>
          </table:table-cell>
          <table:table-cell table:style-name="ce1" table:formula="of:=[.Q49]+([.Q49]*[.T49])&lt;[.X4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3" office:value-type="float" office:value="9990500">
            <text:p>9990500</text:p>
          </table:table-cell>
          <table:table-cell table:style-name="ce23" office:value-type="float" office:value="13640500">
            <text:p>1364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3" office:value-type="float" office:value="9990500">
            <text:p>9990500</text:p>
          </table:table-cell>
          <table:table-cell table:style-name="ce23" office:value-type="float" office:value="13640500">
            <text:p>1364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5">
            <text:p>0,45</text:p>
          </table:table-cell>
          <table:table-cell table:style-name="Default"/>
          <table:table-cell table:style-name="ce23" office:value-type="float" office:value="9990500">
            <text:p>9990500</text:p>
          </table:table-cell>
          <table:table-cell table:style-name="ce23" office:value-type="float" office:value="13640500">
            <text:p>136405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1" table:formula="of:=MAXA([.Q50];[.K50];[.E50];[M2.E50];[M2.K50];[M2.Q50];[M1.E50];[M1.K50];[M1.Q50])" office:value-type="float" office:value="9990500">
            <text:p>9990500</text:p>
          </table:table-cell>
          <table:table-cell table:style-name="ce1" table:formula="of:=[.W50]-1" office:value-type="float" office:value="9990499">
            <text:p>9990499</text:p>
          </table:table-cell>
          <table:table-cell table:style-name="Default" table:formula="of:=AND([.E50]&gt;[.X50];[.E50]&gt;0;NOT([.E50]=&quot;infeasible&quot;))" office:value-type="boolean" office:boolean-value="true">
            <text:p>VRAI</text:p>
          </table:table-cell>
          <table:table-cell table:style-name="Default" table:formula="of:=AND([.K50]&gt;[.X50];[.K50]&gt;0;NOT([.K50]=&quot;infeasible&quot;))" office:value-type="boolean" office:boolean-value="true">
            <text:p>VRAI</text:p>
          </table:table-cell>
          <table:table-cell table:style-name="Default" table:formula="of:=AND([.Q50]&gt;[.X50];[.Q50]&gt;0;NOT([.Q50]=&quot;infeasible&quot;))" office:value-type="boolean" office:boolean-value="true">
            <text:p>VRAI</text:p>
          </table:table-cell>
          <table:table-cell table:style-name="Default" table:formula="of:=[.E50]+([.H50]*[.E50])&lt;[.X50]" office:value-type="boolean" office:boolean-value="false">
            <text:p>FAUX</text:p>
          </table:table-cell>
          <table:table-cell table:style-name="ce1" table:formula="of:=[.K50]+([.N50]*[.K50])&lt;[.X50]" office:value-type="boolean" office:boolean-value="false">
            <text:p>FAUX</text:p>
          </table:table-cell>
          <table:table-cell table:style-name="ce1" table:formula="of:=[.Q50]+([.Q50]*[.T50])&lt;[.X5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23109100">
            <text:p>23109100</text:p>
          </table:table-cell>
          <table:table-cell table:style-name="ce23" office:value-type="float" office:value="31999100">
            <text:p>31999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06">
            <text:p>1,06</text:p>
          </table:table-cell>
          <table:table-cell table:style-name="Default"/>
          <table:table-cell table:style-name="ce23" office:value-type="float" office:value="23109100">
            <text:p>23109100</text:p>
          </table:table-cell>
          <table:table-cell table:style-name="ce23" office:value-type="float" office:value="31999100">
            <text:p>31999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61">
            <text:p>0,61</text:p>
          </table:table-cell>
          <table:table-cell table:style-name="Default"/>
          <table:table-cell table:style-name="ce23" office:value-type="float" office:value="23109100">
            <text:p>23109100</text:p>
          </table:table-cell>
          <table:table-cell table:style-name="ce23" office:value-type="float" office:value="31999100">
            <text:p>3199910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8">
            <text:p>0,78</text:p>
          </table:table-cell>
          <table:table-cell table:style-name="Default"/>
          <table:table-cell table:style-name="ce1" table:formula="of:=MAXA([.Q51];[.K51];[.E51];[M2.E51];[M2.K51];[M2.Q51];[M1.E51];[M1.K51];[M1.Q51])" office:value-type="float" office:value="23109100">
            <text:p>23109100</text:p>
          </table:table-cell>
          <table:table-cell table:style-name="ce1" table:formula="of:=[.W51]-1" office:value-type="float" office:value="23109099">
            <text:p>23109099</text:p>
          </table:table-cell>
          <table:table-cell table:style-name="Default" table:formula="of:=AND([.E51]&gt;[.X51];[.E51]&gt;0;NOT([.E51]=&quot;infeasible&quot;))" office:value-type="boolean" office:boolean-value="true">
            <text:p>VRAI</text:p>
          </table:table-cell>
          <table:table-cell table:style-name="Default" table:formula="of:=AND([.K51]&gt;[.X51];[.K51]&gt;0;NOT([.K51]=&quot;infeasible&quot;))" office:value-type="boolean" office:boolean-value="true">
            <text:p>VRAI</text:p>
          </table:table-cell>
          <table:table-cell table:style-name="Default" table:formula="of:=AND([.Q51]&gt;[.X51];[.Q51]&gt;0;NOT([.Q51]=&quot;infeasible&quot;))" office:value-type="boolean" office:boolean-value="true">
            <text:p>VRAI</text:p>
          </table:table-cell>
          <table:table-cell table:style-name="Default"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25429833.3333333">
            <text:p>25429833,3333333</text:p>
          </table:table-cell>
          <table:table-cell table:style-name="ce23" office:value-type="float" office:value="33909848">
            <text:p>33909848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ce23" office:value-type="float" office:value="25429833.3333333">
            <text:p>25429833,3333333</text:p>
          </table:table-cell>
          <table:table-cell table:style-name="ce23" office:value-type="float" office:value="33909848">
            <text:p>33909848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81">
            <text:p>4,81</text:p>
          </table:table-cell>
          <table:table-cell table:style-name="Default"/>
          <table:table-cell table:style-name="ce23" office:value-type="float" office:value="25429833.3333333">
            <text:p>25429833,3333333</text:p>
          </table:table-cell>
          <table:table-cell table:style-name="ce23" office:value-type="float" office:value="33909848">
            <text:p>33909848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3.87">
            <text:p>3,87</text:p>
          </table:table-cell>
          <table:table-cell table:style-name="Default"/>
          <table:table-cell table:style-name="ce1" table:formula="of:=MAXA([.Q52];[.K52];[.E52];[M2.E52];[M2.K52];[M2.Q52];[M1.E52];[M1.K52];[M1.Q52])" office:value-type="float" office:value="25429833.3333333">
            <text:p>25429833,3333333</text:p>
          </table:table-cell>
          <table:table-cell table:style-name="ce1" table:formula="of:=[.W52]-1" office:value-type="float" office:value="25429832.3333333">
            <text:p>25429832,3333333</text:p>
          </table:table-cell>
          <table:table-cell table:style-name="Default" table:formula="of:=AND([.E52]&gt;[.X52];[.E52]&gt;0;NOT([.E52]=&quot;infeasible&quot;))" office:value-type="boolean" office:boolean-value="true">
            <text:p>VRAI</text:p>
          </table:table-cell>
          <table:table-cell table:style-name="Default" table:formula="of:=AND([.K52]&gt;[.X52];[.K52]&gt;0;NOT([.K52]=&quot;infeasible&quot;))" office:value-type="boolean" office:boolean-value="true">
            <text:p>VRAI</text:p>
          </table:table-cell>
          <table:table-cell table:style-name="Default" table:formula="of:=AND([.Q52]&gt;[.X52];[.Q52]&gt;0;NOT([.Q52]=&quot;infeasible&quot;))" office:value-type="boolean" office:boolean-value="true">
            <text:p>VRAI</text:p>
          </table:table-cell>
          <table:table-cell table:style-name="Default" table:formula="of:=[.E52]+([.H52]*[.E52])&lt;[.X52]" office:value-type="boolean" office:boolean-value="false">
            <text:p>FAUX</text:p>
          </table:table-cell>
          <table:table-cell table:style-name="ce1" table:formula="of:=[.K52]+([.N52]*[.K52])&lt;[.X52]" office:value-type="boolean" office:boolean-value="false">
            <text:p>FAUX</text:p>
          </table:table-cell>
          <table:table-cell table:style-name="ce1" table:formula="of:=[.Q52]+([.Q52]*[.T52])&lt;[.X5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3" office:value-type="float" office:value="18336000">
            <text:p>18336000</text:p>
          </table:table-cell>
          <table:table-cell table:style-name="ce23" office:value-type="float" office:value="24366070">
            <text:p>2436607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79">
            <text:p>0,79</text:p>
          </table:table-cell>
          <table:table-cell table:style-name="Default"/>
          <table:table-cell table:style-name="ce23" office:value-type="float" office:value="18336000">
            <text:p>18336000</text:p>
          </table:table-cell>
          <table:table-cell table:style-name="ce23" office:value-type="float" office:value="24366070">
            <text:p>2436607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0.93">
            <text:p>0,93</text:p>
          </table:table-cell>
          <table:table-cell table:style-name="Default"/>
          <table:table-cell table:style-name="ce23" office:value-type="float" office:value="18336000">
            <text:p>18336000</text:p>
          </table:table-cell>
          <table:table-cell table:style-name="ce23" office:value-type="float" office:value="24366070">
            <text:p>24366070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.48">
            <text:p>1,48</text:p>
          </table:table-cell>
          <table:table-cell table:style-name="Default"/>
          <table:table-cell table:style-name="ce1" table:formula="of:=MAXA([.Q53];[.K53];[.E53];[M2.E53];[M2.K53];[M2.Q53];[M1.E53];[M1.K53];[M1.Q53])" office:value-type="float" office:value="18336000">
            <text:p>18336000</text:p>
          </table:table-cell>
          <table:table-cell table:style-name="ce1" table:formula="of:=[.W53]-1" office:value-type="float" office:value="18335999">
            <text:p>18335999</text:p>
          </table:table-cell>
          <table:table-cell table:style-name="Default" table:formula="of:=AND([.E53]&gt;[.X53];[.E53]&gt;0;NOT([.E53]=&quot;infeasible&quot;))" office:value-type="boolean" office:boolean-value="true">
            <text:p>VRAI</text:p>
          </table:table-cell>
          <table:table-cell table:style-name="Default" table:formula="of:=AND([.K53]&gt;[.X53];[.K53]&gt;0;NOT([.K53]=&quot;infeasible&quot;))" office:value-type="boolean" office:boolean-value="true">
            <text:p>VRAI</text:p>
          </table:table-cell>
          <table:table-cell table:style-name="Default" table:formula="of:=AND([.Q53]&gt;[.X53];[.Q53]&gt;0;NOT([.Q53]=&quot;infeasible&quot;))" office:value-type="boolean" office:boolean-value="true">
            <text:p>VRAI</text:p>
          </table:table-cell>
          <table:table-cell table:style-name="Default" table:formula="of:=[.E53]+([.H53]*[.E53])&lt;[.X53]" office:value-type="boolean" office:boolean-value="false">
            <text:p>FAUX</text:p>
          </table:table-cell>
          <table:table-cell table:style-name="ce1" table:formula="of:=[.K53]+([.N53]*[.K53])&lt;[.X53]" office:value-type="boolean" office:boolean-value="false">
            <text:p>FAUX</text:p>
          </table:table-cell>
          <table:table-cell table:style-name="ce1" table:formula="of:=[.Q53]+([.Q53]*[.T53])&lt;[.X5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33566216.6666667">
            <text:p>33566216,6666667</text:p>
          </table:table-cell>
          <table:table-cell table:style-name="ce23" office:value-type="float" office:value="47366244">
            <text:p>47366244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7.83">
            <text:p>17,83</text:p>
          </table:table-cell>
          <table:table-cell table:style-name="Default"/>
          <table:table-cell table:style-name="ce23" office:value-type="float" office:value="33566216.6666667">
            <text:p>33566216,6666667</text:p>
          </table:table-cell>
          <table:table-cell table:style-name="ce23" office:value-type="float" office:value="47366244">
            <text:p>47366244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5.37">
            <text:p>15,37</text:p>
          </table:table-cell>
          <table:table-cell table:style-name="Default"/>
          <table:table-cell table:style-name="ce23" office:value-type="float" office:value="33566216.6666667">
            <text:p>33566216,6666667</text:p>
          </table:table-cell>
          <table:table-cell table:style-name="ce23" office:value-type="float" office:value="47366244">
            <text:p>47366244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5.56">
            <text:p>15,56</text:p>
          </table:table-cell>
          <table:table-cell table:style-name="Default"/>
          <table:table-cell table:style-name="ce1" table:formula="of:=MAXA([.Q54];[.K54];[.E54];[M2.E54];[M2.K54];[M2.Q54];[M1.E54];[M1.K54];[M1.Q54])" office:value-type="float" office:value="33566216.6666667">
            <text:p>33566216,6666667</text:p>
          </table:table-cell>
          <table:table-cell table:style-name="ce1" table:formula="of:=[.W54]-1" office:value-type="float" office:value="33566215.6666667">
            <text:p>33566215,6666667</text:p>
          </table:table-cell>
          <table:table-cell table:style-name="Default" table:formula="of:=AND([.E54]&gt;[.X54];[.E54]&gt;0;NOT([.E54]=&quot;infeasible&quot;))" office:value-type="boolean" office:boolean-value="true">
            <text:p>VRAI</text:p>
          </table:table-cell>
          <table:table-cell table:style-name="Default" table:formula="of:=AND([.K54]&gt;[.X54];[.K54]&gt;0;NOT([.K54]=&quot;infeasible&quot;))" office:value-type="boolean" office:boolean-value="true">
            <text:p>VRAI</text:p>
          </table:table-cell>
          <table:table-cell table:style-name="Default" table:formula="of:=AND([.Q54]&gt;[.X54];[.Q54]&gt;0;NOT([.Q54]=&quot;infeasible&quot;))" office:value-type="boolean" office:boolean-value="true">
            <text:p>VRAI</text:p>
          </table:table-cell>
          <table:table-cell table:style-name="Default" table:formula="of:=[.E54]+([.H54]*[.E54])&lt;[.X54]" office:value-type="boolean" office:boolean-value="false">
            <text:p>FAUX</text:p>
          </table:table-cell>
          <table:table-cell table:style-name="ce1" table:formula="of:=[.K54]+([.N54]*[.K54])&lt;[.X54]" office:value-type="boolean" office:boolean-value="false">
            <text:p>FAUX</text:p>
          </table:table-cell>
          <table:table-cell table:style-name="ce1" table:formula="of:=[.Q54]+([.Q54]*[.T54])&lt;[.X5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32783250">
            <text:p>32783250</text:p>
          </table:table-cell>
          <table:table-cell table:style-name="ce23" office:value-type="float" office:value="46363186">
            <text:p>46363186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37">
            <text:p>4,37</text:p>
          </table:table-cell>
          <table:table-cell table:style-name="Default"/>
          <table:table-cell table:style-name="ce23" office:value-type="float" office:value="32783250">
            <text:p>32783250</text:p>
          </table:table-cell>
          <table:table-cell table:style-name="ce23" office:value-type="float" office:value="46363186">
            <text:p>46363186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4.62">
            <text:p>4,62</text:p>
          </table:table-cell>
          <table:table-cell table:style-name="Default"/>
          <table:table-cell table:style-name="ce23" office:value-type="float" office:value="32783250">
            <text:p>32783250</text:p>
          </table:table-cell>
          <table:table-cell table:style-name="ce23" office:value-type="float" office:value="46363186">
            <text:p>46363186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6.29">
            <text:p>6,29</text:p>
          </table:table-cell>
          <table:table-cell table:style-name="Default"/>
          <table:table-cell table:style-name="ce1" table:formula="of:=MAXA([.Q55];[.K55];[.E55];[M2.E55];[M2.K55];[M2.Q55];[M1.E55];[M1.K55];[M1.Q55])" office:value-type="float" office:value="32783250">
            <text:p>32783250</text:p>
          </table:table-cell>
          <table:table-cell table:style-name="ce1" table:formula="of:=[.W55]-1" office:value-type="float" office:value="32783249">
            <text:p>32783249</text:p>
          </table:table-cell>
          <table:table-cell table:style-name="Default" table:formula="of:=AND([.E55]&gt;[.X55];[.E55]&gt;0;NOT([.E55]=&quot;infeasible&quot;))" office:value-type="boolean" office:boolean-value="true">
            <text:p>VRAI</text:p>
          </table:table-cell>
          <table:table-cell table:style-name="Default" table:formula="of:=AND([.K55]&gt;[.X55];[.K55]&gt;0;NOT([.K55]=&quot;infeasible&quot;))" office:value-type="boolean" office:boolean-value="true">
            <text:p>VRAI</text:p>
          </table:table-cell>
          <table:table-cell table:style-name="Default" table:formula="of:=AND([.Q55]&gt;[.X55];[.Q55]&gt;0;NOT([.Q55]=&quot;infeasible&quot;))" office:value-type="boolean" office:boolean-value="true">
            <text:p>VRAI</text:p>
          </table:table-cell>
          <table:table-cell table:style-name="Default" table:formula="of:=[.E55]+([.H55]*[.E55])&lt;[.X55]" office:value-type="boolean" office:boolean-value="false">
            <text:p>FAUX</text:p>
          </table:table-cell>
          <table:table-cell table:style-name="ce1" table:formula="of:=[.K55]+([.N55]*[.K55])&lt;[.X55]" office:value-type="boolean" office:boolean-value="false">
            <text:p>FAUX</text:p>
          </table:table-cell>
          <table:table-cell table:style-name="ce1" table:formula="of:=[.Q55]+([.Q55]*[.T55])&lt;[.X5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3" office:value-type="float" office:value="35252000">
            <text:p>35252000</text:p>
          </table:table-cell>
          <table:table-cell table:style-name="ce23" office:value-type="float" office:value="46702113">
            <text:p>4670211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10.78">
            <text:p>10,78</text:p>
          </table:table-cell>
          <table:table-cell table:style-name="Default"/>
          <table:table-cell table:style-name="ce23" office:value-type="float" office:value="35252000">
            <text:p>35252000</text:p>
          </table:table-cell>
          <table:table-cell table:style-name="ce23" office:value-type="float" office:value="46702113">
            <text:p>4670211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9.3">
            <text:p>9,3</text:p>
          </table:table-cell>
          <table:table-cell table:style-name="Default"/>
          <table:table-cell table:style-name="ce23" office:value-type="float" office:value="35252000">
            <text:p>35252000</text:p>
          </table:table-cell>
          <table:table-cell table:style-name="ce23" office:value-type="float" office:value="46702113">
            <text:p>46702113</text:p>
          </table:table-cell>
          <table:table-cell table:style-name="ce23"/>
          <table:table-cell table:style-name="Default" office:value-type="string">
            <text:p><text:s/></text:p>
          </table:table-cell>
          <table:table-cell table:style-name="Default" office:value-type="float" office:value="8.65">
            <text:p>8,65</text:p>
          </table:table-cell>
          <table:table-cell table:style-name="Default"/>
          <table:table-cell table:style-name="ce1" table:formula="of:=MAXA([.Q56];[.K56];[.E56];[M2.E56];[M2.K56];[M2.Q56];[M1.E56];[M1.K56];[M1.Q56])" office:value-type="float" office:value="35252000">
            <text:p>35252000</text:p>
          </table:table-cell>
          <table:table-cell table:style-name="ce1" table:formula="of:=[.W56]-1" office:value-type="float" office:value="35251999">
            <text:p>35251999</text:p>
          </table:table-cell>
          <table:table-cell table:style-name="Default" table:formula="of:=AND([.E56]&gt;[.X56];[.E56]&gt;0;NOT([.E56]=&quot;infeasible&quot;))" office:value-type="boolean" office:boolean-value="true">
            <text:p>VRAI</text:p>
          </table:table-cell>
          <table:table-cell table:style-name="Default" table:formula="of:=AND([.K56]&gt;[.X56];[.K56]&gt;0;NOT([.K56]=&quot;infeasible&quot;))" office:value-type="boolean" office:boolean-value="true">
            <text:p>VRAI</text:p>
          </table:table-cell>
          <table:table-cell table:style-name="Default" table:formula="of:=AND([.Q56]&gt;[.X56];[.Q56]&gt;0;NOT([.Q56]=&quot;infeasible&quot;))" office:value-type="boolean" office:boolean-value="true">
            <text:p>VRAI</text:p>
          </table:table-cell>
          <table:table-cell table:style-name="Default" table:formula="of:=[.E56]+([.H56]*[.E56])&lt;[.X56]" office:value-type="boolean" office:boolean-value="false">
            <text:p>FAUX</text:p>
          </table:table-cell>
          <table:table-cell table:style-name="ce1" table:formula="of:=[.K56]+([.N56]*[.K56])&lt;[.X56]" office:value-type="boolean" office:boolean-value="false">
            <text:p>FAUX</text:p>
          </table:table-cell>
          <table:table-cell table:style-name="ce1" table:formula="of:=[.Q56]+([.Q56]*[.T56])&lt;[.X5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9" table:number-columns-repeated="2"/>
          <table:table-cell table:style-name="Default" table:number-columns-repeated="19"/>
        </table:table-row>
        <table:table-row table:style-name="ro2">
          <table:table-cell table:number-columns-repeated="22"/>
          <table:table-cell table:style-name="ce1" table:number-columns-repeated="2"/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Sol moyen</text:p>
          </table:table-cell>
          <table:table-cell table:style-name="Default" table:number-columns-repeated="3"/>
          <table:table-cell table:style-name="ce24" table:formula="of:=AVERAGE([.E3:.E56])" office:value-type="float" office:value="18369011.287478">
            <text:p>18369011,287478</text:p>
          </table:table-cell>
          <table:table-cell table:style-name="ce24" table:formula="of:=AVERAGE([.F3:.F56])" office:value-type="float" office:value="25564762.3703704">
            <text:p>25564762,3703704</text:p>
          </table:table-cell>
          <table:table-cell table:style-name="ce24" table:formula="of:=AVERAGE([.G3:.G56])" office:value-type="float" office:value="0">
            <text:p>#DIV/0 !</text:p>
          </table:table-cell>
          <table:table-cell table:style-name="ce27" table:number-columns-repeated="3"/>
          <table:table-cell table:style-name="ce24" table:formula="of:=AVERAGE([.K3:.K56])" office:value-type="float" office:value="18368992.7689594">
            <text:p>18368992,7689594</text:p>
          </table:table-cell>
          <table:table-cell table:style-name="ce24" table:formula="of:=AVERAGE([.L3:.L56])" office:value-type="float" office:value="25564762.3703704">
            <text:p>25564762,3703704</text:p>
          </table:table-cell>
          <table:table-cell table:style-name="ce24" table:formula="of:=AVERAGE([.M3:.M56])" office:value-type="float" office:value="0">
            <text:p>#DIV/0 !</text:p>
          </table:table-cell>
          <table:table-cell table:style-name="ce27" table:number-columns-repeated="3"/>
          <table:table-cell table:style-name="ce24" table:formula="of:=AVERAGE([.Q3:.Q56])" office:value-type="float" office:value="18368992.7689594">
            <text:p>18368992,7689594</text:p>
          </table:table-cell>
          <table:table-cell table:style-name="ce24" table:formula="of:=AVERAGE([.R3:.R56])" office:value-type="float" office:value="25564762.3703704">
            <text:p>25564762,3703704</text:p>
          </table:table-cell>
          <table:table-cell table:style-name="ce24" table:formula="of:=AVERAGE([.S3:.S56])" office:value-type="float" office:value="0">
            <text:p>#DIV/0 !</text:p>
          </table:table-cell>
          <table:table-cell table:number-columns-repeated="3"/>
          <table:table-cell table:style-name="ce1" table:formula="of:=AVERAGE([.W3:.W56])" office:value-type="float" office:value="18369039.0652557">
            <text:p>18369039,0652557</text:p>
          </table:table-cell>
          <table:table-cell table:style-name="ce1" table:formula="of:=[.W58]-1" office:value-type="float" office:value="18369038.0652557">
            <text:p>18369038,0652557</text:p>
          </table:table-cell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Gap moyen</text:p>
          </table:table-cell>
          <table:table-cell table:style-name="Default" office:value-type="string">
            <text:p>bs-bi/bi</text:p>
          </table:table-cell>
          <table:table-cell table:style-name="Default" table:number-columns-repeated="2"/>
          <table:table-cell table:style-name="ce24" table:formula="of:=([.$W58]-[.E58])/[.E58]*100" office:value-type="float" office:value="0.000151220865083022">
            <text:p>0,0001512209</text:p>
          </table:table-cell>
          <table:table-cell table:style-name="ce27" table:number-columns-repeated="5"/>
          <table:table-cell table:style-name="ce24" table:formula="of:=([.$W58]-[.K58])/[.K58]*100" office:value-type="float" office:value="0.000252035029231498">
            <text:p>0,000252035</text:p>
          </table:table-cell>
          <table:table-cell table:style-name="ce27" table:number-columns-repeated="5"/>
          <table:table-cell table:style-name="ce24" table:formula="of:=([.$W58]-[.Q58])/[.Q58]*100" office:value-type="float" office:value="0.000252035029231498">
            <text:p>0,000252035</text:p>
          </table:table-cell>
          <table:table-cell table:style-name="ce27" table:number-columns-repeated="2"/>
          <table:table-cell table:number-columns-repeated="3"/>
          <table:table-cell table:style-name="ce1" table:number-columns-repeated="2"/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local</text:p>
          </table:table-cell>
          <table:table-cell table:style-name="Default" table:number-columns-repeated="3"/>
          <table:table-cell table:style-name="ce24" table:formula="of:=SUMPRODUCT([.H3:.H56]=&quot; &quot;;[.E3:.E56]&gt;0)" office:value-type="float" office:value="54">
            <text:p>54</text:p>
          </table:table-cell>
          <table:table-cell table:style-name="Default" table:number-columns-repeated="5"/>
          <table:table-cell table:style-name="ce24" table:formula="of:=SUMPRODUCT([.N3:.N56]=&quot; &quot;;[.K3:.K56]&gt;0)" office:value-type="float" office:value="54">
            <text:p>54</text:p>
          </table:table-cell>
          <table:table-cell table:style-name="Default" table:number-columns-repeated="5"/>
          <table:table-cell table:style-name="ce24" table:formula="of:=SUMPRODUCT([.T3:.T56]=&quot; &quot;;[.Q3:.Q56]&gt;0)" office:value-type="float" office:value="54">
            <text:p>54</text:p>
          </table:table-cell>
          <table:table-cell table:style-name="Default" table:number-columns-repeated="6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Global</text:p>
          </table:table-cell>
          <table:table-cell table:style-name="Default" table:number-columns-repeated="3"/>
          <table:table-cell table:style-name="ce24" table:formula="of:=COUNTIF([.Y3:.Y56];&quot;Vrai&quot;)" office:value-type="float" office:value="53">
            <text:p>53</text:p>
          </table:table-cell>
          <table:table-cell table:style-name="Default" table:number-columns-repeated="5"/>
          <table:table-cell table:style-name="ce24" table:formula="of:=COUNTIF([.Z3:.Z56];&quot;Vrai&quot;)" office:value-type="float" office:value="52">
            <text:p>52</text:p>
          </table:table-cell>
          <table:table-cell table:style-name="Default" table:number-columns-repeated="5"/>
          <table:table-cell table:style-name="ce24" table:formula="of:=COUNTIF([.AA3:.AA56];&quot;Vrai&quot;)" office:value-type="float" office:value="52">
            <text:p>52</text:p>
          </table:table-cell>
          <table:table-cell table:style-name="Default" table:number-columns-repeated="6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office:value-type="string">
            <text:p>Nb Opti cut</text:p>
          </table:table-cell>
          <table:table-cell table:style-name="Default" table:number-columns-repeated="3"/>
          <table:table-cell table:style-name="ce24" table:formula="of:=COUNTIF([.AB3:.AB56];&quot;vrai&quot;)+[.E63]" office:value-type="float" office:value="1">
            <text:p>1</text:p>
          </table:table-cell>
          <table:table-cell table:style-name="Default" table:number-columns-repeated="5"/>
          <table:table-cell table:style-name="ce24" table:formula="of:=COUNTIF([.AC3:.AC56];&quot;vrai&quot;)+[.K63]" office:value-type="float" office:value="2">
            <text:p>2</text:p>
          </table:table-cell>
          <table:table-cell table:style-name="Default" table:number-columns-repeated="5"/>
          <table:table-cell table:style-name="ce24" table:formula="of:=COUNTIF([.AD3:.AD56];&quot;vrai&quot;)+[.Q63]" office:value-type="float" office:value="2">
            <text:p>2</text:p>
          </table:table-cell>
          <table:table-cell table:style-name="Default" table:number-columns-repeated="6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Nb inf</text:p>
          </table:table-cell>
          <table:table-cell table:number-columns-repeated="3"/>
          <table:table-cell table:style-name="ce25" table:formula="of:=COUNTIF([.E3:.E56];&quot;infeasible&quot;)" office:value-type="float" office:value="0">
            <text:p>0</text:p>
          </table:table-cell>
          <table:table-cell table:style-name="ce28" table:number-columns-repeated="5"/>
          <table:table-cell table:style-name="ce25" table:formula="of:=COUNTIF([.K3:.K56];&quot;infeasible&quot;)" office:value-type="float" office:value="0">
            <text:p>0</text:p>
          </table:table-cell>
          <table:table-cell table:style-name="ce28" table:number-columns-repeated="5"/>
          <table:table-cell table:style-name="ce25" table:formula="of:=COUNTIF([.Q3:.Q56];&quot;infeasible&quot;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Nb no sol</text:p>
          </table:table-cell>
          <table:table-cell table:number-columns-repeated="3"/>
          <table:table-cell table:style-name="ce25" table:formula="of:=COUNTIF([.E3:.E56];0)" office:value-type="float" office:value="0">
            <text:p>0</text:p>
          </table:table-cell>
          <table:table-cell table:style-name="ce28" table:number-columns-repeated="5"/>
          <table:table-cell table:style-name="ce25" table:formula="of:=COUNTIF([.K3:.K56];0)" office:value-type="float" office:value="0">
            <text:p>0</text:p>
          </table:table-cell>
          <table:table-cell table:style-name="ce28" table:number-columns-repeated="5"/>
          <table:table-cell table:style-name="ce25" table:formula="of:=COUNTIF([.Q3:.Q56];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table:number-columns-repeated="4"/>
          <table:table-cell table:style-name="ce25" office:value-type="string">
            <text:p>Infeasible</text:p>
          </table:table-cell>
          <table:table-cell table:style-name="ce28" table:number-columns-repeated="5"/>
          <table:table-cell table:style-name="ce25" office:value-type="string">
            <text:p>Infeasible</text:p>
          </table:table-cell>
          <table:table-cell table:style-name="ce28" table:number-columns-repeated="5"/>
          <table:table-cell table:style-name="ce25" office:value-type="string">
            <text:p>Infeasible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U</text:p>
          </table:table-cell>
          <table:table-cell table:number-columns-repeated="3"/>
          <table:table-cell table:style-name="ce25" table:formula="of:=SUMPRODUCT([.E$3:.E$56]=&quot;infeasible&quot;;[.$C$3:.$C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C$3:.$C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C$3:.$C$56]=25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50 U</text:p>
          </table:table-cell>
          <table:table-cell table:number-columns-repeated="3"/>
          <table:table-cell table:style-name="ce25" table:formula="of:=SUMPRODUCT([.E$3:.E$56]=&quot;infeasible&quot;;[.$C$3:.$C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C$3:.$C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C$3:.$C$56]=5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00 U</text:p>
          </table:table-cell>
          <table:table-cell table:number-columns-repeated="3"/>
          <table:table-cell table:style-name="ce25" table:formula="of:=SUMPRODUCT([.E$3:.E$56]=&quot;infeasible&quot;;[.$C$3:.$C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C$3:.$C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C$3:.$C$56]=10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S</text:p>
          </table:table-cell>
          <table:table-cell table:number-columns-repeated="3"/>
          <table:table-cell table:style-name="ce25" table:formula="of:=SUMPRODUCT([.E$3:.E$56]=&quot;infeasible&quot;;[.$B$3:.$B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B$3:.$B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B$3:.$B$56]=25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<text:s/>50 S</text:p>
          </table:table-cell>
          <table:table-cell table:number-columns-repeated="3"/>
          <table:table-cell table:style-name="ce25" table:formula="of:=SUMPRODUCT([.E$3:.E$56]=&quot;infeasible&quot;;[.$B$3:.$B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B$3:.$B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B$3:.$B$56]=5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00 S</text:p>
          </table:table-cell>
          <table:table-cell table:number-columns-repeated="3"/>
          <table:table-cell table:style-name="ce25" table:formula="of:=SUMPRODUCT([.E$3:.E$56]=&quot;infeasible&quot;;[.$B$3:.$B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B$3:.$B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B$3:.$B$56]=10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8 T</text:p>
          </table:table-cell>
          <table:table-cell table:number-columns-repeated="3"/>
          <table:table-cell table:style-name="ce25" table:formula="of:=SUMPRODUCT([.E$3:.E$56]=&quot;infeasible&quot;;[.$D$3:.$D$56]=8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D$3:.$D$56]=8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D$3:.$D$56]=8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2 T</text:p>
          </table:table-cell>
          <table:table-cell table:number-columns-repeated="3"/>
          <table:table-cell table:style-name="ce25" table:formula="of:=SUMPRODUCT([.E$3:.E$56]=&quot;infeasible&quot;;[.$D$3:.$D$56]=12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&quot;infeasible&quot;;[.$D$3:.$D$56]=12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&quot;infeasible&quot;;[.$D$3:.$D$56]=12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table:number-columns-repeated="4"/>
          <table:table-cell table:style-name="ce25" office:value-type="string">
            <text:p>No sol</text:p>
          </table:table-cell>
          <table:table-cell table:style-name="ce28" table:number-columns-repeated="5"/>
          <table:table-cell table:style-name="ce25" office:value-type="string">
            <text:p>No sol</text:p>
          </table:table-cell>
          <table:table-cell table:style-name="ce28" table:number-columns-repeated="5"/>
          <table:table-cell table:style-name="ce25" office:value-type="string">
            <text:p>No sol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U</text:p>
          </table:table-cell>
          <table:table-cell table:number-columns-repeated="3"/>
          <table:table-cell table:style-name="ce25" table:formula="of:=SUMPRODUCT([.E$3:.E$56]=0;[.$C$3:.$C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C$3:.$C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C$3:.$C$56]=25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50 U</text:p>
          </table:table-cell>
          <table:table-cell table:number-columns-repeated="3"/>
          <table:table-cell table:style-name="ce25" table:formula="of:=SUMPRODUCT([.E$3:.E$56]=0;[.$C$3:.$C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C$3:.$C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C$3:.$C$56]=5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00 U</text:p>
          </table:table-cell>
          <table:table-cell table:number-columns-repeated="3"/>
          <table:table-cell table:style-name="ce25" table:formula="of:=SUMPRODUCT([.E$3:.E$56]=0;[.$C$3:.$C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C$3:.$C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C$3:.$C$56]=10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S</text:p>
          </table:table-cell>
          <table:table-cell table:number-columns-repeated="3"/>
          <table:table-cell table:style-name="ce25" table:formula="of:=SUMPRODUCT([.E$3:.E$56]=0;[.$B$3:.$B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B$3:.$B$56]=25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B$3:.$B$56]=25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<text:s/>50 S</text:p>
          </table:table-cell>
          <table:table-cell table:number-columns-repeated="3"/>
          <table:table-cell table:style-name="ce25" table:formula="of:=SUMPRODUCT([.E$3:.E$56]=0;[.$B$3:.$B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B$3:.$B$56]=5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B$3:.$B$56]=5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00 S</text:p>
          </table:table-cell>
          <table:table-cell table:number-columns-repeated="3"/>
          <table:table-cell table:style-name="ce25" table:formula="of:=SUMPRODUCT([.E$3:.E$56]=0;[.$B$3:.$B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B$3:.$B$56]=100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B$3:.$B$56]=100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5"/>
          <table:table-cell table:style-name="ce25"/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8 T</text:p>
          </table:table-cell>
          <table:table-cell table:number-columns-repeated="3"/>
          <table:table-cell table:style-name="ce25" table:formula="of:=SUMPRODUCT([.E$3:.E$56]=0;[.$D$3:.$D$56]=8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D$3:.$D$56]=8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D$3:.$D$56]=8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2 T</text:p>
          </table:table-cell>
          <table:table-cell table:number-columns-repeated="3"/>
          <table:table-cell table:style-name="ce25" table:formula="of:=SUMPRODUCT([.E$3:.E$56]=0;[.$D$3:.$D$56]=12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K$3:.K$56]=0;[.$D$3:.$D$56]=12)" office:value-type="float" office:value="0">
            <text:p>0</text:p>
          </table:table-cell>
          <table:table-cell table:style-name="ce28" table:number-columns-repeated="5"/>
          <table:table-cell table:style-name="ce25" table:formula="of:=SUMPRODUCT([.Q$3:.Q$56]=0;[.$D$3:.$D$56]=12)" office:value-type="float" office:value="0">
            <text:p>0</text:p>
          </table:table-cell>
          <table:table-cell table:style-name="ce28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table:number-columns-repeated="4"/>
          <table:table-cell table:style-name="ce25" office:value-type="string">
            <text:p>Value</text:p>
          </table:table-cell>
          <table:table-cell table:style-name="ce23" office:value-type="string">
            <text:p>ObjU</text:p>
          </table:table-cell>
          <table:table-cell table:style-name="ce23" office:value-type="string">
            <text:p>ObjS</text:p>
          </table:table-cell>
          <table:table-cell table:style-name="Default" table:number-columns-repeated="3"/>
          <table:table-cell table:style-name="ce25" office:value-type="string">
            <text:p>Value</text:p>
          </table:table-cell>
          <table:table-cell table:style-name="ce23" office:value-type="string">
            <text:p>ObjU</text:p>
          </table:table-cell>
          <table:table-cell table:style-name="ce23" office:value-type="string">
            <text:p>ObjS</text:p>
          </table:table-cell>
          <table:table-cell table:style-name="Default" table:number-columns-repeated="3"/>
          <table:table-cell table:style-name="ce25" office:value-type="string">
            <text:p>Value</text:p>
          </table:table-cell>
          <table:table-cell table:style-name="ce23" office:value-type="string">
            <text:p>ObjU</text:p>
          </table:table-cell>
          <table:table-cell table:style-name="ce23" office:value-type="string">
            <text:p>ObjS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U</text:p>
          </table:table-cell>
          <table:table-cell table:number-columns-repeated="3"/>
          <table:table-cell table:style-name="ce25" table:formula="of:=SUMPRODUCT([.E$3:.E$56];[.$C$3:.$C$56]=25)" office:value-type="float" office:value="160739059.52381">
            <text:p>160739059,52381</text:p>
          </table:table-cell>
          <table:table-cell table:style-name="ce25" table:formula="of:=SUMPRODUCT([.F$3:.F$56];[.$C$3:.$C$56]=25)" office:value-type="float" office:value="220909068">
            <text:p>220909068</text:p>
          </table:table-cell>
          <table:table-cell table:style-name="ce25" table:formula="of:=SUMPRODUCT([.G$3:.G$56];[.$C$3:.$C$56]=25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C$3:.$C$56]=25)" office:value-type="float" office:value="160739059.52381">
            <text:p>160739059,52381</text:p>
          </table:table-cell>
          <table:table-cell table:style-name="ce25" table:formula="of:=SUMPRODUCT([.L$3:.L$56];[.$C$3:.$C$56]=25)" office:value-type="float" office:value="220909068">
            <text:p>220909068</text:p>
          </table:table-cell>
          <table:table-cell table:style-name="ce25" table:formula="of:=SUMPRODUCT([.M$3:.M$56];[.$C$3:.$C$56]=25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C$3:.$C$56]=25)" office:value-type="float" office:value="160739059.52381">
            <text:p>160739059,52381</text:p>
          </table:table-cell>
          <table:table-cell table:style-name="ce25" table:formula="of:=SUMPRODUCT([.R$3:.R$56];[.$C$3:.$C$56]=25)" office:value-type="float" office:value="220909068">
            <text:p>220909068</text:p>
          </table:table-cell>
          <table:table-cell table:style-name="ce25" table:formula="of:=SUMPRODUCT([.S$3:.S$56];[.$C$3:.$C$56]=25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50 U</text:p>
          </table:table-cell>
          <table:table-cell table:number-columns-repeated="3"/>
          <table:table-cell table:style-name="ce25" table:formula="of:=SUMPRODUCT([.E$3:.E$56];[.$C$3:.$C$56]=50)" office:value-type="float" office:value="315763050">
            <text:p>315763050</text:p>
          </table:table-cell>
          <table:table-cell table:style-name="ce25" table:formula="of:=SUMPRODUCT([.F$3:.F$56];[.$C$3:.$C$56]=50)" office:value-type="float" office:value="434813222">
            <text:p>434813222</text:p>
          </table:table-cell>
          <table:table-cell table:style-name="ce25" table:formula="of:=SUMPRODUCT([.G$3:.G$56];[.$C$3:.$C$56]=5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C$3:.$C$56]=50)" office:value-type="float" office:value="315763050">
            <text:p>315763050</text:p>
          </table:table-cell>
          <table:table-cell table:style-name="ce25" table:formula="of:=SUMPRODUCT([.L$3:.L$56];[.$C$3:.$C$56]=50)" office:value-type="float" office:value="434813222">
            <text:p>434813222</text:p>
          </table:table-cell>
          <table:table-cell table:style-name="ce25" table:formula="of:=SUMPRODUCT([.M$3:.M$56];[.$C$3:.$C$56]=5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C$3:.$C$56]=50)" office:value-type="float" office:value="315763050">
            <text:p>315763050</text:p>
          </table:table-cell>
          <table:table-cell table:style-name="ce25" table:formula="of:=SUMPRODUCT([.R$3:.R$56];[.$C$3:.$C$56]=50)" office:value-type="float" office:value="434813222">
            <text:p>434813222</text:p>
          </table:table-cell>
          <table:table-cell table:style-name="ce25" table:formula="of:=SUMPRODUCT([.S$3:.S$56];[.$C$3:.$C$56]=5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00 U</text:p>
          </table:table-cell>
          <table:table-cell table:number-columns-repeated="3"/>
          <table:table-cell table:style-name="ce25" table:formula="of:=SUMPRODUCT([.E$3:.E$56];[.$C$3:.$C$56]=100)" office:value-type="float" office:value="515424500">
            <text:p>515424500</text:p>
          </table:table-cell>
          <table:table-cell table:style-name="ce25" table:formula="of:=SUMPRODUCT([.F$3:.F$56];[.$C$3:.$C$56]=100)" office:value-type="float" office:value="724774878">
            <text:p>724774878</text:p>
          </table:table-cell>
          <table:table-cell table:style-name="ce25" table:formula="of:=SUMPRODUCT([.G$3:.G$56];[.$C$3:.$C$56]=10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C$3:.$C$56]=100)" office:value-type="float" office:value="515423500">
            <text:p>515423500</text:p>
          </table:table-cell>
          <table:table-cell table:style-name="ce25" table:formula="of:=SUMPRODUCT([.L$3:.L$56];[.$C$3:.$C$56]=100)" office:value-type="float" office:value="724774878">
            <text:p>724774878</text:p>
          </table:table-cell>
          <table:table-cell table:style-name="ce25" table:formula="of:=SUMPRODUCT([.M$3:.M$56];[.$C$3:.$C$56]=10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C$3:.$C$56]=100)" office:value-type="float" office:value="515423500">
            <text:p>515423500</text:p>
          </table:table-cell>
          <table:table-cell table:style-name="ce25" table:formula="of:=SUMPRODUCT([.R$3:.R$56];[.$C$3:.$C$56]=100)" office:value-type="float" office:value="724774878">
            <text:p>724774878</text:p>
          </table:table-cell>
          <table:table-cell table:style-name="ce25" table:formula="of:=SUMPRODUCT([.S$3:.S$56];[.$C$3:.$C$56]=10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 table:number-columns-repeated="3"/>
          <table:table-cell table:style-name="Default" table:number-columns-repeated="3"/>
          <table:table-cell table:style-name="ce25" table:number-columns-repeated="3"/>
          <table:table-cell table:style-name="Default" table:number-columns-repeated="3"/>
          <table:table-cell table:style-name="ce25" table:number-columns-repeated="3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S</text:p>
          </table:table-cell>
          <table:table-cell table:number-columns-repeated="3"/>
          <table:table-cell table:style-name="ce25" table:formula="of:=SUMPRODUCT([.E$3:.E$56];[.$B$3:.$B$56]=25)" office:value-type="float" office:value="318928276.190476">
            <text:p>318928276,190476</text:p>
          </table:table-cell>
          <table:table-cell table:style-name="ce25" table:formula="of:=SUMPRODUCT([.F$3:.F$56];[.$B$3:.$B$56]=25)" office:value-type="float" office:value="445458277">
            <text:p>445458277</text:p>
          </table:table-cell>
          <table:table-cell table:style-name="ce25" table:formula="of:=SUMPRODUCT([.G$3:.G$56];[.$B$3:.$B$56]=25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B$3:.$B$56]=25)" office:value-type="float" office:value="318928776.190476">
            <text:p>318928776,190476</text:p>
          </table:table-cell>
          <table:table-cell table:style-name="ce25" table:formula="of:=SUMPRODUCT([.L$3:.L$56];[.$B$3:.$B$56]=25)" office:value-type="float" office:value="445458277">
            <text:p>445458277</text:p>
          </table:table-cell>
          <table:table-cell table:style-name="ce25" table:formula="of:=SUMPRODUCT([.M$3:.M$56];[.$B$3:.$B$56]=25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B$3:.$B$56]=25)" office:value-type="float" office:value="318928776.190476">
            <text:p>318928776,190476</text:p>
          </table:table-cell>
          <table:table-cell table:style-name="ce25" table:formula="of:=SUMPRODUCT([.R$3:.R$56];[.$B$3:.$B$56]=25)" office:value-type="float" office:value="445458277">
            <text:p>445458277</text:p>
          </table:table-cell>
          <table:table-cell table:style-name="ce25" table:formula="of:=SUMPRODUCT([.S$3:.S$56];[.$B$3:.$B$56]=25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<text:s/>50 S</text:p>
          </table:table-cell>
          <table:table-cell table:number-columns-repeated="3"/>
          <table:table-cell table:style-name="ce25" table:formula="of:=SUMPRODUCT([.E$3:.E$56];[.$B$3:.$B$56]=50)" office:value-type="float" office:value="333961983.333333">
            <text:p>333961983,333333</text:p>
          </table:table-cell>
          <table:table-cell table:style-name="ce25" table:formula="of:=SUMPRODUCT([.F$3:.F$56];[.$B$3:.$B$56]=50)" office:value-type="float" office:value="467762584">
            <text:p>467762584</text:p>
          </table:table-cell>
          <table:table-cell table:style-name="ce25" table:formula="of:=SUMPRODUCT([.G$3:.G$56];[.$B$3:.$B$56]=5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B$3:.$B$56]=50)" office:value-type="float" office:value="333960483.333333">
            <text:p>333960483,333333</text:p>
          </table:table-cell>
          <table:table-cell table:style-name="ce25" table:formula="of:=SUMPRODUCT([.L$3:.L$56];[.$B$3:.$B$56]=50)" office:value-type="float" office:value="467762584">
            <text:p>467762584</text:p>
          </table:table-cell>
          <table:table-cell table:style-name="ce25" table:formula="of:=SUMPRODUCT([.M$3:.M$56];[.$B$3:.$B$56]=5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B$3:.$B$56]=50)" office:value-type="float" office:value="333960483.333333">
            <text:p>333960483,333333</text:p>
          </table:table-cell>
          <table:table-cell table:style-name="ce25" table:formula="of:=SUMPRODUCT([.R$3:.R$56];[.$B$3:.$B$56]=50)" office:value-type="float" office:value="467762584">
            <text:p>467762584</text:p>
          </table:table-cell>
          <table:table-cell table:style-name="ce25" table:formula="of:=SUMPRODUCT([.S$3:.S$56];[.$B$3:.$B$56]=5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00 S</text:p>
          </table:table-cell>
          <table:table-cell table:number-columns-repeated="3"/>
          <table:table-cell table:style-name="ce25" table:formula="of:=SUMPRODUCT([.E$3:.E$56];[.$B$3:.$B$56]=100)" office:value-type="float" office:value="339036350">
            <text:p>339036350</text:p>
          </table:table-cell>
          <table:table-cell table:style-name="ce25" table:formula="of:=SUMPRODUCT([.F$3:.F$56];[.$B$3:.$B$56]=100)" office:value-type="float" office:value="467276307">
            <text:p>467276307</text:p>
          </table:table-cell>
          <table:table-cell table:style-name="ce25" table:formula="of:=SUMPRODUCT([.G$3:.G$56];[.$B$3:.$B$56]=10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B$3:.$B$56]=100)" office:value-type="float" office:value="339036350">
            <text:p>339036350</text:p>
          </table:table-cell>
          <table:table-cell table:style-name="ce25" table:formula="of:=SUMPRODUCT([.L$3:.L$56];[.$B$3:.$B$56]=100)" office:value-type="float" office:value="467276307">
            <text:p>467276307</text:p>
          </table:table-cell>
          <table:table-cell table:style-name="ce25" table:formula="of:=SUMPRODUCT([.M$3:.M$56];[.$B$3:.$B$56]=100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B$3:.$B$56]=100)" office:value-type="float" office:value="339036350">
            <text:p>339036350</text:p>
          </table:table-cell>
          <table:table-cell table:style-name="ce25" table:formula="of:=SUMPRODUCT([.R$3:.R$56];[.$B$3:.$B$56]=100)" office:value-type="float" office:value="467276307">
            <text:p>467276307</text:p>
          </table:table-cell>
          <table:table-cell table:style-name="ce25" table:formula="of:=SUMPRODUCT([.S$3:.S$56];[.$B$3:.$B$56]=10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 table:number-columns-repeated="3"/>
          <table:table-cell table:style-name="Default" table:number-columns-repeated="3"/>
          <table:table-cell table:style-name="ce25" table:number-columns-repeated="3"/>
          <table:table-cell table:style-name="Default" table:number-columns-repeated="3"/>
          <table:table-cell table:style-name="ce25" table:number-columns-repeated="3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8 T</text:p>
          </table:table-cell>
          <table:table-cell table:number-columns-repeated="3"/>
          <table:table-cell table:style-name="ce25" table:formula="of:=SUMPRODUCT([.E$3:.E$56];[.$D$3:.$D$56]=8)" office:value-type="float" office:value="429400283.333333">
            <text:p>429400283,333333</text:p>
          </table:table-cell>
          <table:table-cell table:style-name="ce25" table:formula="of:=SUMPRODUCT([.F$3:.F$56];[.$D$3:.$D$56]=8)" office:value-type="float" office:value="605340106">
            <text:p>605340106</text:p>
          </table:table-cell>
          <table:table-cell table:style-name="ce25" table:formula="of:=SUMPRODUCT([.G$3:.G$56];[.$D$3:.$D$56]=8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D$3:.$D$56]=8)" office:value-type="float" office:value="429397783.333333">
            <text:p>429397783,333333</text:p>
          </table:table-cell>
          <table:table-cell table:style-name="ce25" table:formula="of:=SUMPRODUCT([.L$3:.L$56];[.$D$3:.$D$56]=8)" office:value-type="float" office:value="605340106">
            <text:p>605340106</text:p>
          </table:table-cell>
          <table:table-cell table:style-name="ce25" table:formula="of:=SUMPRODUCT([.M$3:.M$56];[.$D$3:.$D$56]=8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D$3:.$D$56]=8)" office:value-type="float" office:value="429397783.333333">
            <text:p>429397783,333333</text:p>
          </table:table-cell>
          <table:table-cell table:style-name="ce25" table:formula="of:=SUMPRODUCT([.R$3:.R$56];[.$D$3:.$D$56]=8)" office:value-type="float" office:value="605340106">
            <text:p>605340106</text:p>
          </table:table-cell>
          <table:table-cell table:style-name="ce25" table:formula="of:=SUMPRODUCT([.S$3:.S$56];[.$D$3:.$D$56]=8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2 T</text:p>
          </table:table-cell>
          <table:table-cell table:number-columns-repeated="3"/>
          <table:table-cell table:style-name="ce25" table:formula="of:=SUMPRODUCT([.E$3:.E$56];[.$D$3:.$D$56]=12)" office:value-type="float" office:value="562526326.190476">
            <text:p>562526326,190476</text:p>
          </table:table-cell>
          <table:table-cell table:style-name="ce25" table:formula="of:=SUMPRODUCT([.F$3:.F$56];[.$D$3:.$D$56]=12)" office:value-type="float" office:value="775157062">
            <text:p>775157062</text:p>
          </table:table-cell>
          <table:table-cell table:style-name="ce25" table:formula="of:=SUMPRODUCT([.G$3:.G$56];[.$D$3:.$D$56]=12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K$3:.K$56];[.$D$3:.$D$56]=12)" office:value-type="float" office:value="562527826.190476">
            <text:p>562527826,190476</text:p>
          </table:table-cell>
          <table:table-cell table:style-name="ce25" table:formula="of:=SUMPRODUCT([.L$3:.L$56];[.$D$3:.$D$56]=12)" office:value-type="float" office:value="775157062">
            <text:p>775157062</text:p>
          </table:table-cell>
          <table:table-cell table:style-name="ce25" table:formula="of:=SUMPRODUCT([.M$3:.M$56];[.$D$3:.$D$56]=12)" office:value-type="float" office:value="0">
            <text:p>0</text:p>
          </table:table-cell>
          <table:table-cell table:style-name="Default" table:number-columns-repeated="3"/>
          <table:table-cell table:style-name="ce25" table:formula="of:=SUMPRODUCT([.Q$3:.Q$56];[.$D$3:.$D$56]=12)" office:value-type="float" office:value="562527826.190476">
            <text:p>562527826,190476</text:p>
          </table:table-cell>
          <table:table-cell table:style-name="ce25" table:formula="of:=SUMPRODUCT([.R$3:.R$56];[.$D$3:.$D$56]=12)" office:value-type="float" office:value="775157062">
            <text:p>775157062</text:p>
          </table:table-cell>
          <table:table-cell table:style-name="ce25" table:formula="of:=SUMPRODUCT([.S$3:.S$56];[.$D$3:.$D$56]=12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Default" office:value-type="string">
            <text:p>Opti local</text:p>
          </table:table-cell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U</text:p>
          </table:table-cell>
          <table:table-cell table:number-columns-repeated="3"/>
          <table:table-cell table:style-name="ce25" table:formula="of:=SUMPRODUCT([.H$3:.H$56]=&quot; &quot;;[.E$3:.E$56]&gt;0;[.$C$3:.$C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C$3:.$C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C$3:.$C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50 U</text:p>
          </table:table-cell>
          <table:table-cell table:number-columns-repeated="3"/>
          <table:table-cell table:style-name="ce25" table:formula="of:=SUMPRODUCT([.H$3:.H$56]=&quot; &quot;;[.E$3:.E$56]&gt;0;[.$C$3:.$C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C$3:.$C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C$3:.$C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100 U</text:p>
          </table:table-cell>
          <table:table-cell table:number-columns-repeated="3"/>
          <table:table-cell table:style-name="ce25" table:formula="of:=SUMPRODUCT([.H$3:.H$56]=&quot; &quot;;[.E$3:.E$56]&gt;0;[.$C$3:.$C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C$3:.$C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C$3:.$C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25 S</text:p>
          </table:table-cell>
          <table:table-cell table:number-columns-repeated="3"/>
          <table:table-cell table:style-name="ce25" table:formula="of:=SUMPRODUCT([.H$3:.H$56]=&quot; &quot;;[.E$3:.E$56]&gt;0;[.$B$3:.$B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B$3:.$B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B$3:.$B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9"/>
          <table:table-cell table:style-name="Default" table:number-columns-repeated="19"/>
        </table:table-row>
        <table:table-row table:style-name="ro3">
          <table:table-cell office:value-type="string">
            <text:p><text:s/>50 S</text:p>
          </table:table-cell>
          <table:table-cell table:number-columns-repeated="3"/>
          <table:table-cell table:style-name="ce25" table:formula="of:=SUMPRODUCT([.H$3:.H$56]=&quot; &quot;;[.E$3:.E$56]&gt;0;[.$B$3:.$B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B$3:.$B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B$3:.$B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00 S</text:p>
          </table:table-cell>
          <table:table-cell table:number-columns-repeated="3"/>
          <table:table-cell table:style-name="ce25" table:formula="of:=SUMPRODUCT([.H$3:.H$56]=&quot; &quot;;[.E$3:.E$56]&gt;0;[.$B$3:.$B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B$3:.$B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B$3:.$B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8 T</text:p>
          </table:table-cell>
          <table:table-cell table:number-columns-repeated="3"/>
          <table:table-cell table:style-name="ce25" table:formula="of:=SUMPRODUCT([.H$3:.H$56]=&quot; &quot;;[.E$3:.E$56]&gt;0;[.$D$3:.$D$56]=8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D$3:.$D$56]=8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D$3:.$D$56]=8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2 T</text:p>
          </table:table-cell>
          <table:table-cell table:number-columns-repeated="3"/>
          <table:table-cell table:style-name="ce25" table:formula="of:=SUMPRODUCT([.H$3:.H$56]=&quot; &quot;;[.E$3:.E$56]&gt;0;[.$D$3:.$D$56]=12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N$3:.N$56]=&quot; &quot;;[.K$3:.K$56]&gt;0;[.$D$3:.$D$56]=12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T$3:.T$56]=&quot; &quot;;[.Q$3:.Q$56]&gt;0;[.$D$3:.$D$56]=12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Default" office:value-type="string">
            <text:p>Opti global</text:p>
          </table:table-cell>
          <table:table-cell table:style-name="ce23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23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25 U</text:p>
          </table:table-cell>
          <table:table-cell table:number-columns-repeated="3"/>
          <table:table-cell table:style-name="ce25" table:formula="of:=SUMPRODUCT([.Y$3:.Y$56]=1;[.$C$3:.$C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Z$3:.Z$56]=1;[.$C$3:.$C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C$3:.$C$56]=25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50 U</text:p>
          </table:table-cell>
          <table:table-cell table:number-columns-repeated="3"/>
          <table:table-cell table:style-name="ce25" table:formula="of:=SUMPRODUCT([.Y$3:.Y$56]=1;[.$C$3:.$C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Z$3:.Z$56]=1;[.$C$3:.$C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C$3:.$C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00 U</text:p>
          </table:table-cell>
          <table:table-cell table:number-columns-repeated="3"/>
          <table:table-cell table:style-name="ce25" table:formula="of:=SUMPRODUCT([.Y$3:.Y$56]=1;[.$C$3:.$C$56]=100)" office:value-type="float" office:value="17">
            <text:p>1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Z$3:.Z$56]=1;[.$C$3:.$C$56]=100)" office:value-type="float" office:value="16">
            <text:p>16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C$3:.$C$56]=100)" office:value-type="float" office:value="16">
            <text:p>16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25 S</text:p>
          </table:table-cell>
          <table:table-cell table:number-columns-repeated="3"/>
          <table:table-cell table:style-name="ce25" table:formula="of:=SUMPRODUCT([.Y$3:.Y$56]=1;[.$B$3:.$B$56]=25)" office:value-type="float" office:value="17">
            <text:p>1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Y$3:.Y$56]=1;[.$B$3:.$B$56]=25)" office:value-type="float" office:value="17">
            <text:p>1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B$3:.$B$56]=25)" office:value-type="float" office:value="17">
            <text:p>17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<text:s/>50 S</text:p>
          </table:table-cell>
          <table:table-cell table:number-columns-repeated="3"/>
          <table:table-cell table:style-name="ce25" table:formula="of:=SUMPRODUCT([.Y$3:.Y$56]=1;[.$B$3:.$B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Y$3:.Y$56]=1;[.$B$3:.$B$56]=5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B$3:.$B$56]=50)" office:value-type="float" office:value="17">
            <text:p>17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00 S</text:p>
          </table:table-cell>
          <table:table-cell table:number-columns-repeated="3"/>
          <table:table-cell table:style-name="ce25" table:formula="of:=SUMPRODUCT([.Y$3:.Y$56]=1;[.$B$3:.$B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Y$3:.Y$56]=1;[.$B$3:.$B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B$3:.$B$56]=100)" office:value-type="float" office:value="18">
            <text:p>18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8 T</text:p>
          </table:table-cell>
          <table:table-cell table:number-columns-repeated="3"/>
          <table:table-cell table:style-name="ce25" table:formula="of:=SUMPRODUCT([.Y$3:.Y$56]=1;[.$D$3:.$D$56]=8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Z$3:.Z$56]=1;[.$D$3:.$D$56]=8)" office:value-type="float" office:value="25">
            <text:p>25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D$3:.$D$56]=8)" office:value-type="float" office:value="25">
            <text:p>25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2 T</text:p>
          </table:table-cell>
          <table:table-cell table:number-columns-repeated="3"/>
          <table:table-cell table:style-name="ce25" table:formula="of:=SUMPRODUCT([.Y$3:.Y$56]=1;[.$D$3:.$D$56]=12)" office:value-type="float" office:value="26">
            <text:p>26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Z$3:.Z$56]=1;[.$D$3:.$D$56]=12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A$3:.AA$56]=1;[.$D$3:.$D$56]=12)" office:value-type="float" office:value="27">
            <text:p>27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Default" office:value-type="string">
            <text:p>Opti cut</text:p>
          </table:table-cell>
          <table:table-cell table:style-name="ce23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23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25 U</text:p>
          </table:table-cell>
          <table:table-cell table:number-columns-repeated="3"/>
          <table:table-cell table:style-name="ce25" table:formula="of:=SUMPRODUCT([.AB$3:.AB$56]=1;[.$C$3:.$C$56]=25)" office:value-type="float" office:value="0">
            <text:p>0</text:p>
          </table:table-cell>
          <table:table-cell table:style-name="Default" table:number-columns-repeated="5"/>
          <table:table-cell table:style-name="ce25" table:formula="of:=SUMPRODUCT([.AC$3:.AC$56]=1;[.$C$3:.$C$56]=25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C$3:.$C$56]=25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50 U</text:p>
          </table:table-cell>
          <table:table-cell table:number-columns-repeated="3"/>
          <table:table-cell table:style-name="ce25" table:formula="of:=SUMPRODUCT([.AB$3:.AB$56]=1;[.$C$3:.$C$56]=50)" office:value-type="float" office:value="0">
            <text:p>0</text:p>
          </table:table-cell>
          <table:table-cell table:style-name="Default" table:number-columns-repeated="5"/>
          <table:table-cell table:style-name="ce25" table:formula="of:=SUMPRODUCT([.AC$3:.AC$56]=1;[.$C$3:.$C$56]=50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C$3:.$C$56]=50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00 U</text:p>
          </table:table-cell>
          <table:table-cell table:number-columns-repeated="3"/>
          <table:table-cell table:style-name="ce25" table:formula="of:=SUMPRODUCT([.AB$3:.AB$56]=1;[.$C$3:.$C$56]=100)" office:value-type="float" office:value="1">
            <text:p>1</text:p>
          </table:table-cell>
          <table:table-cell table:style-name="Default" table:number-columns-repeated="5"/>
          <table:table-cell table:style-name="ce25" table:formula="of:=SUMPRODUCT([.AC$3:.AC$56]=1;[.$C$3:.$C$56]=100)" office:value-type="float" office:value="2">
            <text:p>2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C$3:.$C$56]=100)" office:value-type="float" office:value="2">
            <text:p>2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5"/>
          <table:table-cell table:style-name="Default" table:number-columns-repeated="5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25 S</text:p>
          </table:table-cell>
          <table:table-cell table:number-columns-repeated="3"/>
          <table:table-cell table:style-name="ce25" table:formula="of:=SUMPRODUCT([.AB$3:.AB$56]=1;[.$B$3:.$B$56]=25)" office:value-type="float" office:value="1">
            <text:p>1</text:p>
          </table:table-cell>
          <table:table-cell table:style-name="Default" table:number-columns-repeated="5"/>
          <table:table-cell table:style-name="ce25" table:formula="of:=SUMPRODUCT([.AC$3:.AC$56]=1;[.$B$3:.$B$56]=25)" office:value-type="float" office:value="1">
            <text:p>1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B$3:.$B$56]=25)" office:value-type="float" office:value="1">
            <text:p>1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<text:s/>50 S</text:p>
          </table:table-cell>
          <table:table-cell table:number-columns-repeated="3"/>
          <table:table-cell table:style-name="ce25" table:formula="of:=SUMPRODUCT([.AB$3:.AB$56]=1;[.$B$3:.$B$56]=50)" office:value-type="float" office:value="0">
            <text:p>0</text:p>
          </table:table-cell>
          <table:table-cell table:style-name="Default" table:number-columns-repeated="5"/>
          <table:table-cell table:style-name="ce25" table:formula="of:=SUMPRODUCT([.AC$3:.AC$56]=1;[.$B$3:.$B$56]=50)" office:value-type="float" office:value="1">
            <text:p>1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B$3:.$B$56]=50)" office:value-type="float" office:value="1">
            <text:p>1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00 S</text:p>
          </table:table-cell>
          <table:table-cell table:number-columns-repeated="3"/>
          <table:table-cell table:style-name="ce25" table:formula="of:=SUMPRODUCT([.AB$3:.AB$56]=1;[.$B$3:.$B$56]=100)" office:value-type="float" office:value="0">
            <text:p>0</text:p>
          </table:table-cell>
          <table:table-cell table:style-name="Default" table:number-columns-repeated="5"/>
          <table:table-cell table:style-name="ce25" table:formula="of:=SUMPRODUCT([.AC$3:.AC$56]=1;[.$B$3:.$B$56]=100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B$3:.$B$56]=100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5"/>
          <table:table-cell table:style-name="Default" table:number-columns-repeated="5"/>
          <table:table-cell table:style-name="ce25"/>
          <table:table-cell table:style-name="ce23" table:number-columns-repeated="2"/>
          <table:table-cell table:style-name="Default" table:number-columns-repeated="3"/>
          <table:table-cell table:style-name="ce25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8 T</text:p>
          </table:table-cell>
          <table:table-cell table:number-columns-repeated="3"/>
          <table:table-cell table:style-name="ce25" table:formula="of:=SUMPRODUCT([.AB$3:.AB$56]=1;[.$D$3:.$D$56]=8)" office:value-type="float" office:value="0">
            <text:p>0</text:p>
          </table:table-cell>
          <table:table-cell table:style-name="Default" table:number-columns-repeated="5"/>
          <table:table-cell table:style-name="ce25" table:formula="of:=SUMPRODUCT([.AC$3:.AC$56]=1;[.$D$3:.$D$56]=8)" office:value-type="float" office:value="2">
            <text:p>2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D$3:.$D$56]=8)" office:value-type="float" office:value="2">
            <text:p>2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3">
          <table:table-cell office:value-type="string">
            <text:p>12 T</text:p>
          </table:table-cell>
          <table:table-cell table:number-columns-repeated="3"/>
          <table:table-cell table:style-name="ce25" table:formula="of:=SUMPRODUCT([.AB$3:.AB$56]=1;[.$D$3:.$D$56]=12)" office:value-type="float" office:value="1">
            <text:p>1</text:p>
          </table:table-cell>
          <table:table-cell table:style-name="Default" table:number-columns-repeated="5"/>
          <table:table-cell table:style-name="ce25" table:formula="of:=SUMPRODUCT([.AC$3:.AC$56]=1;[.$D$3:.$D$56]=12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3"/>
          <table:table-cell table:style-name="ce25" table:formula="of:=SUMPRODUCT([.AD$3:.AD$56]=1;[.$D$3:.$D$56]=12)" office:value-type="float" office:value="0">
            <text:p>0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4" office:value-type="string">
            <text:p>Gap moyen</text:p>
          </table:table-cell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25 U</text:p>
          </table:table-cell>
          <table:table-cell table:style-name="Default" table:number-columns-repeated="3"/>
          <table:table-cell table:style-name="ce24" table:formula="of:=([.F138])/[.G138]*100" office:value-type="float" office:value="0">
            <text:p>0</text:p>
          </table:table-cell>
          <table:table-cell table:style-name="ce23" table:formula="of:=SUMPRODUCT(([.$W$3:.$W$56]-[.$E$3:.$E$56]);[.$C$3:.$C$56]=25)" office:value-type="float" office:value="0">
            <text:p>0</text:p>
          </table:table-cell>
          <table:table-cell table:style-name="ce23" table:formula="of:=SUMPRODUCT(([.$E$3:.$E$56]);[.$C$3:.$C$56]=25)" office:value-type="float" office:value="160739059.52381">
            <text:p>160739059,52381</text:p>
          </table:table-cell>
          <table:table-cell table:style-name="Default" table:number-columns-repeated="3"/>
          <table:table-cell table:style-name="ce24" table:formula="of:=([.L138])/[.M138]*100" office:value-type="float" office:value="0">
            <text:p>0</text:p>
          </table:table-cell>
          <table:table-cell table:style-name="ce23" table:formula="of:=SUMPRODUCT(([.$W$3:.$W$56]-[.$K$3:.$K$56]);[.$C$3:.$C$56]=25)" office:value-type="float" office:value="0">
            <text:p>0</text:p>
          </table:table-cell>
          <table:table-cell table:style-name="ce23" table:formula="of:=SUMPRODUCT(([.$K$3:.$K$56]);[.$C$3:.$C$56]=25)" office:value-type="float" office:value="160739059.52381">
            <text:p>160739059,52381</text:p>
          </table:table-cell>
          <table:table-cell table:style-name="Default" table:number-columns-repeated="3"/>
          <table:table-cell table:style-name="ce24" table:formula="of:=([.R138])/[.S138]*100" office:value-type="float" office:value="0">
            <text:p>0</text:p>
          </table:table-cell>
          <table:table-cell table:style-name="ce23" table:formula="of:=SUMPRODUCT(([.$W$3:.$W$56]-[.$Q$3:.$Q$56]);[.$C$3:.$C$56]=25)" office:value-type="float" office:value="0">
            <text:p>0</text:p>
          </table:table-cell>
          <table:table-cell table:style-name="ce23" table:formula="of:=SUMPRODUCT(([.$Q$3:.$Q$56]);[.$C$3:.$C$56]=25)" office:value-type="float" office:value="160739059.52381">
            <text:p>160739059,52381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50 U</text:p>
          </table:table-cell>
          <table:table-cell table:style-name="Default" table:number-columns-repeated="3"/>
          <table:table-cell table:style-name="ce24" table:formula="of:=([.F139])/[.G139]*100" office:value-type="float" office:value="0">
            <text:p>0</text:p>
          </table:table-cell>
          <table:table-cell table:style-name="ce23" table:formula="of:=SUMPRODUCT(([.$W$3:.$W$56]-[.$E$3:.$E$56]);[.$C$3:.$C$56]=50)" office:value-type="float" office:value="0">
            <text:p>0</text:p>
          </table:table-cell>
          <table:table-cell table:style-name="ce23" table:formula="of:=SUMPRODUCT(([.$E$3:.$E$56]);[.$C$3:.$C$56]=50)" office:value-type="float" office:value="315763050">
            <text:p>315763050</text:p>
          </table:table-cell>
          <table:table-cell table:style-name="Default" table:number-columns-repeated="3"/>
          <table:table-cell table:style-name="ce24" table:formula="of:=([.L139])/[.M139]*100" office:value-type="float" office:value="0">
            <text:p>0</text:p>
          </table:table-cell>
          <table:table-cell table:style-name="ce23" table:formula="of:=SUMPRODUCT(([.$W$3:.$W$56]-[.$K$3:.$K$56]);[.$C$3:.$C$56]=50)" office:value-type="float" office:value="0">
            <text:p>0</text:p>
          </table:table-cell>
          <table:table-cell table:style-name="ce23" table:formula="of:=SUMPRODUCT(([.$K$3:.$K$56]);[.$C$3:.$C$56]=50)" office:value-type="float" office:value="315763050">
            <text:p>315763050</text:p>
          </table:table-cell>
          <table:table-cell table:style-name="Default" table:number-columns-repeated="3"/>
          <table:table-cell table:style-name="ce24" table:formula="of:=([.R139])/[.S139]*100" office:value-type="float" office:value="0">
            <text:p>0</text:p>
          </table:table-cell>
          <table:table-cell table:style-name="ce23" table:formula="of:=SUMPRODUCT(([.$W$3:.$W$56]-[.$Q$3:.$Q$56]);[.$C$3:.$C$56]=50)" office:value-type="float" office:value="0">
            <text:p>0</text:p>
          </table:table-cell>
          <table:table-cell table:style-name="ce23" table:formula="of:=SUMPRODUCT(([.$Q$3:.$Q$56]);[.$C$3:.$C$56]=50)" office:value-type="float" office:value="315763050">
            <text:p>315763050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100 U</text:p>
          </table:table-cell>
          <table:table-cell table:style-name="Default" table:number-columns-repeated="3"/>
          <table:table-cell table:style-name="ce24" table:formula="of:=([.F140])/[.G140]*100" office:value-type="float" office:value="0.000291022254471799">
            <text:p>0,0002910223</text:p>
          </table:table-cell>
          <table:table-cell table:style-name="ce23" table:formula="of:=SUMPRODUCT(([.$W$3:.$W$56]-[.$E$3:.$E$56]);[.$C$3:.$C$56]=100)" office:value-type="float" office:value="1500">
            <text:p>1500</text:p>
          </table:table-cell>
          <table:table-cell table:style-name="ce23" table:formula="of:=SUMPRODUCT(([.$E$3:.$E$56]);[.$C$3:.$C$56]=100)" office:value-type="float" office:value="515424500">
            <text:p>515424500</text:p>
          </table:table-cell>
          <table:table-cell table:style-name="Default" table:number-columns-repeated="3"/>
          <table:table-cell table:style-name="ce24" table:formula="of:=([.L140])/[.M140]*100" office:value-type="float" office:value="0.000485038031832076">
            <text:p>0,000485038</text:p>
          </table:table-cell>
          <table:table-cell table:style-name="ce23" table:formula="of:=SUMPRODUCT(([.$W$3:.$W$56]-[.$K$3:.$K$56]);[.$C$3:.$C$56]=100)" office:value-type="float" office:value="2500">
            <text:p>2500</text:p>
          </table:table-cell>
          <table:table-cell table:style-name="ce23" table:formula="of:=SUMPRODUCT(([.$K$3:.$K$56]);[.$C$3:.$C$56]=100)" office:value-type="float" office:value="515423500">
            <text:p>515423500</text:p>
          </table:table-cell>
          <table:table-cell table:style-name="Default" table:number-columns-repeated="3"/>
          <table:table-cell table:style-name="ce24" table:formula="of:=([.R140])/[.S140]*100" office:value-type="float" office:value="0.000485038031832076">
            <text:p>0,000485038</text:p>
          </table:table-cell>
          <table:table-cell table:style-name="ce23" table:formula="of:=SUMPRODUCT(([.$W$3:.$W$56]-[.$Q$3:.$Q$56]);[.$C$3:.$C$56]=100)" office:value-type="float" office:value="2500">
            <text:p>2500</text:p>
          </table:table-cell>
          <table:table-cell table:style-name="ce23" table:formula="of:=SUMPRODUCT(([.$Q$3:.$Q$56]);[.$C$3:.$C$56]=100)" office:value-type="float" office:value="515423500">
            <text:p>515423500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25 S</text:p>
          </table:table-cell>
          <table:table-cell table:style-name="Default" table:number-columns-repeated="3"/>
          <table:table-cell table:style-name="ce24" table:formula="of:=([.F142])/[.G142]*100" office:value-type="float" office:value="0.000470325183429061">
            <text:p>0,0004703252</text:p>
          </table:table-cell>
          <table:table-cell table:style-name="ce23" table:formula="of:=SUMPRODUCT(([.$W$3:.$W$56]-[.$E$3:.$E$56]);[.$B$3:.$B$56]=25)" office:value-type="float" office:value="1500">
            <text:p>1500</text:p>
          </table:table-cell>
          <table:table-cell table:style-name="ce23" table:formula="of:=SUMPRODUCT(([.$E$3:.$E$56]);[.$B$3:.$B$56]=25)" office:value-type="float" office:value="318928276.190476">
            <text:p>318928276,190476</text:p>
          </table:table-cell>
          <table:table-cell table:style-name="Default" table:number-columns-repeated="3"/>
          <table:table-cell table:style-name="ce24" table:formula="of:=([.L142])/[.M142]*100" office:value-type="float" office:value="0.000313549630718415">
            <text:p>0,0003135496</text:p>
          </table:table-cell>
          <table:table-cell table:style-name="ce23" table:formula="of:=SUMPRODUCT(([.$W$3:.$W$56]-[.$K$3:.$K$56]);[.$B$3:.$B$56]=25)" office:value-type="float" office:value="1000">
            <text:p>1000</text:p>
          </table:table-cell>
          <table:table-cell table:style-name="ce23" table:formula="of:=SUMPRODUCT(([.$K$3:.$K$56]);[.$B$3:.$B$56]=25)" office:value-type="float" office:value="318928776.190476">
            <text:p>318928776,190476</text:p>
          </table:table-cell>
          <table:table-cell table:style-name="Default" table:number-columns-repeated="3"/>
          <table:table-cell table:style-name="ce24" table:formula="of:=([.R142])/[.S142]*100" office:value-type="float" office:value="0.000313549630718415">
            <text:p>0,0003135496</text:p>
          </table:table-cell>
          <table:table-cell table:style-name="ce23" table:formula="of:=SUMPRODUCT(([.$W$3:.$W$56]-[.$Q$3:.$Q$56]);[.$B$3:.$B$56]=25)" office:value-type="float" office:value="1000">
            <text:p>1000</text:p>
          </table:table-cell>
          <table:table-cell table:style-name="ce23" table:formula="of:=SUMPRODUCT(([.$Q$3:.$Q$56]);[.$B$3:.$B$56]=25)" office:value-type="float" office:value="318928776.190476">
            <text:p>318928776,190476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<text:s/>50 S</text:p>
          </table:table-cell>
          <table:table-cell table:style-name="Default" table:number-columns-repeated="3"/>
          <table:table-cell table:style-name="ce24" table:formula="of:=([.F143])/[.G143]*100" office:value-type="float" office:value="0">
            <text:p>0</text:p>
          </table:table-cell>
          <table:table-cell table:style-name="ce23" table:formula="of:=SUMPRODUCT(([.$W$3:.$W$56]-[.$E$3:.$E$56]);[.$B$3:.$B$56]=50)" office:value-type="float" office:value="0">
            <text:p>0</text:p>
          </table:table-cell>
          <table:table-cell table:style-name="ce23" table:formula="of:=SUMPRODUCT(([.$E$3:.$E$56]);[.$B$3:.$B$56]=50)" office:value-type="float" office:value="333961983.333333">
            <text:p>333961983,333333</text:p>
          </table:table-cell>
          <table:table-cell table:style-name="Default" table:number-columns-repeated="3"/>
          <table:table-cell table:style-name="ce24" table:formula="of:=([.L143])/[.M143]*100" office:value-type="float" office:value="0.000449154937442948">
            <text:p>0,0004491549</text:p>
          </table:table-cell>
          <table:table-cell table:style-name="ce23" table:formula="of:=SUMPRODUCT(([.$W$3:.$W$56]-[.$K$3:.$K$56]);[.$B$3:.$B$56]=50)" office:value-type="float" office:value="1500">
            <text:p>1500</text:p>
          </table:table-cell>
          <table:table-cell table:style-name="ce23" table:formula="of:=SUMPRODUCT(([.$K$3:.$K$56]);[.$B$3:.$B$56]=50)" office:value-type="float" office:value="333960483.333333">
            <text:p>333960483,333333</text:p>
          </table:table-cell>
          <table:table-cell table:style-name="Default" table:number-columns-repeated="3"/>
          <table:table-cell table:style-name="ce24" table:formula="of:=([.R143])/[.S143]*100" office:value-type="float" office:value="0.000449154937442948">
            <text:p>0,0004491549</text:p>
          </table:table-cell>
          <table:table-cell table:style-name="ce23" table:formula="of:=SUMPRODUCT(([.$W$3:.$W$56]-[.$Q$3:.$Q$56]);[.$B$3:.$B$56]=50)" office:value-type="float" office:value="1500">
            <text:p>1500</text:p>
          </table:table-cell>
          <table:table-cell table:style-name="ce23" table:formula="of:=SUMPRODUCT(([.$Q$3:.$Q$56]);[.$B$3:.$B$56]=50)" office:value-type="float" office:value="333960483.333333">
            <text:p>333960483,333333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100 S</text:p>
          </table:table-cell>
          <table:table-cell table:style-name="Default" table:number-columns-repeated="3"/>
          <table:table-cell table:style-name="ce24" table:formula="of:=([.F144])/[.G144]*100" office:value-type="float" office:value="0">
            <text:p>0</text:p>
          </table:table-cell>
          <table:table-cell table:style-name="ce23" table:formula="of:=SUMPRODUCT(([.$W$3:.$W$56]-[.$E$3:.$E$56]);[.$B$3:.$B$56]=100)" office:value-type="float" office:value="0">
            <text:p>0</text:p>
          </table:table-cell>
          <table:table-cell table:style-name="ce23" table:formula="of:=SUMPRODUCT(([.$E$3:.$E$56]);[.$B$3:.$B$56]=100)" office:value-type="float" office:value="339036350">
            <text:p>339036350</text:p>
          </table:table-cell>
          <table:table-cell table:style-name="Default" table:number-columns-repeated="3"/>
          <table:table-cell table:style-name="ce24" table:formula="of:=([.L144])/[.M144]*100" office:value-type="float" office:value="0">
            <text:p>0</text:p>
          </table:table-cell>
          <table:table-cell table:style-name="ce23" table:formula="of:=SUMPRODUCT(([.$W$3:.$W$56]-[.$K$3:.$K$56]);[.$B$3:.$B$56]=100)" office:value-type="float" office:value="0">
            <text:p>0</text:p>
          </table:table-cell>
          <table:table-cell table:style-name="ce23" table:formula="of:=SUMPRODUCT(([.$K$3:.$K$56]);[.$B$3:.$B$56]=100)" office:value-type="float" office:value="339036350">
            <text:p>339036350</text:p>
          </table:table-cell>
          <table:table-cell table:style-name="Default" table:number-columns-repeated="3"/>
          <table:table-cell table:style-name="ce24" table:formula="of:=([.R144])/[.S144]*100" office:value-type="float" office:value="0">
            <text:p>0</text:p>
          </table:table-cell>
          <table:table-cell table:style-name="ce23" table:formula="of:=SUMPRODUCT(([.$W$3:.$W$56]-[.$Q$3:.$Q$56]);[.$B$3:.$B$56]=100)" office:value-type="float" office:value="0">
            <text:p>0</text:p>
          </table:table-cell>
          <table:table-cell table:style-name="ce23" table:formula="of:=SUMPRODUCT(([.$Q$3:.$Q$56]);[.$B$3:.$B$56]=100)" office:value-type="float" office:value="339036350">
            <text:p>339036350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8 T</text:p>
          </table:table-cell>
          <table:table-cell table:style-name="Default" table:number-columns-repeated="3"/>
          <table:table-cell table:style-name="ce24" table:formula="of:=([.F146])/[.G146]*100" office:value-type="float" office:value="0">
            <text:p>0</text:p>
          </table:table-cell>
          <table:table-cell table:style-name="ce23" table:formula="of:=SUMPRODUCT(([.$W$3:.$W$56]-[.$E$3:.$E$56]);[.$D$3:.$D$56]=8)" office:value-type="float" office:value="0">
            <text:p>0</text:p>
          </table:table-cell>
          <table:table-cell table:style-name="ce23" table:formula="of:=SUMPRODUCT(([.$E$3:.$E$56]);[.$D$3:.$D$56]=8)" office:value-type="float" office:value="429400283.333333">
            <text:p>429400283,333333</text:p>
          </table:table-cell>
          <table:table-cell table:style-name="Default" table:number-columns-repeated="3"/>
          <table:table-cell table:style-name="ce24" table:formula="of:=([.L146])/[.M146]*100" office:value-type="float" office:value="0.000582210737231333">
            <text:p>0,0005822107</text:p>
          </table:table-cell>
          <table:table-cell table:style-name="ce23" table:formula="of:=SUMPRODUCT(([.$W$3:.$W$56]-[.$K$3:.$K$56]);[.$D$3:.$D$56]=8)" office:value-type="float" office:value="2500">
            <text:p>2500</text:p>
          </table:table-cell>
          <table:table-cell table:style-name="ce23" table:formula="of:=SUMPRODUCT(([.$K$3:.$K$56]);[.$D$3:.$D$56]=8)" office:value-type="float" office:value="429397783.333333">
            <text:p>429397783,333333</text:p>
          </table:table-cell>
          <table:table-cell table:style-name="Default" table:number-columns-repeated="3"/>
          <table:table-cell table:style-name="ce24" table:formula="of:=([.R146])/[.S146]*100" office:value-type="float" office:value="0.000582210737231333">
            <text:p>0,0005822107</text:p>
          </table:table-cell>
          <table:table-cell table:style-name="ce23" table:formula="of:=SUMPRODUCT(([.$W$3:.$W$56]-[.$Q$3:.$Q$56]);[.$D$3:.$D$56]=8)" office:value-type="float" office:value="2500">
            <text:p>2500</text:p>
          </table:table-cell>
          <table:table-cell table:style-name="ce23" table:formula="of:=SUMPRODUCT(([.$Q$3:.$Q$56]);[.$D$3:.$D$56]=8)" office:value-type="float" office:value="429397783.333333">
            <text:p>429397783,333333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12 T</text:p>
          </table:table-cell>
          <table:table-cell table:style-name="Default" table:number-columns-repeated="3"/>
          <table:table-cell table:style-name="ce24" table:formula="of:=([.F147])/[.G147]*100" office:value-type="float" office:value="0.000266654186686382">
            <text:p>0,0002666542</text:p>
          </table:table-cell>
          <table:table-cell table:style-name="ce23" table:formula="of:=SUMPRODUCT(([.$W$3:.$W$56]-[.$E$3:.$E$56]);[.$D$3:.$D$56]=12)" office:value-type="float" office:value="1500">
            <text:p>1500</text:p>
          </table:table-cell>
          <table:table-cell table:style-name="ce23" table:formula="of:=SUMPRODUCT(([.$E$3:.$E$56]);[.$D$3:.$D$56]=12)" office:value-type="float" office:value="562526326.190476">
            <text:p>562526326,190476</text:p>
          </table:table-cell>
          <table:table-cell table:style-name="Default" table:number-columns-repeated="3"/>
          <table:table-cell table:style-name="ce24" table:formula="of:=([.L147])/[.M147]*100" office:value-type="float" office:value="0">
            <text:p>0</text:p>
          </table:table-cell>
          <table:table-cell table:style-name="ce23" table:formula="of:=SUMPRODUCT(([.$W$3:.$W$56]-[.$K$3:.$K$56]);[.$D$3:.$D$56]=12)" office:value-type="float" office:value="0">
            <text:p>0</text:p>
          </table:table-cell>
          <table:table-cell table:style-name="ce23" table:formula="of:=SUMPRODUCT(([.$K$3:.$K$56]);[.$D$3:.$D$56]=12)" office:value-type="float" office:value="562527826.190476">
            <text:p>562527826,190476</text:p>
          </table:table-cell>
          <table:table-cell table:style-name="Default" table:number-columns-repeated="3"/>
          <table:table-cell table:style-name="ce24" table:formula="of:=([.R147])/[.S147]*100" office:value-type="float" office:value="0">
            <text:p>0</text:p>
          </table:table-cell>
          <table:table-cell table:style-name="ce23" table:formula="of:=SUMPRODUCT(([.$W$3:.$W$56]-[.$Q$3:.$Q$56]);[.$D$3:.$D$56]=12)" office:value-type="float" office:value="0">
            <text:p>0</text:p>
          </table:table-cell>
          <table:table-cell table:style-name="ce23" table:formula="of:=SUMPRODUCT(([.$Q$3:.$Q$56]);[.$D$3:.$D$56]=12)" office:value-type="float" office:value="562527826.190476">
            <text:p>562527826,190476</text:p>
          </table:table-cell>
          <table:table-cell table:style-name="Default" table:number-columns-repeated="4"/>
          <table:table-cell table:number-columns-repeated="1001"/>
        </table:table-row>
        <table:table-row table:style-name="ro2" table:number-rows-repeated="8">
          <table:table-cell table:style-name="Default" table:number-columns-repeated="4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3"/>
          <table:table-cell table:style-name="ce24"/>
          <table:table-cell table:style-name="ce23" table:number-columns-repeated="2"/>
          <table:table-cell table:style-name="Default" table:number-columns-repeated="4"/>
          <table:table-cell table:number-columns-repeated="1001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normal_1" table:base-cell-address="$M1.$A$1" table:cell-range-address="$M5.$A$3:.$I$56"/>
          <table:named-expression table:name="rh" table:base-cell-address="$M1.$A$1" table:expression="$feuil1.$#ref !#ref !#ref !#ref !#ref !#REF !$3:$#REF !$56"/>
          <table:named-range table:name="rhDicho" table:base-cell-address="$M1.$A$1" table:cell-range-address="$M5.$K$3:.$P$56"/>
          <table:named-expression table:name="RL" table:base-cell-address="$M1.$A$1" table:expression="$feuil1.$#ref !#ref !#ref !#ref !#ref !#REF !$3:$#REF !$56"/>
        </table:named-expressions>
      </table:table>
      <table:table table:name="latex" table:style-name="ta1" table:print="false">
        <office:forms form:automatic-focus="false" form:apply-design-mode="false"/>
        <table:table-column table:style-name="co24" table:default-cell-style-name="Default"/>
        <table:table-column table:style-name="co5" table:number-columns-repeated="2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8" table:default-cell-style-name="ce34"/>
        <table:table-column table:style-name="co5" table:number-columns-repeated="4" table:default-cell-style-name="ce34"/>
        <table:table-column table:style-name="co29" table:number-columns-repeated="2" table:default-cell-style-name="ce34"/>
        <table:table-column table:style-name="co5" table:number-columns-repeated="4" table:default-cell-style-name="ce34"/>
        <table:table-column table:style-name="co29" table:number-columns-repeated="2" table:default-cell-style-name="ce34"/>
        <table:table-column table:style-name="co5" table:number-columns-repeated="4" table:default-cell-style-name="ce34"/>
        <table:table-column table:style-name="co5" table:number-columns-repeated="2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5" table:default-cell-style-name="Default"/>
        <table:table-row table:style-name="ro2" table:number-rows-repeated="2">
          <table:table-cell table:number-columns-repeated="9"/>
          <table:table-cell table:style-name="ce33" table:number-columns-repeated="2"/>
          <table:table-cell table:style-name="ce36" table:number-columns-repeated="4"/>
          <table:table-cell table:style-name="ce33" table:number-columns-repeated="2"/>
          <table:table-cell table:style-name="ce36" table:number-columns-repeated="4"/>
          <table:table-cell table:style-name="ce33" table:number-columns-repeated="2"/>
          <table:table-cell table:style-name="ce36" table:number-columns-repeated="3"/>
          <table:table-cell table:number-columns-repeated="5"/>
        </table:table-row>
        <table:table-row table:style-name="ro3">
          <table:table-cell office:value-type="string">
            <text:p>\cline{5-13}</text:p>
          </table:table-cell>
          <table:table-cell table:number-columns-repeated="4"/>
          <table:table-cell office:value-type="string">
            <text:p>\multicolumn{4}{c|}{} &amp;</text:p>
          </table:table-cell>
          <table:table-cell table:number-columns-repeated="3"/>
          <table:table-cell table:style-name="ce33" office:value-type="string">
            <text:p>\multicolumn{3}{|c|}{M=1}</text:p>
          </table:table-cell>
          <table:table-cell table:style-name="ce33"/>
          <table:table-cell table:style-name="ce36"/>
          <table:table-cell table:style-name="ce36" office:value-type="string">
            <text:p>&amp;</text:p>
          </table:table-cell>
          <table:table-cell table:style-name="ce36" table:number-columns-repeated="2"/>
          <table:table-cell table:style-name="ce37" office:value-type="string">
            <text:p>\multicolumn{3}{|c|}{M=2}</text:p>
          </table:table-cell>
          <table:table-cell table:style-name="ce33"/>
          <table:table-cell table:style-name="ce36" table:number-columns-repeated="4"/>
          <table:table-cell table:style-name="ce33" office:value-type="string">
            <text:p>&amp; \multicolumn{3}{|c|}{M=5 }</text:p>
          </table:table-cell>
          <table:table-cell table:style-name="ce33" office:value-type="string">
            <text:p>\\</text:p>
          </table:table-cell>
          <table:table-cell table:style-name="ce36" table:number-columns-repeated="3"/>
          <table:table-cell table:number-columns-repeated="5"/>
        </table:table-row>
        <table:table-row table:style-name="ro3">
          <table:table-cell office:value-type="string">
            <text:p>\hli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T</text:p>
          </table:table-cell>
          <table:table-cell office:value-type="string">
            <text:p>&amp;</text:p>
          </table:table-cell>
          <table:table-cell table:style-name="ce1" office:value-type="string">
            <text:p>S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</text:p>
          </table:table-cell>
          <table:table-cell office:value-type="string">
            <text:p>&amp;</text:p>
          </table:table-cell>
          <table:table-cell table:style-name="ce33" office:value-type="string">
            <text:p>LB/Opt</text:p>
          </table:table-cell>
          <table:table-cell table:style-name="ce33" office:value-type="string">
            <text:p>&amp;</text:p>
          </table:table-cell>
          <table:table-cell table:style-name="ce36" office:value-type="string">
            <text:p>Obj. U</text:p>
          </table:table-cell>
          <table:table-cell table:style-name="ce33" office:value-type="string">
            <text:p>&amp;</text:p>
          </table:table-cell>
          <table:table-cell table:style-name="ce36" office:value-type="string">
            <text:p>Obj. S</text:p>
          </table:table-cell>
          <table:table-cell table:style-name="ce33" office:value-type="string">
            <text:p>&amp;</text:p>
          </table:table-cell>
          <table:table-cell table:style-name="ce33" office:value-type="string">
            <text:p>LB/Opt</text:p>
          </table:table-cell>
          <table:table-cell table:style-name="ce33" office:value-type="string">
            <text:p>&amp;</text:p>
          </table:table-cell>
          <table:table-cell table:style-name="ce36" office:value-type="string">
            <text:p>Obj. U</text:p>
          </table:table-cell>
          <table:table-cell table:style-name="ce33" office:value-type="string">
            <text:p>&amp;</text:p>
          </table:table-cell>
          <table:table-cell table:style-name="ce36" office:value-type="string">
            <text:p>Obj. S</text:p>
          </table:table-cell>
          <table:table-cell table:style-name="ce33" office:value-type="string">
            <text:p>&amp;</text:p>
          </table:table-cell>
          <table:table-cell table:style-name="ce33" office:value-type="string">
            <text:p>LB/Opt</text:p>
          </table:table-cell>
          <table:table-cell table:style-name="ce33" office:value-type="string">
            <text:p>&amp;</text:p>
          </table:table-cell>
          <table:table-cell table:style-name="ce36" office:value-type="string">
            <text:p>Obj. U</text:p>
          </table:table-cell>
          <table:table-cell table:style-name="ce33" office:value-type="string">
            <text:p>&amp;</text:p>
          </table:table-cell>
          <table:table-cell table:style-name="ce36" office:value-type="string">
            <text:p>Obj. S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hlin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8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5" table:formula="of:=[M1.E3]/1000000" office:value-type="float" office:value="5.92770000000001">
            <text:p>5,93</text:p>
          </table:table-cell>
          <table:table-cell table:style-name="ce33" office:value-type="string">
            <text:p>&amp;</text:p>
          </table:table-cell>
          <table:table-cell table:style-name="ce35" table:formula="of:=[M1.F3]/1000000" office:value-type="float" office:value="8.1677">
            <text:p>8,17</text:p>
          </table:table-cell>
          <table:table-cell table:style-name="ce33" office:value-type="string">
            <text:p>&amp;</text:p>
          </table:table-cell>
          <table:table-cell table:style-name="ce35" table:formula="of:=[M1.G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]/1000000" office:value-type="float" office:value="6.205">
            <text:p>6,21</text:p>
          </table:table-cell>
          <table:table-cell table:style-name="ce33" office:value-type="string">
            <text:p>&amp;</text:p>
          </table:table-cell>
          <table:table-cell table:formula="of:=[M2.L3]/1000000" office:value-type="float" office:value="8.455">
            <text:p>8,46</text:p>
          </table:table-cell>
          <table:table-cell table:style-name="ce33" office:value-type="string">
            <text:p>&amp;</text:p>
          </table:table-cell>
          <table:table-cell table:formula="of:=[M2.M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]/1000000" office:value-type="float" office:value="6.205">
            <text:p>6,21</text:p>
          </table:table-cell>
          <table:table-cell table:style-name="ce33" office:value-type="string">
            <text:p>&amp;</text:p>
          </table:table-cell>
          <table:table-cell table:formula="of:=[M5.R3]/1000000" office:value-type="float" office:value="8.455">
            <text:p>8,46</text:p>
          </table:table-cell>
          <table:table-cell table:style-name="ce33" office:value-type="string">
            <text:p>&amp;</text:p>
          </table:table-cell>
          <table:table-cell table:formula="of:=[M5.S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]/1000000" office:value-type="float" office:value="5.7818">
            <text:p>5,78</text:p>
          </table:table-cell>
          <table:table-cell table:style-name="ce33" office:value-type="string">
            <text:p>&amp;</text:p>
          </table:table-cell>
          <table:table-cell table:style-name="ce35" table:formula="of:=[M1.F4]/1000000" office:value-type="float" office:value="8.6318">
            <text:p>8,63</text:p>
          </table:table-cell>
          <table:table-cell table:style-name="ce33" office:value-type="string">
            <text:p>&amp;</text:p>
          </table:table-cell>
          <table:table-cell table:style-name="ce35" table:formula="of:=[M1.G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]/1000000" office:value-type="float" office:value="5.806">
            <text:p>5,81</text:p>
          </table:table-cell>
          <table:table-cell table:style-name="ce33" office:value-type="string">
            <text:p>&amp;</text:p>
          </table:table-cell>
          <table:table-cell table:formula="of:=[M2.L4]/1000000" office:value-type="float" office:value="8.656">
            <text:p>8,66</text:p>
          </table:table-cell>
          <table:table-cell table:style-name="ce33" office:value-type="string">
            <text:p>&amp;</text:p>
          </table:table-cell>
          <table:table-cell table:formula="of:=[M2.M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]/1000000" office:value-type="float" office:value="5.806">
            <text:p>5,81</text:p>
          </table:table-cell>
          <table:table-cell table:style-name="ce33" office:value-type="string">
            <text:p>&amp;</text:p>
          </table:table-cell>
          <table:table-cell table:formula="of:=[M5.R4]/1000000" office:value-type="float" office:value="8.656">
            <text:p>8,66</text:p>
          </table:table-cell>
          <table:table-cell table:style-name="ce33" office:value-type="string">
            <text:p>&amp;</text:p>
          </table:table-cell>
          <table:table-cell table:formula="of:=[M5.S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5]/1000000" office:value-type="float" office:value="8.409">
            <text:p>8,41</text:p>
          </table:table-cell>
          <table:table-cell table:style-name="ce33" office:value-type="string">
            <text:p>&amp;</text:p>
          </table:table-cell>
          <table:table-cell table:style-name="ce35" table:formula="of:=[M1.F5]/1000000" office:value-type="float" office:value="11.669">
            <text:p>11,67</text:p>
          </table:table-cell>
          <table:table-cell table:style-name="ce33" office:value-type="string">
            <text:p>&amp;</text:p>
          </table:table-cell>
          <table:table-cell table:style-name="ce35" table:formula="of:=[M1.G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]/1000000" office:value-type="float" office:value="8.515">
            <text:p>8,52</text:p>
          </table:table-cell>
          <table:table-cell table:style-name="ce33" office:value-type="string">
            <text:p>&amp;</text:p>
          </table:table-cell>
          <table:table-cell table:formula="of:=[M2.L5]/1000000" office:value-type="float" office:value="11.755">
            <text:p>11,76</text:p>
          </table:table-cell>
          <table:table-cell table:style-name="ce33" office:value-type="string">
            <text:p>&amp;</text:p>
          </table:table-cell>
          <table:table-cell table:formula="of:=[M2.M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]/1000000" office:value-type="float" office:value="8.515">
            <text:p>8,52</text:p>
          </table:table-cell>
          <table:table-cell table:style-name="ce33" office:value-type="string">
            <text:p>&amp;</text:p>
          </table:table-cell>
          <table:table-cell table:formula="of:=[M5.R5]/1000000" office:value-type="float" office:value="11.755">
            <text:p>11,76</text:p>
          </table:table-cell>
          <table:table-cell table:style-name="ce33" office:value-type="string">
            <text:p>&amp;</text:p>
          </table:table-cell>
          <table:table-cell table:formula="of:=[M5.S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5" table:formula="of:=[M1.E6]/1000000" office:value-type="float" office:value="12.8909666666667">
            <text:p>12,89</text:p>
          </table:table-cell>
          <table:table-cell table:style-name="ce33" office:value-type="string">
            <text:p>&amp;</text:p>
          </table:table-cell>
          <table:table-cell table:style-name="ce35" table:formula="of:=[M1.F6]/1000000" office:value-type="float" office:value="18.61102">
            <text:p>18,61</text:p>
          </table:table-cell>
          <table:table-cell table:style-name="ce33" office:value-type="string">
            <text:p>&amp;</text:p>
          </table:table-cell>
          <table:table-cell table:style-name="ce35" table:formula="of:=[M1.G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6]/1000000" office:value-type="float" office:value="14.7029666666667">
            <text:p>14,70</text:p>
          </table:table-cell>
          <table:table-cell table:style-name="ce33" office:value-type="string">
            <text:p>&amp;</text:p>
          </table:table-cell>
          <table:table-cell table:formula="of:=[M2.L6]/1000000" office:value-type="float" office:value="19.623">
            <text:p>19,62</text:p>
          </table:table-cell>
          <table:table-cell table:style-name="ce33" office:value-type="string">
            <text:p>&amp;</text:p>
          </table:table-cell>
          <table:table-cell table:formula="of:=[M2.M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6]/1000000" office:value-type="float" office:value="15.4941666666667">
            <text:p>15,49</text:p>
          </table:table-cell>
          <table:table-cell table:style-name="ce33" office:value-type="string">
            <text:p>&amp;</text:p>
          </table:table-cell>
          <table:table-cell table:formula="of:=[M5.R6]/1000000" office:value-type="float" office:value="20.4142">
            <text:p>20,41</text:p>
          </table:table-cell>
          <table:table-cell table:style-name="ce33" office:value-type="string">
            <text:p>&amp;</text:p>
          </table:table-cell>
          <table:table-cell table:formula="of:=[M5.S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7]/1000000" office:value-type="float" office:value="19.0215">
            <text:p>19,02</text:p>
          </table:table-cell>
          <table:table-cell table:style-name="ce33" office:value-type="string">
            <text:p>&amp;</text:p>
          </table:table-cell>
          <table:table-cell table:style-name="ce35" table:formula="of:=[M1.F7]/1000000" office:value-type="float" office:value="28.0615">
            <text:p>28,06</text:p>
          </table:table-cell>
          <table:table-cell table:style-name="ce33" office:value-type="string">
            <text:p>&amp;</text:p>
          </table:table-cell>
          <table:table-cell table:style-name="ce35" table:formula="of:=[M1.G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7]/1000000" office:value-type="float" office:value="19.091">
            <text:p>19,09</text:p>
          </table:table-cell>
          <table:table-cell table:style-name="ce33" office:value-type="string">
            <text:p>&amp;</text:p>
          </table:table-cell>
          <table:table-cell table:formula="of:=[M2.L7]/1000000" office:value-type="float" office:value="28.131">
            <text:p>28,13</text:p>
          </table:table-cell>
          <table:table-cell table:style-name="ce33" office:value-type="string">
            <text:p>&amp;</text:p>
          </table:table-cell>
          <table:table-cell table:formula="of:=[M2.M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7]/1000000" office:value-type="float" office:value="19.091">
            <text:p>19,09</text:p>
          </table:table-cell>
          <table:table-cell table:style-name="ce33" office:value-type="string">
            <text:p>&amp;</text:p>
          </table:table-cell>
          <table:table-cell table:formula="of:=[M5.R7]/1000000" office:value-type="float" office:value="28.13101">
            <text:p>28,13</text:p>
          </table:table-cell>
          <table:table-cell table:style-name="ce33" office:value-type="string">
            <text:p>&amp;</text:p>
          </table:table-cell>
          <table:table-cell table:formula="of:=[M5.S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8]/1000000" office:value-type="float" office:value="10.935">
            <text:p>10,94</text:p>
          </table:table-cell>
          <table:table-cell table:style-name="ce33" office:value-type="string">
            <text:p>&amp;</text:p>
          </table:table-cell>
          <table:table-cell table:style-name="ce35" table:formula="of:=[M1.F8]/1000000" office:value-type="float" office:value="14.905">
            <text:p>14,91</text:p>
          </table:table-cell>
          <table:table-cell table:style-name="ce33" office:value-type="string">
            <text:p>&amp;</text:p>
          </table:table-cell>
          <table:table-cell table:style-name="ce35" table:formula="of:=[M1.G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8]/1000000" office:value-type="float" office:value="11.63">
            <text:p>11,63</text:p>
          </table:table-cell>
          <table:table-cell table:style-name="ce33" office:value-type="string">
            <text:p>&amp;</text:p>
          </table:table-cell>
          <table:table-cell table:formula="of:=[M2.L8]/1000000" office:value-type="float" office:value="15.64">
            <text:p>15,64</text:p>
          </table:table-cell>
          <table:table-cell table:style-name="ce33" office:value-type="string">
            <text:p>&amp;</text:p>
          </table:table-cell>
          <table:table-cell table:formula="of:=[M2.M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8]/1000000" office:value-type="float" office:value="11.64">
            <text:p>11,64</text:p>
          </table:table-cell>
          <table:table-cell table:style-name="ce33" office:value-type="string">
            <text:p>&amp;</text:p>
          </table:table-cell>
          <table:table-cell table:formula="of:=[M5.R8]/1000000" office:value-type="float" office:value="15.02">
            <text:p>15,02</text:p>
          </table:table-cell>
          <table:table-cell table:style-name="ce33" office:value-type="string">
            <text:p>&amp;</text:p>
          </table:table-cell>
          <table:table-cell table:formula="of:=[M5.S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5" table:formula="of:=[M1.E9]/1000000" office:value-type="float" office:value="25.0869">
            <text:p>25,09</text:p>
          </table:table-cell>
          <table:table-cell table:style-name="ce33" office:value-type="string">
            <text:p>&amp;</text:p>
          </table:table-cell>
          <table:table-cell table:style-name="ce35" table:formula="of:=[M1.F9]/1000000" office:value-type="float" office:value="33.8369">
            <text:p>33,84</text:p>
          </table:table-cell>
          <table:table-cell table:style-name="ce33" office:value-type="string">
            <text:p>&amp;</text:p>
          </table:table-cell>
          <table:table-cell table:style-name="ce35" table:formula="of:=[M1.G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9]/1000000" office:value-type="float" office:value="26.8815">
            <text:p>26,88</text:p>
          </table:table-cell>
          <table:table-cell table:style-name="ce33" office:value-type="string">
            <text:p>&amp;</text:p>
          </table:table-cell>
          <table:table-cell table:formula="of:=[M2.L9]/1000000" office:value-type="float" office:value="36.1315">
            <text:p>36,13</text:p>
          </table:table-cell>
          <table:table-cell table:style-name="ce33" office:value-type="string">
            <text:p>&amp;</text:p>
          </table:table-cell>
          <table:table-cell table:formula="of:=[M2.M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9]/1000000" office:value-type="float" office:value="26.8805">
            <text:p>26,88</text:p>
          </table:table-cell>
          <table:table-cell table:style-name="ce33" office:value-type="string">
            <text:p>&amp;</text:p>
          </table:table-cell>
          <table:table-cell table:formula="of:=[M5.R9]/1000000" office:value-type="float" office:value="36.1315">
            <text:p>36,13</text:p>
          </table:table-cell>
          <table:table-cell table:style-name="ce33" office:value-type="string">
            <text:p>&amp;</text:p>
          </table:table-cell>
          <table:table-cell table:formula="of:=[M5.S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10]/1000000" office:value-type="float" office:value="24.3485">
            <text:p>24,35</text:p>
          </table:table-cell>
          <table:table-cell table:style-name="ce33" office:value-type="string">
            <text:p>&amp;</text:p>
          </table:table-cell>
          <table:table-cell table:style-name="ce35" table:formula="of:=[M1.F10]/1000000" office:value-type="float" office:value="36.26853">
            <text:p>36,27</text:p>
          </table:table-cell>
          <table:table-cell table:style-name="ce33" office:value-type="string">
            <text:p>&amp;</text:p>
          </table:table-cell>
          <table:table-cell table:style-name="ce35" table:formula="of:=[M1.G1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0]/1000000" office:value-type="float" office:value="25.2783">
            <text:p>25,28</text:p>
          </table:table-cell>
          <table:table-cell table:style-name="ce33" office:value-type="string">
            <text:p>&amp;</text:p>
          </table:table-cell>
          <table:table-cell table:formula="of:=[M2.L10]/1000000" office:value-type="float" office:value="35.8183">
            <text:p>35,82</text:p>
          </table:table-cell>
          <table:table-cell table:style-name="ce33" office:value-type="string">
            <text:p>&amp;</text:p>
          </table:table-cell>
          <table:table-cell table:formula="of:=[M2.M1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0]/1000000" office:value-type="float" office:value="25.3875">
            <text:p>25,39</text:p>
          </table:table-cell>
          <table:table-cell table:style-name="ce33" office:value-type="string">
            <text:p>&amp;</text:p>
          </table:table-cell>
          <table:table-cell table:formula="of:=[M5.R10]/1000000" office:value-type="float" office:value="35.9475">
            <text:p>35,95</text:p>
          </table:table-cell>
          <table:table-cell table:style-name="ce33" office:value-type="string">
            <text:p>&amp;</text:p>
          </table:table-cell>
          <table:table-cell table:formula="of:=[M5.S1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11]/1000000" office:value-type="float" office:value="28.0611">
            <text:p>28,06</text:p>
          </table:table-cell>
          <table:table-cell table:style-name="ce33" office:value-type="string">
            <text:p>&amp;</text:p>
          </table:table-cell>
          <table:table-cell table:style-name="ce35" table:formula="of:=[M1.F11]/1000000" office:value-type="float" office:value="43.2011">
            <text:p>43,20</text:p>
          </table:table-cell>
          <table:table-cell table:style-name="ce33" office:value-type="string">
            <text:p>&amp;</text:p>
          </table:table-cell>
          <table:table-cell table:style-name="ce35" table:formula="of:=[M1.G1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1]/1000000" office:value-type="float" office:value="28.4415">
            <text:p>28,44</text:p>
          </table:table-cell>
          <table:table-cell table:style-name="ce33" office:value-type="string">
            <text:p>&amp;</text:p>
          </table:table-cell>
          <table:table-cell table:formula="of:=[M2.L11]/1000000" office:value-type="float" office:value="43.0415">
            <text:p>43,04</text:p>
          </table:table-cell>
          <table:table-cell table:style-name="ce33" office:value-type="string">
            <text:p>&amp;</text:p>
          </table:table-cell>
          <table:table-cell table:formula="of:=[M2.M1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1]/1000000" office:value-type="float" office:value="28.5625">
            <text:p>28,56</text:p>
          </table:table-cell>
          <table:table-cell table:style-name="ce33" office:value-type="string">
            <text:p>&amp;</text:p>
          </table:table-cell>
          <table:table-cell table:formula="of:=[M5.R11]/1000000" office:value-type="float" office:value="43.2225">
            <text:p>43,22</text:p>
          </table:table-cell>
          <table:table-cell table:style-name="ce33" office:value-type="string">
            <text:p>&amp;</text:p>
          </table:table-cell>
          <table:table-cell table:formula="of:=[M5.S1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3-13}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5" table:formula="of:=[M1.E12]/1000000" office:value-type="float" office:value="5.602">
            <text:p>5,60</text:p>
          </table:table-cell>
          <table:table-cell table:style-name="ce33" office:value-type="string">
            <text:p>&amp;</text:p>
          </table:table-cell>
          <table:table-cell table:style-name="ce35" table:formula="of:=[M1.F12]/1000000" office:value-type="float" office:value="8.192">
            <text:p>8,19</text:p>
          </table:table-cell>
          <table:table-cell table:style-name="ce33" office:value-type="string">
            <text:p>&amp;</text:p>
          </table:table-cell>
          <table:table-cell table:style-name="ce35" table:formula="of:=[M1.G1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2]/1000000" office:value-type="float" office:value="5.602">
            <text:p>5,60</text:p>
          </table:table-cell>
          <table:table-cell table:style-name="ce33" office:value-type="string">
            <text:p>&amp;</text:p>
          </table:table-cell>
          <table:table-cell table:formula="of:=[M2.L12]/1000000" office:value-type="float" office:value="8.192">
            <text:p>8,19</text:p>
          </table:table-cell>
          <table:table-cell table:style-name="ce33" office:value-type="string">
            <text:p>&amp;</text:p>
          </table:table-cell>
          <table:table-cell table:formula="of:=[M2.M1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2]/1000000" office:value-type="float" office:value="5.602">
            <text:p>5,60</text:p>
          </table:table-cell>
          <table:table-cell table:style-name="ce33" office:value-type="string">
            <text:p>&amp;</text:p>
          </table:table-cell>
          <table:table-cell table:formula="of:=[M5.R12]/1000000" office:value-type="float" office:value="8.192">
            <text:p>8,19</text:p>
          </table:table-cell>
          <table:table-cell table:style-name="ce33" office:value-type="string">
            <text:p>&amp;</text:p>
          </table:table-cell>
          <table:table-cell table:formula="of:=[M5.S1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13]/1000000" office:value-type="float" office:value="5.7179">
            <text:p>5,72</text:p>
          </table:table-cell>
          <table:table-cell table:style-name="ce33" office:value-type="string">
            <text:p>&amp;</text:p>
          </table:table-cell>
          <table:table-cell table:style-name="ce35" table:formula="of:=[M1.F13]/1000000" office:value-type="float" office:value="8.3479">
            <text:p>8,35</text:p>
          </table:table-cell>
          <table:table-cell table:style-name="ce33" office:value-type="string">
            <text:p>&amp;</text:p>
          </table:table-cell>
          <table:table-cell table:style-name="ce35" table:formula="of:=[M1.G1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3]/1000000" office:value-type="float" office:value="5.9438">
            <text:p>5,94</text:p>
          </table:table-cell>
          <table:table-cell table:style-name="ce33" office:value-type="string">
            <text:p>&amp;</text:p>
          </table:table-cell>
          <table:table-cell table:formula="of:=[M2.L13]/1000000" office:value-type="float" office:value="8.2538">
            <text:p>8,25</text:p>
          </table:table-cell>
          <table:table-cell table:style-name="ce33" office:value-type="string">
            <text:p>&amp;</text:p>
          </table:table-cell>
          <table:table-cell table:formula="of:=[M2.M1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3]/1000000" office:value-type="float" office:value="5.982">
            <text:p>5,98</text:p>
          </table:table-cell>
          <table:table-cell table:style-name="ce33" office:value-type="string">
            <text:p>&amp;</text:p>
          </table:table-cell>
          <table:table-cell table:formula="of:=[M5.R13]/1000000" office:value-type="float" office:value="8.292">
            <text:p>8,29</text:p>
          </table:table-cell>
          <table:table-cell table:style-name="ce33" office:value-type="string">
            <text:p>&amp;</text:p>
          </table:table-cell>
          <table:table-cell table:formula="of:=[M5.S1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14]/1000000" office:value-type="float" office:value="8.15646666666667">
            <text:p>8,16</text:p>
          </table:table-cell>
          <table:table-cell table:style-name="ce33" office:value-type="string">
            <text:p>&amp;</text:p>
          </table:table-cell>
          <table:table-cell table:style-name="ce35" table:formula="of:=[M1.F14]/1000000" office:value-type="float" office:value="12.04651">
            <text:p>12,05</text:p>
          </table:table-cell>
          <table:table-cell table:style-name="ce33" office:value-type="string">
            <text:p>&amp;</text:p>
          </table:table-cell>
          <table:table-cell table:style-name="ce35" table:formula="of:=[M1.G1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4]/1000000" office:value-type="float" office:value="8.3305">
            <text:p>8,33</text:p>
          </table:table-cell>
          <table:table-cell table:style-name="ce33" office:value-type="string">
            <text:p>&amp;</text:p>
          </table:table-cell>
          <table:table-cell table:formula="of:=[M2.L14]/1000000" office:value-type="float" office:value="12.2205">
            <text:p>12,22</text:p>
          </table:table-cell>
          <table:table-cell table:style-name="ce33" office:value-type="string">
            <text:p>&amp;</text:p>
          </table:table-cell>
          <table:table-cell table:formula="of:=[M2.M1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4]/1000000" office:value-type="float" office:value="8.3305">
            <text:p>8,33</text:p>
          </table:table-cell>
          <table:table-cell table:style-name="ce33" office:value-type="string">
            <text:p>&amp;</text:p>
          </table:table-cell>
          <table:table-cell table:formula="of:=[M5.R14]/1000000" office:value-type="float" office:value="12.2205">
            <text:p>12,22</text:p>
          </table:table-cell>
          <table:table-cell table:style-name="ce33" office:value-type="string">
            <text:p>&amp;</text:p>
          </table:table-cell>
          <table:table-cell table:formula="of:=[M5.S1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5" table:formula="of:=[M1.E15]/1000000" office:value-type="float" office:value="18.6212">
            <text:p>18,62</text:p>
          </table:table-cell>
          <table:table-cell table:style-name="ce33" office:value-type="string">
            <text:p>&amp;</text:p>
          </table:table-cell>
          <table:table-cell table:style-name="ce35" table:formula="of:=[M1.F15]/1000000" office:value-type="float" office:value="26.7512">
            <text:p>26,75</text:p>
          </table:table-cell>
          <table:table-cell table:style-name="ce33" office:value-type="string">
            <text:p>&amp;</text:p>
          </table:table-cell>
          <table:table-cell table:style-name="ce35" table:formula="of:=[M1.G1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5]/1000000" office:value-type="float" office:value="18.833">
            <text:p>18,83</text:p>
          </table:table-cell>
          <table:table-cell table:style-name="ce33" office:value-type="string">
            <text:p>&amp;</text:p>
          </table:table-cell>
          <table:table-cell table:formula="of:=[M2.L15]/1000000" office:value-type="float" office:value="26.963">
            <text:p>26,96</text:p>
          </table:table-cell>
          <table:table-cell table:style-name="ce33" office:value-type="string">
            <text:p>&amp;</text:p>
          </table:table-cell>
          <table:table-cell table:formula="of:=[M2.M1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5]/1000000" office:value-type="float" office:value="18.833">
            <text:p>18,83</text:p>
          </table:table-cell>
          <table:table-cell table:style-name="ce33" office:value-type="string">
            <text:p>&amp;</text:p>
          </table:table-cell>
          <table:table-cell table:formula="of:=[M5.R15]/1000000" office:value-type="float" office:value="26.962997">
            <text:p>26,96</text:p>
          </table:table-cell>
          <table:table-cell table:style-name="ce33" office:value-type="string">
            <text:p>&amp;</text:p>
          </table:table-cell>
          <table:table-cell table:formula="of:=[M5.S1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16]/1000000" office:value-type="float" office:value="11.1303">
            <text:p>11,13</text:p>
          </table:table-cell>
          <table:table-cell table:style-name="ce33" office:value-type="string">
            <text:p>&amp;</text:p>
          </table:table-cell>
          <table:table-cell table:style-name="ce35" table:formula="of:=[M1.F16]/1000000" office:value-type="float" office:value="16.1903">
            <text:p>16,19</text:p>
          </table:table-cell>
          <table:table-cell table:style-name="ce33" office:value-type="string">
            <text:p>&amp;</text:p>
          </table:table-cell>
          <table:table-cell table:style-name="ce35" table:formula="of:=[M1.G1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6]/1000000" office:value-type="float" office:value="11.1575">
            <text:p>11,16</text:p>
          </table:table-cell>
          <table:table-cell table:style-name="ce33" office:value-type="string">
            <text:p>&amp;</text:p>
          </table:table-cell>
          <table:table-cell table:formula="of:=[M2.L16]/1000000" office:value-type="float" office:value="16.2175">
            <text:p>16,22</text:p>
          </table:table-cell>
          <table:table-cell table:style-name="ce33" office:value-type="string">
            <text:p>&amp;</text:p>
          </table:table-cell>
          <table:table-cell table:formula="of:=[M2.M1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6]/1000000" office:value-type="float" office:value="11.1605">
            <text:p>11,16</text:p>
          </table:table-cell>
          <table:table-cell table:style-name="ce33" office:value-type="string">
            <text:p>&amp;</text:p>
          </table:table-cell>
          <table:table-cell table:formula="of:=[M5.R16]/1000000" office:value-type="float" office:value="16.0605">
            <text:p>16,06</text:p>
          </table:table-cell>
          <table:table-cell table:style-name="ce33" office:value-type="string">
            <text:p>&amp;</text:p>
          </table:table-cell>
          <table:table-cell table:formula="of:=[M5.S1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17]/1000000" office:value-type="float" office:value="15.9136">
            <text:p>15,91</text:p>
          </table:table-cell>
          <table:table-cell table:style-name="ce33" office:value-type="string">
            <text:p>&amp;</text:p>
          </table:table-cell>
          <table:table-cell table:style-name="ce35" table:formula="of:=[M1.F17]/1000000" office:value-type="float" office:value="23.0436">
            <text:p>23,04</text:p>
          </table:table-cell>
          <table:table-cell table:style-name="ce33" office:value-type="string">
            <text:p>&amp;</text:p>
          </table:table-cell>
          <table:table-cell table:style-name="ce35" table:formula="of:=[M1.G1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7]/1000000" office:value-type="float" office:value="16.441">
            <text:p>16,44</text:p>
          </table:table-cell>
          <table:table-cell table:style-name="ce33" office:value-type="string">
            <text:p>&amp;</text:p>
          </table:table-cell>
          <table:table-cell table:formula="of:=[M2.L17]/1000000" office:value-type="float" office:value="22.771">
            <text:p>22,77</text:p>
          </table:table-cell>
          <table:table-cell table:style-name="ce33" office:value-type="string">
            <text:p>&amp;</text:p>
          </table:table-cell>
          <table:table-cell table:formula="of:=[M2.M1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7]/1000000" office:value-type="float" office:value="16.441">
            <text:p>16,44</text:p>
          </table:table-cell>
          <table:table-cell table:style-name="ce33" office:value-type="string">
            <text:p>&amp;</text:p>
          </table:table-cell>
          <table:table-cell table:formula="of:=[M5.R17]/1000000" office:value-type="float" office:value="22.771">
            <text:p>22,77</text:p>
          </table:table-cell>
          <table:table-cell table:style-name="ce33" office:value-type="string">
            <text:p>&amp;</text:p>
          </table:table-cell>
          <table:table-cell table:formula="of:=[M5.S1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5" table:formula="of:=[M1.E18]/1000000" office:value-type="float" office:value="20.8693">
            <text:p>20,87</text:p>
          </table:table-cell>
          <table:table-cell table:style-name="ce33" office:value-type="string">
            <text:p>&amp;</text:p>
          </table:table-cell>
          <table:table-cell table:style-name="ce35" table:formula="of:=[M1.F18]/1000000" office:value-type="float" office:value="30.4393">
            <text:p>30,44</text:p>
          </table:table-cell>
          <table:table-cell table:style-name="ce33" office:value-type="string">
            <text:p>&amp;</text:p>
          </table:table-cell>
          <table:table-cell table:style-name="ce35" table:formula="of:=[M1.G1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8]/1000000" office:value-type="float" office:value="21.937">
            <text:p>21,94</text:p>
          </table:table-cell>
          <table:table-cell table:style-name="ce33" office:value-type="string">
            <text:p>&amp;</text:p>
          </table:table-cell>
          <table:table-cell table:formula="of:=[M2.L18]/1000000" office:value-type="float" office:value="31.507">
            <text:p>31,51</text:p>
          </table:table-cell>
          <table:table-cell table:style-name="ce33" office:value-type="string">
            <text:p>&amp;</text:p>
          </table:table-cell>
          <table:table-cell table:formula="of:=[M2.M1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8]/1000000" office:value-type="float" office:value="22.384">
            <text:p>22,38</text:p>
          </table:table-cell>
          <table:table-cell table:style-name="ce33" office:value-type="string">
            <text:p>&amp;</text:p>
          </table:table-cell>
          <table:table-cell table:formula="of:=[M5.R18]/1000000" office:value-type="float" office:value="30.754">
            <text:p>30,75</text:p>
          </table:table-cell>
          <table:table-cell table:style-name="ce33" office:value-type="string">
            <text:p>&amp;</text:p>
          </table:table-cell>
          <table:table-cell table:formula="of:=[M5.S1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19]/1000000" office:value-type="float" office:value="24.1726">
            <text:p>24,17</text:p>
          </table:table-cell>
          <table:table-cell table:style-name="ce33" office:value-type="string">
            <text:p>&amp;</text:p>
          </table:table-cell>
          <table:table-cell table:style-name="ce35" table:formula="of:=[M1.F19]/1000000" office:value-type="float" office:value="33.9026">
            <text:p>33,90</text:p>
          </table:table-cell>
          <table:table-cell table:style-name="ce33" office:value-type="string">
            <text:p>&amp;</text:p>
          </table:table-cell>
          <table:table-cell table:style-name="ce35" table:formula="of:=[M1.G1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19]/1000000" office:value-type="float" office:value="25.996">
            <text:p>26,00</text:p>
          </table:table-cell>
          <table:table-cell table:style-name="ce33" office:value-type="string">
            <text:p>&amp;</text:p>
          </table:table-cell>
          <table:table-cell table:formula="of:=[M2.L19]/1000000" office:value-type="float" office:value="36.2775">
            <text:p>36,28</text:p>
          </table:table-cell>
          <table:table-cell table:style-name="ce33" office:value-type="string">
            <text:p>&amp;</text:p>
          </table:table-cell>
          <table:table-cell table:formula="of:=[M2.M1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19]/1000000" office:value-type="float" office:value="25.996">
            <text:p>26,00</text:p>
          </table:table-cell>
          <table:table-cell table:style-name="ce33" office:value-type="string">
            <text:p>&amp;</text:p>
          </table:table-cell>
          <table:table-cell table:formula="of:=[M5.R19]/1000000" office:value-type="float" office:value="36.2775">
            <text:p>36,28</text:p>
          </table:table-cell>
          <table:table-cell table:style-name="ce33" office:value-type="string">
            <text:p>&amp;</text:p>
          </table:table-cell>
          <table:table-cell table:formula="of:=[M5.S1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20]/1000000" office:value-type="float" office:value="24.3687166666667">
            <text:p>24,37</text:p>
          </table:table-cell>
          <table:table-cell table:style-name="ce33" office:value-type="string">
            <text:p>&amp;</text:p>
          </table:table-cell>
          <table:table-cell table:style-name="ce35" table:formula="of:=[M1.F20]/1000000" office:value-type="float" office:value="36.198703">
            <text:p>36,20</text:p>
          </table:table-cell>
          <table:table-cell table:style-name="ce33" office:value-type="string">
            <text:p>&amp;</text:p>
          </table:table-cell>
          <table:table-cell table:style-name="ce35" table:formula="of:=[M1.G2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0]/1000000" office:value-type="float" office:value="24.3772666666667">
            <text:p>24,38</text:p>
          </table:table-cell>
          <table:table-cell table:style-name="ce33" office:value-type="string">
            <text:p>&amp;</text:p>
          </table:table-cell>
          <table:table-cell table:formula="of:=[M2.L20]/1000000" office:value-type="float" office:value="36.207253">
            <text:p>36,21</text:p>
          </table:table-cell>
          <table:table-cell table:style-name="ce33" office:value-type="string">
            <text:p>&amp;</text:p>
          </table:table-cell>
          <table:table-cell table:formula="of:=[M2.M2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0]/1000000" office:value-type="float" office:value="24.3772666666667">
            <text:p>24,38</text:p>
          </table:table-cell>
          <table:table-cell table:style-name="ce33" office:value-type="string">
            <text:p>&amp;</text:p>
          </table:table-cell>
          <table:table-cell table:formula="of:=[M5.R20]/1000000" office:value-type="float" office:value="36.207253">
            <text:p>36,21</text:p>
          </table:table-cell>
          <table:table-cell table:style-name="ce33" office:value-type="string">
            <text:p>&amp;</text:p>
          </table:table-cell>
          <table:table-cell table:formula="of:=[M5.S2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3-13}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5" table:formula="of:=[M1.E21]/1000000" office:value-type="float" office:value="10.044">
            <text:p>10,04</text:p>
          </table:table-cell>
          <table:table-cell table:style-name="ce33" office:value-type="string">
            <text:p>&amp;</text:p>
          </table:table-cell>
          <table:table-cell table:style-name="ce35" table:formula="of:=[M1.F21]/1000000" office:value-type="float" office:value="12.874">
            <text:p>12,87</text:p>
          </table:table-cell>
          <table:table-cell table:style-name="ce33" office:value-type="string">
            <text:p>&amp;</text:p>
          </table:table-cell>
          <table:table-cell table:style-name="ce35" table:formula="of:=[M1.G2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1]/1000000" office:value-type="float" office:value="12.2228">
            <text:p>12,22</text:p>
          </table:table-cell>
          <table:table-cell table:style-name="ce33" office:value-type="string">
            <text:p>&amp;</text:p>
          </table:table-cell>
          <table:table-cell table:formula="of:=[M2.L21]/1000000" office:value-type="float" office:value="15.2228">
            <text:p>15,22</text:p>
          </table:table-cell>
          <table:table-cell table:style-name="ce33" office:value-type="string">
            <text:p>&amp;</text:p>
          </table:table-cell>
          <table:table-cell table:formula="of:=[M2.M2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1]/1000000" office:value-type="float" office:value="13.851">
            <text:p>13,85</text:p>
          </table:table-cell>
          <table:table-cell table:style-name="ce33" office:value-type="string">
            <text:p>&amp;</text:p>
          </table:table-cell>
          <table:table-cell table:formula="of:=[M5.R21]/1000000" office:value-type="float" office:value="17.871">
            <text:p>17,87</text:p>
          </table:table-cell>
          <table:table-cell table:style-name="ce33" office:value-type="string">
            <text:p>&amp;</text:p>
          </table:table-cell>
          <table:table-cell table:formula="of:=[M5.S2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22]/1000000" office:value-type="float" office:value="5.43495">
            <text:p>5,43</text:p>
          </table:table-cell>
          <table:table-cell table:style-name="ce33" office:value-type="string">
            <text:p>&amp;</text:p>
          </table:table-cell>
          <table:table-cell table:style-name="ce35" table:formula="of:=[M1.F22]/1000000" office:value-type="float" office:value="7.85495">
            <text:p>7,85</text:p>
          </table:table-cell>
          <table:table-cell table:style-name="ce33" office:value-type="string">
            <text:p>&amp;</text:p>
          </table:table-cell>
          <table:table-cell table:style-name="ce35" table:formula="of:=[M1.G2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2]/1000000" office:value-type="float" office:value="5.53225">
            <text:p>5,53</text:p>
          </table:table-cell>
          <table:table-cell table:style-name="ce33" office:value-type="string">
            <text:p>&amp;</text:p>
          </table:table-cell>
          <table:table-cell table:formula="of:=[M2.L22]/1000000" office:value-type="float" office:value="7.95225">
            <text:p>7,95</text:p>
          </table:table-cell>
          <table:table-cell table:style-name="ce33" office:value-type="string">
            <text:p>&amp;</text:p>
          </table:table-cell>
          <table:table-cell table:formula="of:=[M2.M2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2]/1000000" office:value-type="float" office:value="5.53225">
            <text:p>5,53</text:p>
          </table:table-cell>
          <table:table-cell table:style-name="ce33" office:value-type="string">
            <text:p>&amp;</text:p>
          </table:table-cell>
          <table:table-cell table:formula="of:=[M5.R22]/1000000" office:value-type="float" office:value="7.95225">
            <text:p>7,95</text:p>
          </table:table-cell>
          <table:table-cell table:style-name="ce33" office:value-type="string">
            <text:p>&amp;</text:p>
          </table:table-cell>
          <table:table-cell table:formula="of:=[M5.S2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23]/1000000" office:value-type="float" office:value="5.4174">
            <text:p>5,42</text:p>
          </table:table-cell>
          <table:table-cell table:style-name="ce33" office:value-type="string">
            <text:p>&amp;</text:p>
          </table:table-cell>
          <table:table-cell table:style-name="ce35" table:formula="of:=[M1.F23]/1000000" office:value-type="float" office:value="7.7174">
            <text:p>7,72</text:p>
          </table:table-cell>
          <table:table-cell table:style-name="ce33" office:value-type="string">
            <text:p>&amp;</text:p>
          </table:table-cell>
          <table:table-cell table:style-name="ce35" table:formula="of:=[M1.G2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3]/1000000" office:value-type="float" office:value="5.5985">
            <text:p>5,60</text:p>
          </table:table-cell>
          <table:table-cell table:style-name="ce33" office:value-type="string">
            <text:p>&amp;</text:p>
          </table:table-cell>
          <table:table-cell table:formula="of:=[M2.L23]/1000000" office:value-type="float" office:value="7.8985">
            <text:p>7,90</text:p>
          </table:table-cell>
          <table:table-cell table:style-name="ce33" office:value-type="string">
            <text:p>&amp;</text:p>
          </table:table-cell>
          <table:table-cell table:formula="of:=[M2.M2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3]/1000000" office:value-type="float" office:value="5.5985">
            <text:p>5,60</text:p>
          </table:table-cell>
          <table:table-cell table:style-name="ce33" office:value-type="string">
            <text:p>&amp;</text:p>
          </table:table-cell>
          <table:table-cell table:formula="of:=[M5.R23]/1000000" office:value-type="float" office:value="7.8985">
            <text:p>7,90</text:p>
          </table:table-cell>
          <table:table-cell table:style-name="ce33" office:value-type="string">
            <text:p>&amp;</text:p>
          </table:table-cell>
          <table:table-cell table:formula="of:=[M5.S2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5" table:formula="of:=[M1.E24]/1000000" office:value-type="float" office:value="13.0153">
            <text:p>13,02</text:p>
          </table:table-cell>
          <table:table-cell table:style-name="ce33" office:value-type="string">
            <text:p>&amp;</text:p>
          </table:table-cell>
          <table:table-cell table:style-name="ce35" table:formula="of:=[M1.F24]/1000000" office:value-type="float" office:value="17.9253">
            <text:p>17,93</text:p>
          </table:table-cell>
          <table:table-cell table:style-name="ce33" office:value-type="string">
            <text:p>&amp;</text:p>
          </table:table-cell>
          <table:table-cell table:style-name="ce35" table:formula="of:=[M1.G2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4]/1000000" office:value-type="float" office:value="13.9525">
            <text:p>13,95</text:p>
          </table:table-cell>
          <table:table-cell table:style-name="ce33" office:value-type="string">
            <text:p>&amp;</text:p>
          </table:table-cell>
          <table:table-cell table:formula="of:=[M2.L24]/1000000" office:value-type="float" office:value="18.9125">
            <text:p>18,91</text:p>
          </table:table-cell>
          <table:table-cell table:style-name="ce33" office:value-type="string">
            <text:p>&amp;</text:p>
          </table:table-cell>
          <table:table-cell table:formula="of:=[M2.M2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4]/1000000" office:value-type="float" office:value="13.9525">
            <text:p>13,95</text:p>
          </table:table-cell>
          <table:table-cell table:style-name="ce33" office:value-type="string">
            <text:p>&amp;</text:p>
          </table:table-cell>
          <table:table-cell table:formula="of:=[M5.R24]/1000000" office:value-type="float" office:value="18.9125">
            <text:p>18,91</text:p>
          </table:table-cell>
          <table:table-cell table:style-name="ce33" office:value-type="string">
            <text:p>&amp;</text:p>
          </table:table-cell>
          <table:table-cell table:formula="of:=[M5.S2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25]/1000000" office:value-type="float" office:value="16.3886">
            <text:p>16,39</text:p>
          </table:table-cell>
          <table:table-cell table:style-name="ce33" office:value-type="string">
            <text:p>&amp;</text:p>
          </table:table-cell>
          <table:table-cell table:style-name="ce35" table:formula="of:=[M1.F25]/1000000" office:value-type="float" office:value="23.7686">
            <text:p>23,77</text:p>
          </table:table-cell>
          <table:table-cell table:style-name="ce33" office:value-type="string">
            <text:p>&amp;</text:p>
          </table:table-cell>
          <table:table-cell table:style-name="ce35" table:formula="of:=[M1.G2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5]/1000000" office:value-type="float" office:value="16.7215">
            <text:p>16,72</text:p>
          </table:table-cell>
          <table:table-cell table:style-name="ce33" office:value-type="string">
            <text:p>&amp;</text:p>
          </table:table-cell>
          <table:table-cell table:formula="of:=[M2.L25]/1000000" office:value-type="float" office:value="23.6915">
            <text:p>23,69</text:p>
          </table:table-cell>
          <table:table-cell table:style-name="ce33" office:value-type="string">
            <text:p>&amp;</text:p>
          </table:table-cell>
          <table:table-cell table:formula="of:=[M2.M2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5]/1000000" office:value-type="float" office:value="16.7785">
            <text:p>16,78</text:p>
          </table:table-cell>
          <table:table-cell table:style-name="ce33" office:value-type="string">
            <text:p>&amp;</text:p>
          </table:table-cell>
          <table:table-cell table:formula="of:=[M5.R25]/1000000" office:value-type="float" office:value="23.7585">
            <text:p>23,76</text:p>
          </table:table-cell>
          <table:table-cell table:style-name="ce33" office:value-type="string">
            <text:p>&amp;</text:p>
          </table:table-cell>
          <table:table-cell table:formula="of:=[M5.S2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26]/1000000" office:value-type="float" office:value="10.2599666666667">
            <text:p>10,26</text:p>
          </table:table-cell>
          <table:table-cell table:style-name="ce33" office:value-type="string">
            <text:p>&amp;</text:p>
          </table:table-cell>
          <table:table-cell table:style-name="ce35" table:formula="of:=[M1.F26]/1000000" office:value-type="float" office:value="14.839958">
            <text:p>14,84</text:p>
          </table:table-cell>
          <table:table-cell table:style-name="ce33" office:value-type="string">
            <text:p>&amp;</text:p>
          </table:table-cell>
          <table:table-cell table:style-name="ce35" table:formula="of:=[M1.G2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6]/1000000" office:value-type="float" office:value="10.3263333333333">
            <text:p>10,33</text:p>
          </table:table-cell>
          <table:table-cell table:style-name="ce33" office:value-type="string">
            <text:p>&amp;</text:p>
          </table:table-cell>
          <table:table-cell table:formula="of:=[M2.L26]/1000000" office:value-type="float" office:value="14.796283">
            <text:p>14,80</text:p>
          </table:table-cell>
          <table:table-cell table:style-name="ce33" office:value-type="string">
            <text:p>&amp;</text:p>
          </table:table-cell>
          <table:table-cell table:formula="of:=[M2.M2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6]/1000000" office:value-type="float" office:value="10.3263333333333">
            <text:p>10,33</text:p>
          </table:table-cell>
          <table:table-cell table:style-name="ce33" office:value-type="string">
            <text:p>&amp;</text:p>
          </table:table-cell>
          <table:table-cell table:formula="of:=[M5.R26]/1000000" office:value-type="float" office:value="14.796283">
            <text:p>14,80</text:p>
          </table:table-cell>
          <table:table-cell table:style-name="ce33" office:value-type="string">
            <text:p>&amp;</text:p>
          </table:table-cell>
          <table:table-cell table:formula="of:=[M5.S2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5" table:formula="of:=[M1.E27]/1000000" office:value-type="float" office:value="21.7679">
            <text:p>21,77</text:p>
          </table:table-cell>
          <table:table-cell table:style-name="ce33" office:value-type="string">
            <text:p>&amp;</text:p>
          </table:table-cell>
          <table:table-cell table:style-name="ce35" table:formula="of:=[M1.F27]/1000000" office:value-type="float" office:value="31.5079">
            <text:p>31,51</text:p>
          </table:table-cell>
          <table:table-cell table:style-name="ce33" office:value-type="string">
            <text:p>&amp;</text:p>
          </table:table-cell>
          <table:table-cell table:style-name="ce35" table:formula="of:=[M1.G2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7]/1000000" office:value-type="float" office:value="21.8828">
            <text:p>21,88</text:p>
          </table:table-cell>
          <table:table-cell table:style-name="ce33" office:value-type="string">
            <text:p>&amp;</text:p>
          </table:table-cell>
          <table:table-cell table:formula="of:=[M2.L27]/1000000" office:value-type="float" office:value="31.30282">
            <text:p>31,30</text:p>
          </table:table-cell>
          <table:table-cell table:style-name="ce33" office:value-type="string">
            <text:p>&amp;</text:p>
          </table:table-cell>
          <table:table-cell table:formula="of:=[M2.M2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7]/1000000" office:value-type="float" office:value="21.915">
            <text:p>21,92</text:p>
          </table:table-cell>
          <table:table-cell table:style-name="ce33" office:value-type="string">
            <text:p>&amp;</text:p>
          </table:table-cell>
          <table:table-cell table:formula="of:=[M5.R27]/1000000" office:value-type="float" office:value="31.335">
            <text:p>31,34</text:p>
          </table:table-cell>
          <table:table-cell table:style-name="ce33" office:value-type="string">
            <text:p>&amp;</text:p>
          </table:table-cell>
          <table:table-cell table:formula="of:=[M5.S2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28]/1000000" office:value-type="float" office:value="22.0086666666667">
            <text:p>22,01</text:p>
          </table:table-cell>
          <table:table-cell table:style-name="ce33" office:value-type="string">
            <text:p>&amp;</text:p>
          </table:table-cell>
          <table:table-cell table:style-name="ce35" table:formula="of:=[M1.F28]/1000000" office:value-type="float" office:value="31.86854">
            <text:p>31,87</text:p>
          </table:table-cell>
          <table:table-cell table:style-name="ce33" office:value-type="string">
            <text:p>&amp;</text:p>
          </table:table-cell>
          <table:table-cell table:style-name="ce35" table:formula="of:=[M1.G2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8]/1000000" office:value-type="float" office:value="22.0081666666667">
            <text:p>22,01</text:p>
          </table:table-cell>
          <table:table-cell table:style-name="ce33" office:value-type="string">
            <text:p>&amp;</text:p>
          </table:table-cell>
          <table:table-cell table:formula="of:=[M2.L28]/1000000" office:value-type="float" office:value="31.86854">
            <text:p>31,87</text:p>
          </table:table-cell>
          <table:table-cell table:style-name="ce33" office:value-type="string">
            <text:p>&amp;</text:p>
          </table:table-cell>
          <table:table-cell table:formula="of:=[M2.M2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8]/1000000" office:value-type="float" office:value="22.0086666666667">
            <text:p>22,01</text:p>
          </table:table-cell>
          <table:table-cell table:style-name="ce33" office:value-type="string">
            <text:p>&amp;</text:p>
          </table:table-cell>
          <table:table-cell table:formula="of:=[M5.R28]/1000000" office:value-type="float" office:value="31.868513">
            <text:p>31,87</text:p>
          </table:table-cell>
          <table:table-cell table:style-name="ce33" office:value-type="string">
            <text:p>&amp;</text:p>
          </table:table-cell>
          <table:table-cell table:formula="of:=[M5.S2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29]/1000000" office:value-type="float" office:value="30.6552">
            <text:p>30,66</text:p>
          </table:table-cell>
          <table:table-cell table:style-name="ce33" office:value-type="string">
            <text:p>&amp;</text:p>
          </table:table-cell>
          <table:table-cell table:style-name="ce35" table:formula="of:=[M1.F29]/1000000" office:value-type="float" office:value="43.5052">
            <text:p>43,51</text:p>
          </table:table-cell>
          <table:table-cell table:style-name="ce33" office:value-type="string">
            <text:p>&amp;</text:p>
          </table:table-cell>
          <table:table-cell table:style-name="ce35" table:formula="of:=[M1.G2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29]/1000000" office:value-type="float" office:value="32.0195">
            <text:p>32,02</text:p>
          </table:table-cell>
          <table:table-cell table:style-name="ce33" office:value-type="string">
            <text:p>&amp;</text:p>
          </table:table-cell>
          <table:table-cell table:formula="of:=[M2.L29]/1000000" office:value-type="float" office:value="44.3895">
            <text:p>44,39</text:p>
          </table:table-cell>
          <table:table-cell table:style-name="ce33" office:value-type="string">
            <text:p>&amp;</text:p>
          </table:table-cell>
          <table:table-cell table:formula="of:=[M2.M2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29]/1000000" office:value-type="float" office:value="32.7471">
            <text:p>32,75</text:p>
          </table:table-cell>
          <table:table-cell table:style-name="ce33" office:value-type="string">
            <text:p>&amp;</text:p>
          </table:table-cell>
          <table:table-cell table:formula="of:=[M5.R29]/1000000" office:value-type="float" office:value="45.4771">
            <text:p>45,48</text:p>
          </table:table-cell>
          <table:table-cell table:style-name="ce33" office:value-type="string">
            <text:p>&amp;</text:p>
          </table:table-cell>
          <table:table-cell table:formula="of:=[M5.S2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2-13} 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12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5" table:formula="of:=[M1.E30]/1000000" office:value-type="float" office:value="8.7298">
            <text:p>8,73</text:p>
          </table:table-cell>
          <table:table-cell table:style-name="ce33" office:value-type="string">
            <text:p>&amp;</text:p>
          </table:table-cell>
          <table:table-cell table:style-name="ce35" table:formula="of:=[M1.F30]/1000000" office:value-type="float" office:value="12.0998">
            <text:p>12,10</text:p>
          </table:table-cell>
          <table:table-cell table:style-name="ce33" office:value-type="string">
            <text:p>&amp;</text:p>
          </table:table-cell>
          <table:table-cell table:style-name="ce35" table:formula="of:=[M1.G3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0]/1000000" office:value-type="float" office:value="9.688">
            <text:p>9,69</text:p>
          </table:table-cell>
          <table:table-cell table:style-name="ce33" office:value-type="string">
            <text:p>&amp;</text:p>
          </table:table-cell>
          <table:table-cell table:formula="of:=[M2.L30]/1000000" office:value-type="float" office:value="13.057994">
            <text:p>13,06</text:p>
          </table:table-cell>
          <table:table-cell table:style-name="ce33" office:value-type="string">
            <text:p>&amp;</text:p>
          </table:table-cell>
          <table:table-cell table:formula="of:=[M2.M3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0]/1000000" office:value-type="float" office:value="9.688">
            <text:p>9,69</text:p>
          </table:table-cell>
          <table:table-cell table:style-name="ce33" office:value-type="string">
            <text:p>&amp;</text:p>
          </table:table-cell>
          <table:table-cell table:formula="of:=[M5.R30]/1000000" office:value-type="float" office:value="13.058">
            <text:p>13,06</text:p>
          </table:table-cell>
          <table:table-cell table:style-name="ce33" office:value-type="string">
            <text:p>&amp;</text:p>
          </table:table-cell>
          <table:table-cell table:formula="of:=[M5.S3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31]/1000000" office:value-type="float" office:value="12.5281428571429">
            <text:p>12,53</text:p>
          </table:table-cell>
          <table:table-cell table:style-name="ce33" office:value-type="string">
            <text:p>&amp;</text:p>
          </table:table-cell>
          <table:table-cell table:style-name="ce35" table:formula="of:=[M1.F31]/1000000" office:value-type="float" office:value="19.518088">
            <text:p>19,52</text:p>
          </table:table-cell>
          <table:table-cell table:style-name="ce33" office:value-type="string">
            <text:p>&amp;</text:p>
          </table:table-cell>
          <table:table-cell table:style-name="ce35" table:formula="of:=[M1.G3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1]/1000000" office:value-type="float" office:value="12.5281428571429">
            <text:p>12,53</text:p>
          </table:table-cell>
          <table:table-cell table:style-name="ce33" office:value-type="string">
            <text:p>&amp;</text:p>
          </table:table-cell>
          <table:table-cell table:formula="of:=[M2.L31]/1000000" office:value-type="float" office:value="19.51809">
            <text:p>19,52</text:p>
          </table:table-cell>
          <table:table-cell table:style-name="ce33" office:value-type="string">
            <text:p>&amp;</text:p>
          </table:table-cell>
          <table:table-cell table:formula="of:=[M2.M3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1]/1000000" office:value-type="float" office:value="12.5281428571429">
            <text:p>12,53</text:p>
          </table:table-cell>
          <table:table-cell table:style-name="ce33" office:value-type="string">
            <text:p>&amp;</text:p>
          </table:table-cell>
          <table:table-cell table:formula="of:=[M5.R31]/1000000" office:value-type="float" office:value="19.51809">
            <text:p>19,52</text:p>
          </table:table-cell>
          <table:table-cell table:style-name="ce33" office:value-type="string">
            <text:p>&amp;</text:p>
          </table:table-cell>
          <table:table-cell table:formula="of:=[M5.S3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32]/1000000" office:value-type="float" office:value="8.26888">
            <text:p>8,27</text:p>
          </table:table-cell>
          <table:table-cell table:style-name="ce33" office:value-type="string">
            <text:p>&amp;</text:p>
          </table:table-cell>
          <table:table-cell table:style-name="ce35" table:formula="of:=[M1.F32]/1000000" office:value-type="float" office:value="10.88888">
            <text:p>10,89</text:p>
          </table:table-cell>
          <table:table-cell table:style-name="ce33" office:value-type="string">
            <text:p>&amp;</text:p>
          </table:table-cell>
          <table:table-cell table:style-name="ce35" table:formula="of:=[M1.G3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2]/1000000" office:value-type="float" office:value="9.7709">
            <text:p>9,77</text:p>
          </table:table-cell>
          <table:table-cell table:style-name="ce33" office:value-type="string">
            <text:p>&amp;</text:p>
          </table:table-cell>
          <table:table-cell table:formula="of:=[M2.L32]/1000000" office:value-type="float" office:value="12.5009">
            <text:p>12,50</text:p>
          </table:table-cell>
          <table:table-cell table:style-name="ce33" office:value-type="string">
            <text:p>&amp;</text:p>
          </table:table-cell>
          <table:table-cell table:formula="of:=[M2.M3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2]/1000000" office:value-type="float" office:value="10.0595">
            <text:p>10,06</text:p>
          </table:table-cell>
          <table:table-cell table:style-name="ce33" office:value-type="string">
            <text:p>&amp;</text:p>
          </table:table-cell>
          <table:table-cell table:formula="of:=[M5.R32]/1000000" office:value-type="float" office:value="12.7895">
            <text:p>12,79</text:p>
          </table:table-cell>
          <table:table-cell table:style-name="ce33" office:value-type="string">
            <text:p>&amp;</text:p>
          </table:table-cell>
          <table:table-cell table:formula="of:=[M5.S3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5" table:formula="of:=[M1.E33]/1000000" office:value-type="float" office:value="14.2523666666667">
            <text:p>14,25</text:p>
          </table:table-cell>
          <table:table-cell table:style-name="ce33" office:value-type="string">
            <text:p>&amp;</text:p>
          </table:table-cell>
          <table:table-cell table:style-name="ce35" table:formula="of:=[M1.F33]/1000000" office:value-type="float" office:value="20.662377">
            <text:p>20,66</text:p>
          </table:table-cell>
          <table:table-cell table:style-name="ce33" office:value-type="string">
            <text:p>&amp;</text:p>
          </table:table-cell>
          <table:table-cell table:style-name="ce35" table:formula="of:=[M1.G3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3]/1000000" office:value-type="float" office:value="14.9354666666667">
            <text:p>14,94</text:p>
          </table:table-cell>
          <table:table-cell table:style-name="ce33" office:value-type="string">
            <text:p>&amp;</text:p>
          </table:table-cell>
          <table:table-cell table:formula="of:=[M2.L33]/1000000" office:value-type="float" office:value="20.025477">
            <text:p>20,03</text:p>
          </table:table-cell>
          <table:table-cell table:style-name="ce33" office:value-type="string">
            <text:p>&amp;</text:p>
          </table:table-cell>
          <table:table-cell table:formula="of:=[M2.M3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3]/1000000" office:value-type="float" office:value="14.9354666666667">
            <text:p>14,94</text:p>
          </table:table-cell>
          <table:table-cell table:style-name="ce33" office:value-type="string">
            <text:p>&amp;</text:p>
          </table:table-cell>
          <table:table-cell table:formula="of:=[M5.R33]/1000000" office:value-type="float" office:value="20.025477">
            <text:p>20,03</text:p>
          </table:table-cell>
          <table:table-cell table:style-name="ce33" office:value-type="string">
            <text:p>&amp;</text:p>
          </table:table-cell>
          <table:table-cell table:formula="of:=[M5.S3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34]/1000000" office:value-type="float" office:value="24.8005">
            <text:p>24,80</text:p>
          </table:table-cell>
          <table:table-cell table:style-name="ce33" office:value-type="string">
            <text:p>&amp;</text:p>
          </table:table-cell>
          <table:table-cell table:style-name="ce35" table:formula="of:=[M1.F34]/1000000" office:value-type="float" office:value="36.0105">
            <text:p>36,01</text:p>
          </table:table-cell>
          <table:table-cell table:style-name="ce33" office:value-type="string">
            <text:p>&amp;</text:p>
          </table:table-cell>
          <table:table-cell table:style-name="ce35" table:formula="of:=[M1.G3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4]/1000000" office:value-type="float" office:value="25.042">
            <text:p>25,04</text:p>
          </table:table-cell>
          <table:table-cell table:style-name="ce33" office:value-type="string">
            <text:p>&amp;</text:p>
          </table:table-cell>
          <table:table-cell table:formula="of:=[M2.L34]/1000000" office:value-type="float" office:value="36.252">
            <text:p>36,25</text:p>
          </table:table-cell>
          <table:table-cell table:style-name="ce33" office:value-type="string">
            <text:p>&amp;</text:p>
          </table:table-cell>
          <table:table-cell table:formula="of:=[M2.M3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4]/1000000" office:value-type="float" office:value="25.1055">
            <text:p>25,11</text:p>
          </table:table-cell>
          <table:table-cell table:style-name="ce33" office:value-type="string">
            <text:p>&amp;</text:p>
          </table:table-cell>
          <table:table-cell table:formula="of:=[M5.R34]/1000000" office:value-type="float" office:value="35.2755">
            <text:p>35,28</text:p>
          </table:table-cell>
          <table:table-cell table:style-name="ce33" office:value-type="string">
            <text:p>&amp;</text:p>
          </table:table-cell>
          <table:table-cell table:formula="of:=[M5.S3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35]/1000000" office:value-type="float" office:value="16.9311">
            <text:p>16,93</text:p>
          </table:table-cell>
          <table:table-cell table:style-name="ce33" office:value-type="string">
            <text:p>&amp;</text:p>
          </table:table-cell>
          <table:table-cell table:style-name="ce35" table:formula="of:=[M1.F35]/1000000" office:value-type="float" office:value="24.08109">
            <text:p>24,08</text:p>
          </table:table-cell>
          <table:table-cell table:style-name="ce33" office:value-type="string">
            <text:p>&amp;</text:p>
          </table:table-cell>
          <table:table-cell table:style-name="ce35" table:formula="of:=[M1.G3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5]/1000000" office:value-type="float" office:value="18.6933333333333">
            <text:p>18,69</text:p>
          </table:table-cell>
          <table:table-cell table:style-name="ce33" office:value-type="string">
            <text:p>&amp;</text:p>
          </table:table-cell>
          <table:table-cell table:formula="of:=[M2.L35]/1000000" office:value-type="float" office:value="24.26329">
            <text:p>24,26</text:p>
          </table:table-cell>
          <table:table-cell table:style-name="ce33" office:value-type="string">
            <text:p>&amp;</text:p>
          </table:table-cell>
          <table:table-cell table:formula="of:=[M2.M3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5]/1000000" office:value-type="float" office:value="18.734">
            <text:p>18,73</text:p>
          </table:table-cell>
          <table:table-cell table:style-name="ce33" office:value-type="string">
            <text:p>&amp;</text:p>
          </table:table-cell>
          <table:table-cell table:formula="of:=[M5.R35]/1000000" office:value-type="float" office:value="24.304">
            <text:p>24,30</text:p>
          </table:table-cell>
          <table:table-cell table:style-name="ce33" office:value-type="string">
            <text:p>&amp;</text:p>
          </table:table-cell>
          <table:table-cell table:formula="of:=[M5.S3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5" table:formula="of:=[M1.E36]/1000000" office:value-type="float" office:value="24.115">
            <text:p>24,12</text:p>
          </table:table-cell>
          <table:table-cell table:style-name="ce33" office:value-type="string">
            <text:p>&amp;</text:p>
          </table:table-cell>
          <table:table-cell table:style-name="ce35" table:formula="of:=[M1.F36]/1000000" office:value-type="float" office:value="34.665">
            <text:p>34,67</text:p>
          </table:table-cell>
          <table:table-cell table:style-name="ce33" office:value-type="string">
            <text:p>&amp;</text:p>
          </table:table-cell>
          <table:table-cell table:style-name="ce35" table:formula="of:=[M1.G3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6]/1000000" office:value-type="float" office:value="25.8116">
            <text:p>25,81</text:p>
          </table:table-cell>
          <table:table-cell table:style-name="ce33" office:value-type="string">
            <text:p>&amp;</text:p>
          </table:table-cell>
          <table:table-cell table:formula="of:=[M2.L36]/1000000" office:value-type="float" office:value="34.5441">
            <text:p>34,54</text:p>
          </table:table-cell>
          <table:table-cell table:style-name="ce33" office:value-type="string">
            <text:p>&amp;</text:p>
          </table:table-cell>
          <table:table-cell table:formula="of:=[M2.M3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6]/1000000" office:value-type="float" office:value="25.9655">
            <text:p>25,97</text:p>
          </table:table-cell>
          <table:table-cell table:style-name="ce33" office:value-type="string">
            <text:p>&amp;</text:p>
          </table:table-cell>
          <table:table-cell table:formula="of:=[M5.R36]/1000000" office:value-type="float" office:value="35.0755">
            <text:p>35,08</text:p>
          </table:table-cell>
          <table:table-cell table:style-name="ce33" office:value-type="string">
            <text:p>&amp;</text:p>
          </table:table-cell>
          <table:table-cell table:formula="of:=[M5.S3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37]/1000000" office:value-type="float" office:value="27.6144">
            <text:p>27,61</text:p>
          </table:table-cell>
          <table:table-cell table:style-name="ce33" office:value-type="string">
            <text:p>&amp;</text:p>
          </table:table-cell>
          <table:table-cell table:style-name="ce35" table:formula="of:=[M1.F37]/1000000" office:value-type="float" office:value="41.4044">
            <text:p>41,40</text:p>
          </table:table-cell>
          <table:table-cell table:style-name="ce33" office:value-type="string">
            <text:p>&amp;</text:p>
          </table:table-cell>
          <table:table-cell table:style-name="ce35" table:formula="of:=[M1.G3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7]/1000000" office:value-type="float" office:value="28.6395">
            <text:p>28,64</text:p>
          </table:table-cell>
          <table:table-cell table:style-name="ce33" office:value-type="string">
            <text:p>&amp;</text:p>
          </table:table-cell>
          <table:table-cell table:formula="of:=[M2.L37]/1000000" office:value-type="float" office:value="40.9795">
            <text:p>40,98</text:p>
          </table:table-cell>
          <table:table-cell table:style-name="ce33" office:value-type="string">
            <text:p>&amp;</text:p>
          </table:table-cell>
          <table:table-cell table:formula="of:=[M2.M3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7]/1000000" office:value-type="float" office:value="29.037">
            <text:p>29,04</text:p>
          </table:table-cell>
          <table:table-cell table:style-name="ce33" office:value-type="string">
            <text:p>&amp;</text:p>
          </table:table-cell>
          <table:table-cell table:formula="of:=[M5.R37]/1000000" office:value-type="float" office:value="41.627">
            <text:p>41,63</text:p>
          </table:table-cell>
          <table:table-cell table:style-name="ce33" office:value-type="string">
            <text:p>&amp;</text:p>
          </table:table-cell>
          <table:table-cell table:formula="of:=[M5.S3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38]/1000000" office:value-type="float" office:value="24.8766">
            <text:p>24,88</text:p>
          </table:table-cell>
          <table:table-cell table:style-name="ce33" office:value-type="string">
            <text:p>&amp;</text:p>
          </table:table-cell>
          <table:table-cell table:style-name="ce35" table:formula="of:=[M1.F38]/1000000" office:value-type="float" office:value="35.6366">
            <text:p>35,64</text:p>
          </table:table-cell>
          <table:table-cell table:style-name="ce33" office:value-type="string">
            <text:p>&amp;</text:p>
          </table:table-cell>
          <table:table-cell table:style-name="ce35" table:formula="of:=[M1.G3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8]/1000000" office:value-type="float" office:value="25.294">
            <text:p>25,29</text:p>
          </table:table-cell>
          <table:table-cell table:style-name="ce33" office:value-type="string">
            <text:p>&amp;</text:p>
          </table:table-cell>
          <table:table-cell table:formula="of:=[M2.L38]/1000000" office:value-type="float" office:value="36.054">
            <text:p>36,05</text:p>
          </table:table-cell>
          <table:table-cell table:style-name="ce33" office:value-type="string">
            <text:p>&amp;</text:p>
          </table:table-cell>
          <table:table-cell table:formula="of:=[M2.M3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8]/1000000" office:value-type="float" office:value="25.294">
            <text:p>25,29</text:p>
          </table:table-cell>
          <table:table-cell table:style-name="ce33" office:value-type="string">
            <text:p>&amp;</text:p>
          </table:table-cell>
          <table:table-cell table:formula="of:=[M5.R38]/1000000" office:value-type="float" office:value="36.0525">
            <text:p>36,05</text:p>
          </table:table-cell>
          <table:table-cell table:style-name="ce33" office:value-type="string">
            <text:p>&amp;</text:p>
          </table:table-cell>
          <table:table-cell table:formula="of:=[M5.S3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3-13}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5" table:formula="of:=[M1.E39]/1000000" office:value-type="float" office:value="17.327375">
            <text:p>17,33</text:p>
          </table:table-cell>
          <table:table-cell table:style-name="ce33" office:value-type="string">
            <text:p>&amp;</text:p>
          </table:table-cell>
          <table:table-cell table:style-name="ce35" table:formula="of:=[M1.F39]/1000000" office:value-type="float" office:value="23.82739">
            <text:p>23,83</text:p>
          </table:table-cell>
          <table:table-cell table:style-name="ce33" office:value-type="string">
            <text:p>&amp;</text:p>
          </table:table-cell>
          <table:table-cell table:style-name="ce35" table:formula="of:=[M1.G3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39]/1000000" office:value-type="float" office:value="18.503">
            <text:p>18,50</text:p>
          </table:table-cell>
          <table:table-cell table:style-name="ce33" office:value-type="string">
            <text:p>&amp;</text:p>
          </table:table-cell>
          <table:table-cell table:formula="of:=[M2.L39]/1000000" office:value-type="float" office:value="25.303">
            <text:p>25,30</text:p>
          </table:table-cell>
          <table:table-cell table:style-name="ce33" office:value-type="string">
            <text:p>&amp;</text:p>
          </table:table-cell>
          <table:table-cell table:formula="of:=[M2.M3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39]/1000000" office:value-type="float" office:value="18.507">
            <text:p>18,51</text:p>
          </table:table-cell>
          <table:table-cell table:style-name="ce33" office:value-type="string">
            <text:p>&amp;</text:p>
          </table:table-cell>
          <table:table-cell table:formula="of:=[M5.R39]/1000000" office:value-type="float" office:value="25.307">
            <text:p>25,31</text:p>
          </table:table-cell>
          <table:table-cell table:style-name="ce33" office:value-type="string">
            <text:p>&amp;</text:p>
          </table:table-cell>
          <table:table-cell table:formula="of:=[M5.S3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0]/1000000" office:value-type="float" office:value="7.2245">
            <text:p>7,22</text:p>
          </table:table-cell>
          <table:table-cell table:style-name="ce33" office:value-type="string">
            <text:p>&amp;</text:p>
          </table:table-cell>
          <table:table-cell table:style-name="ce35" table:formula="of:=[M1.F40]/1000000" office:value-type="float" office:value="9.8545">
            <text:p>9,85</text:p>
          </table:table-cell>
          <table:table-cell table:style-name="ce33" office:value-type="string">
            <text:p>&amp;</text:p>
          </table:table-cell>
          <table:table-cell table:style-name="ce35" table:formula="of:=[M1.G4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0]/1000000" office:value-type="float" office:value="7.701">
            <text:p>7,70</text:p>
          </table:table-cell>
          <table:table-cell table:style-name="ce33" office:value-type="string">
            <text:p>&amp;</text:p>
          </table:table-cell>
          <table:table-cell table:formula="of:=[M2.L40]/1000000" office:value-type="float" office:value="9.851">
            <text:p>9,85</text:p>
          </table:table-cell>
          <table:table-cell table:style-name="ce33" office:value-type="string">
            <text:p>&amp;</text:p>
          </table:table-cell>
          <table:table-cell table:formula="of:=[M2.M4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0]/1000000" office:value-type="float" office:value="7.701">
            <text:p>7,70</text:p>
          </table:table-cell>
          <table:table-cell table:style-name="ce33" office:value-type="string">
            <text:p>&amp;</text:p>
          </table:table-cell>
          <table:table-cell table:formula="of:=[M5.R40]/1000000" office:value-type="float" office:value="9.851008">
            <text:p>9,85</text:p>
          </table:table-cell>
          <table:table-cell table:style-name="ce33" office:value-type="string">
            <text:p>&amp;</text:p>
          </table:table-cell>
          <table:table-cell table:formula="of:=[M5.S4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1]/1000000" office:value-type="float" office:value="7.6608">
            <text:p>7,66</text:p>
          </table:table-cell>
          <table:table-cell table:style-name="ce33" office:value-type="string">
            <text:p>&amp;</text:p>
          </table:table-cell>
          <table:table-cell table:style-name="ce35" table:formula="of:=[M1.F41]/1000000" office:value-type="float" office:value="10.6408">
            <text:p>10,64</text:p>
          </table:table-cell>
          <table:table-cell table:style-name="ce33" office:value-type="string">
            <text:p>&amp;</text:p>
          </table:table-cell>
          <table:table-cell table:style-name="ce35" table:formula="of:=[M1.G4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1]/1000000" office:value-type="float" office:value="8.2212">
            <text:p>8,22</text:p>
          </table:table-cell>
          <table:table-cell table:style-name="ce33" office:value-type="string">
            <text:p>&amp;</text:p>
          </table:table-cell>
          <table:table-cell table:formula="of:=[M2.L41]/1000000" office:value-type="float" office:value="11.0812">
            <text:p>11,08</text:p>
          </table:table-cell>
          <table:table-cell table:style-name="ce33" office:value-type="string">
            <text:p>&amp;</text:p>
          </table:table-cell>
          <table:table-cell table:formula="of:=[M2.M4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1]/1000000" office:value-type="float" office:value="8.98306666666667">
            <text:p>8,98</text:p>
          </table:table-cell>
          <table:table-cell table:style-name="ce33" office:value-type="string">
            <text:p>&amp;</text:p>
          </table:table-cell>
          <table:table-cell table:formula="of:=[M5.R41]/1000000" office:value-type="float" office:value="12.39312">
            <text:p>12,39</text:p>
          </table:table-cell>
          <table:table-cell table:style-name="ce33" office:value-type="string">
            <text:p>&amp;</text:p>
          </table:table-cell>
          <table:table-cell table:formula="of:=[M5.S4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5" table:formula="of:=[M1.E42]/1000000" office:value-type="float" office:value="21.8841">
            <text:p>21,88</text:p>
          </table:table-cell>
          <table:table-cell table:style-name="ce33" office:value-type="string">
            <text:p>&amp;</text:p>
          </table:table-cell>
          <table:table-cell table:style-name="ce35" table:formula="of:=[M1.F42]/1000000" office:value-type="float" office:value="32.1341">
            <text:p>32,13</text:p>
          </table:table-cell>
          <table:table-cell table:style-name="ce33" office:value-type="string">
            <text:p>&amp;</text:p>
          </table:table-cell>
          <table:table-cell table:style-name="ce35" table:formula="of:=[M1.G4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2]/1000000" office:value-type="float" office:value="22.2854">
            <text:p>22,29</text:p>
          </table:table-cell>
          <table:table-cell table:style-name="ce33" office:value-type="string">
            <text:p>&amp;</text:p>
          </table:table-cell>
          <table:table-cell table:formula="of:=[M2.L42]/1000000" office:value-type="float" office:value="32.53537">
            <text:p>32,54</text:p>
          </table:table-cell>
          <table:table-cell table:style-name="ce33" office:value-type="string">
            <text:p>&amp;</text:p>
          </table:table-cell>
          <table:table-cell table:formula="of:=[M2.M4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2]/1000000" office:value-type="float" office:value="22.8205">
            <text:p>22,82</text:p>
          </table:table-cell>
          <table:table-cell table:style-name="ce33" office:value-type="string">
            <text:p>&amp;</text:p>
          </table:table-cell>
          <table:table-cell table:formula="of:=[M5.R42]/1000000" office:value-type="float" office:value="32.470477">
            <text:p>32,47</text:p>
          </table:table-cell>
          <table:table-cell table:style-name="ce33" office:value-type="string">
            <text:p>&amp;</text:p>
          </table:table-cell>
          <table:table-cell table:formula="of:=[M5.S4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3]/1000000" office:value-type="float" office:value="17.87819">
            <text:p>17,88</text:p>
          </table:table-cell>
          <table:table-cell table:style-name="ce33" office:value-type="string">
            <text:p>&amp;</text:p>
          </table:table-cell>
          <table:table-cell table:style-name="ce35" table:formula="of:=[M1.F43]/1000000" office:value-type="float" office:value="26.32819">
            <text:p>26,33</text:p>
          </table:table-cell>
          <table:table-cell table:style-name="ce33" office:value-type="string">
            <text:p>&amp;</text:p>
          </table:table-cell>
          <table:table-cell table:style-name="ce35" table:formula="of:=[M1.G4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3]/1000000" office:value-type="float" office:value="18.5213">
            <text:p>18,52</text:p>
          </table:table-cell>
          <table:table-cell table:style-name="ce33" office:value-type="string">
            <text:p>&amp;</text:p>
          </table:table-cell>
          <table:table-cell table:formula="of:=[M2.L43]/1000000" office:value-type="float" office:value="24.7413">
            <text:p>24,74</text:p>
          </table:table-cell>
          <table:table-cell table:style-name="ce33" office:value-type="string">
            <text:p>&amp;</text:p>
          </table:table-cell>
          <table:table-cell table:formula="of:=[M2.M4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3]/1000000" office:value-type="float" office:value="18.79855">
            <text:p>18,80</text:p>
          </table:table-cell>
          <table:table-cell table:style-name="ce33" office:value-type="string">
            <text:p>&amp;</text:p>
          </table:table-cell>
          <table:table-cell table:formula="of:=[M5.R43]/1000000" office:value-type="float" office:value="25.66866">
            <text:p>25,67</text:p>
          </table:table-cell>
          <table:table-cell table:style-name="ce33" office:value-type="string">
            <text:p>&amp;</text:p>
          </table:table-cell>
          <table:table-cell table:formula="of:=[M5.S4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4]/1000000" office:value-type="float" office:value="13.64229">
            <text:p>13,64</text:p>
          </table:table-cell>
          <table:table-cell table:style-name="ce33" office:value-type="string">
            <text:p>&amp;</text:p>
          </table:table-cell>
          <table:table-cell table:style-name="ce35" table:formula="of:=[M1.F44]/1000000" office:value-type="float" office:value="18.57229">
            <text:p>18,57</text:p>
          </table:table-cell>
          <table:table-cell table:style-name="ce33" office:value-type="string">
            <text:p>&amp;</text:p>
          </table:table-cell>
          <table:table-cell table:style-name="ce35" table:formula="of:=[M1.G4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4]/1000000" office:value-type="float" office:value="14.7441555555556">
            <text:p>14,74</text:p>
          </table:table-cell>
          <table:table-cell table:style-name="ce33" office:value-type="string">
            <text:p>&amp;</text:p>
          </table:table-cell>
          <table:table-cell table:formula="of:=[M2.L44]/1000000" office:value-type="float" office:value="19.704148">
            <text:p>19,70</text:p>
          </table:table-cell>
          <table:table-cell table:style-name="ce33" office:value-type="string">
            <text:p>&amp;</text:p>
          </table:table-cell>
          <table:table-cell table:formula="of:=[M2.M4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4]/1000000" office:value-type="float" office:value="14.7771">
            <text:p>14,78</text:p>
          </table:table-cell>
          <table:table-cell table:style-name="ce33" office:value-type="string">
            <text:p>&amp;</text:p>
          </table:table-cell>
          <table:table-cell table:formula="of:=[M5.R44]/1000000" office:value-type="float" office:value="19.9671">
            <text:p>19,97</text:p>
          </table:table-cell>
          <table:table-cell table:style-name="ce33" office:value-type="string">
            <text:p>&amp;</text:p>
          </table:table-cell>
          <table:table-cell table:formula="of:=[M5.S4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5" table:formula="of:=[M1.E45]/1000000" office:value-type="float" office:value="35.9169">
            <text:p>35,92</text:p>
          </table:table-cell>
          <table:table-cell table:style-name="ce33" office:value-type="string">
            <text:p>&amp;</text:p>
          </table:table-cell>
          <table:table-cell table:style-name="ce35" table:formula="of:=[M1.F45]/1000000" office:value-type="float" office:value="53.39694">
            <text:p>53,40</text:p>
          </table:table-cell>
          <table:table-cell table:style-name="ce33" office:value-type="string">
            <text:p>&amp;</text:p>
          </table:table-cell>
          <table:table-cell table:style-name="ce35" table:formula="of:=[M1.G4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5]/1000000" office:value-type="float" office:value="37.0469666666667">
            <text:p>37,05</text:p>
          </table:table-cell>
          <table:table-cell table:style-name="ce33" office:value-type="string">
            <text:p>&amp;</text:p>
          </table:table-cell>
          <table:table-cell table:formula="of:=[M2.L45]/1000000" office:value-type="float" office:value="53.27696">
            <text:p>53,28</text:p>
          </table:table-cell>
          <table:table-cell table:style-name="ce33" office:value-type="string">
            <text:p>&amp;</text:p>
          </table:table-cell>
          <table:table-cell table:formula="of:=[M2.M4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5]/1000000" office:value-type="float" office:value="37.2141666666667">
            <text:p>37,21</text:p>
          </table:table-cell>
          <table:table-cell table:style-name="ce33" office:value-type="string">
            <text:p>&amp;</text:p>
          </table:table-cell>
          <table:table-cell table:formula="of:=[M5.R45]/1000000" office:value-type="float" office:value="53.59417">
            <text:p>53,59</text:p>
          </table:table-cell>
          <table:table-cell table:style-name="ce33" office:value-type="string">
            <text:p>&amp;</text:p>
          </table:table-cell>
          <table:table-cell table:formula="of:=[M5.S4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6]/1000000" office:value-type="float" office:value="34.788">
            <text:p>34,79</text:p>
          </table:table-cell>
          <table:table-cell table:style-name="ce33" office:value-type="string">
            <text:p>&amp;</text:p>
          </table:table-cell>
          <table:table-cell table:style-name="ce35" table:formula="of:=[M1.F46]/1000000" office:value-type="float" office:value="47.828">
            <text:p>47,83</text:p>
          </table:table-cell>
          <table:table-cell table:style-name="ce33" office:value-type="string">
            <text:p>&amp;</text:p>
          </table:table-cell>
          <table:table-cell table:style-name="ce35" table:formula="of:=[M1.G4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6]/1000000" office:value-type="float" office:value="37.6426">
            <text:p>37,64</text:p>
          </table:table-cell>
          <table:table-cell table:style-name="ce33" office:value-type="string">
            <text:p>&amp;</text:p>
          </table:table-cell>
          <table:table-cell table:formula="of:=[M2.L46]/1000000" office:value-type="float" office:value="50.213">
            <text:p>50,21</text:p>
          </table:table-cell>
          <table:table-cell table:style-name="ce33" office:value-type="string">
            <text:p>&amp;</text:p>
          </table:table-cell>
          <table:table-cell table:formula="of:=[M2.M4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6]/1000000" office:value-type="float" office:value="37.6733333333333">
            <text:p>37,67</text:p>
          </table:table-cell>
          <table:table-cell table:style-name="ce33" office:value-type="string">
            <text:p>&amp;</text:p>
          </table:table-cell>
          <table:table-cell table:formula="of:=[M5.R46]/1000000" office:value-type="float" office:value="50.343799">
            <text:p>50,34</text:p>
          </table:table-cell>
          <table:table-cell table:style-name="ce33" office:value-type="string">
            <text:p>&amp;</text:p>
          </table:table-cell>
          <table:table-cell table:formula="of:=[M5.S4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7]/1000000" office:value-type="float" office:value="28.1246">
            <text:p>28,12</text:p>
          </table:table-cell>
          <table:table-cell table:style-name="ce33" office:value-type="string">
            <text:p>&amp;</text:p>
          </table:table-cell>
          <table:table-cell table:style-name="ce35" table:formula="of:=[M1.F47]/1000000" office:value-type="float" office:value="40.1746">
            <text:p>40,17</text:p>
          </table:table-cell>
          <table:table-cell table:style-name="ce33" office:value-type="string">
            <text:p>&amp;</text:p>
          </table:table-cell>
          <table:table-cell table:style-name="ce35" table:formula="of:=[M1.G4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7]/1000000" office:value-type="float" office:value="28.3795">
            <text:p>28,38</text:p>
          </table:table-cell>
          <table:table-cell table:style-name="ce33" office:value-type="string">
            <text:p>&amp;</text:p>
          </table:table-cell>
          <table:table-cell table:formula="of:=[M2.L47]/1000000" office:value-type="float" office:value="40.4295">
            <text:p>40,43</text:p>
          </table:table-cell>
          <table:table-cell table:style-name="ce33" office:value-type="string">
            <text:p>&amp;</text:p>
          </table:table-cell>
          <table:table-cell table:formula="of:=[M2.M47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7]/1000000" office:value-type="float" office:value="28.3795">
            <text:p>28,38</text:p>
          </table:table-cell>
          <table:table-cell table:style-name="ce33" office:value-type="string">
            <text:p>&amp;</text:p>
          </table:table-cell>
          <table:table-cell table:formula="of:=[M5.R47]/1000000" office:value-type="float" office:value="40.4295">
            <text:p>40,43</text:p>
          </table:table-cell>
          <table:table-cell table:style-name="ce33" office:value-type="string">
            <text:p>&amp;</text:p>
          </table:table-cell>
          <table:table-cell table:formula="of:=[M5.S4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3-13}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5" table:formula="of:=[M1.E48]/1000000" office:value-type="float" office:value="9.7118">
            <text:p>9,71</text:p>
          </table:table-cell>
          <table:table-cell table:style-name="ce33" office:value-type="string">
            <text:p>&amp;</text:p>
          </table:table-cell>
          <table:table-cell table:style-name="ce35" table:formula="of:=[M1.F48]/1000000" office:value-type="float" office:value="12.8318">
            <text:p>12,83</text:p>
          </table:table-cell>
          <table:table-cell table:style-name="ce33" office:value-type="string">
            <text:p>&amp;</text:p>
          </table:table-cell>
          <table:table-cell table:style-name="ce35" table:formula="of:=[M1.G4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8]/1000000" office:value-type="float" office:value="11.4783">
            <text:p>11,48</text:p>
          </table:table-cell>
          <table:table-cell table:style-name="ce33" office:value-type="string">
            <text:p>&amp;</text:p>
          </table:table-cell>
          <table:table-cell table:formula="of:=[M2.L48]/1000000" office:value-type="float" office:value="14.9983">
            <text:p>15,00</text:p>
          </table:table-cell>
          <table:table-cell table:style-name="ce33" office:value-type="string">
            <text:p>&amp;</text:p>
          </table:table-cell>
          <table:table-cell table:formula="of:=[M2.M48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8]/1000000" office:value-type="float" office:value="11.5195">
            <text:p>11,52</text:p>
          </table:table-cell>
          <table:table-cell table:style-name="ce33" office:value-type="string">
            <text:p>&amp;</text:p>
          </table:table-cell>
          <table:table-cell table:formula="of:=[M5.R48]/1000000" office:value-type="float" office:value="15.0395">
            <text:p>15,04</text:p>
          </table:table-cell>
          <table:table-cell table:style-name="ce33" office:value-type="string">
            <text:p>&amp;</text:p>
          </table:table-cell>
          <table:table-cell table:formula="of:=[M5.S4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49]/1000000" office:value-type="float" office:value="6.0351">
            <text:p>6,04</text:p>
          </table:table-cell>
          <table:table-cell table:style-name="ce33" office:value-type="string">
            <text:p>&amp;</text:p>
          </table:table-cell>
          <table:table-cell table:style-name="ce35" table:formula="of:=[M1.F49]/1000000" office:value-type="float" office:value="7.6051">
            <text:p>7,61</text:p>
          </table:table-cell>
          <table:table-cell table:style-name="ce33" office:value-type="string">
            <text:p>&amp;</text:p>
          </table:table-cell>
          <table:table-cell table:style-name="ce35" table:formula="of:=[M1.G4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49]/1000000" office:value-type="float" office:value="6.3401">
            <text:p>6,34</text:p>
          </table:table-cell>
          <table:table-cell table:style-name="ce33" office:value-type="string">
            <text:p>&amp;</text:p>
          </table:table-cell>
          <table:table-cell table:formula="of:=[M2.L49]/1000000" office:value-type="float" office:value="8.0201">
            <text:p>8,02</text:p>
          </table:table-cell>
          <table:table-cell table:style-name="ce33" office:value-type="string">
            <text:p>&amp;</text:p>
          </table:table-cell>
          <table:table-cell table:formula="of:=[M2.M49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49]/1000000" office:value-type="float" office:value="6.3401">
            <text:p>6,34</text:p>
          </table:table-cell>
          <table:table-cell table:style-name="ce33" office:value-type="string">
            <text:p>&amp;</text:p>
          </table:table-cell>
          <table:table-cell table:formula="of:=[M5.R49]/1000000" office:value-type="float" office:value="8.0201">
            <text:p>8,02</text:p>
          </table:table-cell>
          <table:table-cell table:style-name="ce33" office:value-type="string">
            <text:p>&amp;</text:p>
          </table:table-cell>
          <table:table-cell table:formula="of:=[M5.S4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50]/1000000" office:value-type="float" office:value="8.90775">
            <text:p>8,91</text:p>
          </table:table-cell>
          <table:table-cell table:style-name="ce33" office:value-type="string">
            <text:p>&amp;</text:p>
          </table:table-cell>
          <table:table-cell table:style-name="ce35" table:formula="of:=[M1.F50]/1000000" office:value-type="float" office:value="12.49775">
            <text:p>12,50</text:p>
          </table:table-cell>
          <table:table-cell table:style-name="ce33" office:value-type="string">
            <text:p>&amp;</text:p>
          </table:table-cell>
          <table:table-cell table:style-name="ce35" table:formula="of:=[M1.G5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0]/1000000" office:value-type="float" office:value="9.9881">
            <text:p>9,99</text:p>
          </table:table-cell>
          <table:table-cell table:style-name="ce33" office:value-type="string">
            <text:p>&amp;</text:p>
          </table:table-cell>
          <table:table-cell table:formula="of:=[M2.L50]/1000000" office:value-type="float" office:value="13.6381">
            <text:p>13,64</text:p>
          </table:table-cell>
          <table:table-cell table:style-name="ce33" office:value-type="string">
            <text:p>&amp;</text:p>
          </table:table-cell>
          <table:table-cell table:formula="of:=[M2.M50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0]/1000000" office:value-type="float" office:value="9.9905">
            <text:p>9,99</text:p>
          </table:table-cell>
          <table:table-cell table:style-name="ce33" office:value-type="string">
            <text:p>&amp;</text:p>
          </table:table-cell>
          <table:table-cell table:formula="of:=[M5.R50]/1000000" office:value-type="float" office:value="13.6405">
            <text:p>13,64</text:p>
          </table:table-cell>
          <table:table-cell table:style-name="ce33" office:value-type="string">
            <text:p>&amp;</text:p>
          </table:table-cell>
          <table:table-cell table:formula="of:=[M5.S5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5" table:formula="of:=[M1.E51]/1000000" office:value-type="float" office:value="22.1452">
            <text:p>22,15</text:p>
          </table:table-cell>
          <table:table-cell table:style-name="ce33" office:value-type="string">
            <text:p>&amp;</text:p>
          </table:table-cell>
          <table:table-cell table:style-name="ce35" table:formula="of:=[M1.F51]/1000000" office:value-type="float" office:value="30.8152">
            <text:p>30,82</text:p>
          </table:table-cell>
          <table:table-cell table:style-name="ce33" office:value-type="string">
            <text:p>&amp;</text:p>
          </table:table-cell>
          <table:table-cell table:style-name="ce35" table:formula="of:=[M1.G5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1]/1000000" office:value-type="float" office:value="23.1091">
            <text:p>23,11</text:p>
          </table:table-cell>
          <table:table-cell table:style-name="ce33" office:value-type="string">
            <text:p>&amp;</text:p>
          </table:table-cell>
          <table:table-cell table:formula="of:=[M2.L51]/1000000" office:value-type="float" office:value="31.9991">
            <text:p>32,00</text:p>
          </table:table-cell>
          <table:table-cell table:style-name="ce33" office:value-type="string">
            <text:p>&amp;</text:p>
          </table:table-cell>
          <table:table-cell table:formula="of:=[M2.M51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1]/1000000" office:value-type="float" office:value="23.1091">
            <text:p>23,11</text:p>
          </table:table-cell>
          <table:table-cell table:style-name="ce33" office:value-type="string">
            <text:p>&amp;</text:p>
          </table:table-cell>
          <table:table-cell table:formula="of:=[M5.R51]/1000000" office:value-type="float" office:value="31.9991">
            <text:p>32,00</text:p>
          </table:table-cell>
          <table:table-cell table:style-name="ce33" office:value-type="string">
            <text:p>&amp;</text:p>
          </table:table-cell>
          <table:table-cell table:formula="of:=[M5.S5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52]/1000000" office:value-type="float" office:value="22.96658">
            <text:p>22,97</text:p>
          </table:table-cell>
          <table:table-cell table:style-name="ce33" office:value-type="string">
            <text:p>&amp;</text:p>
          </table:table-cell>
          <table:table-cell table:style-name="ce35" table:formula="of:=[M1.F52]/1000000" office:value-type="float" office:value="31.18658">
            <text:p>31,19</text:p>
          </table:table-cell>
          <table:table-cell table:style-name="ce33" office:value-type="string">
            <text:p>&amp;</text:p>
          </table:table-cell>
          <table:table-cell table:style-name="ce35" table:formula="of:=[M1.G5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2]/1000000" office:value-type="float" office:value="25.4235">
            <text:p>25,42</text:p>
          </table:table-cell>
          <table:table-cell table:style-name="ce33" office:value-type="string">
            <text:p>&amp;</text:p>
          </table:table-cell>
          <table:table-cell table:formula="of:=[M2.L52]/1000000" office:value-type="float" office:value="33.9035">
            <text:p>33,90</text:p>
          </table:table-cell>
          <table:table-cell table:style-name="ce33" office:value-type="string">
            <text:p>&amp;</text:p>
          </table:table-cell>
          <table:table-cell table:formula="of:=[M2.M52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2]/1000000" office:value-type="float" office:value="25.4298333333333">
            <text:p>25,43</text:p>
          </table:table-cell>
          <table:table-cell table:style-name="ce33" office:value-type="string">
            <text:p>&amp;</text:p>
          </table:table-cell>
          <table:table-cell table:formula="of:=[M5.R52]/1000000" office:value-type="float" office:value="33.909848">
            <text:p>33,91</text:p>
          </table:table-cell>
          <table:table-cell table:style-name="ce33" office:value-type="string">
            <text:p>&amp;</text:p>
          </table:table-cell>
          <table:table-cell table:formula="of:=[M5.S5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53]/1000000" office:value-type="float" office:value="16.1065303030303">
            <text:p>16,11</text:p>
          </table:table-cell>
          <table:table-cell table:style-name="ce33" office:value-type="string">
            <text:p>&amp;</text:p>
          </table:table-cell>
          <table:table-cell table:style-name="ce35" table:formula="of:=[M1.F53]/1000000" office:value-type="float" office:value="24.036469">
            <text:p>24,04</text:p>
          </table:table-cell>
          <table:table-cell table:style-name="ce33" office:value-type="string">
            <text:p>&amp;</text:p>
          </table:table-cell>
          <table:table-cell table:style-name="ce35" table:formula="of:=[M1.G5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3]/1000000" office:value-type="float" office:value="18.0468">
            <text:p>18,05</text:p>
          </table:table-cell>
          <table:table-cell table:style-name="ce33" office:value-type="string">
            <text:p>&amp;</text:p>
          </table:table-cell>
          <table:table-cell table:formula="of:=[M2.L53]/1000000" office:value-type="float" office:value="24.07687">
            <text:p>24,08</text:p>
          </table:table-cell>
          <table:table-cell table:style-name="ce33" office:value-type="string">
            <text:p>&amp;</text:p>
          </table:table-cell>
          <table:table-cell table:formula="of:=[M2.M53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3]/1000000" office:value-type="float" office:value="18.336">
            <text:p>18,34</text:p>
          </table:table-cell>
          <table:table-cell table:style-name="ce33" office:value-type="string">
            <text:p>&amp;</text:p>
          </table:table-cell>
          <table:table-cell table:formula="of:=[M5.R53]/1000000" office:value-type="float" office:value="24.36607">
            <text:p>24,37</text:p>
          </table:table-cell>
          <table:table-cell table:style-name="ce33" office:value-type="string">
            <text:p>&amp;</text:p>
          </table:table-cell>
          <table:table-cell table:formula="of:=[M5.S5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4-13}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5" table:formula="of:=[M1.E54]/1000000" office:value-type="float" office:value="32.0354">
            <text:p>32,04</text:p>
          </table:table-cell>
          <table:table-cell table:style-name="ce33" office:value-type="string">
            <text:p>&amp;</text:p>
          </table:table-cell>
          <table:table-cell table:style-name="ce35" table:formula="of:=[M1.F54]/1000000" office:value-type="float" office:value="45.5554">
            <text:p>45,56</text:p>
          </table:table-cell>
          <table:table-cell table:style-name="ce33" office:value-type="string">
            <text:p>&amp;</text:p>
          </table:table-cell>
          <table:table-cell table:style-name="ce35" table:formula="of:=[M1.G5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4]/1000000" office:value-type="float" office:value="33.5032166666667">
            <text:p>33,50</text:p>
          </table:table-cell>
          <table:table-cell table:style-name="ce33" office:value-type="string">
            <text:p>&amp;</text:p>
          </table:table-cell>
          <table:table-cell table:formula="of:=[M2.L54]/1000000" office:value-type="float" office:value="47.303244">
            <text:p>47,30</text:p>
          </table:table-cell>
          <table:table-cell table:style-name="ce33" office:value-type="string">
            <text:p>&amp;</text:p>
          </table:table-cell>
          <table:table-cell table:formula="of:=[M2.M54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4]/1000000" office:value-type="float" office:value="33.5662166666667">
            <text:p>33,57</text:p>
          </table:table-cell>
          <table:table-cell table:style-name="ce33" office:value-type="string">
            <text:p>&amp;</text:p>
          </table:table-cell>
          <table:table-cell table:formula="of:=[M5.R54]/1000000" office:value-type="float" office:value="47.366244">
            <text:p>47,37</text:p>
          </table:table-cell>
          <table:table-cell table:style-name="ce33" office:value-type="string">
            <text:p>&amp;</text:p>
          </table:table-cell>
          <table:table-cell table:formula="of:=[M5.S5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55]/1000000" office:value-type="float" office:value="32.51865">
            <text:p>32,52</text:p>
          </table:table-cell>
          <table:table-cell table:style-name="ce33" office:value-type="string">
            <text:p>&amp;</text:p>
          </table:table-cell>
          <table:table-cell table:style-name="ce35" table:formula="of:=[M1.F55]/1000000" office:value-type="float" office:value="47.248586">
            <text:p>47,25</text:p>
          </table:table-cell>
          <table:table-cell table:style-name="ce33" office:value-type="string">
            <text:p>&amp;</text:p>
          </table:table-cell>
          <table:table-cell table:style-name="ce35" table:formula="of:=[M1.G5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5]/1000000" office:value-type="float" office:value="32.71375">
            <text:p>32,71</text:p>
          </table:table-cell>
          <table:table-cell table:style-name="ce33" office:value-type="string">
            <text:p>&amp;</text:p>
          </table:table-cell>
          <table:table-cell table:formula="of:=[M2.L55]/1000000" office:value-type="float" office:value="45.543646">
            <text:p>45,54</text:p>
          </table:table-cell>
          <table:table-cell table:style-name="ce33" office:value-type="string">
            <text:p>&amp;</text:p>
          </table:table-cell>
          <table:table-cell table:formula="of:=[M2.M55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5]/1000000" office:value-type="float" office:value="32.78325">
            <text:p>32,78</text:p>
          </table:table-cell>
          <table:table-cell table:style-name="ce33" office:value-type="string">
            <text:p>&amp;</text:p>
          </table:table-cell>
          <table:table-cell table:formula="of:=[M5.R55]/1000000" office:value-type="float" office:value="46.363186">
            <text:p>46,36</text:p>
          </table:table-cell>
          <table:table-cell table:style-name="ce33" office:value-type="string">
            <text:p>&amp;</text:p>
          </table:table-cell>
          <table:table-cell table:formula="of:=[M5.S5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3">
          <table:table-cell office:value-type="string">
            <text:p>\cline{5-13}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5" table:formula="of:=[M1.E56]/1000000" office:value-type="float" office:value="31.7898">
            <text:p>31,79</text:p>
          </table:table-cell>
          <table:table-cell table:style-name="ce33" office:value-type="string">
            <text:p>&amp;</text:p>
          </table:table-cell>
          <table:table-cell table:style-name="ce35" table:formula="of:=[M1.F56]/1000000" office:value-type="float" office:value="47.199873">
            <text:p>47,20</text:p>
          </table:table-cell>
          <table:table-cell table:style-name="ce33" office:value-type="string">
            <text:p>&amp;</text:p>
          </table:table-cell>
          <table:table-cell table:style-name="ce35" table:formula="of:=[M1.G5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2.K56]/1000000" office:value-type="float" office:value="34.513">
            <text:p>34,51</text:p>
          </table:table-cell>
          <table:table-cell table:style-name="ce33" office:value-type="string">
            <text:p>&amp;</text:p>
          </table:table-cell>
          <table:table-cell table:formula="of:=[M2.L56]/1000000" office:value-type="float" office:value="45.433113">
            <text:p>45,43</text:p>
          </table:table-cell>
          <table:table-cell table:style-name="ce33" office:value-type="string">
            <text:p>&amp;</text:p>
          </table:table-cell>
          <table:table-cell table:formula="of:=[M2.M56]/1000000" office:value-type="float" office:value="0">
            <text:p>0,00</text:p>
          </table:table-cell>
          <table:table-cell table:style-name="ce33" office:value-type="string">
            <text:p>&amp;</text:p>
          </table:table-cell>
          <table:table-cell table:formula="of:=[M5.Q56]/1000000" office:value-type="float" office:value="35.252">
            <text:p>35,25</text:p>
          </table:table-cell>
          <table:table-cell table:style-name="ce33" office:value-type="string">
            <text:p>&amp;</text:p>
          </table:table-cell>
          <table:table-cell table:formula="of:=[M5.R56]/1000000" office:value-type="float" office:value="46.702113">
            <text:p>46,70</text:p>
          </table:table-cell>
          <table:table-cell table:style-name="ce33" office:value-type="string">
            <text:p>&amp;</text:p>
          </table:table-cell>
          <table:table-cell table:formula="of:=[M5.S5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\hline</text:p>
          </table:table-cell>
          <table:table-cell table:number-columns-repeated="8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6"/>
        </table:table-row>
        <table:table-row table:style-name="ro2" table:number-rows-repeated="1048516">
          <table:table-cell table:number-columns-repeated="31"/>
        </table:table-row>
        <table:table-row table:style-name="ro2">
          <table:table-cell table:number-columns-repeated="31"/>
        </table:table-row>
        <table:named-expressions/>
      </table:table>
      <table:table table:name="Feuille5" table:style-name="ta1" table:print="false">
        <office:forms form:automatic-focus="false" form:apply-design-mode="false"/>
        <table:table-column table:style-name="co5" table:default-cell-style-name="Default"/>
        <table:table-column table:style-name="co27" table:default-cell-style-name="Default"/>
        <table:table-column table:style-name="co5" table:number-columns-repeated="11" table:default-cell-style-name="Default"/>
        <table:table-column table:style-name="co5" table:default-cell-style-name="ce34"/>
        <table:table-column table:style-name="co5" table:default-cell-style-name="Default"/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M=1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\%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1.E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2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14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E126]" office:value-type="float" office:value="16">
            <text:p>16</text:p>
          </table:table-cell>
          <table:table-cell office:value-type="string">
            <text:p>&amp;</text:p>
          </table:table-cell>
          <table:table-cell table:formula="of:=[M1.E138]" office:value-type="float" office:value="9.43163741664294">
            <text:p>9,4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1.E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3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15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27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39]" office:value-type="float" office:value="5.6829683078155">
            <text:p>5,6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1.E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4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16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28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E140]" office:value-type="float" office:value="4.52381703995669">
            <text:p>4,5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1.E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6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18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0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E142]" office:value-type="float" office:value="5.40371478397289">
            <text:p>5,4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1.E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7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19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1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E143]" office:value-type="float" office:value="4.69065814727654">
            <text:p>4,6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1.E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8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20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E144]" office:value-type="float" office:value="6.88113217588116">
            <text:p>6,8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1.E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10]" office:value-type="float" office:value="27">
            <text:p>27</text:p>
          </table:table-cell>
          <table:table-cell office:value-type="string">
            <text:p>&amp;</text:p>
          </table:table-cell>
          <table:table-cell table:formula="of:=[M1.E122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E134]" office:value-type="float" office:value="25">
            <text:p>25</text:p>
          </table:table-cell>
          <table:table-cell office:value-type="string">
            <text:p>&amp;</text:p>
          </table:table-cell>
          <table:table-cell table:formula="of:=[M1.E146]" office:value-type="float" office:value="4.73010755275768">
            <text:p>4,7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1.E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11]" office:value-type="float" office:value="27">
            <text:p>27</text:p>
          </table:table-cell>
          <table:table-cell office:value-type="string">
            <text:p>&amp;</text:p>
          </table:table-cell>
          <table:table-cell table:formula="of:=[M1.E123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5]" office:value-type="float" office:value="26">
            <text:p>26</text:p>
          </table:table-cell>
          <table:table-cell office:value-type="string">
            <text:p>&amp;</text:p>
          </table:table-cell>
          <table:table-cell table:formula="of:=[M1.E147]" office:value-type="float" office:value="6.38213410456364">
            <text:p>6,38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11:.D1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11:.F12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11:.H12])" office:value-type="float" office:value="54">
            <text:p>54</text:p>
          </table:table-cell>
          <table:table-cell office:value-type="string">
            <text:p>&amp;</text:p>
          </table:table-cell>
          <table:table-cell table:formula="of:=SUM([.J11:.J12])" office:value-type="float" office:value="3">
            <text:p>3</text:p>
          </table:table-cell>
          <table:table-cell office:value-type="string">
            <text:p>&amp;</text:p>
          </table:table-cell>
          <table:table-cell table:formula="of:=SUM([.L11:.L12])" office:value-type="float" office:value="51">
            <text:p>51</text:p>
          </table:table-cell>
          <table:table-cell office:value-type="string">
            <text:p>&amp;</text:p>
          </table:table-cell>
          <table:table-cell table:formula="of:=AVERAGE([.N11:.N12])" office:value-type="float" office:value="5.55612082866066">
            <text:p>5,56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=2 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2.K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2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14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2.K126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K138]" office:value-type="float" office:value="1.74994384645548">
            <text:p>1,75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2.K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3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15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K127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2.K139]" office:value-type="float" office:value="0.671496384389196">
            <text:p>0,6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2.K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4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16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K128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2.K140]" office:value-type="float" office:value="0.597196601258793">
            <text:p>0,6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2.K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6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18]" office:value-type="float" office:value="9">
            <text:p>9</text:p>
          </table:table-cell>
          <table:table-cell office:value-type="string">
            <text:p>&amp;</text:p>
          </table:table-cell>
          <table:table-cell table:formula="of:=[M2.K130]" office:value-type="float" office:value="9">
            <text:p>9</text:p>
          </table:table-cell>
          <table:table-cell office:value-type="string">
            <text:p>&amp;</text:p>
          </table:table-cell>
          <table:table-cell table:formula="of:=[M2.K142]" office:value-type="float" office:value="0.623297185304711">
            <text:p>0,6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2.K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7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19]" office:value-type="float" office:value="8">
            <text:p>8</text:p>
          </table:table-cell>
          <table:table-cell office:value-type="string">
            <text:p>&amp;</text:p>
          </table:table-cell>
          <table:table-cell table:formula="of:=[M2.K131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2.K143]" office:value-type="float" office:value="0.693111120394639">
            <text:p>0,6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2.K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8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20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K132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2.K144]" office:value-type="float" office:value="1.09014579621645">
            <text:p>1,0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2.K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10]" office:value-type="float" office:value="27">
            <text:p>27</text:p>
          </table:table-cell>
          <table:table-cell office:value-type="string">
            <text:p>&amp;</text:p>
          </table:table-cell>
          <table:table-cell table:formula="of:=[M2.K122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2.K134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2.K146]" office:value-type="float" office:value="0.932366231305694">
            <text:p>0,9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2.K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11]" office:value-type="float" office:value="27">
            <text:p>27</text:p>
          </table:table-cell>
          <table:table-cell office:value-type="string">
            <text:p>&amp;</text:p>
          </table:table-cell>
          <table:table-cell table:formula="of:=[M2.K123]" office:value-type="float" office:value="8">
            <text:p>8</text:p>
          </table:table-cell>
          <table:table-cell office:value-type="string">
            <text:p>&amp;</text:p>
          </table:table-cell>
          <table:table-cell table:formula="of:=[M2.K135]" office:value-type="float" office:value="19">
            <text:p>19</text:p>
          </table:table-cell>
          <table:table-cell office:value-type="string">
            <text:p>&amp;</text:p>
          </table:table-cell>
          <table:table-cell table:formula="of:=[M2.K147]" office:value-type="float" office:value="0.709658146392215">
            <text:p>0,71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26:.D27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26:.F27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26:.H27])" office:value-type="float" office:value="54">
            <text:p>54</text:p>
          </table:table-cell>
          <table:table-cell office:value-type="string">
            <text:p>&amp;</text:p>
          </table:table-cell>
          <table:table-cell table:formula="of:=SUM([.J26:.J27])" office:value-type="float" office:value="22">
            <text:p>22</text:p>
          </table:table-cell>
          <table:table-cell office:value-type="string">
            <text:p>&amp;</text:p>
          </table:table-cell>
          <table:table-cell table:formula="of:=SUM([.L26:.L27])" office:value-type="float" office:value="32">
            <text:p>32</text:p>
          </table:table-cell>
          <table:table-cell office:value-type="string">
            <text:p>&amp;</text:p>
          </table:table-cell>
          <table:table-cell table:formula="of:=AVERAGE([.N26:.N27])" office:value-type="float" office:value="0.821012188848954">
            <text:p>0,82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M=5 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5.Q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2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14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2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38]" office:value-type="float" office:value="0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5.Q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3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15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2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39]" office:value-type="float" office:value="0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5.Q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4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16]"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0]" office:value-type="float" office:value="0.000485038031832076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5.Q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6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18]" office:value-type="float" office:value="17">
            <text:p>17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2]" office:value-type="float" office:value="0.000313549630718415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5.Q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7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19]" office:value-type="float" office:value="17">
            <text:p>17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3]" office:value-type="float" office:value="0.000449154937442948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5.Q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8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20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3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4]" office:value-type="float" office:value="0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5.Q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10]" office:value-type="float" office:value="27">
            <text:p>27</text:p>
          </table:table-cell>
          <table:table-cell office:value-type="string">
            <text:p>&amp;</text:p>
          </table:table-cell>
          <table:table-cell table:formula="of:=[M5.Q122]" office:value-type="float" office:value="25">
            <text:p>2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6]" office:value-type="float" office:value="0.000582210737231333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5.Q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11]" office:value-type="float" office:value="27">
            <text:p>27</text:p>
          </table:table-cell>
          <table:table-cell office:value-type="string">
            <text:p>&amp;</text:p>
          </table:table-cell>
          <table:table-cell table:formula="of:=[M5.Q123]" office:value-type="float" office:value="27">
            <text:p>27</text:p>
          </table:table-cell>
          <table:table-cell office:value-type="string">
            <text:p>&amp;</text:p>
          </table:table-cell>
          <table:table-cell table:formula="of:=[M5.Q135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7]" office:value-type="float" office:value="0">
            <text:p>0,00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41:.D4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41:.F42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41:.H42])" office:value-type="float" office:value="54">
            <text:p>54</text:p>
          </table:table-cell>
          <table:table-cell office:value-type="string">
            <text:p>&amp;</text:p>
          </table:table-cell>
          <table:table-cell table:formula="of:=SUM([.J41:.J42])" office:value-type="float" office:value="52">
            <text:p>52</text:p>
          </table:table-cell>
          <table:table-cell office:value-type="string">
            <text:p>&amp;</text:p>
          </table:table-cell>
          <table:table-cell table:formula="of:=SUM([.L41:.L42])" office:value-type="float" office:value="0">
            <text:p>0</text:p>
          </table:table-cell>
          <table:table-cell office:value-type="string">
            <text:p>&amp;</text:p>
          </table:table-cell>
          <table:table-cell table:formula="of:=AVERAGE([.N41:.N42])" office:value-type="float" office:value="0.000291105368615666">
            <text:p>0,00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 table:number-rows-repeated="1048530">
          <table:table-cell table:number-columns-repeated="15"/>
        </table:table-row>
        <table:table-row table:style-name="ro4">
          <table:table-cell table:number-columns-repeated="15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Opti" style:family="table-cell" style:parent-style-name="Default">
      <style:table-cell-properties fo:background-color="#99ff66"/>
      <style:text-properties fo:color="#00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29/10/2021</text:date>, <text:time>15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15:52:33.46</dc:date>
    <meta:generator>OpenOffice/4.1.11$Win32 OpenOffice.org_project/4111m1$Build-9808</meta:generator>
    <meta:editing-duration>PT14H20M34S</meta:editing-duration>
    <meta:editing-cycles>32</meta:editing-cycles>
    <dc:creator>arn lau</dc:creator>
    <meta:document-statistic meta:table-count="5" meta:cell-count="7080" meta:object-count="0"/>
  </office:meta>
</office:document-meta>
</file>